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ans" fo:font-size="10pt" style:font-size-asian="10pt" style:font-size-complex="10pt"/>
    </style:style>
    <style:style style:name="P2" style:family="paragraph" style:parent-style-name="Header">
      <style:paragraph-properties fo:text-align="end" style:justify-single-word="false"/>
      <style:text-properties style:font-name="Liberation San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7366dd"/>
    </style:style>
    <style:style style:name="P5" style:family="paragraph" style:parent-style-name="Standard">
      <style:text-properties fo:language="en" fo:country="GB"/>
    </style:style>
    <style:style style:name="P6" style:family="paragraph" style:parent-style-name="Standard">
      <style:text-properties fo:language="en" fo:country="GB" officeooo:paragraph-rsid="00808747"/>
    </style:style>
    <style:style style:name="P7" style:family="paragraph" style:parent-style-name="Standard">
      <style:text-properties fo:language="en" fo:country="GB" officeooo:rsid="007576e6"/>
    </style:style>
    <style:style style:name="P8" style:family="paragraph" style:parent-style-name="Standard">
      <style:text-properties style:font-name="Liberation Sans"/>
    </style:style>
    <style:style style:name="P9" style:family="paragraph" style:parent-style-name="code_5f_block">
      <style:text-properties fo:language="en" fo:country="GB"/>
    </style:style>
    <style:style style:name="P10" style:family="paragraph" style:parent-style-name="Text_20_body">
      <style:text-properties fo:language="en" fo:country="GB"/>
    </style:style>
    <style:style style:name="P11" style:family="paragraph" style:parent-style-name="Title">
      <style:text-properties officeooo:paragraph-rsid="005537ce"/>
    </style:style>
    <style:style style:name="P12" style:family="paragraph" style:parent-style-name="Subtitle">
      <style:text-properties officeooo:paragraph-rsid="0084c128"/>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7cm" style:type="right" style:leader-style="dotted" style:leader-text="."/>
        </style:tab-stops>
      </style:paragraph-properties>
    </style:style>
    <style:style style:name="P16" style:family="paragraph" style:parent-style-name="Standard" style:master-page-name="">
      <loext:graphic-properties draw:fill="none"/>
      <style:paragraph-properties fo:margin-left="3cm" fo:margin-right="2cm" fo:text-indent="0cm" style:auto-text-indent="false" style:page-number="auto" fo:background-color="transparent"/>
    </style:style>
    <style:style style:name="P17" style:family="paragraph" style:parent-style-name="Standard" style:master-page-name="">
      <loext:graphic-properties draw:fill="none"/>
      <style:paragraph-properties fo:margin-left="3cm" fo:margin-right="2cm" fo:text-indent="0cm" style:auto-text-indent="false" style:page-number="auto" fo:background-color="transparent"/>
      <style:text-properties fo:font-size="6pt" style:font-size-asian="5.25pt" style:font-size-complex="6pt"/>
    </style:style>
    <style:style style:name="P18" style:family="paragraph" style:parent-style-name="Standard">
      <loext:graphic-properties draw:fill="none"/>
      <style:paragraph-properties fo:margin-left="3cm" fo:margin-right="2cm" fo:text-indent="0cm" style:auto-text-indent="false" fo:background-color="transparent"/>
      <style:text-properties fo:font-size="18pt" fo:language="en" fo:country="GB" style:font-size-asian="15.75pt" style:font-size-complex="18pt"/>
    </style:style>
    <style:style style:name="P19" style:family="paragraph" style:parent-style-name="Standard">
      <loext:graphic-properties draw:fill="none"/>
      <style:paragraph-properties fo:margin-left="3cm" fo:margin-right="2cm" fo:text-indent="0cm" style:auto-text-indent="false" fo:background-color="transparent"/>
      <style:text-properties fo:language="en" fo:country="GB"/>
    </style:style>
    <style:style style:name="P20" style:family="paragraph" style:parent-style-name="Standard">
      <loext:graphic-properties draw:fill="none"/>
      <style:paragraph-properties fo:margin-left="3cm" fo:margin-right="2cm" fo:text-indent="0cm" style:auto-text-indent="false" fo:background-color="transparent"/>
      <style:text-properties fo:font-size="6pt" fo:language="en" fo:country="GB" officeooo:paragraph-rsid="00559c78" style:font-size-asian="6pt" style:font-size-complex="6pt"/>
    </style:style>
    <style:style style:name="P21" style:family="paragraph" style:parent-style-name="Header">
      <style:paragraph-properties fo:text-align="end" style:justify-single-word="false"/>
      <style:text-properties style:font-name="Liberation Sans" fo:font-size="10pt" style:font-size-asian="10pt" style:font-size-complex="10pt"/>
    </style:style>
    <style:style style:name="P22" style:family="paragraph" style:parent-style-name="Heading_20_1">
      <style:text-properties fo:language="en" fo:country="GB"/>
    </style:style>
    <style:style style:name="P23" style:family="paragraph" style:parent-style-name="Heading_20_1" style:master-page-name="Standard">
      <style:paragraph-properties style:page-number="1" fo:break-before="page"/>
      <style:text-properties fo:language="en" fo:country="GB" officeooo:paragraph-rsid="0059ee3d"/>
    </style:style>
    <style:style style:name="P24" style:family="paragraph" style:parent-style-name="Standard" style:master-page-name="First_20_Page">
      <style:paragraph-properties fo:text-align="start" style:justify-single-word="false" style:page-number="auto"/>
      <style:text-properties style:font-name="Lucida Console" fo:font-size="10pt" officeooo:rsid="006e2170" officeooo:paragraph-rsid="006e2170" style:font-size-asian="10pt"/>
    </style:style>
    <style:style style:name="P25" style:family="paragraph" style:parent-style-name="Standard" style:master-page-name="Index">
      <loext:graphic-properties draw:fill="none"/>
      <style:paragraph-properties fo:margin-left="3cm" fo:margin-right="2cm" fo:text-indent="0cm" style:auto-text-indent="false" style:page-number="auto" fo:break-before="page" fo:background-color="transparent"/>
      <style:text-properties fo:font-size="18pt" fo:language="en" fo:country="GB" style:font-size-asian="15.75pt" style:font-size-complex="18pt"/>
    </style:style>
    <style:style style:name="P26" style:family="paragraph" style:parent-style-name="Standard" style:master-page-name="Index">
      <style:paragraph-properties style:page-number="auto" fo:break-before="auto" fo:break-after="auto"/>
      <style:text-properties fo:language="en" fo:country="GB"/>
    </style:style>
    <style:style style:name="P27" style:family="paragraph" style:parent-style-name="Standard" style:list-style-name="L1">
      <style:text-properties fo:language="en" fo:country="GB"/>
    </style:style>
    <style:style style:name="P28" style:family="paragraph" style:parent-style-name="Standard" style:list-style-name="L2">
      <style:text-properties fo:language="en" fo:country="GB"/>
    </style:style>
    <style:style style:name="P29" style:family="paragraph" style:parent-style-name="Standard" style:list-style-name="L3"/>
    <style:style style:name="P30" style:family="paragraph" style:parent-style-name="Standard" style:list-style-name="L4"/>
    <style:style style:name="T1" style:family="text">
      <style:text-properties fo:language="en" fo:country="US"/>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3pt" style:font-size-asian="13pt" style:font-size-complex="13pt"/>
    </style:style>
    <style:style style:name="T9" style:family="text">
      <style:text-properties fo:font-size="18pt" fo:language="en" fo:country="GB" fo:font-weight="normal" officeooo:rsid="005537ce" style:font-size-asian="18pt" style:font-weight-asian="normal" style:font-size-complex="18pt" style:font-weight-complex="normal"/>
    </style:style>
    <style:style style:name="T10" style:family="text">
      <style:text-properties fo:font-size="18pt" fo:font-weight="normal" officeooo:rsid="005537ce" style:font-size-asian="18pt" style:font-weight-asian="normal" style:font-size-complex="18pt" style:font-weight-complex="normal"/>
    </style:style>
    <style:style style:name="T11" style:family="text">
      <style:text-properties fo:font-size="18pt" fo:font-weight="normal" officeooo:rsid="0058cd97" style:font-size-asian="18pt" style:font-weight-asian="normal" style:font-size-complex="18pt" style:font-weight-complex="normal"/>
    </style:style>
    <style:style style:name="T12" style:family="text">
      <style:text-properties fo:font-size="18pt" fo:font-weight="normal" officeooo:rsid="00599f30" style:font-size-asian="18pt" style:font-weight-asian="normal" style:font-size-complex="18pt" style:font-weight-complex="normal"/>
    </style:style>
    <style:style style:name="T13" style:family="text">
      <style:text-properties fo:font-size="14pt" officeooo:rsid="00523008" style:font-size-asian="14pt" style:font-size-complex="14pt"/>
    </style:style>
    <style:style style:name="T14" style:family="text">
      <style:text-properties fo:font-size="14pt" officeooo:rsid="00559c78" style:font-size-asian="14pt" style:font-size-complex="14pt"/>
    </style:style>
    <style:style style:name="T15" style:family="text">
      <style:text-properties fo:font-size="14pt" officeooo:rsid="0058cd97" style:font-size-asian="14pt" style:font-size-complex="14pt"/>
    </style:style>
    <style:style style:name="T16" style:family="text">
      <style:text-properties fo:font-size="14pt" officeooo:rsid="005be305" style:font-size-asian="14pt" style:font-size-complex="14pt"/>
    </style:style>
    <style:style style:name="T17" style:family="text">
      <style:text-properties fo:font-size="14pt" officeooo:rsid="0084c128" style:font-size-asian="14pt" style:font-size-complex="14pt"/>
    </style:style>
    <style:style style:name="T18" style:family="text">
      <style:text-properties fo:font-size="14pt" fo:language="en" fo:country="GB" officeooo:rsid="00523008" style:font-size-asian="14pt" style:font-size-complex="14pt"/>
    </style:style>
    <style:style style:name="T19" style:family="text">
      <style:text-properties fo:font-size="14pt" fo:language="en" fo:country="GB" officeooo:rsid="005be305" style:font-size-asian="14pt" style:font-size-complex="14pt"/>
    </style:style>
    <style:style style:name="T20" style:family="text">
      <style:text-properties fo:font-size="14pt" fo:language="en" fo:country="GB" officeooo:rsid="0084c128" style:font-size-asian="14pt" style:font-size-complex="14pt"/>
    </style:style>
    <style:style style:name="T21" style:family="text">
      <style:text-properties fo:font-size="11pt" fo:language="en" fo:country="GB" style:font-size-asian="11pt" style:font-size-complex="11pt"/>
    </style:style>
    <style:style style:name="T22" style:family="text">
      <style:text-properties fo:font-size="11.5pt" style:font-size-asian="11.5pt" style:font-size-complex="11.5pt"/>
    </style:style>
    <style:style style:name="T23" style:family="text">
      <style:text-properties fo:font-size="11.3000001907349pt" style:font-size-asian="11.3000001907349pt" style:font-size-complex="11.3000001907349pt"/>
    </style:style>
    <style:style style:name="T24" style:family="text">
      <style:text-properties style:font-name="Lucida Console" fo:font-size="10pt" style:font-size-asian="10pt" style:font-size-complex="10pt"/>
    </style:style>
    <style:style style:name="T25" style:family="text">
      <style:text-properties style:font-name="Lucida Console" fo:font-size="10pt" fo:language="en" fo:country="GB" style:font-size-asian="10pt" style:font-size-complex="10pt"/>
    </style:style>
    <style:style style:name="T26" style:family="text">
      <style:text-properties style:font-name="Lucida Console" fo:font-size="10.5pt" style:font-size-asian="10.5pt" style:font-size-complex="10.5pt"/>
    </style:style>
    <style:style style:name="T27" style:family="text">
      <style:text-properties style:font-name="Lucida Console" fo:font-size="11pt" style:font-size-asian="11pt" style:font-size-complex="11pt"/>
    </style:style>
    <style:style style:name="T28" style:family="text">
      <style:text-properties fo:font-size="5pt" officeooo:rsid="00523008" style:font-size-asian="5pt" style:font-size-complex="5pt"/>
    </style:style>
    <style:style style:name="T29" style:family="text">
      <style:text-properties fo:font-size="5pt" fo:language="en" fo:country="GB" officeooo:rsid="00523008" style:font-size-asian="5pt" style:font-size-complex="5pt"/>
    </style:style>
    <style:style style:name="T30" style:family="text">
      <style:text-properties style:font-name="Liberation Sans" fo:font-size="14pt" officeooo:rsid="008c14c6" style:font-name-asian="Microsoft YaHei" style:font-size-asian="14pt" style:font-name-complex="Mangal" style:font-size-complex="14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1"/>
      <text:p text:style-name="P11"/>
      <text:p text:style-name="P11"/>
      <text:p text:style-name="P11"/>
      <text:p text:style-name="P11">A description on how to use<text:line-break/> and modify libpng<text:line-break/><text:span text:style-name="T10"><text:line-break/></text:span><text:span text:style-name="T12">libpng </text:span><text:span text:style-name="T11">v</text:span><text:span text:style-name="T10">ersion 1.6.37, </text:span><text:span text:style-name="T9">April 2019</text:span></text:p>
      <text:p text:style-name="Subtitle"/>
      <text:p text:style-name="P12"><text:span text:style-name="T16">s</text:span><text:span text:style-name="T17">ource</text:span><text:span text:style-name="T13">: </text:span>libpng-manual.txt<text:line-break/><text:span text:style-name="T16">in d</text:span><text:span text:style-name="T13">istribution v1.6.37, 2019-04-14<text:line-break/></text:span><text:span text:style-name="T28"><text:line-break/></text:span><text:span text:style-name="T18">Copyright (c) 2018-2019 Cosmin Truta<text:line-break/>Copyright (c) 1998-2018 Glenn Randers-Pehrson<text:line-break/></text:span><text:span text:style-name="T29"><text:line-break/></text:span><text:span text:style-name="T18">edited </text:span><text:span text:style-name="T20">for pdf </text:span><text:span text:style-name="T19">layout</text:span><text:span text:style-name="T13">, </text:span><text:span text:style-name="T14">released</text:span><text:span text:style-name="T13"> on 2021-02-1</text:span><text:span text:style-name="T30">3</text:span><text:span text:style-name="T13"><text:line-break/>Fran</text:span><text:span text:style-name="T15">ç</text:span><text:span text:style-name="T13">ois Esquirol</text:span></text:p>
      <text:p text:style-name="P10"/>
      <text:p text:style-name="P25"/>
      <text:p text:style-name="P18"/>
      <text:p text:style-name="P18"/>
      <text:p text:style-name="P18"/>
      <text:p text:style-name="P18"/>
      <text:p text:style-name="P18"/>
      <text:p text:style-name="P18"/>
      <text:p text:style-name="P18"/>
      <text:p text:style-name="P18"/>
      <text:p text:style-name="P19">This document is released under the libpng license.</text:p>
      <text:p text:style-name="P19">For conditions of distribution and use, see the disclaimer and license in png.h</text:p>
      <text:p text:style-name="P19"/>
      <text:p text:style-name="P19">Based on:</text:p>
      <text:p text:style-name="P17"/>
      <text:p text:style-name="P19">libpng version 1.6.36, December 2018, through 1.6.37 - April 2019</text:p>
      <text:p text:style-name="P19">Updated and distributed by Cosmin Truta</text:p>
      <text:p text:style-name="P19">Copyright (c) 2018-2019 Cosmin Truta</text:p>
      <text:p text:style-name="P20"/>
      <text:p text:style-name="P16">libpng versions 0.97, January 1998, through 1.6.35 - July 2018</text:p>
      <text:p text:style-name="P19">Updated and distributed by Glenn Randers-Pehrson</text:p>
      <text:p text:style-name="P19">Copyright (c) 1998-2018 Glenn Randers-Pehrson</text:p>
      <text:p text:style-name="P20"/>
      <text:p text:style-name="P16">libpng 1.0 beta 6 - version 0.96 - May 28, 1997</text:p>
      <text:p text:style-name="P19">Updated and distributed by Andreas Dilger</text:p>
      <text:p text:style-name="P19">Copyright (c) 1996, 1997 Andreas Dilger</text:p>
      <text:p text:style-name="P20"/>
      <text:p text:style-name="P16">libpng 1.0 beta 2 - version 0.88 - January 26, 1996</text:p>
      <text:p text:style-name="P19">For conditions of distribution and use, see copyright</text:p>
      <text:p text:style-name="P19">notice in png.h. Copyright (c) 1995, 1996 Guy Eric</text:p>
      <text:p text:style-name="P19">Schalnat, Group 42, Inc.</text:p>
      <text:p text:style-name="P20"/>
      <text:p text:style-name="P16">Updated/rewritten per request in the libpng FAQ</text:p>
      <text:p text:style-name="P19">Copyright (c) 1995, 1996 Frank J. T. Wojcik</text:p>
      <text:p text:style-name="P19">December 18, 1995 &amp; January 20, 1996</text:p>
      <text:p text:style-name="P19"/>
      <text:p text:style-name="Standard"/>
      <text:p text:style-name="P5"/>
      <text:p text:style-name="P26"/>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_Toc113_1038013662" text:style-name="Index_20_Link" text:visited-style-name="Index_20_Link">I. Introduction<text:tab/>1</text:a></text:p>
          <text:p text:style-name="P13"><text:a xlink:type="simple" xlink:href="#__RefHeading___Toc432_1038013662" text:style-name="Index_20_Link" text:visited-style-name="Index_20_Link">II. Structures<text:tab/>2</text:a></text:p>
          <text:p text:style-name="P14"><text:a xlink:type="simple" xlink:href="#__RefHeading___Toc11092_1038013662" text:style-name="Index_20_Link" text:visited-style-name="Index_20_Link">1. Types<text:tab/>2</text:a></text:p>
          <text:p text:style-name="P14"><text:a xlink:type="simple" xlink:href="#__RefHeading___Toc11094_1038013662" text:style-name="Index_20_Link" text:visited-style-name="Index_20_Link">2. Configuration<text:tab/>3</text:a></text:p>
          <text:p text:style-name="P15"><text:a xlink:type="simple" xlink:href="#__RefHeading___Toc11042_1038013662" text:style-name="Index_20_Link" text:visited-style-name="Index_20_Link">A. Changing pnglibconf.h<text:tab/>4</text:a></text:p>
          <text:p text:style-name="P15"><text:a xlink:type="simple" xlink:href="#__RefHeading___Toc11044_1038013662" text:style-name="Index_20_Link" text:visited-style-name="Index_20_Link">B. Configuration using DFA_XTRA<text:tab/>4</text:a></text:p>
          <text:p text:style-name="P15"><text:a xlink:type="simple" xlink:href="#__RefHeading___Toc11048_1038013662" text:style-name="Index_20_Link" text:visited-style-name="Index_20_Link">C. Configuration using PNG_USER_CONFIG<text:tab/>4</text:a></text:p>
          <text:p text:style-name="P13"><text:a xlink:type="simple" xlink:href="#__RefHeading___Toc434_1038013662" text:style-name="Index_20_Link" text:visited-style-name="Index_20_Link">III. Reading<text:tab/>5</text:a></text:p>
          <text:p text:style-name="P14"><text:a xlink:type="simple" xlink:href="#__RefHeading___Toc10790_1038013662" text:style-name="Index_20_Link" text:visited-style-name="Index_20_Link">1. Setup<text:tab/>5</text:a></text:p>
          <text:p text:style-name="P14"><text:a xlink:type="simple" xlink:href="#__RefHeading___Toc10895_1038013662" text:style-name="Index_20_Link" text:visited-style-name="Index_20_Link">2. Setting up callback code<text:tab/>8</text:a></text:p>
          <text:p text:style-name="P14"><text:a xlink:type="simple" xlink:href="#__RefHeading___Toc10792_1038013662" text:style-name="Index_20_Link" text:visited-style-name="Index_20_Link">3. Unknown-chunk handling<text:tab/>10</text:a></text:p>
          <text:p text:style-name="P14"><text:a xlink:type="simple" xlink:href="#__RefHeading___Toc10794_1038013662" text:style-name="Index_20_Link" text:visited-style-name="Index_20_Link">4. User limits<text:tab/>11</text:a></text:p>
          <text:p text:style-name="P14"><text:a xlink:type="simple" xlink:href="#__RefHeading___Toc10796_1038013662" text:style-name="Index_20_Link" text:visited-style-name="Index_20_Link">5. Information about your system<text:tab/>12</text:a></text:p>
          <text:p text:style-name="P14"><text:a xlink:type="simple" xlink:href="#__RefHeading___Toc10798_1038013662" text:style-name="Index_20_Link" text:visited-style-name="Index_20_Link">6. Other cases<text:tab/>18</text:a></text:p>
          <text:p text:style-name="P14"><text:a xlink:type="simple" xlink:href="#__RefHeading___Toc10800_1038013662" text:style-name="Index_20_Link" text:visited-style-name="Index_20_Link">7. The high-level read interface<text:tab/>19</text:a></text:p>
          <text:p text:style-name="P14"><text:a xlink:type="simple" xlink:href="#__RefHeading___Toc10802_1038013662" text:style-name="Index_20_Link" text:visited-style-name="Index_20_Link">8. The low-level read interface<text:tab/>21</text:a></text:p>
          <text:p text:style-name="P14"><text:a xlink:type="simple" xlink:href="#__RefHeading___Toc10804_1038013662" text:style-name="Index_20_Link" text:visited-style-name="Index_20_Link">9. Querying the info structure<text:tab/>21</text:a></text:p>
          <text:p text:style-name="P14"><text:a xlink:type="simple" xlink:href="#__RefHeading___Toc10806_1038013662" text:style-name="Index_20_Link" text:visited-style-name="Index_20_Link">10. Input transformations<text:tab/>29</text:a></text:p>
          <text:p text:style-name="P14"><text:a xlink:type="simple" xlink:href="#__RefHeading___Toc10808_1038013662" text:style-name="Index_20_Link" text:visited-style-name="Index_20_Link">11. Reading image data<text:tab/>38</text:a></text:p>
          <text:p text:style-name="P14"><text:a xlink:type="simple" xlink:href="#__RefHeading___Toc10810_1038013662" text:style-name="Index_20_Link" text:visited-style-name="Index_20_Link">12. Finishing a sequential read<text:tab/>41</text:a></text:p>
          <text:p text:style-name="P14"><text:a xlink:type="simple" xlink:href="#__RefHeading___Toc10812_1038013662" text:style-name="Index_20_Link" text:visited-style-name="Index_20_Link">13. Reading PNG files progressively<text:tab/>43</text:a></text:p>
          <text:p text:style-name="P13"><text:a xlink:type="simple" xlink:href="#__RefHeading___Toc436_1038013662" text:style-name="Index_20_Link" text:visited-style-name="Index_20_Link">IV. Writing<text:tab/>47</text:a></text:p>
          <text:p text:style-name="P14"><text:a xlink:type="simple" xlink:href="#__RefHeading___Toc10983_1038013662" text:style-name="Index_20_Link" text:visited-style-name="Index_20_Link">1. Setup<text:tab/>47</text:a></text:p>
          <text:p text:style-name="P14"><text:a xlink:type="simple" xlink:href="#__RefHeading___Toc10954_1038013662" text:style-name="Index_20_Link" text:visited-style-name="Index_20_Link">2. Write callbacks<text:tab/>49</text:a></text:p>
          <text:p text:style-name="P14"><text:a xlink:type="simple" xlink:href="#__RefHeading___Toc10985_1038013662" text:style-name="Index_20_Link" text:visited-style-name="Index_20_Link">3. Setting the contents of info for output<text:tab/>50</text:a></text:p>
          <text:p text:style-name="P14"><text:a xlink:type="simple" xlink:href="#__RefHeading___Toc10987_1038013662" text:style-name="Index_20_Link" text:visited-style-name="Index_20_Link">4. Writing unknown chunks<text:tab/>57</text:a></text:p>
          <text:p text:style-name="P14"><text:a xlink:type="simple" xlink:href="#__RefHeading___Toc10989_1038013662" text:style-name="Index_20_Link" text:visited-style-name="Index_20_Link">5. The high-level write interface<text:tab/>58</text:a></text:p>
          <text:p text:style-name="P14"><text:a xlink:type="simple" xlink:href="#__RefHeading___Toc10991_1038013662" text:style-name="Index_20_Link" text:visited-style-name="Index_20_Link">6. The low-level write interface<text:tab/>58</text:a></text:p>
          <text:p text:style-name="P14"><text:a xlink:type="simple" xlink:href="#__RefHeading___Toc10993_1038013662" text:style-name="Index_20_Link" text:visited-style-name="Index_20_Link">7. Writing the image data<text:tab/>62</text:a></text:p>
          <text:p text:style-name="P14"><text:a xlink:type="simple" xlink:href="#__RefHeading___Toc10995_1038013662" text:style-name="Index_20_Link" text:visited-style-name="Index_20_Link">8. Finishing a sequential write<text:tab/>63</text:a></text:p>
          <text:p text:style-name="P13"><text:a xlink:type="simple" xlink:href="#__RefHeading___Toc438_1038013662" text:style-name="Index_20_Link" text:visited-style-name="Index_20_Link">V. Simplified API<text:tab/>65</text:a></text:p>
          <text:p text:style-name="P14"><text:a xlink:type="simple" xlink:href="#__RefHeading___Toc10770_1038013662" text:style-name="Index_20_Link" text:visited-style-name="Index_20_Link">1. To read a PNG file using the simplified API:<text:tab/>65</text:a></text:p>
          <text:p text:style-name="P14"><text:a xlink:type="simple" xlink:href="#__RefHeading___Toc10772_1038013662" text:style-name="Index_20_Link" text:visited-style-name="Index_20_Link">2. To write a PNG file using the simplified API:<text:tab/>65</text:a></text:p>
          <text:p text:style-name="P14"><text:a xlink:type="simple" xlink:href="#__RefHeading___Toc10774_1038013662" text:style-name="Index_20_Link" text:visited-style-name="Index_20_Link">3. PNG_FORMAT_*<text:tab/>67</text:a></text:p>
          <text:p text:style-name="P14"><text:a xlink:type="simple" xlink:href="#__RefHeading___Toc459_1038013662" text:style-name="Index_20_Link" text:visited-style-name="Index_20_Link">4. PNG_IMAGE macros<text:tab/>68</text:a></text:p>
          <text:p text:style-name="P14"><text:a xlink:type="simple" xlink:href="#__RefHeading___Toc10776_1038013662" text:style-name="Index_20_Link" text:visited-style-name="Index_20_Link">5. WRITE APIS<text:tab/>71</text:a></text:p>
          <text:p text:style-name="P13"><text:a xlink:type="simple" xlink:href="#__RefHeading___Toc461_1038013662" text:style-name="Index_20_Link" text:visited-style-name="Index_20_Link">VI. Modifying/Customizing libpng<text:tab/>72</text:a></text:p>
          <text:p text:style-name="P14"><text:a xlink:type="simple" xlink:href="#__RefHeading___Toc10778_1038013662" text:style-name="Index_20_Link" text:visited-style-name="Index_20_Link">1. Memory allocation, input/output, and error handling<text:tab/>72</text:a></text:p>
          <text:p text:style-name="P14"><text:a xlink:type="simple" xlink:href="#__RefHeading___Toc10780_1038013662" text:style-name="Index_20_Link" text:visited-style-name="Index_20_Link">2. Custom chunks<text:tab/>74</text:a></text:p>
          <text:p text:style-name="P14"><text:a xlink:type="simple" xlink:href="#__RefHeading___Toc10782_1038013662" text:style-name="Index_20_Link" text:visited-style-name="Index_20_Link">3. Configuring for gui/windowing platforms:<text:tab/>75</text:a></text:p>
          <text:p text:style-name="P14"><text:a xlink:type="simple" xlink:href="#__RefHeading___Toc10784_1038013662" text:style-name="Index_20_Link" text:visited-style-name="Index_20_Link">4. Configuring zlib:<text:tab/>75</text:a></text:p>
          <text:p text:style-name="P14"><text:a xlink:type="simple" xlink:href="#__RefHeading___Toc10786_1038013662" text:style-name="Index_20_Link" text:visited-style-name="Index_20_Link">5. Controlling row filtering<text:tab/>76</text:a></text:p>
          <text:p text:style-name="P14"><text:a xlink:type="simple" xlink:href="#__RefHeading___Toc10788_1038013662" text:style-name="Index_20_Link" text:visited-style-name="Index_20_Link">6. Requesting debug printout<text:tab/>77</text:a></text:p>
          <text:p text:style-name="P13"><text:a xlink:type="simple" xlink:href="#__RefHeading___Toc440_1038013662" text:style-name="Index_20_Link" text:visited-style-name="Index_20_Link">VII. MNG support<text:tab/>78</text:a></text:p>
          <text:p text:style-name="P13"><text:a xlink:type="simple" xlink:href="#__RefHeading___Toc442_1038013662" text:style-name="Index_20_Link" text:visited-style-name="Index_20_Link">VIII. Changes to Libpng from version 0.88<text:tab/>78</text:a></text:p>
          <text:p text:style-name="P13"><text:a xlink:type="simple" xlink:href="#__RefHeading___Toc444_1038013662" text:style-name="Index_20_Link" text:visited-style-name="Index_20_Link">IX. Changes to Libpng from version 1.0.x to 1.2.x<text:tab/>79</text:a></text:p>
          <text:p text:style-name="P13"><text:a xlink:type="simple" xlink:href="#__RefHeading___Toc446_1038013662" text:style-name="Index_20_Link" text:visited-style-name="Index_20_Link">X. Changes to Libpng from version 1.0.x/1.2.x to 1.4.x<text:tab/>81</text:a></text:p>
          <text:p text:style-name="P13"><text:a xlink:type="simple" xlink:href="#__RefHeading___Toc448_1038013662" text:style-name="Index_20_Link" text:visited-style-name="Index_20_Link">XI. Changes to Libpng from version 1.4.x to 1.5.x<text:tab/>83</text:a></text:p>
          <text:p text:style-name="P13"><text:a xlink:type="simple" xlink:href="#__RefHeading___Toc450_1038013662" text:style-name="Index_20_Link" text:visited-style-name="Index_20_Link">XII. Changes to Libpng from version 1.5.x to 1.6.x<text:tab/>88</text:a></text:p>
          <text:p text:style-name="P13"><text:a xlink:type="simple" xlink:href="#__RefHeading___Toc452_1038013662" text:style-name="Index_20_Link" text:visited-style-name="Index_20_Link">XIII. Detecting libpng<text:tab/>90</text:a></text:p>
          <text:p text:style-name="P13"><text:a xlink:type="simple" xlink:href="#__RefHeading___Toc454_1038013662" text:style-name="Index_20_Link" text:visited-style-name="Index_20_Link">XIV. Source code repository<text:tab/>91</text:a></text:p>
          <text:p text:style-name="P13"><text:a xlink:type="simple" xlink:href="#__RefHeading___Toc456_1038013662" text:style-name="Index_20_Link" text:visited-style-name="Index_20_Link">XV. Coding style<text:tab/>91</text:a></text:p>
        </text:index-body>
      </text:table-of-content>
      <text:p text:style-name="P5"/>
      <text:h text:style-name="P23" text:outline-level="1"><text:bookmark-start text:name="__RefHeading___Toc113_1038013662"/>Introduction<text:bookmark-end text:name="__RefHeading___Toc113_1038013662"/></text:h>
      <text:p text:style-name="P5"/>
      <text:p text:style-name="P5">This file describes how to use and modify the PNG reference library (known as libpng) for your own use. <text:s/>In addition to this file, <text:span text:style-name="code_5f_file"><text:span text:style-name="T23">example.c</text:span></text:span> is a good starting point for using the library, as it is heavily commented and should include everything most people will need. <text:s/>We assume that libpng is already installed; see the INSTALL file for instructions on how to configure and install libpng.</text:p>
      <text:p text:style-name="P5"/>
      <text:p text:style-name="P5">For examples of libpng usage, see the files "<text:span text:style-name="code_5f_file">example.c</text:span>", "<text:span text:style-name="code_5f_file">pngtest.c</text:span>", and the files in the "<text:span text:style-name="code_5f_file">contrib</text:span>" directory, all of which are included in the libpng distribution.</text:p>
      <text:p text:style-name="P5"/>
      <text:p text:style-name="P5">Libpng was written as a companion to the PNG specification, as a way of reducing the amount of time and effort it takes to support the PNG file format in application programs.</text:p>
      <text:p text:style-name="P5"/>
      <text:p text:style-name="Standard"><text:span text:style-name="T2">The PNG specification (second edition), November 2003, is available as a W3C Recommendation and as an ISO Standard (ISO/IEC 15948:2004 (E)) at &lt;</text:span><text:a xlink:type="simple" xlink:href="https://www.w3.org/TR/2003/REC-PNG-20031110/" text:style-name="Internet_20_link" text:visited-style-name="Visited_20_Internet_20_Link"><text:span text:style-name="link"><text:span text:style-name="T21">https://www.w3.org/TR/2003/REC-PNG-20031110/</text:span></text:span></text:a><text:span text:style-name="T2">&gt;.</text:span></text:p>
      <text:p text:style-name="P5">The W3C and ISO documents have identical technical content.</text:p>
      <text:p text:style-name="P5"/>
      <text:p text:style-name="Standard"><text:span text:style-name="T2">The PNG-1.2 specification is available at &lt;</text:span><text:a xlink:type="simple" xlink:href="https://png-mng.sourceforge.io/pub/png/spec/1.2/" text:style-name="Internet_20_link" text:visited-style-name="Visited_20_Internet_20_Link"><text:span text:style-name="link"><text:span text:style-name="T2">https://png-mng.sourceforge.io/pub/png/spec/1.2/</text:span></text:span></text:a><text:span text:style-name="T2">&gt;. It is technically equivalent to the PNG specification (second edition) but has some additional material.</text:span></text:p>
      <text:p text:style-name="P5"/>
      <text:p text:style-name="Standard"><text:span text:style-name="T2">The PNG-1.0 specification is available as RFC 2083 at &lt;</text:span><text:a xlink:type="simple" xlink:href="https://png-mng.sourceforge.io/pub/png/spec/1.0/" text:style-name="Internet_20_link" text:visited-style-name="Visited_20_Internet_20_Link"><text:span text:style-name="link"><text:span text:style-name="T2">https://png-mng.sourceforge.io/pub/png/spec/1.0/</text:span></text:span></text:a><text:span text:style-name="T2">&gt; and as a W3C Recommendation at &lt;</text:span><text:a xlink:type="simple" xlink:href="https://www.w3.org/TR/REC-png-961001" text:style-name="Internet_20_link" text:visited-style-name="Visited_20_Internet_20_Link"><text:span text:style-name="link"><text:span text:style-name="T2">https://www.w3.org/TR/REC-png-961001</text:span></text:span></text:a><text:span text:style-name="T2">&gt;.</text:span></text:p>
      <text:p text:style-name="P5"/>
      <text:p text:style-name="Standard"><text:span text:style-name="T2">Some additional chunks are described in the special-purpose public chunks documents at &lt;</text:span><text:a xlink:type="simple" xlink:href="http://www.libpng.org/pub/png/spec/register/" text:style-name="Internet_20_link" text:visited-style-name="Visited_20_Internet_20_Link"><text:span text:style-name="link"><text:span text:style-name="T2">http://www.libpng.org/pub/png/spec/register/</text:span></text:span></text:a><text:span text:style-name="T2">&gt;</text:span></text:p>
      <text:p text:style-name="P5"/>
      <text:p text:style-name="Standard"><text:span text:style-name="T2">Other information about PNG, and the latest version of libpng, can be found at the PNG home page, &lt;</text:span><text:a xlink:type="simple" xlink:href="http://www.libpng.org/pub/png/" text:style-name="Internet_20_link" text:visited-style-name="Visited_20_Internet_20_Link"><text:span text:style-name="link"><text:span text:style-name="T2">http://www.libpng.org/pub/png/</text:span></text:span></text:a><text:span text:style-name="T2">&gt;.</text:span></text:p>
      <text:p text:style-name="P5"/>
      <text:p text:style-name="P5">Most users will not have to modify the library significantly; advanced users may want to modify it more. <text:s/>All attempts were made to make it as complete as possible, while keeping the code easy to understand. Currently, this library only supports C. <text:s/>Support for other languages is being considered.</text:p>
      <text:p text:style-name="P5"/>
      <text:p text:style-name="P5">Libpng has been designed to handle multiple sessions at one time, to be easily modifiable, to be portable to the vast majority of machines (ANSI, K&amp;R, 16-, 32-, and 64-bit) available, and to be easy to use. <text:s/>The ultimate goal of libpng is to promote the acceptance of the PNG file format in whatever way possible. <text:s/>While there is still work to be done (see the <text:span text:style-name="code_5f_file">TODO</text:span> file), libpng should cover the majority of the needs of its users.</text:p>
      <text:p text:style-name="P5"/>
      <text:p text:style-name="Standard"><text:span text:style-name="T2">Libpng uses zlib for its compression and decompression of PNG files. Further information about zlib, and the latest version of zlib, can be found at the zlib home page, &lt;</text:span><text:a xlink:type="simple" xlink:href="https://zlib.net/" text:style-name="Internet_20_link" text:visited-style-name="Visited_20_Internet_20_Link"><text:span text:style-name="link"><text:span text:style-name="T25">https://zlib.net/</text:span></text:span></text:a><text:span text:style-name="T2">&gt;. The zlib compression utility is a general purpose utility that is useful for more than PNG files, and can be used without libpng. See the documentation delivered with zlib for more details. You can usually find the source files for the zlib utility wherever you find the libpng source files.</text:span></text:p>
      <text:p text:style-name="P5"/>
      <text:p text:style-name="P5"><text:soft-page-break/>Libpng is <text:span text:style-name="T6">thread safe</text:span>, provided the threads are using different instances of the structures. <text:s/>Each thread should have its own <text:span text:style-name="code_5f_C"><text:span text:style-name="T24">png_struct</text:span></text:span> and <text:span text:style-name="code_5f_C">png_info</text:span> instances, and thus its own image. Libpng does not protect itself against two threads using the same instance of a structure.</text:p>
      <text:p text:style-name="P5"/>
      <text:h text:style-name="P22" text:outline-level="1"><text:bookmark-start text:name="__RefHeading___Toc432_1038013662"/>Structures<text:bookmark-end text:name="__RefHeading___Toc432_1038013662"/></text:h>
      <text:p text:style-name="P5"/>
      <text:p text:style-name="P5">There are two main structures that are important to libpng, <text:span text:style-name="code_5f_C">png_struct</text:span> and <text:span text:style-name="code_5f_C">png_info</text:span>. <text:s/>Both are internal structures that are no longer exposed in the libpng interface (as of libpng 1.5.0).</text:p>
      <text:p text:style-name="P5"/>
      <text:p text:style-name="P5">The <text:span text:style-name="code_5f_C"><text:span text:style-name="T23">png_info</text:span></text:span> structure is designed to provide information about the PNG file. <text:s/>At one time, the fields of <text:span text:style-name="code_5f_C">png_info</text:span> were intended to be directly accessible to the user. <text:s/>However, this tended to cause problems with applications using dynamically loaded libraries, and as a result a set of interface functions for <text:span text:style-name="code_5f_C">png_info</text:span> (the <text:span text:style-name="code_5f_C">png_get_*()</text:span> and <text:span text:style-name="code_5f_C">png_set_*()</text:span> functions) was developed, and direct access to the <text:span text:style-name="code_5f_C">png_info</text:span> fields was deprecated..</text:p>
      <text:p text:style-name="P5"/>
      <text:p text:style-name="P5">The <text:span text:style-name="code_5f_C">png_struct</text:span> structure is the object used by the library to decode a single image. <text:s/>As of 1.5.0 this structure is also not exposed.</text:p>
      <text:p text:style-name="P5"/>
      <text:p text:style-name="P5">Almost all libpng APIs require a pointer to a <text:span text:style-name="code_5f_C">png_struct</text:span> as the first argument. Many (in particular the <text:span text:style-name="code_5f_C">png_set</text:span> and <text:span text:style-name="code_5f_C">png_get</text:span> APIs) also require a pointer to <text:span text:style-name="code_5f_C">png_info</text:span> as the second argument. <text:s/>Some application visible macros defined in <text:span text:style-name="code_5f_file">png.h</text:span> designed for basic data access (reading and writing integers in the PNG format) don't take a <text:span text:style-name="code_5f_C">png_info</text:span> pointer, but it's almost always safe to assume that a (<text:span text:style-name="code_5f_C">png_struct*</text:span>) has to be passed to call an API function.</text:p>
      <text:p text:style-name="P5"/>
      <text:p text:style-name="P5">You can have more than one <text:span text:style-name="code_5f_C">png_info</text:span> structure associated with an image, as illustrated in <text:span text:style-name="code_5f_file"><text:span text:style-name="T26">pngtest.c</text:span></text:span>, one for information valid prior to the <text:user-index-mark-start text:id="IMark442246184" text:index-name="Chunk" text:outline-level="1"/><text:user-index-mark-start text:id="IMark442242440" text:index-name="Chunk" text:outline-level="1"/><text:user-index-mark text:string-value="IDAT" text:index-name="Chunk" text:outline-level="1"/><text:span text:style-name="code_5f_chunk"><text:span text:style-name="T27">IDAT</text:span></text:span><text:user-index-mark-end text:id="IMark442242440"/><text:user-index-mark-end text:id="IMark442246184"/> chunks and another (called "<text:span text:style-name="code_5f_C">end_info</text:span>" below) for things after them.</text:p>
      <text:p text:style-name="P5"/>
      <text:p text:style-name="P5">The <text:span text:style-name="code_5f_file">png.h</text:span> header file is an invaluable reference for programming with libpng. And while I'm on the topic, make sure you include the libpng header file:</text:p>
      <text:p text:style-name="P5"/>
      <text:p text:style-name="code_5f_block">#include &lt;png.h&gt;</text:p>
      <text:p text:style-name="P5"/>
      <text:p text:style-name="P5">and also (as of libpng-1.5.0) the zlib header file, if you need it:</text:p>
      <text:p text:style-name="P5"/>
      <text:p text:style-name="P9">#include &lt;zlib.h&gt;</text:p>
      <text:p text:style-name="P5"/>
      <text:h text:style-name="Heading_20_3" text:outline-level="3"><text:bookmark-start text:name="__RefHeading___Toc11092_1038013662"/>Types<text:bookmark-end text:name="__RefHeading___Toc11092_1038013662"/></text:h>
      <text:p text:style-name="P5"/>
      <text:p text:style-name="P5">The <text:span text:style-name="code_5f_file">png.h</text:span> header file defines a number of integral types used by the APIs. <text:s/>Most of these are fairly obvious; for example types corresponding to integers of particular sizes and types for passing <text:span text:style-name="T1">color</text:span> values.</text:p>
      <text:p text:style-name="P5"/>
      <text:p text:style-name="P5">One exception is how non-integral numbers are handled. <text:s/>For application convenience most APIs that take such numbers have C (<text:span text:style-name="code_5f_C">double</text:span>) arguments; however, internally PNG, and libpng, use 32 bit signed integers and encode the value by multiplying by 100,000. <text:s/>As of libpng 1.5.0 a convenience macro <text:span text:style-name="code_5f_C">PNG_FP_1</text:span> is defined in <text:span text:style-name="code_5f_file">png.h</text:span> along with a type (<text:span text:style-name="code_5f_C">png_fixed_point</text:span>) which is simply (<text:span text:style-name="code_5f_C">png_int_32</text:span>).</text:p>
      <text:p text:style-name="P5"><text:soft-page-break/></text:p>
      <text:p text:style-name="P5">All APIs that take (double) arguments also have a matching API that takes the corresponding fixed point integer arguments. <text:s/>The fixed point API has the same name as the floating point one with "<text:span text:style-name="code_5f_C">_fixed</text:span>" appended. The actual range of values permitted in the APIs is frequently less than the full range of (<text:span text:style-name="code_5f_C">png_fixed_point</text:span>) (<text:span text:style-name="code_5f_C">-21474 to +21474</text:span>). <text:s/>When APIs require a non-negative argument the type is recorded as <text:span text:style-name="code_5f_C">png_uint_32</text:span> above. <text:s/>Consult the header file and the text below for more information.</text:p>
      <text:p text:style-name="P5"/>
      <text:p text:style-name="P5">Special care must be take with <text:user-index-mark text:string-value="sCAL" text:index-name="Chunk" text:outline-level="1"/><text:span text:style-name="code_5f_chunk">sCAL</text:span> chunk handling because the chunk itself uses non-integral values encoded as strings containing decimal floating point numbers. <text:s/>See the comments in the header file.</text:p>
      <text:p text:style-name="P5"/>
      <text:h text:style-name="Heading_20_3" text:outline-level="3"><text:bookmark-start text:name="__RefHeading___Toc11094_1038013662"/>Configuration<text:bookmark-end text:name="__RefHeading___Toc11094_1038013662"/></text:h>
      <text:p text:style-name="P5"/>
      <text:p text:style-name="P5">The main header file function declarations are frequently protected by C preprocessing directives of the form:</text:p>
      <text:p text:style-name="P5"/>
      <text:p text:style-name="P9"><text:s text:c="4"/>#ifdef PNG_feature_SUPPORTED</text:p>
      <text:p text:style-name="P9"><text:s text:c="4"/>declare-function</text:p>
      <text:p text:style-name="P9"><text:s text:c="4"/>#endif</text:p>
      <text:p text:style-name="P9"><text:s text:c="4"/>...</text:p>
      <text:p text:style-name="P9"><text:s text:c="4"/>#ifdef PNG_feature_SUPPORTED</text:p>
      <text:p text:style-name="P9"><text:s text:c="4"/>use-function</text:p>
      <text:p text:style-name="P9"><text:s text:c="4"/>#endif</text:p>
      <text:p text:style-name="P5"/>
      <text:p text:style-name="P5">The library can be built without support for these APIs, although a standard build will have all implemented APIs. <text:s/>Application programs should check the feature macros before using an API for maximum portability. <text:s/>From libpng 1.5.0 the feature macros set during the build of libpng are recorded in the header file "<text:span text:style-name="code_5f_file">pnglibconf.h</text:span>" and this file is always included by <text:span text:style-name="code_5f_file">png.h</text:span>.</text:p>
      <text:p text:style-name="P5"/>
      <text:p text:style-name="P5">If you don't need to change the library configuration from the default, skip to the next section ("Reading").</text:p>
      <text:p text:style-name="P5"/>
      <text:p text:style-name="P5">Notice that some of the makefiles in the 'scripts' directory and (in 1.5.0) all of the build project files in the 'projects' directory simply copy <text:span text:style-name="code_5f_file">scripts/pnglibconf.h.prebuilt</text:span> to <text:span text:style-name="code_5f_file">pnglibconf.h</text:span>. <text:s/>This means that these build systems do not permit easy auto-configuration of the library - they only support the default configuration.</text:p>
      <text:p text:style-name="P5"/>
      <text:p text:style-name="P5">The easiest way to make minor changes to the libpng configuration when auto-configuration is supported is to add definitions to the command line using (typically) <text:span text:style-name="code_5f_C">CPPFLAGS</text:span>. <text:s/>For example:</text:p>
      <text:p text:style-name="P5"/>
      <text:p text:style-name="P9">CPPFLAGS=-DPNG_NO_FLOATING_ARITHMETIC</text:p>
      <text:p text:style-name="P5"/>
      <text:p text:style-name="P5">will change the internal libpng math implementation for <text:span text:style-name="T6">gamma correction</text:span> and other arithmetic calculations to fixed point, avoiding the need for fast floating point support. <text:s/>The result can be seen in the generated <text:span text:style-name="code_5f_file">pnglibconf.h</text:span> - make sure it contains the changed feature macro setting.</text:p>
      <text:p text:style-name="P5"/>
      <text:p text:style-name="P5">If you need to make more extensive configuration changes - more than one or two feature macro settings - you can either add <text:span text:style-name="code_5f_C">-DPNG_USER_CONFIG</text:span> to the build command line and put a list of feature macro settings in <text:span text:style-name="code_5f_file">pngusr.h</text:span> or you can set <text:span text:style-name="code_5f_C">DFA_XTRA</text:span> (a makefile variable) to a file containing the same information in the form of 'option' settings.</text:p>
      <text:p text:style-name="P5"/>
      <text:h text:style-name="Heading_20_4" text:outline-level="4"><text:bookmark-start text:name="__RefHeading___Toc11042_1038013662"/><text:soft-page-break/>A. Changing <text:span text:style-name="code_5f_file">pnglibconf.h</text:span><text:bookmark-end text:name="__RefHeading___Toc11042_1038013662"/></text:h>
      <text:p text:style-name="P5"/>
      <text:p text:style-name="P5">A variety of methods exist to build libpng. <text:s/>Not all of these support reconfiguration of <text:span text:style-name="code_5f_file">pnglibconf.h</text:span>. <text:s/>To reconfigure <text:span text:style-name="code_5f_file">pnglibconf.h</text:span> it must either be rebuilt from <text:span text:style-name="code_5f_file">scripts/pnglibconf.dfa</text:span> using awk or it must be edited by hand.</text:p>
      <text:p text:style-name="P5"/>
      <text:p text:style-name="P5">Hand editing is achieved by copying <text:span text:style-name="code_5f_file">scripts/pnglibconf.h.prebuilt</text:span> to <text:span text:style-name="code_5f_file">pnglibconf.h</text:span> and changing the lines defining the supported features, paying very close attention to the '<text:span text:style-name="code_5f_C">option</text:span>' information in <text:span text:style-name="code_5f_file">scripts/pnglibconf.dfa</text:span> that describes those features and their requirements. <text:s/>This is easy to get wrong.</text:p>
      <text:p text:style-name="P5"/>
      <text:h text:style-name="Heading_20_4" text:outline-level="4"><text:bookmark-start text:name="__RefHeading___Toc11044_1038013662"/>B. Configuration using DFA_XTRA<text:bookmark-end text:name="__RefHeading___Toc11044_1038013662"/></text:h>
      <text:p text:style-name="P5"/>
      <text:p text:style-name="P5">Rebuilding from <text:span text:style-name="code_5f_file">pnglibconf.dfa</text:span> is easy if a functioning '<text:span text:style-name="code_5f_file">awk</text:span>', or a later variant such as '<text:span text:style-name="code_5f_file">nawk</text:span>' or '<text:span text:style-name="code_5f_file">gawk</text:span>', is available. <text:s/>The configure build will automatically find an appropriate <text:span text:style-name="code_5f_file">awk</text:span> and build <text:span text:style-name="code_5f_file">pnglibconf.h</text:span>. The <text:span text:style-name="code_5f_file">scripts/pnglibconf.mak</text:span> file contains a set of make rules for doing the same thing if configure is not used, and many of the <text:span text:style-name="code_5f_file">makefiles</text:span> in the <text:span text:style-name="code_5f_file">scripts</text:span> directory use this approach.</text:p>
      <text:p text:style-name="P5"/>
      <text:p text:style-name="P5">When rebuilding simply write a new file containing changed options and set <text:span text:style-name="code_5f_C">DFA_XTRA</text:span> to the name of this file. <text:s/>This causes the build to append the new file to the end of <text:span text:style-name="code_5f_file">scripts/pnglibconf.dfa</text:span>. <text:s/>The <text:span text:style-name="code_5f_file">pngusr.dfa</text:span> file should contain lines of the following forms:</text:p>
      <text:p text:style-name="P5"/>
      <text:p text:style-name="P9">everything = off</text:p>
      <text:p text:style-name="P5"/>
      <text:p text:style-name="P5">This turns all <text:span text:style-name="T6">optional features off</text:span>. <text:s/>Include it at the start of <text:span text:style-name="code_5f_file">pngusr.dfa</text:span> to make it easier to build a minimal configuration. <text:s/>You will need to turn at least some features on afterward to enable either reading or writing code, or both.</text:p>
      <text:p text:style-name="P5"/>
      <text:p text:style-name="P9">option feature on</text:p>
      <text:p text:style-name="P9">option feature off</text:p>
      <text:p text:style-name="P5"/>
      <text:p text:style-name="P5">Enable or disable a single feature. <text:s/>This will automatically enable other features required by a feature that is turned on or disable other features that require a feature which is turned off. <text:s/>Conflicting settings will cause an <text:span text:style-name="T6">error message</text:span> to be emitted by <text:span text:style-name="code_5f_file">awk</text:span>.</text:p>
      <text:p text:style-name="P5"/>
      <text:p text:style-name="P8"><text:bookmark-start text:name="__RefHeading___Toc11046_1038013662"/>setting feature default value<text:bookmark-end text:name="__RefHeading___Toc11046_1038013662"/></text:p>
      <text:p text:style-name="P5"/>
      <text:p text:style-name="P5">Changes the default value of setting '<text:span text:style-name="code_5f_C">feature</text:span>' to '<text:span text:style-name="code_5f_C">value</text:span>'. <text:s/>There are a small number of settings listed at the top of <text:span text:style-name="code_5f_file">pnglibconf.h</text:span>, they are documented in the source code. <text:s/>Most of these values have performance implications for the library but most of them have no visible effect on the API. <text:s/>Some can also be overridden from the API.</text:p>
      <text:p text:style-name="P5"/>
      <text:p text:style-name="P5">This method of building a customized <text:span text:style-name="code_5f_file">pnglibconf.h</text:span> is illustrated in <text:span text:style-name="code_5f_file">contrib/pngminim/*</text:span>. <text:s/>See the "<text:span text:style-name="code_5f_file">$(PNGCONF):</text:span>" target in the makefile and <text:span text:style-name="code_5f_file">pngusr.dfa</text:span> in these directories.</text:p>
      <text:p text:style-name="P5"/>
      <text:h text:style-name="Heading_20_4" text:outline-level="4"><text:bookmark-start text:name="__RefHeading___Toc11048_1038013662"/>C. Configuration using <text:span text:style-name="code_5f_C">PNG_USER_CONFIG</text:span><text:bookmark-end text:name="__RefHeading___Toc11048_1038013662"/></text:h>
      <text:p text:style-name="P5"/>
      <text:p text:style-name="P5"><text:soft-page-break/>If <text:span text:style-name="code_5f_C">-DPNG_USER_CONFIG</text:span> is added to the <text:span text:style-name="code_5f_C">CPPFLAGS</text:span> when <text:span text:style-name="code_5f_file">pnglibconf.h</text:span> is built, the file <text:span text:style-name="code_5f_file">pngusr.h</text:span> will automatically be included before the options in <text:span text:style-name="code_5f_file">scripts/pnglibconf.dfa</text:span> are processed. <text:s/>Your <text:span text:style-name="code_5f_file">pngusr.h</text:span> file should contain only macro definitions turning features <text:span text:style-name="code_5f_C">on</text:span> or <text:span text:style-name="code_5f_C">off</text:span> or setting <text:span text:style-name="code_5f_C">settings</text:span>.</text:p>
      <text:p text:style-name="P5"/>
      <text:p text:style-name="Standard"><text:span text:style-name="T2">Apart from the global setting "</text:span><text:span text:style-name="code_5f_C">everything = off</text:span><text:span text:style-name="T2">" all the options listed above can be set using macros in </text:span><text:span text:style-name="code_5f_file">pngusr.h</text:span><text:span text:style-name="T2">:</text:span></text:p>
      <text:p text:style-name="P5"/>
      <text:p text:style-name="P9">#define PNG_feature_SUPPORTED</text:p>
      <text:p text:style-name="P9"/>
      <text:p text:style-name="Standard">is equivalent to:</text:p>
      <text:p text:style-name="P9">option feature on</text:p>
      <text:p text:style-name="P5"/>
      <text:p text:style-name="code_5f_block">#define PNG_NO_feature</text:p>
      <text:p text:style-name="code_5f_block"/>
      <text:p text:style-name="Standard">is equivalent to:</text:p>
      <text:p text:style-name="code_5f_block">option feature off</text:p>
      <text:p text:style-name="P5"/>
      <text:p text:style-name="P9">#define PNG_feature value</text:p>
      <text:p text:style-name="P9"/>
      <text:p text:style-name="Standard">is equivalent to:</text:p>
      <text:p text:style-name="P9">setting feature default value</text:p>
      <text:p text:style-name="P5"/>
      <text:p text:style-name="Standard"><text:span text:style-name="T2">Notice that in both cases, </text:span><text:span text:style-name="code_5f_file"><text:span text:style-name="T2">pngusr.dfa</text:span></text:span><text:span text:style-name="T2"> and </text:span><text:span text:style-name="code_5f_file"><text:span text:style-name="T2">pngusr.h</text:span></text:span><text:span text:style-name="T2">, the contents of the </text:span><text:span text:style-name="code_5f_file"><text:span text:style-name="T2">pngusr</text:span></text:span><text:span text:style-name="T2"> file you supply override the contents of </text:span><text:span text:style-name="code_5f_file"><text:span text:style-name="T2">scripts/pnglibconf.dfa</text:span></text:span></text:p>
      <text:p text:style-name="P5"/>
      <text:p text:style-name="P5">If confusing or incomprehensible behavior results it is possible to examine the intermediate file <text:span text:style-name="code_5f_file">pnglibconf.dfn</text:span> to find the full set of dependency information for each setting and option. <text:s/>Simply locate the feature in the file and read the C comments that precede it.</text:p>
      <text:p text:style-name="P5"/>
      <text:p text:style-name="Standard"><text:span text:style-name="T2">This method is also illustrated in the </text:span><text:span text:style-name="code_5f_file"><text:span text:style-name="T2">contrib/pngminim/*</text:span></text:span><text:span text:style-name="T2"> </text:span><text:span text:style-name="code_5f_file"><text:span text:style-name="T2">makefiles</text:span></text:span><text:span text:style-name="T2"> and </text:span><text:span text:style-name="code_5f_file"><text:span text:style-name="T2">pngusr.h</text:span></text:span><text:span text:style-name="T2">.</text:span></text:p>
      <text:p text:style-name="P5"/>
      <text:h text:style-name="P22" text:outline-level="1"><text:bookmark-start text:name="__RefHeading___Toc434_1038013662"/>Reading<text:bookmark-end text:name="__RefHeading___Toc434_1038013662"/></text:h>
      <text:p text:style-name="P5"/>
      <text:p text:style-name="P5">We'll now walk you through the possible functions to call when reading in a PNG file sequentially, briefly explaining the syntax and purpose of each one. <text:s/>See <text:span text:style-name="code_5f_file">example.c</text:span> and <text:span text:style-name="code_5f_file">png.h</text:span> for more detail. <text:s/>While progressive reading is covered in the next section, you will still need some of the functions discussed in this section to read a PNG file.</text:p>
      <text:p text:style-name="P5"/>
      <text:h text:style-name="Heading_20_3" text:outline-level="3"><text:bookmark-start text:name="__RefHeading___Toc10790_1038013662"/>Setup<text:bookmark-end text:name="__RefHeading___Toc10790_1038013662"/></text:h>
      <text:p text:style-name="P5"/>
      <text:p text:style-name="P5">You will want to do the I/O initialization(*) before you get into libpng, so if it doesn't work, you don't have much to undo. <text:s/>Of course, you will also want to insure that you are, in fact, dealing with a PNG file. <text:s/>Libpng provides a simple check to see if a file is a PNG file. To use it, pass in the first <text:span text:style-name="code_5f_C">1</text:span> to <text:span text:style-name="code_5f_C">8</text:span> bytes of the file to the function <text:span text:style-name="code_5f_C">png_sig_cmp()</text:span>, and it will return <text:span text:style-name="code_5f_C">0</text:span> (<text:span text:style-name="code_5f_C">false</text:span>) if the bytes match the corresponding <text:soft-page-break/>bytes of the PNG signature, or <text:span text:style-name="T6">nonzero</text:span> (<text:span text:style-name="code_5f_C">true</text:span>) otherwise. Of course, the more bytes you pass in, the greater the accuracy of the prediction.</text:p>
      <text:p text:style-name="P5"/>
      <text:p text:style-name="P5">If you are intending to keep the file pointer open for use in libpng, you must ensure you <text:span text:style-name="T6">don't read more than </text:span><text:span text:style-name="code_5f_C"><text:span text:style-name="T6">8</text:span></text:span><text:span text:style-name="T6"> bytes</text:span> from the beginning of the file, and you also have to make a call to <text:span text:style-name="code_5f_C">png_set_sig_bytes()</text:span> with the number of bytes you read from the beginning. <text:s/>Libpng will then only check the bytes (if any) that your program didn't read.</text:p>
      <text:p text:style-name="P5"/>
      <text:p text:style-name="P5">(*): If you are not using the standard I/O functions, you will need to replace them with custom functions. <text:s/>See the discussion under Customizing libpng.</text:p>
      <text:p text:style-name="P5"/>
      <text:p text:style-name="code_5f_block"><text:s text:c="4"/>FILE *fp = fopen(file_name, "rb");</text:p>
      <text:p text:style-name="code_5f_block"><text:s text:c="4"/>if (!fp)</text:p>
      <text:p text:style-name="code_5f_block"><text:s text:c="4"/>{</text:p>
      <text:p text:style-name="code_5f_block"><text:s text:c="7"/>return ERROR;</text:p>
      <text:p text:style-name="code_5f_block"><text:s text:c="4"/>}</text:p>
      <text:p text:style-name="code_5f_block"/>
      <text:p text:style-name="code_5f_block"><text:s text:c="4"/>if (fread(header, 1, number, fp) != number)</text:p>
      <text:p text:style-name="code_5f_block"><text:s text:c="4"/>{</text:p>
      <text:p text:style-name="code_5f_block"><text:s text:c="7"/>return ERROR;</text:p>
      <text:p text:style-name="code_5f_block"><text:s text:c="4"/>}</text:p>
      <text:p text:style-name="code_5f_block"/>
      <text:p text:style-name="code_5f_block"><text:s text:c="4"/>is_png = !png_sig_cmp(header, 0, number);</text:p>
      <text:p text:style-name="code_5f_block"><text:s text:c="4"/>if (!is_png)</text:p>
      <text:p text:style-name="code_5f_block"><text:s text:c="4"/>{</text:p>
      <text:p text:style-name="code_5f_block"><text:s text:c="7"/>return NOT_PNG;</text:p>
      <text:p text:style-name="code_5f_block"><text:s text:c="4"/>}</text:p>
      <text:p text:style-name="P5"/>
      <text:p text:style-name="P5">Next, <text:span text:style-name="code_5f_C">png_struct</text:span> and <text:span text:style-name="code_5f_C">png_info</text:span> need to be allocated and initialized. <text:s/>In order to ensure that the size of these structures is correct even with a dynamically linked libpng, there are functions to initialize and allocate the structures. <text:s/>We also pass the library version, optional pointers to <text:span text:style-name="T6">error handling functions</text:span>, and a pointer to a <text:span text:style-name="T6">data struct</text:span> for use by the <text:span text:style-name="T6">error functions</text:span>, if necessary (the pointer and functions can be <text:span text:style-name="code_5f_C">NULL</text:span> if the <text:span text:style-name="T6">default error handlers</text:span> are to be used). <text:s/>See the section on Changes to Libpng below regarding the old initialization functions. The structure allocation functions quietly return <text:span text:style-name="code_5f_C">NULL</text:span> if they fail to create the structure, so your application should check for that.</text:p>
      <text:p text:style-name="P5"/>
      <text:p text:style-name="code_5f_block"><text:s text:c="4"/>png_structp png_ptr = png_create_read_struct</text:p>
      <text:p text:style-name="code_5f_block"><text:s text:c="8"/>(PNG_LIBPNG_VER_STRING, (png_voidp)user_error_ptr,</text:p>
      <text:p text:style-name="code_5f_block"><text:s text:c="8"/>user_error_fn, user_warning_fn);</text:p>
      <text:p text:style-name="code_5f_block"/>
      <text:p text:style-name="code_5f_block"><text:s text:c="4"/>if (!png_ptr)</text:p>
      <text:p text:style-name="code_5f_block"><text:s text:c="7"/>return ERROR;</text:p>
      <text:p text:style-name="code_5f_block"/>
      <text:p text:style-name="code_5f_block"><text:s text:c="4"/>png_infop info_ptr = png_create_info_struct(png_ptr);</text:p>
      <text:p text:style-name="code_5f_block"/>
      <text:p text:style-name="code_5f_block"><text:s text:c="4"/>if (!info_ptr)</text:p>
      <text:p text:style-name="code_5f_block"><text:s text:c="4"/>{</text:p>
      <text:p text:style-name="code_5f_block"><text:s text:c="7"/>png_destroy_read_struct(&amp;png_ptr,</text:p>
      <text:p text:style-name="code_5f_block"><text:s text:c="11"/>(png_infopp)NULL, (png_infopp)NULL);</text:p>
      <text:p text:style-name="code_5f_block"><text:s text:c="7"/>return ERROR;</text:p>
      <text:p text:style-name="code_5f_block"><text:s text:c="4"/>}</text:p>
      <text:p text:style-name="P5"/>
      <text:p text:style-name="P5">If you want to use your own memory allocation routines, use a libpng that was built with <text:span text:style-name="code_5f_C">PNG_USER_MEM_SUPPORTED</text:span> defined, and use <text:span text:style-name="code_5f_C">png_create_read_struct_2()</text:span> instead of <text:span text:style-name="code_5f_C">png_create_read_struct()</text:span>:</text:p>
      <text:p text:style-name="P5"/>
      <text:p text:style-name="code_5f_block"><text:soft-page-break/><text:s text:c="4"/>png_structp png_ptr = png_create_read_struct_2</text:p>
      <text:p text:style-name="code_5f_block"><text:s text:c="8"/>(PNG_LIBPNG_VER_STRING, (png_voidp)user_error_ptr,</text:p>
      <text:p text:style-name="code_5f_block"><text:s text:c="8"/>user_error_fn, user_warning_fn, (png_voidp)</text:p>
      <text:p text:style-name="code_5f_block"><text:s text:c="8"/>user_mem_ptr, user_malloc_fn, user_free_fn);</text:p>
      <text:p text:style-name="P5"/>
      <text:p text:style-name="P5">The <text:span text:style-name="T6">error handling routines</text:span> passed to <text:span text:style-name="code_5f_C">png_create_read_struct()</text:span> and the memory <text:span text:style-name="T6">alloc/free routines</text:span> passed to <text:span text:style-name="code_5f_C">png_create_struct_2()</text:span> are only necessary if you are not using the libpng supplied <text:span text:style-name="T6">error handling</text:span> and memory <text:span text:style-name="T6">alloc/free functions</text:span>.</text:p>
      <text:p text:style-name="P5"/>
      <text:p text:style-name="P5">When libpng encounters an <text:span text:style-name="T6">error</text:span>, it expects to <text:span text:style-name="code_5f_C">longjmp</text:span> back to your routine. <text:s/>Therefore, you will need to call <text:span text:style-name="code_5f_C">setjmp</text:span> and pass your <text:span text:style-name="code_5f_C">png_jmpbuf(png_ptr)</text:span>. <text:s/>If you read the file from different routines, you will need to update the <text:span text:style-name="code_5f_C">longjmp</text:span> buffer every time you enter a new routine that will call a <text:span text:style-name="code_5f_C">png_*()</text:span> function.</text:p>
      <text:p text:style-name="P5"/>
      <text:p text:style-name="P5">See your documentation of <text:span text:style-name="code_5f_C">setjmp</text:span>/<text:span text:style-name="code_5f_C">longjmp</text:span> for your compiler for more information on <text:span text:style-name="code_5f_C">setjmp</text:span>/<text:span text:style-name="code_5f_C">longjmp</text:span>. <text:s/>See the discussion on libpng <text:span text:style-name="T6">error handling</text:span> in the Customizing Libpng section below for more information on the libpng <text:span text:style-name="T6">error handling</text:span>. <text:s/>If an <text:span text:style-name="T6">error</text:span> occurs, and libpng <text:span text:style-name="code_5f_C">longjmp</text:span>'s back to your <text:span text:style-name="code_5f_C">setjmp</text:span>, you will want to call <text:span text:style-name="code_5f_C">png_destroy_read_struct()</text:span> to free any memory.</text:p>
      <text:p text:style-name="P5"/>
      <text:p text:style-name="code_5f_block"><text:s text:c="4"/>if (setjmp(png_jmpbuf(png_ptr)))</text:p>
      <text:p text:style-name="code_5f_block"><text:s text:c="4"/>{</text:p>
      <text:p text:style-name="code_5f_block"><text:s text:c="7"/>png_destroy_read_struct(&amp;png_ptr, &amp;info_ptr,</text:p>
      <text:p text:style-name="code_5f_block"><text:s text:c="11"/>&amp;end_info);</text:p>
      <text:p text:style-name="code_5f_block"><text:s text:c="7"/>fclose(fp);</text:p>
      <text:p text:style-name="code_5f_block"><text:s text:c="7"/>return ERROR;</text:p>
      <text:p text:style-name="code_5f_block"><text:s text:c="4"/>}</text:p>
      <text:p text:style-name="P5"/>
      <text:p text:style-name="P5">Pass (<text:span text:style-name="code_5f_C">png_infopp</text:span>) <text:span text:style-name="code_5f_C">NULL</text:span> instead of <text:span text:style-name="code_5f_C">&amp;end_info</text:span> if you didn't create an <text:span text:style-name="code_5f_C">end_info</text:span> structure.</text:p>
      <text:p text:style-name="P5"/>
      <text:p text:style-name="P5">If you would rather avoid the complexity of <text:span text:style-name="code_5f_C">setjmp</text:span>/<text:span text:style-name="code_5f_C">longjmp</text:span> issues, you can compile libpng with <text:span text:style-name="code_5f_C">PNG_NO_SETJMP</text:span>, in which case <text:span text:style-name="T6">errors</text:span> will result in a call to <text:span text:style-name="code_5f_C">PNG_ABORT()</text:span> which defaults to <text:span text:style-name="code_5f_C">abort()</text:span>.</text:p>
      <text:p text:style-name="P5"/>
      <text:p text:style-name="P5">You can <text:span text:style-name="code_5f_C">#define PNG_ABORT()</text:span> to a function that does something more useful than <text:span text:style-name="code_5f_C">abort()</text:span>, as long as your <text:span text:style-name="T6">function does not return</text:span>.</text:p>
      <text:p text:style-name="P5"/>
      <text:p text:style-name="P5">Now you need to set up the input code. <text:s/>The default for libpng is to use the C function <text:span text:style-name="code_5f_C">fread()</text:span>. <text:s/>If you use this, you will need to pass a valid <text:span text:style-name="code_5f_C">FILE *</text:span> in the function <text:span text:style-name="code_5f_C">png_init_io()</text:span>. <text:s/>Be sure that the file is opened in binary mode. <text:s/>If you wish to handle reading data in another way, you need not call the <text:span text:style-name="code_5f_C">png_init_io()</text:span> function, but you must then implement the libpng I/O methods discussed in the Customizing Libpng section below.</text:p>
      <text:p text:style-name="P5"/>
      <text:p text:style-name="code_5f_block"><text:s text:c="4"/>png_init_io(png_ptr, fp);</text:p>
      <text:p text:style-name="P5"/>
      <text:p text:style-name="P5">If you had previously opened the file and read any of the signature from the beginning in order to see if this was a PNG file, you need to let libpng know that there are some bytes missing from the start of the file.</text:p>
      <text:p text:style-name="P5"/>
      <text:p text:style-name="code_5f_block"><text:s text:c="4"/>png_set_sig_bytes(png_ptr, number);</text:p>
      <text:p text:style-name="P5"/>
      <text:p text:style-name="P5">You can change the zlib compression buffer size to be used while reading compressed data with</text:p>
      <text:p text:style-name="P5"/>
      <text:p text:style-name="code_5f_block"><text:soft-page-break/><text:s text:c="4"/>png_set_compression_buffer_size(png_ptr, buffer_size);</text:p>
      <text:p text:style-name="P5"/>
      <text:p text:style-name="P5">where the default size is 8192 bytes. <text:s/>Note that the buffer size is changed immediately and the buffer is reallocated immediately, instead of setting a flag to be acted upon later.</text:p>
      <text:p text:style-name="P5"/>
      <text:p text:style-name="P5">If you want <text:span text:style-name="T6">CRC errors</text:span> to be handled in a different manner than the default, use</text:p>
      <text:p text:style-name="P5"/>
      <text:p text:style-name="code_5f_block"><text:s text:c="4"/>png_set_crc_action(png_ptr, crit_action, ancil_action);</text:p>
      <text:p text:style-name="P5"/>
      <text:p text:style-name="P5">The values for <text:span text:style-name="code_5f_C">png_set_crc_action()</text:span> say how libpng is to handle <text:span text:style-name="T6">CRC errors</text:span> in ancillary and critical chunks, and whether to use the data contained therein. Starting with libpng-1.6.26, this also governs how an <text:span text:style-name="T6">ADLER32 error</text:span> is handled while reading the <text:user-index-mark-start text:id="IMark442242440" text:index-name="Chunk" text:outline-level="1"/><text:user-index-mark-start text:id="IMark442246184" text:index-name="Chunk" text:outline-level="1"/><text:user-index-mark-start text:id="IMark442243112" text:index-name="Chunk" text:outline-level="1"/><text:user-index-mark text:string-value="IDAT" text:index-name="Chunk" text:outline-level="1"/><text:span text:style-name="code_5f_chunk">IDAT</text:span><text:user-index-mark-end text:id="IMark442243112"/><text:user-index-mark-end text:id="IMark442246184"/><text:user-index-mark-end text:id="IMark442242440"/> chunk. Note that it is impossible to "<text:span text:style-name="T6">discard</text:span>" data in a critical chunk.</text:p>
      <text:p text:style-name="P5"/>
      <text:p text:style-name="code_5f_block">Choices for (int) crit_action are</text:p>
      <text:p text:style-name="code_5f_block"><text:s text:c="3"/>PNG_CRC_DEFAULT <text:s text:c="5"/>0 <text:s/>error/quit</text:p>
      <text:p text:style-name="code_5f_block"><text:s text:c="3"/>PNG_CRC_ERROR_QUIT <text:s text:c="2"/>1 <text:s/>error/quit</text:p>
      <text:p text:style-name="code_5f_block"><text:s text:c="3"/>PNG_CRC_WARN_USE <text:s text:c="4"/>3 <text:s/>warn/use data</text:p>
      <text:p text:style-name="code_5f_block"><text:s text:c="3"/>PNG_CRC_QUIET_USE <text:s text:c="3"/>4 <text:s/>quiet/use data</text:p>
      <text:p text:style-name="code_5f_block"><text:s text:c="3"/>PNG_CRC_NO_CHANGE <text:s text:c="3"/>5 <text:s/>use the current value</text:p>
      <text:p text:style-name="P5"/>
      <text:p text:style-name="code_5f_block">Choices for (int) ancil_action are</text:p>
      <text:p text:style-name="code_5f_block"><text:s text:c="3"/>PNG_CRC_DEFAULT <text:s text:c="5"/>0 <text:s/>error/quit</text:p>
      <text:p text:style-name="code_5f_block"><text:s text:c="3"/>PNG_CRC_ERROR_QUIT <text:s text:c="2"/>1 <text:s/>error/quit</text:p>
      <text:p text:style-name="code_5f_block"><text:s text:c="3"/>PNG_CRC_WARN_DISCARD 2 <text:s/>warn/discard data</text:p>
      <text:p text:style-name="code_5f_block"><text:s text:c="3"/>PNG_CRC_WARN_USE <text:s text:c="4"/>3 <text:s/>warn/use data</text:p>
      <text:p text:style-name="code_5f_block"><text:s text:c="3"/>PNG_CRC_QUIET_USE <text:s text:c="3"/>4 <text:s/>quiet/use data</text:p>
      <text:p text:style-name="code_5f_block"><text:s text:c="3"/>PNG_CRC_NO_CHANGE <text:s text:c="3"/>5 <text:s/>use the current value</text:p>
      <text:p text:style-name="P5"/>
      <text:p text:style-name="P5">When the setting for crit_action is <text:span text:style-name="code_5f_C">PNG_CRC_QUIET_USE</text:span>, the <text:span text:style-name="T6">CRC</text:span> and <text:span text:style-name="T6">ADLER32</text:span> checksums are not only ignored, but they are not evaluated.</text:p>
      <text:p text:style-name="P5"/>
      <text:h text:style-name="Heading_20_3" text:outline-level="3"><text:bookmark-start text:name="__RefHeading___Toc10895_1038013662"/>Setting up callback code<text:bookmark-end text:name="__RefHeading___Toc10895_1038013662"/></text:h>
      <text:p text:style-name="P5"/>
      <text:p text:style-name="P5">You can set up a <text:span text:style-name="T6">callback function</text:span> to handle any unknown chunks in the input stream. You must supply the function</text:p>
      <text:p text:style-name="P5"/>
      <text:p text:style-name="code_5f_block"><text:s text:c="4"/>read_chunk_callback(png_structp png_ptr,</text:p>
      <text:p text:style-name="code_5f_block"><text:s text:c="9"/>png_unknown_chunkp chunk);</text:p>
      <text:p text:style-name="code_5f_block"><text:s text:c="4"/>{</text:p>
      <text:p text:style-name="code_5f_block"><text:s text:c="7"/>/* The unknown chunk structure contains your</text:p>
      <text:p text:style-name="code_5f_block"><text:s text:c="10"/>chunk data, along with similar data for any other</text:p>
      <text:p text:style-name="code_5f_block"><text:s text:c="10"/>unknown chunks: */</text:p>
      <text:p text:style-name="code_5f_block"/>
      <text:p text:style-name="code_5f_block"><text:s text:c="11"/>png_byte name[5];</text:p>
      <text:p text:style-name="code_5f_block"><text:s text:c="11"/>png_byte *data;</text:p>
      <text:p text:style-name="code_5f_block"><text:s text:c="11"/>size_t size;</text:p>
      <text:p text:style-name="code_5f_block"/>
      <text:p text:style-name="code_5f_block"><text:s text:c="7"/>/* Note that libpng has already taken care of</text:p>
      <text:p text:style-name="code_5f_block"><text:s text:c="10"/>the CRC handling */</text:p>
      <text:p text:style-name="code_5f_block"/>
      <text:p text:style-name="code_5f_block"><text:s text:c="7"/>/* put your code here. <text:s/>Search for your chunk in the</text:p>
      <text:p text:style-name="code_5f_block"><text:s text:c="10"/>unknown chunk structure, process it, and return one</text:p>
      <text:p text:style-name="code_5f_block"><text:soft-page-break/><text:s text:c="10"/>of the following: */</text:p>
      <text:p text:style-name="code_5f_block"/>
      <text:p text:style-name="code_5f_block"><text:s text:c="7"/>return -n; /* chunk had an error */</text:p>
      <text:p text:style-name="code_5f_block"><text:s text:c="7"/>return 0; /* did not recognize */</text:p>
      <text:p text:style-name="code_5f_block"><text:s text:c="7"/>return n; /* success */</text:p>
      <text:p text:style-name="code_5f_block"><text:s text:c="4"/>}</text:p>
      <text:p text:style-name="P5"/>
      <text:p text:style-name="P5">(You can give your function another name that you like instead of</text:p>
      <text:p text:style-name="P5">"<text:span text:style-name="code_5f_C">read_chunk_callback</text:span>")</text:p>
      <text:p text:style-name="P5"/>
      <text:p text:style-name="P5">To inform libpng about your function, use</text:p>
      <text:p text:style-name="P5"/>
      <text:p text:style-name="code_5f_block"><text:s text:c="4"/>png_set_read_user_chunk_fn(png_ptr, user_chunk_ptr,</text:p>
      <text:p text:style-name="code_5f_block"><text:s text:c="8"/>read_chunk_callback);</text:p>
      <text:p text:style-name="P5"/>
      <text:p text:style-name="P5">This names not only the <text:span text:style-name="T6">callback function</text:span>, but also a <text:span text:style-name="T6">user pointer</text:span> that you can retrieve with</text:p>
      <text:p text:style-name="P5"/>
      <text:p text:style-name="code_5f_block"><text:s text:c="4"/>png_get_user_chunk_ptr(png_ptr);</text:p>
      <text:p text:style-name="P5"/>
      <text:p text:style-name="P5">If you call the <text:span text:style-name="code_5f_C">png_set_read_user_chunk_fn()</text:span> function, then all unknown chunks which the <text:span text:style-name="T6">callback</text:span> does not handle will be saved when read. <text:s/>You can cause them to be discarded by returning '<text:span text:style-name="code_5f_C">1</text:span>' ("<text:span text:style-name="code_5f_C">handled</text:span>") instead of '<text:span text:style-name="code_5f_C">0</text:span>'. <text:s/>This behavior will change in libpng 1.7 and the default handling set by the <text:span text:style-name="code_5f_C">png_set_keep_unknown_chunks()</text:span> function, described below, will be used when the <text:span text:style-name="T6">callback</text:span> returns <text:span text:style-name="code_5f_C">0</text:span>. <text:s/>If you want the existing behavior you should set the global default to <text:span text:style-name="code_5f_C">PNG_HANDLE_CHUNK_IF_SAFE</text:span> now; this is compatible with all current versions of libpng and with 1.7. <text:s/>Libpng 1.6 issues a <text:span text:style-name="T6">warning</text:span> if you keep the default, or <text:span text:style-name="code_5f_C">PNG_HANDLE_CHUNK_NEVER</text:span>, and the callback returns <text:span text:style-name="code_5f_C">0</text:span>.</text:p>
      <text:p text:style-name="P5"/>
      <text:p text:style-name="P5">At this point, you can set up a <text:span text:style-name="T6">callback</text:span> function that will be called after each row has been read, which you can use to control a progress meter or the like. <text:s/>It's demonstrated in <text:span text:style-name="code_5f_file">pngtest.c</text:span>. You must supply a function</text:p>
      <text:p text:style-name="P5"/>
      <text:p text:style-name="code_5f_block"><text:s text:c="4"/>void read_row_callback(png_structp png_ptr,</text:p>
      <text:p text:style-name="code_5f_block"><text:s text:c="7"/>png_uint_32 row, int pass);</text:p>
      <text:p text:style-name="code_5f_block"><text:s text:c="4"/>{</text:p>
      <text:p text:style-name="code_5f_block"><text:s text:c="6"/>/* put your code here */</text:p>
      <text:p text:style-name="code_5f_block"><text:s text:c="4"/>}</text:p>
      <text:p text:style-name="Standard"/>
      <text:p text:style-name="P5">(You can give it another name that you like instead of "<text:span text:style-name="code_5f_C">read_row_callback</text:span>")</text:p>
      <text:p text:style-name="P5"/>
      <text:p text:style-name="P5">To inform libpng about your function, use</text:p>
      <text:p text:style-name="P5"/>
      <text:p text:style-name="code_5f_block"><text:s text:c="4"/>png_set_read_status_fn(png_ptr, read_row_callback);</text:p>
      <text:p text:style-name="P5"/>
      <text:p text:style-name="P5">When this function is called the row has already been completely processed and the 'row' and 'pass' refer to the next row to be handled. <text:s/>For the non-interlaced case the row that was just handled is simply one less than the passed in row number, and pass will always be 0. <text:s/>For the interlaced case the same applies unless the row value is 0, in which case the row just handled was the last one from one of the preceding passes. <text:s/>Because interlacing may skip a pass you cannot be sure that the preceding pass is just 'pass-1'; if you really need to know what the last pass is record (row,pass) from the <text:span text:style-name="T6">callback</text:span> and use the last recorded value each time.</text:p>
      <text:p text:style-name="P5"><text:soft-page-break/></text:p>
      <text:p text:style-name="P5">As with the user transform you can find the output row using the <text:span text:style-name="code_5f_C">PNG_ROW_FROM_PASS_ROW</text:span> macro.</text:p>
      <text:p text:style-name="P5"/>
      <text:h text:style-name="Heading_20_3" text:outline-level="3"><text:bookmark-start text:name="__RefHeading___Toc10792_1038013662"/>Unknown-chunk handling<text:bookmark-end text:name="__RefHeading___Toc10792_1038013662"/></text:h>
      <text:p text:style-name="P5"/>
      <text:p text:style-name="P5">Now you get to set the way the library processes unknown chunks in the input PNG stream. Both known and unknown chunks will be read. <text:s/>Normal behavior is that known chunks will be parsed into information in various <text:span text:style-name="code_5f_C">info_ptr</text:span> members while unknown chunks will be discarded. This behavior can be wasteful if your application will never use some known chunk types. To change this, you can call:</text:p>
      <text:p text:style-name="P5"/>
      <text:p text:style-name="code_5f_block"><text:s text:c="4"/>png_set_keep_unknown_chunks(png_ptr, keep,</text:p>
      <text:p text:style-name="code_5f_block"><text:s text:c="8"/>chunk_list, num_chunks);</text:p>
      <text:p text:style-name="code_5f_block"/>
      <text:p text:style-name="code_5f_block"><text:s text:c="4"/>keep <text:s text:c="6"/>- 0: default unknown chunk handling</text:p>
      <text:p text:style-name="code_5f_block"><text:s text:c="17"/>1: ignore; do not keep</text:p>
      <text:p text:style-name="code_5f_block"><text:s text:c="17"/>2: keep only if safe-to-copy</text:p>
      <text:p text:style-name="code_5f_block"><text:s text:c="17"/>3: keep even if unsafe-to-copy</text:p>
      <text:p text:style-name="code_5f_block"/>
      <text:p text:style-name="code_5f_block"><text:s text:c="15"/>You can use these definitions:</text:p>
      <text:p text:style-name="code_5f_block"><text:s text:c="17"/>PNG_HANDLE_CHUNK_AS_DEFAULT <text:s text:c="2"/>0</text:p>
      <text:p text:style-name="code_5f_block"><text:s text:c="17"/>PNG_HANDLE_CHUNK_NEVER <text:s text:c="7"/>1</text:p>
      <text:p text:style-name="code_5f_block"><text:s text:c="17"/>PNG_HANDLE_CHUNK_IF_SAFE <text:s text:c="5"/>2</text:p>
      <text:p text:style-name="code_5f_block"><text:s text:c="17"/>PNG_HANDLE_CHUNK_ALWAYS <text:s text:c="6"/>3</text:p>
      <text:p text:style-name="code_5f_block"/>
      <text:p text:style-name="code_5f_block"><text:s text:c="4"/>chunk_list - list of chunks affected (a byte string,</text:p>
      <text:p text:style-name="code_5f_block"><text:s text:c="17"/>five bytes per chunk, NULL or '\0' if</text:p>
      <text:p text:style-name="code_5f_block"><text:s text:c="17"/>num_chunks is positive; ignored if</text:p>
      <text:p text:style-name="code_5f_block"><text:s text:c="17"/>numchunks &lt;= 0).</text:p>
      <text:p text:style-name="code_5f_block"/>
      <text:p text:style-name="code_5f_block"><text:s text:c="4"/>num_chunks - number of chunks affected; if 0, all</text:p>
      <text:p text:style-name="code_5f_block"><text:s text:c="17"/>unknown chunks are affected. <text:s/>If positive,</text:p>
      <text:p text:style-name="code_5f_block"><text:s text:c="17"/>only the chunks in the list are affected,</text:p>
      <text:p text:style-name="code_5f_block"><text:s text:c="17"/>and if negative all unknown chunks and</text:p>
      <text:p text:style-name="code_5f_block"><text:s text:c="17"/>all known chunks except for the <text:user-index-mark-start text:id="IMark442246184" text:index-name="Chunk" text:outline-level="1"/>IHDR<text:user-index-mark-end text:id="IMark442246184"/>,</text:p>
      <text:p text:style-name="code_5f_block"><text:s text:c="17"/><text:user-index-mark text:string-value="PLTE" text:index-name="Chunk" text:outline-level="1"/>PLTE, <text:user-index-mark text:string-value="tRNS" text:index-name="Chunk" text:outline-level="1"/><text:user-index-mark text:string-value="tRNS" text:index-name="Chunk" text:outline-level="1"/><text:user-index-mark text:string-value="tRNS" text:index-name="Chunk" text:outline-level="1"/>tRNS, <text:user-index-mark-start text:id="IMark442246376" text:index-name="Chunk" text:outline-level="1"/><text:user-index-mark-start text:id="IMark300514536" text:index-name="Chunk" text:outline-level="1"/><text:user-index-mark-start text:id="IMark300514248" text:index-name="Chunk" text:outline-level="1"/><text:user-index-mark text:string-value="IDAT" text:index-name="Chunk" text:outline-level="1"/>IDAT<text:user-index-mark-end text:id="IMark300514248"/><text:user-index-mark-end text:id="IMark300514536"/><text:user-index-mark-end text:id="IMark442246376"/>, and <text:user-index-mark-start text:id="IMark300514440" text:index-name="Chunk" text:outline-level="1"/>IEND<text:user-index-mark-end text:id="IMark300514440"/> chunks are</text:p>
      <text:p text:style-name="code_5f_block"><text:s text:c="17"/>affected.</text:p>
      <text:p text:style-name="P5"/>
      <text:p text:style-name="P5">Unknown chunks declared in this way will be saved as raw data onto a list of <text:span text:style-name="code_5f_C">png_unknown_chunk</text:span> structures. <text:s/>If a chunk that is normally known to libpng is named in the list, it will be handled as unknown, according to the "keep" directive. <text:s/>If a chunk is named in successive instances of <text:span text:style-name="code_5f_C">png_set_keep_unknown_chunks()</text:span>, the final instance will take precedence. <text:s/>The <text:user-index-mark-start text:id="IMark300514536" text:index-name="Chunk" text:outline-level="1"/><text:span text:style-name="code_5f_chunk">IHDR</text:span><text:user-index-mark-end text:id="IMark300514536"/> and <text:user-index-mark-start text:id="IMark300514440" text:index-name="Chunk" text:outline-level="1"/><text:span text:style-name="code_5f_chunk">IEND</text:span><text:user-index-mark-end text:id="IMark300514440"/> chunks should not be named in <text:span text:style-name="code_5f_C">chunk_list</text:span>; if they are, libpng will process them normally anyway. If you know that your application will never make use of some particular chunks, use <text:span text:style-name="code_5f_C">PNG_HANDLE_CHUNK_NEVER</text:span> (or <text:span text:style-name="code_5f_C">1</text:span>) as demonstrated below.</text:p>
      <text:p text:style-name="P5"/>
      <text:p text:style-name="P5">Here is an example of the usage of <text:span text:style-name="code_5f_C">png_set_keep_unknown_chunks()</text:span>, where the private "<text:span text:style-name="code_5f_chunk">vpAg</text:span>" chunk will later be processed by a user chunk <text:span text:style-name="T6">callback function</text:span>:</text:p>
      <text:p text:style-name="P5"/>
      <text:p text:style-name="code_5f_block"><text:s text:c="4"/>png_byte vpAg[5]={118, 112, <text:s/>65, 103, (png_byte) '\0'};</text:p>
      <text:p text:style-name="code_5f_block"/>
      <text:p text:style-name="code_5f_block"><text:s text:c="4"/>#if defined(PNG_UNKNOWN_CHUNKS_SUPPORTED)</text:p>
      <text:p text:style-name="code_5f_block"><text:s text:c="6"/>png_byte unused_chunks[]=</text:p>
      <text:p text:style-name="code_5f_block"><text:s text:c="6"/>{</text:p>
      <text:p text:style-name="code_5f_block"><text:s text:c="8"/>104, <text:s/>73, <text:s/>83, <text:s/>84, (png_byte) '\0', <text:s text:c="2"/>/* <text:user-index-mark text:string-value="hIST" text:index-name="Chunk" text:outline-level="1"/>hIST */</text:p>
      <text:p text:style-name="code_5f_block"><text:s text:c="8"/>105, <text:s/>84, <text:s/>88, 116, (png_byte) '\0', <text:s text:c="2"/>/* <text:user-index-mark text:string-value="iTXt" text:index-name="Chunk" text:outline-level="1"/>iTXt */</text:p>
      <text:p text:style-name="code_5f_block"><text:s text:c="8"/>112, <text:s/>67, <text:s/>65, <text:s/>76, (png_byte) '\0', <text:s text:c="2"/>/* <text:user-index-mark text:string-value="pCAL" text:index-name="Chunk" text:outline-level="1"/>pCAL */</text:p>
      <text:p text:style-name="code_5f_block"><text:soft-page-break/><text:s text:c="8"/>115, <text:s/>67, <text:s/>65, <text:s/>76, (png_byte) '\0', <text:s text:c="2"/>/* <text:user-index-mark text:string-value="sCAL" text:index-name="Chunk" text:outline-level="1"/>sCAL */</text:p>
      <text:p text:style-name="code_5f_block"><text:s text:c="8"/>115, <text:s/>80, <text:s/>76, <text:s/>84, (png_byte) '\0', <text:s text:c="2"/>/* <text:user-index-mark-start text:id="IMark300514536" text:index-name="Chunk" text:outline-level="1"/>sPLT<text:user-index-mark-end text:id="IMark300514536"/> */</text:p>
      <text:p text:style-name="code_5f_block"><text:s text:c="8"/>116, <text:s/>73, <text:s/>77, <text:s/>69, (png_byte) '\0', <text:s text:c="2"/>/* <text:user-index-mark text:string-value="tIME" text:index-name="Chunk" text:outline-level="1"/>tIME */</text:p>
      <text:p text:style-name="code_5f_block"><text:s text:c="6"/>};</text:p>
      <text:p text:style-name="code_5f_block"><text:s text:c="4"/>#endif</text:p>
      <text:p text:style-name="code_5f_block"/>
      <text:p text:style-name="code_5f_block"><text:s text:c="4"/>...</text:p>
      <text:p text:style-name="code_5f_block"/>
      <text:p text:style-name="code_5f_block"><text:s text:c="4"/>#if defined(PNG_UNKNOWN_CHUNKS_SUPPORTED)</text:p>
      <text:p text:style-name="code_5f_block"><text:s text:c="6"/>/* ignore all unknown chunks</text:p>
      <text:p text:style-name="code_5f_block"><text:s text:c="7"/>* (use global setting "2" for libpng16 and earlier):</text:p>
      <text:p text:style-name="code_5f_block"><text:s text:c="7"/>*/</text:p>
      <text:p text:style-name="code_5f_block"><text:s text:c="6"/>png_set_keep_unknown_chunks(read_ptr, 2, NULL, 0);</text:p>
      <text:p text:style-name="code_5f_block"/>
      <text:p text:style-name="code_5f_block"><text:s text:c="6"/>/* except for vpAg: */</text:p>
      <text:p text:style-name="code_5f_block"><text:s text:c="6"/>png_set_keep_unknown_chunks(read_ptr, 2, vpAg, 1);</text:p>
      <text:p text:style-name="code_5f_block"/>
      <text:p text:style-name="code_5f_block"><text:s text:c="6"/>/* also ignore unused known chunks: */</text:p>
      <text:p text:style-name="code_5f_block"><text:s text:c="6"/>png_set_keep_unknown_chunks(read_ptr, 1, unused_chunks,</text:p>
      <text:p text:style-name="code_5f_block"><text:s text:c="9"/>(int)(sizeof unused_chunks)/5);</text:p>
      <text:p text:style-name="code_5f_block"><text:s text:c="4"/>#endif</text:p>
      <text:p text:style-name="P5"/>
      <text:h text:style-name="Heading_20_3" text:outline-level="3"><text:bookmark-start text:name="__RefHeading___Toc10794_1038013662"/>User limits<text:bookmark-end text:name="__RefHeading___Toc10794_1038013662"/></text:h>
      <text:p text:style-name="P5"/>
      <text:p text:style-name="P5">The PNG specification allows the width and height of an image to be as large as <text:span text:style-name="code_5f_C">2^31-1</text:span> (<text:span text:style-name="code_5f_C">0x7fffffff</text:span>), or about 2.147 billion rows and columns. For safety, libpng imposes a default limit of 1 million rows and columns. Larger images will be <text:span text:style-name="T6">rejected</text:span> immediately with a <text:span text:style-name="code_5f_C">png_error()</text:span> call. If you wish to change these limits, you can use</text:p>
      <text:p text:style-name="P5"/>
      <text:p text:style-name="code_5f_block"><text:s text:c="3"/>png_set_user_limits(png_ptr, width_max, height_max);</text:p>
      <text:p text:style-name="P5"/>
      <text:p text:style-name="P5">to set your own limits (libpng may <text:span text:style-name="T6">reject</text:span> some very wide images anyway because of potential buffer overflow conditions).</text:p>
      <text:p text:style-name="P5"/>
      <text:p text:style-name="P5">You should put this statement after you create the PNG structure and before calling <text:span text:style-name="code_5f_C">png_read_info()</text:span>, <text:span text:style-name="code_5f_C">png_read_png()</text:span>, or <text:span text:style-name="code_5f_C">png_process_data()</text:span>.</text:p>
      <text:p text:style-name="P5"/>
      <text:p text:style-name="P5">When writing a PNG datastream, put this statement before calling <text:span text:style-name="code_5f_C">png_write_info()</text:span> or <text:span text:style-name="code_5f_C">png_write_png()</text:span>.</text:p>
      <text:p text:style-name="P5"/>
      <text:p text:style-name="P5">If you need to retrieve the limits that are being applied, use</text:p>
      <text:p text:style-name="P5"/>
      <text:p text:style-name="code_5f_block"><text:s text:c="3"/>width_max = png_get_user_width_max(png_ptr);</text:p>
      <text:p text:style-name="code_5f_block"><text:s text:c="3"/>height_max = png_get_user_height_max(png_ptr);</text:p>
      <text:p text:style-name="P5"/>
      <text:p text:style-name="P5">The PNG specification sets no limit on the number of ancillary chunks allowed in a PNG datastream. <text:s/>By default, libpng imposes a limit of a total of 1000 <text:user-index-mark-start text:id="IMark300514536" text:index-name="Chunk" text:outline-level="1"/><text:user-index-mark-start text:id="IMark300514440" text:index-name="Chunk" text:outline-level="1"/><text:span text:style-name="code_5f_chunk">sPLT</text:span><text:user-index-mark-end text:id="IMark300514440"/><text:user-index-mark-end text:id="IMark300514536"/>, <text:user-index-mark-start text:id="IMark300514248" text:index-name="Chunk" text:outline-level="1"/><text:user-index-mark text:string-value="tEXt" text:index-name="Chunk" text:outline-level="1"/><text:span text:style-name="code_5f_chunk">tEXt</text:span><text:user-index-mark-end text:id="IMark300514248"/>, <text:user-index-mark-start text:id="IMark300513960" text:index-name="Chunk" text:outline-level="1"/><text:user-index-mark text:string-value="iTXt" text:index-name="Chunk" text:outline-level="1"/><text:span text:style-name="code_5f_chunk">iTXt</text:span><text:user-index-mark-end text:id="IMark300513960"/>, <text:user-index-mark-start text:id="IMark300515400" text:index-name="Chunk" text:outline-level="1"/><text:user-index-mark text:string-value="zTXt" text:index-name="Chunk" text:outline-level="1"/><text:span text:style-name="code_5f_chunk">zTXt</text:span><text:user-index-mark-end text:id="IMark300515400"/>, and unknown chunks to be stored. If you have set up both <text:span text:style-name="code_5f_C">info_ptr</text:span> and <text:span text:style-name="code_5f_C">end_info_ptr</text:span>, the limit applies separately to each. <text:s/>You can change the limit on the total number of such chunks that will be stored, with</text:p>
      <text:p text:style-name="P5"/>
      <text:p text:style-name="code_5f_block"><text:s text:c="3"/>png_set_chunk_cache_max(png_ptr, user_chunk_cache_max);</text:p>
      <text:p text:style-name="P5"/>
      <text:p text:style-name="P5"><text:soft-page-break/>where <text:span text:style-name="code_5f_C">0x7fffffffL</text:span> means unlimited. <text:s/>You can retrieve this limit with</text:p>
      <text:p text:style-name="P5"/>
      <text:p text:style-name="code_5f_block"><text:s text:c="3"/>chunk_cache_max = png_get_chunk_cache_max(png_ptr);</text:p>
      <text:p text:style-name="P5"/>
      <text:p text:style-name="P5">Libpng imposes a limit of 8 Megabytes (8,000,000 bytes) on the amount of memory that any chunk other than <text:user-index-mark-start text:id="IMark300515400" text:index-name="Chunk" text:outline-level="1"/><text:user-index-mark-start text:id="IMark300515880" text:index-name="Chunk" text:outline-level="1"/><text:user-index-mark-start text:id="IMark300513960" text:index-name="Chunk" text:outline-level="1"/><text:user-index-mark text:string-value="IDAT" text:index-name="Chunk" text:outline-level="1"/><text:span text:style-name="code_5f_chunk">IDAT</text:span><text:user-index-mark-end text:id="IMark300513960"/><text:user-index-mark-end text:id="IMark300515880"/><text:user-index-mark-end text:id="IMark300515400"/> can occupy, originally or when decompressed (prior to libpng-1.6.32 the limit was only applied to compressed chunks after decompression). You can change this limit with</text:p>
      <text:p text:style-name="P5"/>
      <text:p text:style-name="code_5f_block"><text:s text:c="3"/>png_set_chunk_malloc_max(png_ptr, user_chunk_malloc_max);</text:p>
      <text:p text:style-name="P5"/>
      <text:p text:style-name="P5">and you can retrieve the limit with</text:p>
      <text:p text:style-name="P5"/>
      <text:p text:style-name="code_5f_block"><text:s text:c="3"/>chunk_malloc_max = png_get_chunk_malloc_max(png_ptr);</text:p>
      <text:p text:style-name="P5"/>
      <text:p text:style-name="P5">Any chunks that would cause either of these limits to be exceeded will be ignored.</text:p>
      <text:p text:style-name="P5"/>
      <text:h text:style-name="Heading_20_3" text:outline-level="3"><text:bookmark-start text:name="__RefHeading___Toc10796_1038013662"/>Information about your system<text:bookmark-end text:name="__RefHeading___Toc10796_1038013662"/></text:h>
      <text:p text:style-name="P5"/>
      <text:p text:style-name="P5">If you intend to display the PNG or to incorporate it in other image data you need to tell libpng information about your display or drawing surface so that libpng can convert the values in the image to match the display.</text:p>
      <text:p text:style-name="P5"/>
      <text:p text:style-name="P5">From libpng-1.5.4 this information can be set before reading the PNG file header. <text:s/>In earlier versions <text:span text:style-name="code_5f_C">png_set_gamma()</text:span> existed but behaved incorrectly if called before the PNG file header had been read and <text:span text:style-name="code_5f_C">png_set_alpha_mode()</text:span> did not exist.</text:p>
      <text:p text:style-name="P5"/>
      <text:p text:style-name="P5">If you need to support versions prior to libpng-1.5.4 test the version number as illustrated below using "<text:span text:style-name="code_5f_C">PNG_LIBPNG_VER &gt;= 10504</text:span>" and follow the procedures described in the appropriate manual page.</text:p>
      <text:p text:style-name="P5"/>
      <text:p text:style-name="P5">You give libpng the encoding expected by your system expressed as a '<text:span text:style-name="code_5f_C"><text:span text:style-name="T7">gamma</text:span></text:span>' value. <text:s/>You can also specify a default encoding for the PNG file in case the required information is missing from the file. <text:s/>By default libpng assumes that the PNG data matches your system, to keep this default call:</text:p>
      <text:p text:style-name="P5"/>
      <text:p text:style-name="code_5f_block"><text:s text:c="3"/>png_set_gamma(png_ptr, screen_gamma, output_gamma);</text:p>
      <text:p text:style-name="P5"/>
      <text:p text:style-name="P5">or you can use the fixed point equivalent:</text:p>
      <text:p text:style-name="P5"/>
      <text:p text:style-name="code_5f_block"><text:s text:c="3"/>png_set_gamma_fixed(png_ptr, PNG_FP_1*screen_gamma,</text:p>
      <text:p text:style-name="code_5f_block"><text:s text:c="6"/>PNG_FP_1*output_gamma);</text:p>
      <text:p text:style-name="P5"/>
      <text:p text:style-name="P5">If you don't know the gamma for your system it is probably 2.2 - a good approximation to the IEC standard for display systems (<text:user-index-mark text:string-value="sRGB" text:index-name="Chunk" text:outline-level="1"/><text:span text:style-name="code_5f_C">sRGB</text:span>). <text:s/>If images are too contrasty or washed out you got the value wrong - check your system documentation!</text:p>
      <text:p text:style-name="P5"/>
      <text:p text:style-name="P5">Many systems permit the system gamma to be changed via a lookup table in the display driver, a few systems, including older Macs, change the response by default. <text:s/>As of 1.5.4 three special values are available to handle common situations:</text:p>
      <text:p text:style-name="P5"><text:soft-page-break/></text:p>
      <text:p text:style-name="code_5f_block"><text:s text:c="3"/>PNG_DEFAULT_<text:user-index-mark text:string-value="sRGB" text:index-name="Chunk" text:outline-level="1"/>sRGB: <text:span text:style-name="base_5f_in_5f_block">Indicates that the system conforms to the</text:span></text:p>
      <text:p text:style-name="code_5f_block"><text:s text:c="21"/><text:span text:style-name="base_5f_in_5f_block">IEC 61966-2-1 standard. <text:s/>This matches almost</text:span></text:p>
      <text:p text:style-name="code_5f_block"><text:s text:c="21"/><text:span text:style-name="base_5f_in_5f_block">all systems.</text:span></text:p>
      <text:p text:style-name="code_5f_block"><text:s text:c="3"/>PNG_GAMMA_MAC_18: <text:span text:style-name="base_5f_in_5f_block">Indicates that the system is an older</text:span></text:p>
      <text:p text:style-name="code_5f_block"><text:s text:c="21"/><text:span text:style-name="base_5f_in_5f_block">(pre Mac OS 10.6) Apple Macintosh system with</text:span></text:p>
      <text:p text:style-name="code_5f_block"><text:s text:c="21"/><text:span text:style-name="base_5f_in_5f_block">the default settings.</text:span></text:p>
      <text:p text:style-name="code_5f_block"><text:s text:c="3"/>PNG_GAMMA_LINEAR: <text:span text:style-name="base_5f_in_5f_block">Just the fixed point value for 1.0 - indicates</text:span></text:p>
      <text:p text:style-name="code_5f_block"><text:s text:c="21"/><text:span text:style-name="base_5f_in_5f_block">that the system expects data with no gamma</text:span></text:p>
      <text:p text:style-name="code_5f_block"><text:s text:c="21"/><text:span text:style-name="base_5f_in_5f_block">encoding.</text:span></text:p>
      <text:p text:style-name="P5"/>
      <text:p text:style-name="P5">You would use the linear (unencoded) value if you need to process the pixel values further because this avoids the need to decode and re-encode each component value whenever arithmetic is performed. <text:s/>A lot of graphics software uses linear values for this reason, often with higher precision component values to preserve overall accuracy.</text:p>
      <text:p text:style-name="P5"/>
      <text:p text:style-name="P5"/>
      <text:p text:style-name="P5">The <text:span text:style-name="code_5f_C">output_gamma</text:span> value expresses how to decode the output values, not how they are encoded. <text:s/>The values used correspond to the normal numbers used to describe the overall gamma of a computer display system; for example <text:span text:style-name="code_5f_C">2.2</text:span> for an <text:user-index-mark text:string-value="sRGB" text:index-name="Chunk" text:outline-level="1"/><text:span text:style-name="code_5f_C">sRGB</text:span> conformant system. <text:s/>The values are scaled by <text:span text:style-name="code_5f_C">100000</text:span> in the <text:span text:style-name="code_5f_C">_fixed</text:span> version of the API (so <text:span text:style-name="code_5f_C">220000</text:span> for <text:user-index-mark text:string-value="sRGB" text:index-name="Chunk" text:outline-level="1"/><text:span text:style-name="code_5f_C">sRGB</text:span>.)</text:p>
      <text:p text:style-name="P5"/>
      <text:p text:style-name="P5">The inverse of the value is always used to provide a default for the PNG file encoding if it has no <text:user-index-mark-start text:id="IMark300515880" text:index-name="Chunk" text:outline-level="1"/><text:user-index-mark text:string-value="gAMA" text:index-name="Chunk" text:outline-level="1"/><text:span text:style-name="code_5f_chunk">gAMA</text:span><text:user-index-mark-end text:id="IMark300515880"/> chunk and if <text:span text:style-name="code_5f_C">png_set_gamma()</text:span> has not been called to override the PNG gamma information.</text:p>
      <text:p text:style-name="P5"/>
      <text:p text:style-name="P5">When the <text:span text:style-name="code_5f_C">ALPHA_OPTIMIZED</text:span> mode is selected the output gamma is used to encode opaque pixels however pixels with lower alpha values are not encoded, regardless of the output gamma setting.</text:p>
      <text:p text:style-name="P5"/>
      <text:p text:style-name="P5">When the standard Porter Duff handling is requested with mode <text:span text:style-name="code_5f_C">1</text:span> the output encoding is set to be linear and the <text:span text:style-name="code_5f_C">output_gamma</text:span> value is only relevant as a default for input data that has no gamma information. <text:s/>The linear output encoding will be overridden if <text:span text:style-name="code_5f_C">png_set_gamma()</text:span> is called - the results may be highly unexpected!</text:p>
      <text:p text:style-name="P5"/>
      <text:p text:style-name="Standard"><text:span text:style-name="T2">The following numbers are derived from the </text:span><text:user-index-mark text:string-value="sRGB" text:index-name="Chunk" text:outline-level="1"/><text:span text:style-name="code_5f_C">sRGB</text:span><text:span text:style-name="T2"> standard and the research behind it. <text:s/></text:span><text:user-index-mark text:string-value="sRGB" text:index-name="Chunk" text:outline-level="1"/><text:span text:style-name="code_5f_C">sRGB</text:span><text:span text:style-name="T2"> is defined to be approximated by a PNG </text:span><text:user-index-mark-start text:id="IMark300513960" text:index-name="Chunk" text:outline-level="1"/><text:user-index-mark text:string-value="gAMA" text:index-name="Chunk" text:outline-level="1"/><text:span text:style-name="code_5f_chunk">gAMA</text:span><text:user-index-mark-end text:id="IMark300513960"/><text:span text:style-name="T2"> chunk value of </text:span><text:span text:style-name="code_5f_C">0.45455</text:span><text:span text:style-name="T2"> (1/2.2) for PNG. <text:s/>The value implicitly includes any viewing correction required to take account of any differences in the color environment of the original scene and the intended display environment; the value expresses how to </text:span><text:span text:style-name="T3">decode</text:span><text:span text:style-name="T2"> the image for display, not how the original data was </text:span><text:span text:style-name="T3">encoded</text:span><text:span text:style-name="T2">.</text:span></text:p>
      <text:p text:style-name="P5"/>
      <text:p text:style-name="P5"><text:user-index-mark text:string-value="sRGB" text:index-name="Chunk" text:outline-level="1"/>sRGB provides a peg for the PNG standard by defining a viewing environment. <text:user-index-mark text:string-value="sRGB" text:index-name="Chunk" text:outline-level="1"/>sRGB itself, and earlier TV standards, actually use a more complex transform (a linear portion then a gamma 2.4 power law) than PNG can express. <text:s/>(PNG is limited to simple power laws.) <text:s/>By saying that an image for direct display on an <text:user-index-mark text:string-value="sRGB" text:index-name="Chunk" text:outline-level="1"/>sRGB conformant system should be stored with a <text:user-index-mark-start text:id="IMark300515880" text:index-name="Chunk" text:outline-level="1"/><text:user-index-mark text:string-value="gAMA" text:index-name="Chunk" text:outline-level="1"/><text:span text:style-name="code_5f_chunk">gAMA</text:span><text:user-index-mark-end text:id="IMark300515880"/> chunk value of 45455 (11.3.3.2 and 11.3.3.5 of the ISO PNG specification) the PNG specification makes it possible to derive values for other display systems and environments.</text:p>
      <text:p text:style-name="P5"/>
      <text:p text:style-name="P5">The Mac value is deduced from the <text:user-index-mark text:string-value="sRGB" text:index-name="Chunk" text:outline-level="1"/>sRGB based on an assumption that the actual extra viewing correction used in early Mac display systems was implemented as a power 1.45 lookup table.</text:p>
      <text:p text:style-name="P5"/>
      <text:p text:style-name="P5"><text:soft-page-break/>Any system where a programmable lookup table is used or where the behavior of the final display device characteristics can be changed requires system specific code to obtain the current characteristic. <text:s/>However this can be difficult and most PNG gamma correction only requires an approximate value.</text:p>
      <text:p text:style-name="P5"/>
      <text:p text:style-name="P5">By default, if <text:span text:style-name="code_5f_C">png_set_alpha_mode()</text:span> is not called, libpng assumes that all values are unencoded, linear, values and that the output device also has a linear characteristic. <text:s/>This is only very rarely correct - it is invariably better to call <text:span text:style-name="code_5f_C">png_set_alpha_mode()</text:span> with <text:span text:style-name="code_5f_C">PNG_DEFAULT_</text:span><text:user-index-mark text:string-value="sRGB" text:index-name="Chunk" text:outline-level="1"/><text:span text:style-name="code_5f_C">sRGB</text:span> than rely on the default if you don't know what the right answer is!</text:p>
      <text:p text:style-name="P5"/>
      <text:p text:style-name="P5">The special value <text:span text:style-name="code_5f_C">PNG_GAMMA_MAC_18</text:span> indicates an older Mac system (pre Mac OS 10.6) which used a correction table to implement a somewhat lower gamma on an otherwise <text:user-index-mark text:string-value="sRGB" text:index-name="Chunk" text:outline-level="1"/>sRGB system.</text:p>
      <text:p text:style-name="P5"/>
      <text:p text:style-name="P5">Both these values are reserved (not simple gamma values) in order to allow more precise correction internally in the future.</text:p>
      <text:p text:style-name="P5"/>
      <text:p text:style-name="P5">NOTE: the values can be passed to either the fixed or floating point APIs, but the floating point API will also accept floating point values.</text:p>
      <text:p text:style-name="P5"/>
      <text:p text:style-name="P5">The second thing you may need to tell libpng about is how your system handles alpha channel information. <text:s/>Some, but not all, PNG files contain an alpha channel. <text:s/>To display these files correctly you need to compose the data onto a suitable background, as described in the PNG specification.</text:p>
      <text:p text:style-name="P5"/>
      <text:p text:style-name="P5">Libpng only supports composing onto a single color (using <text:span text:style-name="code_5f_C">png_set_background</text:span>; see below). <text:s/>Otherwise you must do the composition yourself and, in this case, you may need to call <text:span text:style-name="code_5f_C">png_set_alpha_mode</text:span>:</text:p>
      <text:p text:style-name="P5"/>
      <text:p text:style-name="code_5f_block"><text:s text:c="3"/>#if PNG_LIBPNG_VER &gt;= 10504</text:p>
      <text:p text:style-name="code_5f_block"><text:s text:c="6"/>png_set_alpha_mode(png_ptr, mode, screen_gamma);</text:p>
      <text:p text:style-name="code_5f_block"><text:s text:c="3"/>#else</text:p>
      <text:p text:style-name="code_5f_block"><text:s text:c="6"/>png_set_gamma(png_ptr, screen_gamma, 1.0/screen_gamma);</text:p>
      <text:p text:style-name="code_5f_block"><text:s text:c="3"/>#endif</text:p>
      <text:p text:style-name="P5"/>
      <text:p text:style-name="P5">The <text:span text:style-name="code_5f_C">screen_gamma</text:span> value is the same as the argument to <text:span text:style-name="code_5f_C">png_set_gamma</text:span>; however, how it affects the output depends on the mode. <text:s/><text:span text:style-name="code_5f_C">png_set_alpha_mode()</text:span> sets the file gamma default to <text:span text:style-name="code_5f_C">1/screen_gamma</text:span>, so normally you don't need to call <text:span text:style-name="code_5f_C">png_set_gamma</text:span>. <text:s/>If you need different defaults call <text:span text:style-name="code_5f_C">png_set_gamma()</text:span> before <text:span text:style-name="code_5f_C">png_set_alpha_mode()</text:span> - if you call it after it will override the settings made by <text:span text:style-name="code_5f_C">png_set_alpha_mode()</text:span>.</text:p>
      <text:p text:style-name="P5"/>
      <text:p text:style-name="P5">The mode is as follows:</text:p>
      <text:p text:style-name="P5"/>
      <text:p text:style-name="P5"><text:span text:style-name="code_5f_C"><text:s text:c="4"/>PNG_ALPHA_PNG</text:span>: The data is encoded according to the PNG specification. <text:s/>Red, green and blue, or gray, components are gamma encoded color values and are not premultiplied by the alpha value. <text:s/>The alpha value is a linear measure of the contribution of the pixel to the corresponding final output pixel.</text:p>
      <text:p text:style-name="P5"/>
      <text:p text:style-name="P5">You should normally use this format if you intend to perform color correction on the color values; most, maybe all, color correction software has no handling for the alpha channel and, anyway, the math to handle pre-multiplied component values is unnecessarily complex.</text:p>
      <text:p text:style-name="P5"/>
      <text:p text:style-name="P5">Before you do any arithmetic on the component values you need to remove the gamma encoding and multiply out the alpha channel. <text:s/>See the PNG specification for more detail. <text:s/>It is important to note that <text:soft-page-break/>when an image with an alpha channel is scaled, linear encoded, pre-multiplied component values must be used!</text:p>
      <text:p text:style-name="P5"/>
      <text:p text:style-name="P5">The remaining modes assume you don't need to do any further color correction or that if you do, your color correction software knows all about alpha (it probably doesn't!). <text:s/>They 'associate' the alpha with the color information by storing color channel values that have been scaled by the alpha. <text:s/>The advantage is that the color channels can be resampled (the image can be scaled) in this form. <text:s/>The disadvantage is that normal practice is to store linear, not (gamma) encoded, values and this requires 16-bit channels for still images rather than the 8-bit channels that are just about sufficient if gamma encoding is used. <text:s/>In addition all non-transparent pixel values, including completely opaque ones, must be gamma encoded to produce the final image. <text:s/>These are the '<text:span text:style-name="code_5f_C">STANDARD</text:span>', '<text:span text:style-name="code_5f_C">ASSOCIATED</text:span>' or '<text:span text:style-name="code_5f_C">PREMULTIPLIED</text:span>' modes described below (the latter being the two common names for associated alpha color channels). Note that PNG files always contain non-associated color channels; <text:span text:style-name="code_5f_C">png_set_alpha_mode()</text:span> with one of the modes causes the decoder to convert the pixels to an associated form before returning them to your application. </text:p>
      <text:p text:style-name="P5"/>
      <text:p text:style-name="P5">Since it is not necessary to perform arithmetic on opaque color values so long as they are not to be resampled and are in the final color space it is possible to optimize the handling of alpha by storing the opaque pixels in the PNG format (adjusted for the output color space) while storing partially opaque pixels in the standard, linear, format. <text:s/>The accuracy required for standard alpha composition is relatively low, because the pixels are isolated, therefore typically the accuracy loss in storing 8-bit linear values is acceptable. <text:s/>(This is not true if the alpha channel is used to simulate transparency over large areas - use 16 bits or the PNG mode in this case!) <text:s/>This is the '<text:span text:style-name="code_5f_C">OPTIMIZED</text:span>' mode. <text:s/>For this mode a pixel is treated as opaque only if the alpha value is equal to the maximum value.</text:p>
      <text:p text:style-name="P5"/>
      <text:p text:style-name="P5"><text:span text:style-name="code_5f_C"><text:s text:c="4"/>PNG_ALPHA_STANDARD</text:span>: <text:s/>The data libpng produces is encoded in the standard way assumed by most correctly written graphics software. The gamma encoding will be removed by libpng and the linear component values will be pre-multiplied by the alpha channel.</text:p>
      <text:p text:style-name="P5"/>
      <text:p text:style-name="P5">With this format the final image must be re-encoded to match the display gamma before the image is displayed. If your system doesn't do that, yet still seems to perform arithmetic on the pixels without decoding them, it is broken - check out the modes below.</text:p>
      <text:p text:style-name="P5"/>
      <text:p text:style-name="P5">With <text:span text:style-name="code_5f_C">PNG_ALPHA_STANDARD</text:span> libpng always produces linear component values, whatever <text:span text:style-name="code_5f_C">screen_gamma</text:span> you supply. <text:s/>The <text:span text:style-name="code_5f_C">screen_gamma</text:span> value is, however, used as a default for the file gamma if the PNG file has no gamma information.</text:p>
      <text:p text:style-name="P5"/>
      <text:p text:style-name="P5">If you call <text:span text:style-name="code_5f_C">png_set_gamma()</text:span> after <text:span text:style-name="code_5f_C">png_set_alpha_mode()</text:span> you will override the linear encoding. <text:s/>Instead the pre-multiplied pixel values will be gamma encoded but the alpha channel will still be linear. <text:s/>This may actually match the requirements of some broken software, but it is unlikely.</text:p>
      <text:p text:style-name="P5"/>
      <text:p text:style-name="P5">While linear 8-bit data is often used it has insufficient precision for any image with a reasonable dynamic range. <text:s/>To avoid problems, and if your software supports it, use <text:span text:style-name="code_5f_C">png_set_expand_16()</text:span> to force all components to 16 bits.</text:p>
      <text:p text:style-name="P5"/>
      <text:p text:style-name="P5"><text:span text:style-name="code_5f_C"><text:s text:c="4"/>PNG_ALPHA_OPTIMIZED</text:span>: This mode is the same as <text:span text:style-name="code_5f_C">PNG_ALPHA_STANDARD</text:span> except that completely opaque pixels are gamma encoded according to the screen_gamma value. <text:s/>Pixels with alpha less than <text:span text:style-name="code_5f_C">1.0</text:span> will still have linear components.</text:p>
      <text:p text:style-name="P5"/>
      <text:p text:style-name="P5">Use this format if you have control over your compositing software and so don't do other arithmetic (such as scaling) on the data you get from libpng. <text:s/>Your compositing software can simply copy opaque pixels to the output but still has linear values for the non-opaque pixels.</text:p>
      <text:p text:style-name="P5"><text:soft-page-break/></text:p>
      <text:p text:style-name="P5">In normal compositing, where the alpha channel encodes partial pixel coverage (as opposed to broad area translucency), the inaccuracies of the 8-bit representation of non-opaque pixels are irrelevant.</text:p>
      <text:p text:style-name="P5"/>
      <text:p text:style-name="P5">You can also try this format if your software is broken; it might look better.</text:p>
      <text:p text:style-name="P5"/>
      <text:p text:style-name="P5"><text:span text:style-name="code_5f_C"><text:s text:c="4"/>PNG_ALPHA_BROKEN</text:span>: This is <text:span text:style-name="code_5f_C">PNG_ALPHA_STANDARD</text:span>; however, all component values, including the alpha channel are gamma encoded. <text:s/>This is broken because, in practice, no implementation that uses this choice correctly undoes the encoding before handling alpha composition. <text:s/>Use this choice only if other <text:span text:style-name="T6">serious errors</text:span> in the software or hardware you use mandate it. <text:s/>In most cases of broken software or hardware the bug in the final display manifests as a subtle halo around composited parts of the image. <text:s/>You may not even perceive this as a halo; the composited part of the image may simply appear separate from the background, as though it had been cut out of paper and pasted on afterward.</text:p>
      <text:p text:style-name="P5"/>
      <text:p text:style-name="P5">If you don't have to deal with bugs in software or hardware, or if you can fix them, there are three recommended ways of using <text:span text:style-name="code_5f_C">png_set_alpha_mode()</text:span>:</text:p>
      <text:p text:style-name="P5"/>
      <text:p text:style-name="code_5f_block"><text:s text:c="3"/>png_set_alpha_mode(png_ptr, PNG_ALPHA_PNG,</text:p>
      <text:p text:style-name="code_5f_block"><text:s text:c="7"/>screen_gamma);</text:p>
      <text:p text:style-name="P5"/>
      <text:p text:style-name="P5">You can do color correction on the result (libpng does not currently support color correction internally). <text:s/>When you handle the alpha channel you need to undo the gamma encoding and multiply out the alpha.</text:p>
      <text:p text:style-name="P5"/>
      <text:p text:style-name="code_5f_block"><text:s text:c="3"/>png_set_alpha_mode(png_ptr, PNG_ALPHA_STANDARD,</text:p>
      <text:p text:style-name="code_5f_block"><text:s text:c="7"/>screen_gamma);</text:p>
      <text:p text:style-name="code_5f_block"><text:s text:c="3"/>png_set_expand_16(png_ptr);</text:p>
      <text:p text:style-name="P5"/>
      <text:p text:style-name="Standard">If you are using the high level interface, don't call <text:span text:style-name="code_5f_C">png_set_expand_16()</text:span>; instead pass <text:span text:style-name="code_5f_C">PNG_TRANSFORM_EXPAND_16</text:span> to the interface.</text:p>
      <text:p text:style-name="P5"/>
      <text:p text:style-name="P5">With this mode you can't do color correction, but you can do arithmetic, including composition and scaling, on the data without further processing.</text:p>
      <text:p text:style-name="P5"/>
      <text:p text:style-name="code_5f_block"><text:s text:c="3"/>png_set_alpha_mode(png_ptr, PNG_ALPHA_OPTIMIZED,</text:p>
      <text:p text:style-name="code_5f_block"><text:s text:c="7"/>screen_gamma);</text:p>
      <text:p text:style-name="P5"/>
      <text:p text:style-name="P5">You can avoid the expansion to 16-bit components with this mode, but you lose the ability to scale the image or perform other linear arithmetic. All you can do is compose the result onto a matching output. <text:s/>Since this mode is libpng-specific you also need to write your own composition software.</text:p>
      <text:p text:style-name="P5"/>
      <text:p text:style-name="P5">The following are examples of calls to <text:span text:style-name="code_5f_C">png_set_alpha_mode</text:span> to achieve the required overall gamma correction and, where necessary, alpha premultiplication.</text:p>
      <text:p text:style-name="P5"/>
      <text:p text:style-name="code_5f_block"><text:s text:c="4"/>png_set_alpha_mode(pp, PNG_ALPHA_PNG, PNG_DEFAULT_<text:user-index-mark text:string-value="sRGB" text:index-name="Chunk" text:outline-level="1"/>sRGB);</text:p>
      <text:p text:style-name="P5"/>
      <text:p text:style-name="P5">Choices for the alpha_mode are</text:p>
      <text:p text:style-name="P5"/>
      <text:p text:style-name="code_5f_block"><text:s text:c="4"/>PNG_ALPHA_PNG <text:s text:c="10"/>0 /* according to the PNG standard */</text:p>
      <text:p text:style-name="code_5f_block"><text:s text:c="4"/>PNG_ALPHA_STANDARD <text:s text:c="5"/>1 /* according to Porter/Duff */</text:p>
      <text:p text:style-name="code_5f_block"><text:soft-page-break/><text:s text:c="4"/>PNG_ALPHA_ASSOCIATED <text:s text:c="3"/>1 /* as above; this is the normal practice */</text:p>
      <text:p text:style-name="code_5f_block"><text:s text:c="4"/>PNG_ALPHA_PREMULTIPLIED 1 /* as above */</text:p>
      <text:p text:style-name="code_5f_block"><text:s text:c="4"/>PNG_ALPHA_OPTIMIZED <text:s text:c="4"/>2 /* 'PNG' for opaque pixels, else 'STANDARD' */</text:p>
      <text:p text:style-name="code_5f_block"><text:s text:c="4"/>PNG_ALPHA_BROKEN <text:s text:c="7"/>3 /* the alpha channel is gamma encoded */</text:p>
      <text:p text:style-name="P5"/>
      <text:p text:style-name="P5"><text:span text:style-name="code_5f_C">PNG_ALPHA_PNG</text:span> is the default libpng handling of the alpha channel. It is not pre-multiplied into the color components. In addition the call states that the output is for a <text:user-index-mark text:string-value="sRGB" text:index-name="Chunk" text:outline-level="1"/>sRGB system and causes all PNG files without <text:user-index-mark-start text:id="IMark300515880" text:index-name="Chunk" text:outline-level="1"/><text:user-index-mark text:string-value="gAMA" text:index-name="Chunk" text:outline-level="1"/><text:span text:style-name="code_5f_chunk">gAMA</text:span><text:user-index-mark-end text:id="IMark300515880"/> chunks to be assumed to be encoded using <text:user-index-mark text:string-value="sRGB" text:index-name="Chunk" text:outline-level="1"/>sRGB.</text:p>
      <text:p text:style-name="P5"/>
      <text:p text:style-name="code_5f_block"><text:s text:c="4"/>png_set_alpha_mode(pp, PNG_ALPHA_PNG, PNG_GAMMA_MAC);</text:p>
      <text:p text:style-name="P5"/>
      <text:p text:style-name="P5">In this case the output is assumed to be something like an <text:user-index-mark text:string-value="sRGB" text:index-name="Chunk" text:outline-level="1"/>sRGB conformant display preceded by a power-law lookup table of power <text:span text:style-name="code_5f_C">1.45</text:span>. <text:s/>This is how early Mac systems behaved.</text:p>
      <text:p text:style-name="P5"/>
      <text:p text:style-name="code_5f_block"><text:s text:c="4"/>png_set_alpha_mode(pp, PNG_ALPHA_STANDARD, PNG_GAMMA_LINEAR);</text:p>
      <text:p text:style-name="P5"/>
      <text:p text:style-name="P5">This is the classic <text:span text:style-name="T6">Jim Blinn</text:span> approach and will work in academic environments where everything is done by the book. <text:s/>It has the shortcoming of assuming that input PNG data with no gamma information is linear – this is unlikely to be correct unless the PNG files were generated locally. Most of the time the output precision will be so low as to show significant banding in dark areas of the image.</text:p>
      <text:p text:style-name="P5"/>
      <text:p text:style-name="code_5f_block"><text:s text:c="4"/>png_set_expand_16(pp);</text:p>
      <text:p text:style-name="code_5f_block"><text:s text:c="4"/>png_set_alpha_mode(pp, PNG_ALPHA_STANDARD, PNG_DEFAULT_<text:user-index-mark text:string-value="sRGB" text:index-name="Chunk" text:outline-level="1"/>sRGB);</text:p>
      <text:p text:style-name="P5"/>
      <text:p text:style-name="P5">This is a somewhat more realistic <text:span text:style-name="T6">Jim Blinn</text:span> inspired approach. <text:s/>PNG files are assumed to have the <text:user-index-mark text:string-value="sRGB" text:index-name="Chunk" text:outline-level="1"/>sRGB encoding if not marked with a gamma value and the output is always 16 bits per component. <text:s/>This permits accurate scaling and processing of the data. <text:s/>If you know that your input PNG files were generated locally you might need to replace <text:span text:style-name="code_5f_C">PNG_DEFAULT_</text:span><text:user-index-mark text:string-value="sRGB" text:index-name="Chunk" text:outline-level="1"/><text:span text:style-name="code_5f_C">sRGB</text:span> with the correct value for your system.</text:p>
      <text:p text:style-name="P5"/>
      <text:p text:style-name="code_5f_block"><text:s text:c="4"/>png_set_alpha_mode(pp, PNG_ALPHA_OPTIMIZED, PNG_DEFAULT_<text:user-index-mark text:string-value="sRGB" text:index-name="Chunk" text:outline-level="1"/>sRGB);</text:p>
      <text:p text:style-name="P5"/>
      <text:p text:style-name="P5">If you just need to composite the PNG image onto an existing background and if you control the code that does this you can use the optimization setting. <text:s/>In this case you just copy completely opaque pixels to the output. <text:s/>For pixels that are not completely transparent (you just skip those) you do the composition math using <text:span text:style-name="code_5f_C">png_composite</text:span> or <text:span text:style-name="code_5f_C">png_composite_16</text:span> below then encode the resultant 8-bit or 16-bit values to match the output encoding.</text:p>
      <text:p text:style-name="P5"/>
      <text:h text:style-name="Heading_20_3" text:outline-level="3"><text:bookmark-start text:name="__RefHeading___Toc10798_1038013662"/>Other cases<text:bookmark-end text:name="__RefHeading___Toc10798_1038013662"/></text:h>
      <text:p text:style-name="P5"/>
      <text:p text:style-name="P5">If neither the PNG nor the standard linear encoding work for you because of the software or hardware you use then you have a big problem. <text:s/>The PNG case will probably result in halos around the image. <text:s/>The linear encoding will probably result in a washed out, too bright, image (it's actually too contrasty.) <text:s/>Try the <text:span text:style-name="code_5f_C">ALPHA_OPTIMIZED</text:span> mode above - this will probably substantially reduce the halos. <text:s/>Alternatively try:</text:p>
      <text:p text:style-name="P5"/>
      <text:p text:style-name="code_5f_block"><text:s text:c="4"/>png_set_alpha_mode(pp, PNG_ALPHA_BROKEN, PNG_DEFAULT_<text:user-index-mark text:string-value="sRGB" text:index-name="Chunk" text:outline-level="1"/>sRGB);</text:p>
      <text:p text:style-name="P5"/>
      <text:p text:style-name="P5"><text:soft-page-break/>This option will also reduce the halos, but there will be slight dark halos round the opaque parts of the image where the background is light. In the <text:span text:style-name="code_5f_C">OPTIMIZED</text:span> mode the halos will be light halos where the background is dark. <text:s/>Take your pick - the halos are unavoidable unless you can get your hardware/software fixed! <text:s/>(The <text:span text:style-name="code_5f_C">OPTIMIZED</text:span> approach is slightly faster.)</text:p>
      <text:p text:style-name="P5"/>
      <text:p text:style-name="P5">When the default gamma of PNG files doesn't match the output gamma. If you have PNG files with no gamma information <text:span text:style-name="code_5f_C">png_set_alpha_mode</text:span> allows you to provide a default gamma, but it also sets the output gamma to the matching value. <text:s/>If you know your PNG files have a gamma that doesn't match the output you can take advantage of the fact that <text:span text:style-name="code_5f_C">png_set_alpha_mode</text:span> always sets the output gamma but only sets the PNG default if it is not already set:</text:p>
      <text:p text:style-name="P5"/>
      <text:p text:style-name="code_5f_block"><text:s text:c="4"/>png_set_alpha_mode(pp, PNG_ALPHA_PNG, PNG_DEFAULT_<text:user-index-mark text:string-value="sRGB" text:index-name="Chunk" text:outline-level="1"/>sRGB);</text:p>
      <text:p text:style-name="code_5f_block"><text:s text:c="4"/>png_set_alpha_mode(pp, PNG_ALPHA_PNG, PNG_GAMMA_MAC);</text:p>
      <text:p text:style-name="P5"/>
      <text:p text:style-name="P5">The first call sets both the default and the output gamma values, the second call overrides the output gamma without changing the default. <text:s/>This is easier than achieving the same effect with <text:span text:style-name="code_5f_C">png_set_gamma</text:span>. <text:s/>You must use <text:span text:style-name="code_5f_C">PNG_ALPHA_PNG</text:span> for the first call - internal checking in <text:span text:style-name="code_5f_C">png_set_alpha</text:span> will fire if more than one call to <text:span text:style-name="code_5f_C">png_set_alpha_mode</text:span> and <text:span text:style-name="code_5f_C">png_set_background</text:span> is made in the same read operation, however multiple calls with <text:span text:style-name="code_5f_C">PNG_ALPHA_PNG</text:span> are ignored.</text:p>
      <text:p text:style-name="P5"/>
      <text:p text:style-name="P5">If you don't need, or can't handle, the alpha channel you can call <text:span text:style-name="code_5f_C">png_set_background()</text:span> to remove it by compositing against a fixed color. <text:s/>Don't call <text:span text:style-name="code_5f_C">png_set_strip_alpha()</text:span> to do this - it will leave spurious pixel values in transparent parts of this image.</text:p>
      <text:p text:style-name="P5"/>
      <text:p text:style-name="code_5f_block"><text:s text:c="3"/>png_set_background(png_ptr, &amp;background_color,</text:p>
      <text:p text:style-name="code_5f_block"><text:s text:c="7"/>PNG_BACKGROUND_GAMMA_SCREEN, 0, 1);</text:p>
      <text:p text:style-name="P5"/>
      <text:p text:style-name="P5">The <text:span text:style-name="code_5f_C">background_color</text:span> is an RGB or grayscale value according to the data format libpng will produce for you. <text:s/>Because you don't yet know the format of the PNG file, if you call <text:span text:style-name="code_5f_C">png_set_background</text:span> at this point you must arrange for the format produced by libpng to always have 8-bit or 16-bit components and then store the color as an 8-bit or 16-bit color as appropriate. <text:s/>The color contains separate gray and RGB component values, so you can let libpng produce gray or RGB output according to the input format, but low bit depth grayscale images must always be converted to at least 8-bit format. <text:s/>(Even though <text:span text:style-name="T6">low bit depth grayscale</text:span> images <text:span text:style-name="T6">can't have an alpha channel</text:span> they <text:span text:style-name="T6">can have a transparent color</text:span>!)</text:p>
      <text:p text:style-name="P5"/>
      <text:p text:style-name="P5">You set the transforms you need later, either as flags to the high level interface or libpng API calls for the low level interface. <text:s/>For reference the settings and API calls required are:</text:p>
      <text:p text:style-name="P5"/>
      <text:p text:style-name="code_5f_block">8-bit values:</text:p>
      <text:p text:style-name="code_5f_block"><text:s text:c="3"/>PNG_TRANSFORM_SCALE_16 | PNG_EXPAND</text:p>
      <text:p text:style-name="code_5f_block"><text:s text:c="3"/>png_set_expand(png_ptr); png_set_scale_16(png_ptr);</text:p>
      <text:p text:style-name="code_5f_block"/>
      <text:p text:style-name="code_5f_block"><text:s text:c="3"/>If you must get exactly the same inaccurate results</text:p>
      <text:p text:style-name="code_5f_block"><text:s text:c="3"/>produced by default in versions prior to libpng-1.5.4,</text:p>
      <text:p text:style-name="code_5f_block"><text:s text:c="3"/>use PNG_TRANSFORM_STRIP_16 and png_set_strip_16(png_ptr)</text:p>
      <text:p text:style-name="code_5f_block"><text:s text:c="3"/>instead.</text:p>
      <text:p text:style-name="P5"/>
      <text:p text:style-name="code_5f_block">16-bit values:</text:p>
      <text:p text:style-name="code_5f_block"><text:s text:c="3"/>PNG_TRANSFORM_EXPAND_16</text:p>
      <text:p text:style-name="code_5f_block"><text:s text:c="3"/>png_set_expand_16(png_ptr);</text:p>
      <text:p text:style-name="P5"/>
      <text:p text:style-name="Standard"><text:soft-page-break/>In either case palette image data will be expanded to RGB. <text:s/>If you just want color data you can add <text:span text:style-name="code_5f_C">PNG_TRANSFORM_GRAY_TO_RGB</text:span> or <text:span text:style-name="code_5f_C">png_set_gray_to_rgb(png_ptr)</text:span> to the list.</text:p>
      <text:p text:style-name="P5"/>
      <text:p text:style-name="P5">Calling <text:span text:style-name="code_5f_C">png_set_background</text:span> before the PNG file header is read will not work prior to libpng-1.5.4. <text:s/>Because the failure may result in unexpected <text:span text:style-name="T6">warnings</text:span> or <text:span text:style-name="T6">errors</text:span> it is therefore much safer to call <text:span text:style-name="code_5f_C">png_set_background</text:span> after the head has been read. <text:s/>Unfortunately this means that prior to libpng-1.5.4 it cannot be used with the high level interface.</text:p>
      <text:p text:style-name="P5"/>
      <text:h text:style-name="Heading_20_3" text:outline-level="3"><text:bookmark-start text:name="__RefHeading___Toc10800_1038013662"/>The high-level read interface<text:bookmark-end text:name="__RefHeading___Toc10800_1038013662"/></text:h>
      <text:p text:style-name="P5"/>
      <text:p text:style-name="P5">At this point there are two ways to proceed; through the high-level read interface, or through a sequence of low-level read operations. You can use the high-level interface if (a) you are willing to read the entire image into memory, and (b) the input transformations you want to do are limited to the following set:</text:p>
      <text:p text:style-name="P5"/>
      <text:p text:style-name="code_5f_block"><text:s text:c="4"/>PNG_TRANSFORM_IDENTITY <text:s text:c="5"/>No transformation</text:p>
      <text:p text:style-name="code_5f_block"><text:s text:c="4"/>PNG_TRANSFORM_SCALE_16 <text:s text:c="5"/>Strip 16-bit samples to</text:p>
      <text:p text:style-name="code_5f_block"><text:s text:c="32"/>8-bit accurately</text:p>
      <text:p text:style-name="code_5f_block"><text:s text:c="4"/>PNG_TRANSFORM_STRIP_16 <text:s text:c="5"/>Chop 16-bit samples to</text:p>
      <text:p text:style-name="code_5f_block"><text:s text:c="32"/>8-bit less accurately</text:p>
      <text:p text:style-name="code_5f_block"><text:s text:c="4"/>PNG_TRANSFORM_STRIP_ALPHA <text:s text:c="2"/>Discard the alpha channel</text:p>
      <text:p text:style-name="code_5f_block"><text:s text:c="4"/>PNG_TRANSFORM_PACKING <text:s text:c="6"/>Expand 1, 2 and 4-bit</text:p>
      <text:p text:style-name="code_5f_block"><text:s text:c="32"/>samples to bytes</text:p>
      <text:p text:style-name="code_5f_block"><text:s text:c="4"/>PNG_TRANSFORM_PACKSWAP <text:s text:c="5"/>Change order of packed</text:p>
      <text:p text:style-name="code_5f_block"><text:s text:c="32"/>pixels to LSB first</text:p>
      <text:p text:style-name="code_5f_block"><text:s text:c="4"/>PNG_TRANSFORM_EXPAND <text:s text:c="7"/>Perform set_expand()</text:p>
      <text:p text:style-name="code_5f_block"><text:s text:c="4"/>PNG_TRANSFORM_INVERT_MONO <text:s text:c="2"/>Invert monochrome images</text:p>
      <text:p text:style-name="code_5f_block"><text:s text:c="4"/>PNG_TRANSFORM_SHIFT <text:s text:c="8"/>Normalize pixels to the</text:p>
      <text:p text:style-name="code_5f_block"><text:s text:c="32"/><text:user-index-mark text:string-value="sBIT" text:index-name="Chunk" text:outline-level="1"/>sBIT depth</text:p>
      <text:p text:style-name="code_5f_block"><text:s text:c="4"/>PNG_TRANSFORM_BGR <text:s text:c="10"/>Flip RGB to BGR, RGBA</text:p>
      <text:p text:style-name="code_5f_block"><text:s text:c="32"/>to BGRA</text:p>
      <text:p text:style-name="code_5f_block"><text:s text:c="4"/>PNG_TRANSFORM_SWAP_ALPHA <text:s text:c="3"/>Flip RGBA to ARGB or GA</text:p>
      <text:p text:style-name="code_5f_block"><text:s text:c="32"/>to AG</text:p>
      <text:p text:style-name="code_5f_block"><text:s text:c="4"/>PNG_TRANSFORM_INVERT_ALPHA <text:s/>Change alpha from opacity</text:p>
      <text:p text:style-name="code_5f_block"><text:s text:c="32"/>to transparency</text:p>
      <text:p text:style-name="code_5f_block"><text:s text:c="4"/>PNG_TRANSFORM_SWAP_ENDIAN <text:s text:c="2"/>Byte-swap 16-bit samples</text:p>
      <text:p text:style-name="code_5f_block"><text:s text:c="4"/>PNG_TRANSFORM_GRAY_TO_RGB <text:s text:c="2"/>Expand grayscale samples</text:p>
      <text:p text:style-name="code_5f_block"><text:s text:c="32"/>to RGB (or GA to RGBA)</text:p>
      <text:p text:style-name="code_5f_block"><text:s text:c="4"/>PNG_TRANSFORM_EXPAND_16 <text:s text:c="4"/>Expand samples to 16 bits</text:p>
      <text:p text:style-name="P5"/>
      <text:p text:style-name="P5">(This excludes setting a background color, doing gamma transformation, quantizing, and setting filler.) <text:s/>If this is the case, simply do this:</text:p>
      <text:p text:style-name="P5"/>
      <text:p text:style-name="code_5f_block"><text:s text:c="4"/>png_read_png(png_ptr, info_ptr, png_transforms, NULL)</text:p>
      <text:p text:style-name="P5"/>
      <text:p text:style-name="P5">where <text:span text:style-name="code_5f_C">png_transforms</text:span> is an integer containing the bitwise <text:span text:style-name="code_5f_C">OR</text:span> of some set of transformation flags. <text:s/>This call is equivalent to <text:span text:style-name="code_5f_C">png_read_info()</text:span>, followed the set of transformations indicated by the transform mask, then <text:span text:style-name="code_5f_C">png_read_image()</text:span>, and finally <text:span text:style-name="code_5f_C">png_read_end()</text:span>.</text:p>
      <text:p text:style-name="P5"/>
      <text:p text:style-name="P5">(The final parameter of this call is not yet used. <text:s/>Someday it might point to transformation parameters required by some future input transform.)</text:p>
      <text:p text:style-name="P5"/>
      <text:p text:style-name="P5">You must use <text:span text:style-name="code_5f_C">png_transforms</text:span> and not call any <text:span text:style-name="code_5f_C">png_set_transform()</text:span> functions when you use <text:span text:style-name="code_5f_C">png_read_png()</text:span>.</text:p>
      <text:p text:style-name="P5"/>
      <text:p text:style-name="P5"><text:soft-page-break/>After you have called <text:span text:style-name="code_5f_C">png_read_png()</text:span>, you can retrieve the image data with</text:p>
      <text:p text:style-name="P5"/>
      <text:p text:style-name="code_5f_block"><text:s text:c="3"/>row_pointers = png_get_rows(png_ptr, info_ptr);</text:p>
      <text:p text:style-name="P5"/>
      <text:p text:style-name="P5">where <text:span text:style-name="code_5f_C">row_pointers</text:span> is an array of pointers to the pixel data for each row:</text:p>
      <text:p text:style-name="P5"/>
      <text:p text:style-name="code_5f_block"><text:s text:c="3"/>png_bytep row_pointers[height];</text:p>
      <text:p text:style-name="P5"/>
      <text:p text:style-name="P5">If you know your <text:span text:style-name="T6">image size</text:span> and <text:span text:style-name="T6">pixel size</text:span> ahead of time, you can allocate <text:span text:style-name="code_5f_C">row_pointers</text:span> prior to calling <text:span text:style-name="code_5f_C">png_read_png()</text:span> with</text:p>
      <text:p text:style-name="P5"/>
      <text:p text:style-name="code_5f_block"><text:s text:c="3"/>if (height &gt; PNG_UINT_32_MAX/(sizeof (png_byte)))</text:p>
      <text:p text:style-name="code_5f_block"><text:s text:c="6"/>png_error (png_ptr,</text:p>
      <text:p text:style-name="code_5f_block"><text:s text:c="10"/>"Image is too tall to process in memory");</text:p>
      <text:p text:style-name="code_5f_block"/>
      <text:p text:style-name="code_5f_block"><text:s text:c="3"/>if (width &gt; PNG_UINT_32_MAX/pixel_size)</text:p>
      <text:p text:style-name="code_5f_block"><text:s text:c="6"/>png_error (png_ptr,</text:p>
      <text:p text:style-name="code_5f_block"><text:s text:c="10"/>"Image is too wide to process in memory");</text:p>
      <text:p text:style-name="code_5f_block"/>
      <text:p text:style-name="code_5f_block"><text:s text:c="3"/>row_pointers = png_malloc(png_ptr,</text:p>
      <text:p text:style-name="code_5f_block"><text:s text:c="7"/>height*(sizeof (png_bytep)));</text:p>
      <text:p text:style-name="code_5f_block"/>
      <text:p text:style-name="code_5f_block"><text:s text:c="3"/>for (int i=0; i&lt;height, i++)</text:p>
      <text:p text:style-name="code_5f_block"><text:s text:c="6"/>row_pointers[i]=NULL; <text:s/>/* security precaution */</text:p>
      <text:p text:style-name="code_5f_block"/>
      <text:p text:style-name="code_5f_block"><text:s text:c="3"/>for (int i=0; i&lt;height, i++)</text:p>
      <text:p text:style-name="code_5f_block"><text:s text:c="6"/>row_pointers[i]=png_malloc(png_ptr,</text:p>
      <text:p text:style-name="code_5f_block"><text:s text:c="10"/>width*pixel_size);</text:p>
      <text:p text:style-name="code_5f_block"/>
      <text:p text:style-name="code_5f_block"><text:s text:c="3"/>png_set_rows(png_ptr, info_ptr, &amp;row_pointers);</text:p>
      <text:p text:style-name="P5"/>
      <text:p text:style-name="P5">Alternatively you could allocate your image in one big block and define <text:span text:style-name="code_5f_C">row_pointers[i]</text:span> to point into the proper places in your block, but first be sure that your platform is able to allocate such a large buffer:</text:p>
      <text:p text:style-name="P5"/>
      <text:p text:style-name="code_5f_block"><text:s text:c="3"/>/* Guard against integer overflow */</text:p>
      <text:p text:style-name="code_5f_block"><text:s text:c="3"/>if (height &gt; PNG_SIZE_MAX/(width*pixel_size)) {</text:p>
      <text:p text:style-name="code_5f_block"><text:s text:c="8"/>png_error(png_ptr,"image_data buffer would be too large");</text:p>
      <text:p text:style-name="code_5f_block"><text:s text:c="3"/>}</text:p>
      <text:p text:style-name="code_5f_block"/>
      <text:p text:style-name="code_5f_block"><text:s text:c="3"/>png_bytep buffer=png_malloc(png_ptr,height*width*pixel_size);</text:p>
      <text:p text:style-name="code_5f_block"/>
      <text:p text:style-name="code_5f_block"><text:s text:c="3"/>for (int i=0; i&lt;height, i++)</text:p>
      <text:p text:style-name="code_5f_block"><text:s text:c="6"/>row_pointers[i]=buffer+i*width*pixel_size;</text:p>
      <text:p text:style-name="code_5f_block"/>
      <text:p text:style-name="code_5f_block"><text:s text:c="3"/>png_set_rows(png_ptr, info_ptr, &amp;row_pointers);</text:p>
      <text:p text:style-name="P5"/>
      <text:p text:style-name="P5">If you use <text:span text:style-name="code_5f_C">png_set_rows()</text:span>, the application is responsible for freeing <text:span text:style-name="code_5f_C">row_pointers</text:span> (and <text:span text:style-name="code_5f_C">row_pointers[i]</text:span>, if they were separately allocated).</text:p>
      <text:p text:style-name="P5"/>
      <text:p text:style-name="P5">If you don't allocate <text:span text:style-name="code_5f_C">row_pointers</text:span> ahead of time, <text:span text:style-name="code_5f_C">png_read_png()</text:span> will do it, and it'll be free'ed by libpng when you call <text:span text:style-name="code_5f_C">png_destroy_*()</text:span>.</text:p>
      <text:p text:style-name="P5"/>
      <text:h text:style-name="Heading_20_3" text:outline-level="3"><text:bookmark-start text:name="__RefHeading___Toc10802_1038013662"/>The low-level read interface<text:bookmark-end text:name="__RefHeading___Toc10802_1038013662"/></text:h>
      <text:p text:style-name="P5"/>
      <text:p text:style-name="P5"><text:soft-page-break/>If you are going the low-level route, you are now ready to read all the file information up to the actual image data. <text:s/>You do this with a call to <text:span text:style-name="code_5f_C">png_read_info()</text:span>.</text:p>
      <text:p text:style-name="P5"/>
      <text:p text:style-name="code_5f_block"><text:s text:c="4"/>png_read_info(png_ptr, info_ptr);</text:p>
      <text:p text:style-name="P5"/>
      <text:p text:style-name="P5">This will process all chunks up to but not including the image data.</text:p>
      <text:p text:style-name="P5"/>
      <text:p text:style-name="P5">This also copies some of the data from the PNG file into the <text:span text:style-name="T6">decode structure</text:span> for use in later transformations. <text:s/>Important information copied in is:</text:p>
      <text:p text:style-name="P5"/>
      <text:p text:style-name="P5">1) The PNG file gamma from the <text:user-index-mark-start text:id="IMark300514152" text:index-name="Chunk" text:outline-level="1"/><text:user-index-mark text:string-value="gAMA" text:index-name="Chunk" text:outline-level="1"/><text:span text:style-name="code_5f_chunk">gAMA</text:span><text:user-index-mark-end text:id="IMark300514152"/> chunk. <text:s/>This overwrites the default value provided by an earlier call to <text:span text:style-name="code_5f_C">png_set_gamma</text:span> or <text:span text:style-name="code_5f_C">png_set_alpha_mode</text:span>.</text:p>
      <text:p text:style-name="P5"/>
      <text:p text:style-name="P5">2) Prior to libpng-1.5.4 the background color from a <text:user-index-mark text:string-value="bKGd" text:index-name="Chunk" text:outline-level="1"/><text:user-index-mark text:string-value="bKGd" text:index-name="Chunk" text:outline-level="1"/><text:span text:style-name="code_5f_chunk">bKGd</text:span> chunk. <text:s/>This damages the information provided by an earlier call to <text:span text:style-name="code_5f_C">png_set_background</text:span> resulting in unexpected behavior. <text:s/>Libpng-1.5.4 no longer does this.</text:p>
      <text:p text:style-name="P5"/>
      <text:p text:style-name="P5">3) The number of significant bits in each component value. <text:s/>Libpng uses this to optimize gamma handling by reducing the internal lookup table sizes.</text:p>
      <text:p text:style-name="P5"/>
      <text:p text:style-name="Standard">4) The transparent color information from a <text:user-index-mark text:string-value="tRNS" text:index-name="Chunk" text:outline-level="1"/><text:user-index-mark text:string-value="tRNS" text:index-name="Chunk" text:outline-level="1"/><text:user-index-mark text:string-value="tRNS" text:index-name="Chunk" text:outline-level="1"/><text:span text:style-name="code_5f_chunk">tRNS</text:span> chunk. <text:s/>This can be modified by a later call to <text:span text:style-name="code_5f_C">png_set_</text:span><text:user-index-mark text:string-value="tRNS" text:index-name="Chunk" text:outline-level="1"/><text:user-index-mark text:string-value="tRNS" text:index-name="Chunk" text:outline-level="1"/><text:user-index-mark text:string-value="tRNS" text:index-name="Chunk" text:outline-level="1"/><text:span text:style-name="code_5f_C">tRNS</text:span>.</text:p>
      <text:p text:style-name="P5"/>
      <text:h text:style-name="Heading_20_3" text:outline-level="3"><text:bookmark-start text:name="__RefHeading___Toc10804_1038013662"/>Querying the info structure<text:bookmark-end text:name="__RefHeading___Toc10804_1038013662"/></text:h>
      <text:p text:style-name="P5"/>
      <text:p text:style-name="P5">Functions are used to get the information from the <text:span text:style-name="code_5f_C">info_ptr</text:span> once it has been read. <text:s/>Note that these fields may not be completely filled in until <text:span text:style-name="code_5f_C">png_read_end()</text:span> has read the chunk data following the image.</text:p>
      <text:p text:style-name="P5"/>
      <text:p text:style-name="code_5f_block"><text:s text:c="4"/>png_get_<text:user-index-mark-start text:id="IMark300514344" text:index-name="Chunk" text:outline-level="1"/>IHDR<text:user-index-mark-end text:id="IMark300514344"/>(png_ptr, info_ptr, &amp;width, &amp;height,</text:p>
      <text:p text:style-name="code_5f_block"><text:s text:c="7"/>&amp;bit_depth, &amp;color_type, &amp;interlace_type,</text:p>
      <text:p text:style-name="code_5f_block"><text:s text:c="7"/>&amp;compression_type, &amp;filter_method);</text:p>
      <text:p text:style-name="code_5f_block"/>
      <text:p text:style-name="code_5f_block"><text:s text:c="4"/>width <text:s text:c="9"/>- holds the width of the image</text:p>
      <text:p text:style-name="code_5f_block"><text:s text:c="21"/>in pixels (up to 2^31).</text:p>
      <text:p text:style-name="code_5f_block"/>
      <text:p text:style-name="code_5f_block"><text:s text:c="4"/>height <text:s text:c="8"/>- holds the height of the image</text:p>
      <text:p text:style-name="code_5f_block"><text:s text:c="21"/>in pixels (up to 2^31).</text:p>
      <text:p text:style-name="code_5f_block"/>
      <text:p text:style-name="code_5f_block"><text:s text:c="4"/>bit_depth <text:s text:c="5"/>- holds the bit depth of one of the</text:p>
      <text:p text:style-name="code_5f_block"><text:s text:c="21"/>image channels. <text:s/>(valid values are</text:p>
      <text:p text:style-name="code_5f_block"><text:s text:c="21"/>1, 2, 4, 8, 16 and depend also on</text:p>
      <text:p text:style-name="code_5f_block"><text:s text:c="21"/>the color_type. <text:s/>See also</text:p>
      <text:p text:style-name="code_5f_block"><text:s text:c="21"/>significant bits (<text:user-index-mark text:string-value="sBIT" text:index-name="Chunk" text:outline-level="1"/>sBIT) below).</text:p>
      <text:p text:style-name="code_5f_block"/>
      <text:p text:style-name="code_5f_block"><text:s text:c="4"/>color_type <text:s text:c="4"/>- describes which color/alpha channels</text:p>
      <text:p text:style-name="code_5f_block"><text:s text:c="25"/>are present.</text:p>
      <text:p text:style-name="code_5f_block"><text:s text:c="21"/>PNG_COLOR_TYPE_GRAY</text:p>
      <text:p text:style-name="code_5f_block"><text:s text:c="24"/>(bit depths 1, 2, 4, 8, 16)</text:p>
      <text:p text:style-name="code_5f_block"><text:s text:c="21"/>PNG_COLOR_TYPE_GRAY_ALPHA</text:p>
      <text:p text:style-name="code_5f_block"><text:s text:c="24"/>(bit depths 8, 16)</text:p>
      <text:p text:style-name="code_5f_block"><text:s text:c="21"/>PNG_COLOR_TYPE_PALETTE</text:p>
      <text:p text:style-name="code_5f_block"><text:s text:c="24"/>(bit depths 1, 2, 4, 8)</text:p>
      <text:p text:style-name="code_5f_block"><text:s text:c="21"/>PNG_COLOR_TYPE_RGB</text:p>
      <text:p text:style-name="code_5f_block"><text:s text:c="24"/>(bit_depths 8, 16)</text:p>
      <text:p text:style-name="code_5f_block"><text:s text:c="21"/>PNG_COLOR_TYPE_RGB_ALPHA</text:p>
      <text:p text:style-name="code_5f_block"><text:soft-page-break/><text:s text:c="24"/>(bit_depths 8, 16)</text:p>
      <text:p text:style-name="code_5f_block"/>
      <text:p text:style-name="code_5f_block"><text:s text:c="21"/>PNG_COLOR_MASK_PALETTE</text:p>
      <text:p text:style-name="code_5f_block"><text:s text:c="21"/>PNG_COLOR_MASK_COLOR</text:p>
      <text:p text:style-name="code_5f_block"><text:s text:c="21"/>PNG_COLOR_MASK_ALPHA</text:p>
      <text:p text:style-name="code_5f_block"/>
      <text:p text:style-name="code_5f_block"><text:s text:c="4"/>interlace_type - (PNG_INTERLACE_NONE or</text:p>
      <text:p text:style-name="code_5f_block"><text:s text:c="21"/>PNG_INTERLACE_ADAM7)</text:p>
      <text:p text:style-name="code_5f_block"/>
      <text:p text:style-name="code_5f_block"><text:s text:c="4"/>compression_type - (must be PNG_COMPRESSION_TYPE_BASE</text:p>
      <text:p text:style-name="code_5f_block"><text:s text:c="21"/>for PNG 1.0)</text:p>
      <text:p text:style-name="code_5f_block"/>
      <text:p text:style-name="code_5f_block"><text:s text:c="4"/>filter_method <text:s/>- (must be PNG_FILTER_TYPE_BASE</text:p>
      <text:p text:style-name="code_5f_block"><text:s text:c="21"/>for PNG 1.0, and can also be</text:p>
      <text:p text:style-name="code_5f_block"><text:s text:c="21"/>PNG_INTRAPIXEL_DIFFERENCING if</text:p>
      <text:p text:style-name="code_5f_block"><text:s text:c="21"/>the PNG datastream is embedded in</text:p>
      <text:p text:style-name="code_5f_block"><text:s text:c="21"/>a MNG-1.0 datastream)</text:p>
      <text:p text:style-name="code_5f_block"/>
      <text:p text:style-name="code_5f_block"><text:s text:c="4"/>Any of width, height, color_type, bit_depth, </text:p>
      <text:p text:style-name="code_5f_block"><text:s text:c="4"/>interlace_type, compression_type, or filter_method can</text:p>
      <text:p text:style-name="code_5f_block"><text:s text:c="4"/>be NULL if you are not interested in their values.</text:p>
      <text:p text:style-name="code_5f_block"/>
      <text:p text:style-name="code_5f_block"><text:s text:c="4"/>Note that png_get_<text:user-index-mark-start text:id="IMark300513960" text:index-name="Chunk" text:outline-level="1"/>IHDR<text:user-index-mark-end text:id="IMark300513960"/>() returns 32-bit data into</text:p>
      <text:p text:style-name="code_5f_block"><text:s text:c="4"/>the application's width and height variables.</text:p>
      <text:p text:style-name="code_5f_block"><text:s text:c="4"/>This is an unsafe situation if these are not png_uint_32</text:p>
      <text:p text:style-name="code_5f_block"><text:s text:c="4"/>variables. <text:s/>In such situations, the</text:p>
      <text:p text:style-name="code_5f_block"><text:s text:c="4"/>png_get_image_width() and png_get_image_height()</text:p>
      <text:p text:style-name="code_5f_block"><text:s text:c="4"/>functions described below are safer.</text:p>
      <text:p text:style-name="code_5f_block"/>
      <text:p text:style-name="code_5f_block"><text:s text:c="4"/>width <text:s text:c="11"/>= png_get_image_width(png_ptr,</text:p>
      <text:p text:style-name="code_5f_block"><text:s text:c="25"/>info_ptr);</text:p>
      <text:p text:style-name="code_5f_block"/>
      <text:p text:style-name="code_5f_block"><text:s text:c="4"/>height <text:s text:c="10"/>= png_get_image_height(png_ptr,</text:p>
      <text:p text:style-name="code_5f_block"><text:s text:c="25"/>info_ptr);</text:p>
      <text:p text:style-name="code_5f_block"/>
      <text:p text:style-name="code_5f_block"><text:s text:c="4"/>bit_depth <text:s text:c="7"/>= png_get_bit_depth(png_ptr,</text:p>
      <text:p text:style-name="code_5f_block"><text:s text:c="25"/>info_ptr);</text:p>
      <text:p text:style-name="code_5f_block"/>
      <text:p text:style-name="code_5f_block"><text:s text:c="4"/>color_type <text:s text:c="6"/>= png_get_color_type(png_ptr,</text:p>
      <text:p text:style-name="code_5f_block"><text:s text:c="25"/>info_ptr);</text:p>
      <text:p text:style-name="code_5f_block"/>
      <text:p text:style-name="code_5f_block"><text:s text:c="4"/>interlace_type <text:s text:c="2"/>= png_get_interlace_type(png_ptr,</text:p>
      <text:p text:style-name="code_5f_block"><text:s text:c="25"/>info_ptr);</text:p>
      <text:p text:style-name="code_5f_block"/>
      <text:p text:style-name="code_5f_block"><text:s text:c="4"/>compression_type = png_get_compression_type(png_ptr,</text:p>
      <text:p text:style-name="code_5f_block"><text:s text:c="25"/>info_ptr);</text:p>
      <text:p text:style-name="code_5f_block"/>
      <text:p text:style-name="code_5f_block"><text:s text:c="4"/>filter_method <text:s text:c="3"/>= png_get_filter_type(png_ptr,</text:p>
      <text:p text:style-name="code_5f_block"><text:s text:c="25"/>info_ptr);</text:p>
      <text:p text:style-name="code_5f_block"/>
      <text:p text:style-name="code_5f_block"><text:s text:c="4"/>channels = png_get_channels(png_ptr, info_ptr);</text:p>
      <text:p text:style-name="code_5f_block"/>
      <text:p text:style-name="code_5f_block"><text:s text:c="4"/>channels <text:s text:c="6"/>- number of channels of info for the</text:p>
      <text:p text:style-name="code_5f_block"><text:s text:c="21"/>color type (valid values are 1 (GRAY,</text:p>
      <text:p text:style-name="code_5f_block"><text:s text:c="21"/>PALETTE), 2 (GRAY_ALPHA), 3 (RGB),</text:p>
      <text:p text:style-name="code_5f_block"><text:s text:c="21"/>4 (RGB_ALPHA or RGB + filler byte))</text:p>
      <text:p text:style-name="code_5f_block"/>
      <text:p text:style-name="code_5f_block"><text:s text:c="4"/>rowbytes = png_get_rowbytes(png_ptr, info_ptr);</text:p>
      <text:p text:style-name="code_5f_block"/>
      <text:p text:style-name="code_5f_block"><text:s text:c="4"/>rowbytes <text:s text:c="6"/>- number of bytes needed to hold a row</text:p>
      <text:p text:style-name="code_5f_block"><text:s text:c="21"/>This value, the bit_depth, color_type,</text:p>
      <text:p text:style-name="code_5f_block"><text:s text:c="21"/>and the number of channels can change</text:p>
      <text:p text:style-name="code_5f_block"><text:s text:c="21"/>if you use transforms such as</text:p>
      <text:p text:style-name="code_5f_block"><text:s text:c="21"/>png_set_expand(). See</text:p>
      <text:p text:style-name="code_5f_block"><text:s text:c="21"/>png_read_update_info(), below.</text:p>
      <text:p text:style-name="code_5f_block"/>
      <text:p text:style-name="code_5f_block"><text:soft-page-break/><text:s text:c="4"/>signature = png_get_signature(png_ptr, info_ptr);</text:p>
      <text:p text:style-name="code_5f_block"/>
      <text:p text:style-name="code_5f_block"><text:s text:c="4"/>signature <text:s text:c="5"/>- holds the signature read from the</text:p>
      <text:p text:style-name="code_5f_block"><text:s text:c="21"/>file (if any). <text:s/>The data is kept in</text:p>
      <text:p text:style-name="code_5f_block"><text:s text:c="21"/>the same offset it would be if the</text:p>
      <text:p text:style-name="code_5f_block"><text:s text:c="21"/>whole signature were read (i.e. if an</text:p>
      <text:p text:style-name="code_5f_block"><text:s text:c="21"/>application had already read in 4</text:p>
      <text:p text:style-name="code_5f_block"><text:s text:c="21"/>bytes of signature before starting</text:p>
      <text:p text:style-name="code_5f_block"><text:s text:c="21"/>libpng, the remaining 4 bytes would</text:p>
      <text:p text:style-name="code_5f_block"><text:s text:c="21"/>be in signature[4] through signature[7]</text:p>
      <text:p text:style-name="code_5f_block"><text:s text:c="21"/>(see png_set_sig_bytes())).</text:p>
      <text:p text:style-name="P5"/>
      <text:p text:style-name="Standard">These are also important, but their validity depends on whether the chunk has been read. <text:s/>The <text:span text:style-name="code_5f_C">png_get_valid(png_ptr, info_ptr, PNG_INFO_&lt;</text:span><text:span text:style-name="code_5f_chunk">chunk</text:span><text:span text:style-name="code_5f_C">&gt;)</text:span> and <text:span text:style-name="code_5f_C">png_get_&lt;</text:span><text:span text:style-name="code_5f_chunk">chunk</text:span><text:span text:style-name="code_5f_C">&gt;(png_ptr, info_ptr, ...)</text:span> functions return <text:span text:style-name="T6">non-zero</text:span> if the data has been read, or <text:span text:style-name="T6">zero</text:span> if it is missing. <text:s/>The parameters to the <text:span text:style-name="code_5f_C">png_get_&lt;</text:span><text:span text:style-name="code_5f_chunk">chunk</text:span><text:span text:style-name="code_5f_C">&gt;</text:span> are set directly if they are simple data types, or a pointer into the <text:span text:style-name="code_5f_C">info_ptr</text:span> is returned for any complex types.</text:p>
      <text:p text:style-name="P5"/>
      <text:p text:style-name="Standard">The colorspace data from <text:user-index-mark-start text:id="IMark300513960" text:index-name="Chunk" text:outline-level="1"/><text:user-index-mark text:string-value="gAMA" text:index-name="Chunk" text:outline-level="1"/><text:span text:style-name="code_5f_chunk">gAMA</text:span><text:user-index-mark-end text:id="IMark300513960"/>, <text:user-index-mark text:string-value="cHRM" text:index-name="Chunk" text:outline-level="1"/><text:span text:style-name="code_5f_chunk">cHRM</text:span>, <text:user-index-mark text:string-value="sRGB" text:index-name="Chunk" text:outline-level="1"/><text:span text:style-name="code_5f_chunk">sRGB</text:span>, <text:span text:style-name="code_5f_chunk">sRGB</text:span><text:user-index-mark text:string-value="sRGB" text:index-name="Chunk" text:outline-level="1"/>, and <text:user-index-mark text:string-value="sBIT" text:index-name="Chunk" text:outline-level="1"/><text:span text:style-name="code_5f_chunk">sBIT</text:span> chunks is simply returned to give the application information about how the image was encoded. <text:s/>Libpng itself only does transformations using the file gamma when combining semitransparent pixels with the background color, and, since libpng-1.6.0, when converting between 8-bit <text:user-index-mark text:string-value="sRGB" text:index-name="Chunk" text:outline-level="1"/>sRGB and 16-bit linear pixels within the simplified API. <text:s/>Libpng also uses the file gamma when converting RGB to gray, beginning with libpng-1.0.5, if the application calls <text:span text:style-name="code_5f_C">png_set_rgb_to_gray()</text:span>).</text:p>
      <text:p text:style-name="P5"/>
      <text:p text:style-name="code_5f_block"><text:s text:c="4"/>png_get_<text:user-index-mark text:string-value="PLTE" text:index-name="Chunk" text:outline-level="1"/>PLTE(png_ptr, info_ptr, &amp;palette,</text:p>
      <text:p text:style-name="code_5f_block"><text:s text:c="21"/>&amp;num_palette);</text:p>
      <text:p text:style-name="code_5f_block"/>
      <text:p text:style-name="code_5f_block"><text:s text:c="4"/>palette <text:s text:c="7"/>- the palette for the file</text:p>
      <text:p text:style-name="code_5f_block"><text:s text:c="21"/>(array of png_color)</text:p>
      <text:p text:style-name="code_5f_block"/>
      <text:p text:style-name="code_5f_block"><text:s text:c="4"/>num_palette <text:s text:c="3"/>- number of entries in the palette</text:p>
      <text:p text:style-name="code_5f_block"/>
      <text:p text:style-name="code_5f_block"><text:s text:c="4"/>png_get_<text:user-index-mark-start text:id="IMark300514536" text:index-name="Chunk" text:outline-level="1"/><text:user-index-mark text:string-value="gAMA" text:index-name="Chunk" text:outline-level="1"/>gAMA<text:user-index-mark-end text:id="IMark300514536"/>(png_ptr, info_ptr, &amp;file_gamma);</text:p>
      <text:p text:style-name="code_5f_block"><text:s text:c="4"/>png_get_<text:user-index-mark-start text:id="IMark300515880" text:index-name="Chunk" text:outline-level="1"/><text:user-index-mark text:string-value="gAMA" text:index-name="Chunk" text:outline-level="1"/>gAMA<text:user-index-mark-end text:id="IMark300515880"/>_fixed(png_ptr, info_ptr, &amp;int_file_gamma);</text:p>
      <text:p text:style-name="code_5f_block"/>
      <text:p text:style-name="code_5f_block"><text:s text:c="4"/>file_gamma <text:s text:c="4"/>- the gamma at which the file is</text:p>
      <text:p text:style-name="code_5f_block"><text:s text:c="21"/>written (PNG_INFO_<text:user-index-mark-start text:id="IMark300514536" text:index-name="Chunk" text:outline-level="1"/><text:user-index-mark text:string-value="gAMA" text:index-name="Chunk" text:outline-level="1"/>gAMA<text:user-index-mark-end text:id="IMark300514536"/>)</text:p>
      <text:p text:style-name="code_5f_block"/>
      <text:p text:style-name="code_5f_block"><text:s text:c="4"/>int_file_gamma - 100,000 times the gamma at which the</text:p>
      <text:p text:style-name="code_5f_block"><text:s text:c="21"/>file is written</text:p>
      <text:p text:style-name="code_5f_block"/>
      <text:p text:style-name="code_5f_block"><text:s text:c="4"/>png_get_<text:user-index-mark text:string-value="cHRM" text:index-name="Chunk" text:outline-level="1"/>cHRM(png_ptr, info_ptr, <text:s/>&amp;white_x, &amp;white_y, &amp;red_x,</text:p>
      <text:p text:style-name="code_5f_block"><text:s text:c="21"/>&amp;red_y, &amp;green_x, &amp;green_y, &amp;blue_x, &amp;blue_y)</text:p>
      <text:p text:style-name="code_5f_block"><text:s text:c="4"/>png_get_<text:user-index-mark text:string-value="cHRM" text:index-name="Chunk" text:outline-level="1"/>cHRM_XYZ(png_ptr, info_ptr, &amp;red_X, &amp;red_Y, &amp;red_Z,</text:p>
      <text:p text:style-name="code_5f_block"><text:s text:c="21"/>&amp;green_X, &amp;green_Y, &amp;green_Z, &amp;blue_X, &amp;blue_Y,</text:p>
      <text:p text:style-name="code_5f_block"><text:s text:c="21"/>&amp;blue_Z)</text:p>
      <text:p text:style-name="code_5f_block"><text:s text:c="4"/>png_get_<text:user-index-mark text:string-value="cHRM" text:index-name="Chunk" text:outline-level="1"/>cHRM_fixed(png_ptr, info_ptr, &amp;int_white_x,</text:p>
      <text:p text:style-name="code_5f_block"><text:s text:c="21"/>&amp;int_white_y, &amp;int_red_x, &amp;int_red_y,</text:p>
      <text:p text:style-name="code_5f_block"><text:s text:c="21"/>&amp;int_green_x, &amp;int_green_y, &amp;int_blue_x,</text:p>
      <text:p text:style-name="code_5f_block"><text:s text:c="21"/>&amp;int_blue_y)</text:p>
      <text:p text:style-name="code_5f_block"><text:s text:c="4"/>png_get_<text:user-index-mark text:string-value="cHRM" text:index-name="Chunk" text:outline-level="1"/>cHRM_XYZ_fixed(png_ptr, info_ptr, &amp;int_red_X, &amp;int_red_Y,</text:p>
      <text:p text:style-name="code_5f_block"><text:s text:c="21"/>&amp;int_red_Z, &amp;int_green_X, &amp;int_green_Y,</text:p>
      <text:p text:style-name="code_5f_block"><text:s text:c="21"/>&amp;int_green_Z, &amp;int_blue_X, &amp;int_blue_Y,</text:p>
      <text:p text:style-name="code_5f_block"><text:s text:c="21"/>&amp;int_blue_Z)</text:p>
      <text:p text:style-name="code_5f_block"/>
      <text:p text:style-name="code_5f_block"><text:s text:c="4"/>{white,red,green,blue}_{x,y}</text:p>
      <text:p text:style-name="code_5f_block"><text:s text:c="21"/>A color space encoding specified using the</text:p>
      <text:p text:style-name="code_5f_block"><text:s text:c="21"/>chromaticities of the end points and the</text:p>
      <text:p text:style-name="code_5f_block"><text:s text:c="21"/>white point. (PNG_INFO_<text:user-index-mark text:string-value="cHRM" text:index-name="Chunk" text:outline-level="1"/>cHRM)</text:p>
      <text:p text:style-name="code_5f_block"><text:soft-page-break/></text:p>
      <text:p text:style-name="code_5f_block"><text:s text:c="4"/>{red,green,blue}_{X,Y,Z}</text:p>
      <text:p text:style-name="code_5f_block"><text:s text:c="21"/>A color space encoding specified using the</text:p>
      <text:p text:style-name="code_5f_block"><text:s text:c="21"/>encoding end points - the CIE tristimulus</text:p>
      <text:p text:style-name="code_5f_block"><text:s text:c="21"/>specification of the intended color of the red,</text:p>
      <text:p text:style-name="code_5f_block"><text:s text:c="21"/>green and blue channels in the PNG RGB data.</text:p>
      <text:p text:style-name="code_5f_block"><text:s text:c="21"/>The white point is simply the sum of the three</text:p>
      <text:p text:style-name="code_5f_block"><text:s text:c="21"/>end points. (PNG_INFO_<text:user-index-mark text:string-value="cHRM" text:index-name="Chunk" text:outline-level="1"/>cHRM)</text:p>
      <text:p text:style-name="code_5f_block"/>
      <text:p text:style-name="code_5f_block"><text:s text:c="4"/>png_get_<text:user-index-mark text:string-value="sRGB" text:index-name="Chunk" text:outline-level="1"/>sRGB(png_ptr, info_ptr, &amp;srgb_intent);</text:p>
      <text:p text:style-name="code_5f_block"/>
      <text:p text:style-name="code_5f_block"><text:s text:c="4"/>srgb_intent - <text:s text:c="3"/>the rendering intent (PNG_INFO_<text:user-index-mark text:string-value="sRGB" text:index-name="Chunk" text:outline-level="1"/>sRGB)</text:p>
      <text:p text:style-name="code_5f_block"><text:s text:c="21"/>The presence of the <text:user-index-mark text:string-value="sRGB" text:index-name="Chunk" text:outline-level="1"/>sRGB chunk</text:p>
      <text:p text:style-name="code_5f_block"><text:s text:c="21"/>means that the pixel data is in the</text:p>
      <text:p text:style-name="code_5f_block"><text:s text:c="21"/><text:user-index-mark text:string-value="sRGB" text:index-name="Chunk" text:outline-level="1"/>sRGB color space. <text:s/>This chunk also</text:p>
      <text:p text:style-name="code_5f_block"><text:s text:c="21"/>implies specific values of <text:user-index-mark-start text:id="IMark300514536" text:index-name="Chunk" text:outline-level="1"/><text:user-index-mark text:string-value="gAMA" text:index-name="Chunk" text:outline-level="1"/>gAMA<text:user-index-mark-end text:id="IMark300514536"/> and</text:p>
      <text:p text:style-name="code_5f_block"><text:s text:c="21"/><text:user-index-mark text:string-value="cHRM" text:index-name="Chunk" text:outline-level="1"/>cHRM.</text:p>
      <text:p text:style-name="code_5f_block"/>
      <text:p text:style-name="code_5f_block"><text:s text:c="4"/>png_get_<text:user-index-mark text:string-value="iCCP" text:index-name="Chunk" text:outline-level="1"/>iCCP(png_ptr, info_ptr, &amp;name,</text:p>
      <text:p text:style-name="code_5f_block"><text:s text:c="7"/>&amp;compression_type, &amp;profile, &amp;proflen);</text:p>
      <text:p text:style-name="code_5f_block"/>
      <text:p text:style-name="code_5f_block"><text:s text:c="4"/>name <text:s text:c="12"/>- The profile name.</text:p>
      <text:p text:style-name="code_5f_block"/>
      <text:p text:style-name="code_5f_block"><text:s text:c="4"/>compression_type - The compression type; always</text:p>
      <text:p text:style-name="code_5f_block"><text:s text:c="23"/>PNG_COMPRESSION_TYPE_BASE for PNG 1.0.</text:p>
      <text:p text:style-name="code_5f_block"><text:s text:c="23"/>You may give NULL to this argument to</text:p>
      <text:p text:style-name="code_5f_block"><text:s text:c="23"/>ignore it.</text:p>
      <text:p text:style-name="code_5f_block"/>
      <text:p text:style-name="code_5f_block"><text:s text:c="4"/>profile <text:s text:c="9"/>- International Color Consortium color</text:p>
      <text:p text:style-name="code_5f_block"><text:s text:c="23"/>profile data. May contain NULs.</text:p>
      <text:p text:style-name="code_5f_block"/>
      <text:p text:style-name="code_5f_block"><text:s text:c="4"/>proflen <text:s text:c="9"/>- length of profile data in bytes.</text:p>
      <text:p text:style-name="code_5f_block"/>
      <text:p text:style-name="code_5f_block"><text:s text:c="4"/>png_get_<text:user-index-mark text:string-value="sBIT" text:index-name="Chunk" text:outline-level="1"/>sBIT(png_ptr, info_ptr, &amp;sig_bit);</text:p>
      <text:p text:style-name="code_5f_block"/>
      <text:p text:style-name="code_5f_block"><text:s text:c="4"/>sig_bit <text:s text:c="7"/>- the number of significant bits for</text:p>
      <text:p text:style-name="code_5f_block"><text:s text:c="21"/>(PNG_INFO_<text:user-index-mark text:string-value="sBIT" text:index-name="Chunk" text:outline-level="1"/>sBIT) each of the gray,</text:p>
      <text:p text:style-name="code_5f_block"><text:s text:c="21"/>red, green, and blue channels,</text:p>
      <text:p text:style-name="code_5f_block"><text:s text:c="21"/>whichever are appropriate for the</text:p>
      <text:p text:style-name="code_5f_block"><text:s text:c="21"/>given color type (png_color_16)</text:p>
      <text:p text:style-name="code_5f_block"/>
      <text:p text:style-name="code_5f_block"><text:s text:c="4"/>png_get_<text:user-index-mark text:string-value="tRNS" text:index-name="Chunk" text:outline-level="1"/><text:user-index-mark text:string-value="tRNS" text:index-name="Chunk" text:outline-level="1"/><text:user-index-mark text:string-value="tRNS" text:index-name="Chunk" text:outline-level="1"/>tRNS(png_ptr, info_ptr, &amp;trans_alpha,</text:p>
      <text:p text:style-name="code_5f_block"><text:s text:c="21"/>&amp;num_trans, &amp;trans_color);</text:p>
      <text:p text:style-name="code_5f_block"/>
      <text:p text:style-name="code_5f_block"><text:s text:c="4"/>trans_alpha <text:s text:c="3"/>- array of alpha (transparency)</text:p>
      <text:p text:style-name="code_5f_block"><text:s text:c="21"/>entries for palette (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num_trans <text:s text:c="5"/>- number of transparent entries</text:p>
      <text:p text:style-name="code_5f_block"><text:s text:c="21"/>(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trans_color <text:s text:c="3"/>- graylevel or color sample values of</text:p>
      <text:p text:style-name="code_5f_block"><text:s text:c="21"/>the single transparent color for</text:p>
      <text:p text:style-name="code_5f_block"><text:s text:c="21"/>non-paletted images (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png_get_<text:user-index-mark text:string-value="eXIf" text:index-name="Chunk" text:outline-level="1"/>eXIf_1(png_ptr, info_ptr, &amp;num_exif, &amp;exif);</text:p>
      <text:p text:style-name="code_5f_block"><text:s text:c="21"/>(PNG_INFO_<text:user-index-mark text:string-value="eXIf" text:index-name="Chunk" text:outline-level="1"/>eXIf)</text:p>
      <text:p text:style-name="code_5f_block"/>
      <text:p text:style-name="code_5f_block"><text:s text:c="4"/>exif <text:s text:c="10"/>- Exif profile (array of png_byte)</text:p>
      <text:p text:style-name="code_5f_block"/>
      <text:p text:style-name="code_5f_block"><text:s text:c="4"/>png_get_<text:user-index-mark text:string-value="hIST" text:index-name="Chunk" text:outline-level="1"/>hIST(png_ptr, info_ptr, &amp;hist);</text:p>
      <text:p text:style-name="code_5f_block"><text:s text:c="21"/>(PNG_INFO_<text:user-index-mark text:string-value="hIST" text:index-name="Chunk" text:outline-level="1"/>hIST)</text:p>
      <text:p text:style-name="code_5f_block"/>
      <text:p text:style-name="code_5f_block"><text:s text:c="4"/>hist <text:s text:c="10"/>- histogram of palette (array of</text:p>
      <text:p text:style-name="code_5f_block"><text:s text:c="21"/>png_uint_16)</text:p>
      <text:p text:style-name="code_5f_block"/>
      <text:p text:style-name="code_5f_block"><text:s text:c="4"/>png_get_<text:user-index-mark text:string-value="tIME" text:index-name="Chunk" text:outline-level="1"/>tIME(png_ptr, info_ptr, &amp;mod_time);</text:p>
      <text:p text:style-name="code_5f_block"><text:soft-page-break/></text:p>
      <text:p text:style-name="code_5f_block"><text:s text:c="4"/>mod_time <text:s text:c="6"/>- time image was last modified</text:p>
      <text:p text:style-name="code_5f_block"><text:s text:c="20"/>(PNG_VALID_<text:user-index-mark text:string-value="tIME" text:index-name="Chunk" text:outline-level="1"/>tIME)</text:p>
      <text:p text:style-name="code_5f_block"/>
      <text:p text:style-name="code_5f_block"><text:s text:c="4"/>png_get_<text:user-index-mark text:string-value="bKGD" text:index-name="Chunk" text:outline-level="1"/>bKGD(png_ptr, info_ptr, &amp;background);</text:p>
      <text:p text:style-name="code_5f_block"/>
      <text:p text:style-name="code_5f_block"><text:s text:c="4"/>background <text:s text:c="4"/>- background color (of type</text:p>
      <text:p text:style-name="code_5f_block"><text:s text:c="21"/>png_color_16p) (PNG_VALID_<text:user-index-mark text:string-value="bKGD" text:index-name="Chunk" text:outline-level="1"/>bKGD)</text:p>
      <text:p text:style-name="code_5f_block"><text:s text:c="21"/>valid 16-bit red, green and blue</text:p>
      <text:p text:style-name="code_5f_block"><text:s text:c="21"/>values, regardless of color_type</text:p>
      <text:p text:style-name="code_5f_block"/>
      <text:p text:style-name="code_5f_block"><text:s text:c="4"/>num_comments <text:s text:c="2"/>= png_get_text(png_ptr, info_ptr,</text:p>
      <text:p text:style-name="code_5f_block"><text:s text:c="21"/>&amp;text_ptr, &amp;num_text);</text:p>
      <text:p text:style-name="code_5f_block"/>
      <text:p text:style-name="code_5f_block"><text:s text:c="4"/>num_comments <text:s text:c="2"/>- number of comments</text:p>
      <text:p text:style-name="code_5f_block"/>
      <text:p text:style-name="code_5f_block"><text:s text:c="4"/>text_ptr <text:s text:c="6"/>- array of png_text holding image</text:p>
      <text:p text:style-name="code_5f_block"><text:s text:c="21"/>comments</text:p>
      <text:p text:style-name="code_5f_block"/>
      <text:p text:style-name="code_5f_block"><text:s text:c="4"/>text_ptr[i].compression - type of compression used</text:p>
      <text:p text:style-name="code_5f_block"><text:s text:c="17"/>on "text" PNG_TEXT_COMPRESSION_NONE</text:p>
      <text:p text:style-name="code_5f_block"><text:s text:c="27"/>PNG_TEXT_COMPRESSION_<text:user-index-mark text:string-value="zTXt" text:index-name="Chunk" text:outline-level="1"/>zTXt</text:p>
      <text:p text:style-name="code_5f_block"><text:s text:c="27"/>PNG_ITXT_COMPRESSION_NONE</text:p>
      <text:p text:style-name="code_5f_block"><text:s text:c="27"/>PNG_ITXT_COMPRESSION_<text:user-index-mark text:string-value="zTXt" text:index-name="Chunk" text:outline-level="1"/>zTXt</text:p>
      <text:p text:style-name="code_5f_block"/>
      <text:p text:style-name="code_5f_block"><text:s text:c="4"/>text_ptr[i].key <text:s text:c="2"/>- keyword for comment. <text:s/>Must contain</text:p>
      <text:p text:style-name="code_5f_block"><text:s text:c="25"/>1-79 characters.</text:p>
      <text:p text:style-name="code_5f_block"/>
      <text:p text:style-name="code_5f_block"><text:s text:c="4"/>text_ptr[i].text <text:s/>- text comments for current</text:p>
      <text:p text:style-name="code_5f_block"><text:s text:c="25"/>keyword. <text:s/>Can be empty.</text:p>
      <text:p text:style-name="code_5f_block"/>
      <text:p text:style-name="code_5f_block"><text:s text:c="4"/>text_ptr[i].text_length - length of text string,</text:p>
      <text:p text:style-name="code_5f_block"><text:s text:c="17"/>after decompression, 0 for <text:user-index-mark text:string-value="iTXt" text:index-name="Chunk" text:outline-level="1"/>iTXt</text:p>
      <text:p text:style-name="code_5f_block"/>
      <text:p text:style-name="code_5f_block"><text:s text:c="4"/>text_ptr[i].itxt_length - length of itxt string,</text:p>
      <text:p text:style-name="code_5f_block"><text:s text:c="17"/>after decompression, 0 for <text:user-index-mark text:string-value="tEXt" text:index-name="Chunk" text:outline-level="1"/>tEXt/<text:user-index-mark text:string-value="zTXt" text:index-name="Chunk" text:outline-level="1"/>zTXt</text:p>
      <text:p text:style-name="code_5f_block"/>
      <text:p text:style-name="code_5f_block"><text:s text:c="4"/>text_ptr[i].lang <text:s/>- language of comment (empty</text:p>
      <text:p text:style-name="code_5f_block"><text:s text:c="25"/>string for unknown).</text:p>
      <text:p text:style-name="code_5f_block"/>
      <text:p text:style-name="code_5f_block"><text:s text:c="4"/>text_ptr[i].lang_key <text:s/>- keyword in UTF-8</text:p>
      <text:p text:style-name="code_5f_block"><text:s text:c="25"/>(empty string for unknown).</text:p>
      <text:p text:style-name="code_5f_block"/>
      <text:p text:style-name="code_5f_block"><text:s text:c="4"/>Note that the itxt_length, lang, and lang_key</text:p>
      <text:p text:style-name="code_5f_block"><text:s text:c="4"/>members of the text_ptr structure only exist when the</text:p>
      <text:p text:style-name="code_5f_block"><text:s text:c="4"/>library is built with <text:user-index-mark text:string-value="iTXt" text:index-name="Chunk" text:outline-level="1"/>iTXt chunk support. <text:s/>Prior to</text:p>
      <text:p text:style-name="code_5f_block"><text:s text:c="4"/>libpng-1.4.0 the library was built by default without</text:p>
      <text:p text:style-name="code_5f_block"><text:s text:c="4"/><text:user-index-mark text:string-value="iTXt" text:index-name="Chunk" text:outline-level="1"/>iTXt support. Also note that when <text:user-index-mark text:string-value="iTXt" text:index-name="Chunk" text:outline-level="1"/>iTXt is supported,</text:p>
      <text:p text:style-name="code_5f_block"><text:s text:c="4"/>they contain NULL pointers when the "compression"</text:p>
      <text:p text:style-name="code_5f_block"><text:s text:c="4"/>field contains PNG_TEXT_COMPRESSION_NONE or</text:p>
      <text:p text:style-name="code_5f_block"><text:s text:c="4"/>PNG_TEXT_COMPRESSION_<text:user-index-mark text:string-value="zTXt" text:index-name="Chunk" text:outline-level="1"/>zTXt.</text:p>
      <text:p text:style-name="code_5f_block"/>
      <text:p text:style-name="code_5f_block"><text:s text:c="4"/>num_text <text:s text:c="6"/>- number of comments (same as</text:p>
      <text:p text:style-name="code_5f_block"><text:s text:c="21"/>num_comments; you can put NULL here</text:p>
      <text:p text:style-name="code_5f_block"><text:s text:c="21"/>to avoid the duplication)</text:p>
      <text:p text:style-name="code_5f_block"/>
      <text:p text:style-name="code_5f_block"><text:s text:c="4"/>Note while png_set_text() will accept text, language,</text:p>
      <text:p text:style-name="code_5f_block"><text:s text:c="4"/>and translated keywords that can be NULL pointers, the</text:p>
      <text:p text:style-name="code_5f_block"><text:s text:c="4"/>structure returned by png_get_text will always contain</text:p>
      <text:p text:style-name="code_5f_block"><text:s text:c="4"/>regular zero-terminated C strings. <text:s/>They might be</text:p>
      <text:p text:style-name="code_5f_block"><text:s text:c="4"/>empty strings but they will never be NULL pointers.</text:p>
      <text:p text:style-name="code_5f_block"/>
      <text:p text:style-name="code_5f_block"><text:s text:c="4"/>num_spalettes = png_get_<text:user-index-mark-start text:id="IMark300515880" text:index-name="Chunk" text:outline-level="1"/>sPLT<text:user-index-mark-end text:id="IMark300515880"/>(png_ptr, info_ptr,</text:p>
      <text:p text:style-name="code_5f_block"><text:s text:c="7"/>&amp;palette_ptr);</text:p>
      <text:p text:style-name="code_5f_block"/>
      <text:p text:style-name="code_5f_block"><text:s text:c="4"/>num_spalettes <text:s/>- number of <text:user-index-mark-start text:id="IMark300514536" text:index-name="Chunk" text:outline-level="1"/>sPLT<text:user-index-mark-end text:id="IMark300514536"/> chunks read.</text:p>
      <text:p text:style-name="code_5f_block"><text:soft-page-break/></text:p>
      <text:p text:style-name="code_5f_block"><text:s text:c="4"/>palette_ptr <text:s text:c="3"/>- array of palette structures holding</text:p>
      <text:p text:style-name="code_5f_block"><text:s text:c="21"/>contents of one or more <text:user-index-mark-start text:id="IMark300515880" text:index-name="Chunk" text:outline-level="1"/>sPLT<text:user-index-mark-end text:id="IMark300515880"/> chunks</text:p>
      <text:p text:style-name="code_5f_block"><text:s text:c="21"/>read.</text:p>
      <text:p text:style-name="code_5f_block"/>
      <text:p text:style-name="code_5f_block"><text:s text:c="4"/>png_get_oFFs(png_ptr, info_ptr, &amp;offset_x, &amp;offset_y,</text:p>
      <text:p text:style-name="code_5f_block"><text:s text:c="7"/>&amp;unit_type);</text:p>
      <text:p text:style-name="code_5f_block"/>
      <text:p text:style-name="code_5f_block"><text:s text:c="4"/>offset_x <text:s text:c="6"/>- positive offset from the left edge</text:p>
      <text:p text:style-name="code_5f_block"><text:s text:c="21"/>of the screen (can be negative)</text:p>
      <text:p text:style-name="code_5f_block"/>
      <text:p text:style-name="code_5f_block"><text:s text:c="4"/>offset_y <text:s text:c="6"/>- positive offset from the top edge</text:p>
      <text:p text:style-name="code_5f_block"><text:s text:c="21"/>of the screen (can be negative)</text:p>
      <text:p text:style-name="code_5f_block"/>
      <text:p text:style-name="code_5f_block"><text:s text:c="4"/>unit_type <text:s text:c="5"/>- PNG_OFFSET_PIXEL, PNG_OFFSET_MICROMETER</text:p>
      <text:p text:style-name="code_5f_block"/>
      <text:p text:style-name="code_5f_block"><text:s text:c="4"/>png_get_pHYs(png_ptr, info_ptr, &amp;res_x, &amp;res_y,</text:p>
      <text:p text:style-name="code_5f_block"><text:s text:c="7"/>&amp;unit_type);</text:p>
      <text:p text:style-name="code_5f_block"/>
      <text:p text:style-name="code_5f_block"><text:s text:c="4"/>res_x <text:s text:c="9"/>- pixels/unit physical resolution in</text:p>
      <text:p text:style-name="code_5f_block"><text:s text:c="21"/>x direction</text:p>
      <text:p text:style-name="code_5f_block"/>
      <text:p text:style-name="code_5f_block"><text:s text:c="4"/>res_y <text:s text:c="9"/>- pixels/unit physical resolution in</text:p>
      <text:p text:style-name="code_5f_block"><text:s text:c="21"/>x direction</text:p>
      <text:p text:style-name="code_5f_block"/>
      <text:p text:style-name="code_5f_block"><text:s text:c="4"/>unit_type <text:s text:c="5"/>- PNG_RESOLUTION_UNKNOWN,</text:p>
      <text:p text:style-name="code_5f_block"><text:s text:c="21"/>PNG_RESOLUTION_METER</text:p>
      <text:p text:style-name="code_5f_block"/>
      <text:p text:style-name="code_5f_block"><text:s text:c="4"/>png_get_<text:user-index-mark text:string-value="sCAL" text:index-name="Chunk" text:outline-level="1"/>sCAL(png_ptr, info_ptr, &amp;unit, &amp;width,</text:p>
      <text:p text:style-name="code_5f_block"><text:s text:c="7"/>&amp;height)</text:p>
      <text:p text:style-name="code_5f_block"/>
      <text:p text:style-name="code_5f_block"><text:s text:c="4"/>unit <text:s text:c="7"/>- physical scale units (an integer)</text:p>
      <text:p text:style-name="code_5f_block"/>
      <text:p text:style-name="code_5f_block"><text:s text:c="4"/>width <text:s text:c="6"/>- width of a pixel in physical scale units</text:p>
      <text:p text:style-name="code_5f_block"/>
      <text:p text:style-name="code_5f_block"><text:s text:c="4"/>height <text:s text:c="5"/>- height of a pixel in physical scale units</text:p>
      <text:p text:style-name="code_5f_block"><text:s text:c="17"/>(width and height are doubles)</text:p>
      <text:p text:style-name="code_5f_block"/>
      <text:p text:style-name="code_5f_block"><text:s text:c="4"/>png_get_<text:user-index-mark text:string-value="sCAL" text:index-name="Chunk" text:outline-level="1"/>sCAL_s(png_ptr, info_ptr, &amp;unit, &amp;width,</text:p>
      <text:p text:style-name="code_5f_block"><text:s text:c="7"/>&amp;height)</text:p>
      <text:p text:style-name="code_5f_block"/>
      <text:p text:style-name="code_5f_block"><text:s text:c="4"/>unit <text:s text:c="7"/>- physical scale units (an integer)</text:p>
      <text:p text:style-name="code_5f_block"/>
      <text:p text:style-name="code_5f_block"><text:s text:c="4"/>width <text:s text:c="6"/>- width of a pixel in physical scale units</text:p>
      <text:p text:style-name="code_5f_block"><text:s text:c="18"/>(expressed as a string)</text:p>
      <text:p text:style-name="code_5f_block"/>
      <text:p text:style-name="code_5f_block"><text:s text:c="4"/>height <text:s text:c="5"/>- height of a pixel in physical scale units</text:p>
      <text:p text:style-name="code_5f_block"><text:s text:c="17"/>(width and height are strings like "2.54")</text:p>
      <text:p text:style-name="code_5f_block"/>
      <text:p text:style-name="code_5f_block"><text:s text:c="4"/>num_unknown_chunks = png_get_unknown_chunks(png_ptr,</text:p>
      <text:p text:style-name="code_5f_block"><text:s text:c="7"/>info_ptr, &amp;unknowns)</text:p>
      <text:p text:style-name="code_5f_block"/>
      <text:p text:style-name="code_5f_block"><text:s text:c="4"/>unknowns <text:s text:c="9"/>- array of png_unknown_chunk</text:p>
      <text:p text:style-name="code_5f_block"><text:s text:c="24"/>structures holding unknown chunks</text:p>
      <text:p text:style-name="code_5f_block"/>
      <text:p text:style-name="code_5f_block"><text:s text:c="4"/>unknowns[i].name <text:s/>- name of unknown chunk</text:p>
      <text:p text:style-name="code_5f_block"/>
      <text:p text:style-name="code_5f_block"><text:s text:c="4"/>unknowns[i].data <text:s/>- data of unknown chunk</text:p>
      <text:p text:style-name="code_5f_block"/>
      <text:p text:style-name="code_5f_block"><text:s text:c="4"/>unknowns[i].size <text:s/>- size of unknown chunk's data</text:p>
      <text:p text:style-name="code_5f_block"/>
      <text:p text:style-name="code_5f_block"><text:s text:c="4"/>unknowns[i].location - position of chunk in file</text:p>
      <text:p text:style-name="code_5f_block"/>
      <text:p text:style-name="code_5f_block"><text:s text:c="4"/>The value of "i" corresponds to the order in which the</text:p>
      <text:p text:style-name="code_5f_block"><text:s text:c="4"/>chunks were read from the PNG file or inserted with the</text:p>
      <text:p text:style-name="code_5f_block"><text:s text:c="4"/>png_set_unknown_chunks() function.</text:p>
      <text:p text:style-name="code_5f_block"><text:soft-page-break/></text:p>
      <text:p text:style-name="code_5f_block"><text:s text:c="4"/>The value of "location" is a bitwise "or" of</text:p>
      <text:p text:style-name="code_5f_block"/>
      <text:p text:style-name="code_5f_block"><text:s text:c="9"/>PNG_HAVE_<text:user-index-mark-start text:id="IMark300514536" text:index-name="Chunk" text:outline-level="1"/>IHDR<text:user-index-mark-end text:id="IMark300514536"/> <text:s/>(0x01)</text:p>
      <text:p text:style-name="code_5f_block"><text:s text:c="9"/>PNG_HAVE_<text:user-index-mark text:string-value="PLTE" text:index-name="Chunk" text:outline-level="1"/>PLTE <text:s/>(0x02)</text:p>
      <text:p text:style-name="code_5f_block"><text:s text:c="9"/>PNG_AFTER_<text:user-index-mark-start text:id="IMark300514536" text:index-name="Chunk" text:outline-level="1"/><text:user-index-mark-start text:id="IMark300515880" text:index-name="Chunk" text:outline-level="1"/><text:user-index-mark-start text:id="IMark300514152" text:index-name="Chunk" text:outline-level="1"/><text:user-index-mark text:string-value="IDAT" text:index-name="Chunk" text:outline-level="1"/>IDAT<text:user-index-mark-end text:id="IMark300514152"/><text:user-index-mark-end text:id="IMark300515880"/><text:user-index-mark-end text:id="IMark300514536"/> (0x08)</text:p>
      <text:p text:style-name="P5"/>
      <text:p text:style-name="P5">The data from the <text:span text:style-name="code_5f_chunk">pHYs</text:span> chunk can be retrieved in several convenient forms:</text:p>
      <text:p text:style-name="P5"/>
      <text:p text:style-name="code_5f_block"><text:s text:c="4"/>res_x = png_get_x_pixels_per_meter(png_ptr,</text:p>
      <text:p text:style-name="code_5f_block"><text:s text:c="7"/>info_ptr)</text:p>
      <text:p text:style-name="code_5f_block"/>
      <text:p text:style-name="code_5f_block"><text:s text:c="4"/>res_y = png_get_y_pixels_per_meter(png_ptr,</text:p>
      <text:p text:style-name="code_5f_block"><text:s text:c="7"/>info_ptr)</text:p>
      <text:p text:style-name="code_5f_block"/>
      <text:p text:style-name="code_5f_block"><text:s text:c="4"/>res_x_and_y = png_get_pixels_per_meter(png_ptr,</text:p>
      <text:p text:style-name="code_5f_block"><text:s text:c="7"/>info_ptr)</text:p>
      <text:p text:style-name="code_5f_block"/>
      <text:p text:style-name="code_5f_block"><text:s text:c="4"/>res_x = png_get_x_pixels_per_inch(png_ptr,</text:p>
      <text:p text:style-name="code_5f_block"><text:s text:c="7"/>info_ptr)</text:p>
      <text:p text:style-name="code_5f_block"/>
      <text:p text:style-name="code_5f_block"><text:s text:c="4"/>res_y = png_get_y_pixels_per_inch(png_ptr,</text:p>
      <text:p text:style-name="code_5f_block"><text:s text:c="7"/>info_ptr)</text:p>
      <text:p text:style-name="code_5f_block"/>
      <text:p text:style-name="code_5f_block"><text:s text:c="4"/>res_x_and_y = png_get_pixels_per_inch(png_ptr,</text:p>
      <text:p text:style-name="code_5f_block"><text:s text:c="7"/>info_ptr)</text:p>
      <text:p text:style-name="code_5f_block"/>
      <text:p text:style-name="code_5f_block"><text:s text:c="4"/>aspect_ratio = png_get_pixel_aspect_ratio(png_ptr,</text:p>
      <text:p text:style-name="code_5f_block"><text:s text:c="7"/>info_ptr)</text:p>
      <text:p text:style-name="code_5f_block"/>
      <text:p text:style-name="code_5f_block"><text:s text:c="4"/>Each of these returns 0 [signifying "unknown"] if</text:p>
      <text:p text:style-name="code_5f_block"><text:s text:c="7"/>the data is not present or if res_x is 0;</text:p>
      <text:p text:style-name="code_5f_block"><text:s text:c="7"/>res_x_and_y is 0 if res_x != res_y</text:p>
      <text:p text:style-name="code_5f_block"/>
      <text:p text:style-name="code_5f_block"><text:s text:c="4"/>Note that because of the way the resolutions are</text:p>
      <text:p text:style-name="code_5f_block"><text:s text:c="7"/>stored internally, the inch conversions won't</text:p>
      <text:p text:style-name="code_5f_block"><text:s text:c="7"/>come out to exactly even number. <text:s/>For example,</text:p>
      <text:p text:style-name="code_5f_block"><text:s text:c="7"/>72 dpi is stored as 0.28346 pixels/meter, and</text:p>
      <text:p text:style-name="code_5f_block"><text:s text:c="7"/>when this is retrieved it is 71.9988 dpi, so</text:p>
      <text:p text:style-name="code_5f_block"><text:s text:c="7"/>be sure to round the returned value appropriately</text:p>
      <text:p text:style-name="code_5f_block"><text:s text:c="7"/>if you want to display a reasonable-looking result.</text:p>
      <text:p text:style-name="P5"/>
      <text:p text:style-name="P5">The data from the <text:span text:style-name="code_5f_chunk">oFFs</text:span> chunk can be retrieved in several convenient forms:</text:p>
      <text:p text:style-name="P5"/>
      <text:p text:style-name="code_5f_block"><text:s text:c="4"/>x_offset = png_get_x_offset_microns(png_ptr, info_ptr);</text:p>
      <text:p text:style-name="code_5f_block"/>
      <text:p text:style-name="code_5f_block"><text:s text:c="4"/>y_offset = png_get_y_offset_microns(png_ptr, info_ptr);</text:p>
      <text:p text:style-name="code_5f_block"/>
      <text:p text:style-name="code_5f_block"><text:s text:c="4"/>x_offset = png_get_x_offset_inches(png_ptr, info_ptr);</text:p>
      <text:p text:style-name="code_5f_block"/>
      <text:p text:style-name="code_5f_block"><text:s text:c="4"/>y_offset = png_get_y_offset_inches(png_ptr, info_ptr);</text:p>
      <text:p text:style-name="code_5f_block"/>
      <text:p text:style-name="code_5f_block"><text:s text:c="4"/>Each of these returns 0 [signifying "unknown" if both</text:p>
      <text:p text:style-name="code_5f_block"><text:s text:c="7"/>x and y are 0] if the data is not present or if the</text:p>
      <text:p text:style-name="code_5f_block"><text:s text:c="7"/>chunk is present but the unit is the pixel. <text:s/>The</text:p>
      <text:p text:style-name="code_5f_block"><text:s text:c="7"/>remark about inexact inch conversions applies here</text:p>
      <text:p text:style-name="code_5f_block"><text:s text:c="7"/>as well, because a value in inches can't always be</text:p>
      <text:p text:style-name="code_5f_block"><text:s text:c="7"/>converted to microns and back without some loss</text:p>
      <text:p text:style-name="code_5f_block"><text:s text:c="7"/>of precision.</text:p>
      <text:p text:style-name="P5"/>
      <text:p text:style-name="P5"><text:soft-page-break/>For more information, see the PNG specification for chunk contents. <text:s/>Be careful with trusting <text:span text:style-name="code_5f_C">rowbytes</text:span>, as some of the transformations could increase the space needed to hold a row (<text:span text:style-name="code_5f_C">expand</text:span>, <text:span text:style-name="code_5f_C">filler</text:span>, <text:span text:style-name="code_5f_C">gray_to_rgb</text:span>, etc.). See <text:span text:style-name="code_5f_C">png_read_update_info()</text:span>, below.</text:p>
      <text:p text:style-name="P5"/>
      <text:p text:style-name="P5">A quick word about <text:span text:style-name="code_5f_C">text_ptr</text:span> and <text:span text:style-name="code_5f_C">num_text</text:span>. <text:s/>PNG stores comments in keyword/text pairs, one pair per chunk, with no limit on the number of text chunks, and a <text:span text:style-name="code_5f_C">2^31</text:span> byte limit on their size. <text:s/>While there are suggested keywords, there is no requirement to restrict the use to these strings. <text:s/>It is strongly suggested that keywords and text be sensible to humans (that's the point), so don't use abbreviations. <text:s/>Non-printing symbols are not allowed. <text:s/>See the PNG specification for more details. There is also no requirement to have text after the keyword.</text:p>
      <text:p text:style-name="P5"/>
      <text:p text:style-name="P5">Keywords should be limited to <text:span text:style-name="T6">79 Latin-1 characters</text:span> without leading or trailing spaces, but non-consecutive spaces are allowed within the keyword. <text:s/>It is possible to have the same keyword any number of times. The <text:span text:style-name="code_5f_C">text_ptr</text:span> is an array of <text:span text:style-name="code_5f_C">png_text</text:span> structures, each holding a <text:span text:style-name="T6">pointer to a language string</text:span>, a <text:span text:style-name="T6">pointer to a keyword</text:span> and a <text:span text:style-name="T6">pointer to a text string</text:span>. <text:s/>The text string, language code, and translated keyword may be empty or <text:span text:style-name="code_5f_C">NULL</text:span> pointers. <text:s/>The keyword/text pairs are put into the array in the order that they are received. However, some or all of the text chunks may be after the image, so, to mak<text:span text:style-name="T6">e sure you have read all the text chunks, don't mess with these until after you </text:span>read the stuff after the image. <text:s/>This will be mentioned again below in the discussion that goes with <text:span text:style-name="code_5f_C">png_read_end()</text:span>.</text:p>
      <text:p text:style-name="P5"/>
      <text:h text:style-name="Heading_20_3" text:outline-level="3"><text:bookmark-start text:name="__RefHeading___Toc10806_1038013662"/>Input transformations<text:bookmark-end text:name="__RefHeading___Toc10806_1038013662"/></text:h>
      <text:p text:style-name="P5"/>
      <text:p text:style-name="P5">After you've read the header information, you can set up the library to handle any special transformations of the image data. <text:s/>The various ways to transform the data will be described in the order that they should occur. <text:s/>This is important, as some of these change the color type and/or bit depth of the data, and some others only work on certain color types and bit depths.</text:p>
      <text:p text:style-name="P5"/>
      <text:p text:style-name="P5">Transformations you request are ignored if they don't have any meaning for a particular input data format. <text:s/>However some transformations can have an effect as a result of a previous transformation. <text:s/>If you specify a contradictory set of transformations, for example both adding and removing the alpha channel, you cannot predict the final result.</text:p>
      <text:p text:style-name="P5"/>
      <text:p text:style-name="P5">The color used for the transparency values should be supplied in the same format/depth as the current image data. <text:s/>It is stored in the same format/depth as the image data in a <text:user-index-mark text:string-value="tRNS" text:index-name="Chunk" text:outline-level="1"/><text:user-index-mark text:string-value="tRNS" text:index-name="Chunk" text:outline-level="1"/><text:user-index-mark text:string-value="tRNS" text:index-name="Chunk" text:outline-level="1"/><text:span text:style-name="code_5f_chunk">tRNS</text:span> chunk, so this is what libpng expects for this data.</text:p>
      <text:p text:style-name="P5"/>
      <text:p text:style-name="P5">The color used for the background value depends on the need_expand argument as described below.</text:p>
      <text:p text:style-name="P5"/>
      <text:p text:style-name="P5">Data will be decoded into the supplied row buffers packed into bytes unless the library has been told to transform it into another format. For example, <text:span text:style-name="T6">4 bit/pixel paletted</text:span> or <text:span text:style-name="T6">grayscale data</text:span> will be returned 2 pixels/byte with the leftmost pixel in the high-order bits of the byte, unless <text:span text:style-name="code_5f_C">png_set_packing()</text:span> is called. <text:s/><text:span text:style-name="T6">8-bit RGB data</text:span> will be stored in <text:span text:style-name="code_5f_C">RGB</text:span> <text:span text:style-name="code_5f_C">RGB</text:span> <text:span text:style-name="code_5f_C">RGB</text:span> format unless <text:span text:style-name="code_5f_C">png_set_filler()</text:span> or <text:span text:style-name="code_5f_C">png_set_add_alpha()</text:span> is called to insert filler bytes, either before or after each <text:span text:style-name="code_5f_C"><text:span text:style-name="T7">RGB</text:span></text:span><text:span text:style-name="T7"> triplet</text:span>.</text:p>
      <text:p text:style-name="P5"/>
      <text:p text:style-name="Standard"><text:span text:style-name="T6">16-bit RGB</text:span> data will be returned <text:span text:style-name="code_5f_C">RRGGBB</text:span> <text:span text:style-name="code_5f_C">RRGGBB</text:span>, with the most significant byte of the color value first, unless <text:span text:style-name="code_5f_C">png_set_scale_16()</text:span> is called to transform it to regular <text:span text:style-name="code_5f_C">RGB</text:span> <text:span text:style-name="code_5f_C">RGB</text:span> triplets, or <text:span text:style-name="code_5f_C">png_set_filler()</text:span> or <text:span text:style-name="code_5f_C">png_set_add alpha()</text:span> is called to insert two filler bytes, either before or after each <text:span text:style-name="code_5f_C">RRGGBB</text:span> triplet. <text:s/>Similarly, <text:span text:style-name="T6">8-bit or 16-bit grayscale data</text:span> can be modified with <text:span text:style-name="code_5f_C">png_set_filler()</text:span>, <text:span text:style-name="code_5f_C">png_set_add_alpha()</text:span>, <text:span text:style-name="code_5f_C">png_set_strip_16()</text:span>, or <text:span text:style-name="code_5f_C">png_set_scale_16()</text:span>.</text:p>
      <text:p text:style-name="P5"/>
      <text:p text:style-name="P5"><text:soft-page-break/>The following code transforms grayscale images of less than 8 to 8 bits, changes paletted images to RGB, and adds a full alpha channel if there is transparency information in a <text:user-index-mark text:string-value="tRNS" text:index-name="Chunk" text:outline-level="1"/><text:user-index-mark text:string-value="tRNS" text:index-name="Chunk" text:outline-level="1"/><text:user-index-mark text:string-value="tRNS" text:index-name="Chunk" text:outline-level="1"/><text:span text:style-name="code_5f_chunk">tRNS</text:span> chunk. <text:s/>This is most useful on grayscale images with bit depths of 2 or 4 or if there is a multiple-image viewing application that wishes to treat all images in the same way.</text:p>
      <text:p text:style-name="P5"/>
      <text:p text:style-name="code_5f_block"><text:s text:c="4"/>if (color_type == PNG_COLOR_TYPE_PALETTE)</text:p>
      <text:p text:style-name="code_5f_block"><text:s text:c="8"/>png_set_palette_to_rgb(png_ptr);</text:p>
      <text:p text:style-name="code_5f_block"/>
      <text:p text:style-name="code_5f_block"><text:s text:c="4"/>if (png_get_valid(png_ptr, info_ptr,</text:p>
      <text:p text:style-name="code_5f_block"><text:s text:c="8"/>PNG_INFO_<text:user-index-mark text:string-value="tRNS" text:index-name="Chunk" text:outline-level="1"/><text:user-index-mark text:string-value="tRNS" text:index-name="Chunk" text:outline-level="1"/><text:user-index-mark text:string-value="tRNS" text:index-name="Chunk" text:outline-level="1"/>tRNS)) png_set_<text:user-index-mark text:string-value="tRNS" text:index-name="Chunk" text:outline-level="1"/><text:user-index-mark text:string-value="tRNS" text:index-name="Chunk" text:outline-level="1"/><text:user-index-mark text:string-value="tRNS" text:index-name="Chunk" text:outline-level="1"/>tRNS_to_alpha(png_ptr);</text:p>
      <text:p text:style-name="code_5f_block"/>
      <text:p text:style-name="code_5f_block"><text:s text:c="4"/>if (color_type == PNG_COLOR_TYPE_GRAY &amp;&amp;</text:p>
      <text:p text:style-name="code_5f_block"><text:s text:c="8"/>bit_depth &lt; 8) png_set_expand_gray_1_2_4_to_8(png_ptr);</text:p>
      <text:p text:style-name="Standard"/>
      <text:p text:style-name="P5">The first two functions are actually aliases for <text:span text:style-name="code_5f_C">png_set_expand()</text:span>, added in libpng version 1.0.4, with the function names expanded to improve code readability. <text:s/>In some future version they may actually do different things.</text:p>
      <text:p text:style-name="P5"/>
      <text:p text:style-name="Standard">As of libpng version 1.2.9, <text:span text:style-name="code_5f_C">png_set_expand_gray_1_2_4_to_8()</text:span> was added. <text:s/>It expands the sample depth without changing <text:user-index-mark text:string-value="tRNS" text:index-name="Chunk" text:outline-level="1"/><text:user-index-mark text:string-value="tRNS" text:index-name="Chunk" text:outline-level="1"/><text:user-index-mark text:string-value="tRNS" text:index-name="Chunk" text:outline-level="1"/><text:span text:style-name="code_5f_chunk">tRNS</text:span> to alpha.</text:p>
      <text:p text:style-name="P5"/>
      <text:p text:style-name="Standard">As of libpng version 1.5.2, <text:span text:style-name="code_5f_C">png_set_expand_16()</text:span> was added. <text:s/>It behaves as <text:span text:style-name="code_5f_C">png_set_expand()</text:span>; however, the resultant channels have 16 bits rather than 8. Use this when the output color or gray channels are made linear to avoid fairly severe accuracy loss.</text:p>
      <text:p text:style-name="P5"/>
      <text:p text:style-name="code_5f_block"><text:s text:c="3"/>if (bit_depth &lt; 16)</text:p>
      <text:p text:style-name="code_5f_block"><text:s text:c="6"/>png_set_expand_16(png_ptr);</text:p>
      <text:p text:style-name="P5"/>
      <text:p text:style-name="P5">PNG can have files with 16 bits per channel. <text:s/>If you only can handle 8 bits per channel, this will strip the pixels down to 8-bit.</text:p>
      <text:p text:style-name="P5"/>
      <text:p text:style-name="code_5f_block"><text:s text:c="4"/>if (bit_depth == 16)</text:p>
      <text:p text:style-name="code_5f_block">#if PNG_LIBPNG_VER &gt;= 10504</text:p>
      <text:p text:style-name="code_5f_block"><text:s text:c="7"/>png_set_scale_16(png_ptr);</text:p>
      <text:p text:style-name="code_5f_block">#else</text:p>
      <text:p text:style-name="code_5f_block"><text:s text:c="7"/>png_set_strip_16(png_ptr);</text:p>
      <text:p text:style-name="code_5f_block">#endif</text:p>
      <text:p text:style-name="P5"/>
      <text:p text:style-name="Standard">(The more accurate "<text:span text:style-name="code_5f_C">png_set_scale_16()</text:span>" API became available in libpng version 1.5.4).</text:p>
      <text:p text:style-name="P5"/>
      <text:p text:style-name="P5">If you need to process the alpha channel on the image separately from the image data (for example if you convert it to a bitmap mask) it is possible to have libpng strip the channel leaving just RGB or gray data:</text:p>
      <text:p text:style-name="P5"/>
      <text:p text:style-name="code_5f_block"><text:s text:c="4"/>if (color_type &amp; PNG_COLOR_MASK_ALPHA)</text:p>
      <text:p text:style-name="code_5f_block"><text:s text:c="7"/>png_set_strip_alpha(png_ptr);</text:p>
      <text:p text:style-name="P5"/>
      <text:p text:style-name="P5">If you strip the alpha channel you need to find some other way of dealing with the information. <text:s/>If, instead, you want to convert the image to an opaque version with no alpha channel use <text:span text:style-name="code_5f_C">png_set_background</text:span>; see below.</text:p>
      <text:p text:style-name="P5"/>
      <text:p text:style-name="P5"><text:soft-page-break/>As of libpng version 1.5.2, almost all useful expansions are supported, the major ommissions are conversion of grayscale to indexed images (which can be done trivially in the application) and conversion of indexed to grayscale (which can be done by a trivial manipulation of the palette.)</text:p>
      <text:p text:style-name="P5"/>
      <text:p text:style-name="P5">In the following table, the <text:span text:style-name="code_5f_C">01</text:span> means grayscale with depth&lt;8, <text:span text:style-name="code_5f_C">31</text:span> means indexed with depth&lt;8, other numerals represent the color type, "<text:span text:style-name="code_5f_C">T</text:span>" means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is present, <text:span text:style-name="code_5f_C">A</text:span> means an alpha channel is present, and <text:span text:style-name="code_5f_C">O</text:span> means <text:user-index-mark text:string-value="tRNS" text:index-name="Chunk" text:outline-level="1"/><text:user-index-mark text:string-value="tRNS" text:index-name="Chunk" text:outline-level="1"/><text:user-index-mark text:string-value="tRNS" text:index-name="Chunk" text:outline-level="1"/><text:span text:style-name="code_5f_chunk">tRNS</text:span> or <text:span text:style-name="T6">alpha</text:span> is present but all pixels in the image are <text:span text:style-name="T6">opaque</text:span>.</text:p>
      <text:p text:style-name="P5"/>
      <text:p text:style-name="code_5f_block"><text:s text:c="2"/>FROM <text:s/>01 <text:s/>31 <text:s text:c="2"/>0 <text:s/>0T <text:s/>0O <text:s text:c="2"/>2 <text:s/>2T <text:s/>2O <text:s text:c="2"/>3 <text:s/>3T <text:s/>3O <text:s/>4A <text:s/>4O <text:s/>6A <text:s/>6O</text:p>
      <text:p text:style-name="code_5f_block"><text:s text:c="3"/>TO</text:p>
      <text:p text:style-name="code_5f_block"><text:s text:c="3"/>01 <text:s text:c="3"/>- <text:s/>[G] <text:s/>- <text:s text:c="2"/>- <text:s text:c="2"/>- <text:s text:c="2"/>- <text:s text:c="2"/>- <text:s text:c="2"/>- <text:s text:c="2"/>- <text:s text:c="2"/>- <text:s text:c="2"/>- <text:s text:c="2"/>- <text:s text:c="2"/>- <text:s text:c="2"/>- <text:s text:c="2"/>-</text:p>
      <text:p text:style-name="code_5f_block"><text:s text:c="3"/>31 <text:s text:c="2"/>[Q] <text:s/>Q <text:s/>[Q] [Q] [Q] <text:s/>Q <text:s text:c="2"/>Q <text:s text:c="2"/>Q <text:s text:c="2"/>Q <text:s text:c="2"/>Q <text:s text:c="2"/>Q <text:s/>[Q] [Q] <text:s/>Q <text:s text:c="2"/>Q</text:p>
      <text:p text:style-name="code_5f_block"><text:s text:c="4"/>0 <text:s text:c="3"/>1 <text:s text:c="2"/>G <text:s text:c="2"/>+ <text:s text:c="2"/>. <text:s text:c="2"/>. <text:s text:c="2"/>G <text:s text:c="2"/>G <text:s text:c="2"/>G <text:s text:c="2"/>G <text:s text:c="2"/>G <text:s text:c="2"/>G <text:s text:c="2"/>B <text:s text:c="2"/>B <text:s/>GB <text:s/>GB</text:p>
      <text:p text:style-name="code_5f_block"><text:s text:c="3"/>0T <text:s text:c="3"/>lt <text:s/>Gt <text:s/>t <text:s text:c="2"/>+ <text:s text:c="2"/>. <text:s text:c="2"/>Gt <text:s/>G <text:s text:c="2"/>G <text:s text:c="2"/>Gt <text:s/>G <text:s text:c="2"/>G <text:s text:c="2"/>Bt <text:s/>Bt GBt GBt</text:p>
      <text:p text:style-name="code_5f_block"><text:s text:c="3"/>0O <text:s text:c="3"/>lt <text:s/>Gt <text:s/>t <text:s text:c="2"/>. <text:s text:c="2"/>+ <text:s text:c="2"/>Gt <text:s/>Gt <text:s/>G <text:s text:c="2"/>Gt <text:s/>Gt <text:s/>G <text:s text:c="2"/>Bt <text:s/>Bt GBt GBt</text:p>
      <text:p text:style-name="code_5f_block"><text:s text:c="4"/>2 <text:s text:c="3"/>C <text:s text:c="2"/>P <text:s text:c="2"/>C <text:s text:c="2"/>C <text:s text:c="2"/>C <text:s text:c="2"/>+ <text:s text:c="2"/>. <text:s text:c="2"/>. <text:s text:c="2"/>C <text:s text:c="2"/>- <text:s text:c="2"/>- <text:s/>CB <text:s/>CB <text:s text:c="2"/>B <text:s text:c="2"/>B</text:p>
      <text:p text:style-name="code_5f_block"><text:s text:c="3"/>2T <text:s text:c="3"/>Ct <text:s/>- <text:s text:c="2"/>Ct <text:s/>C <text:s text:c="2"/>C <text:s text:c="2"/>t <text:s text:c="2"/>+ <text:s text:c="2"/>t <text:s text:c="2"/>- <text:s text:c="2"/>- <text:s text:c="2"/>- <text:s/>CBt CBt <text:s/>Bt <text:s/>Bt</text:p>
      <text:p text:style-name="code_5f_block"><text:s text:c="3"/>2O <text:s text:c="3"/>Ct <text:s/>- <text:s text:c="2"/>Ct <text:s/>C <text:s text:c="2"/>C <text:s text:c="2"/>t <text:s text:c="2"/>t <text:s text:c="2"/>+ <text:s text:c="2"/>- <text:s text:c="2"/>- <text:s text:c="2"/>- <text:s/>CBt CBt <text:s/>Bt <text:s/>Bt</text:p>
      <text:p text:style-name="code_5f_block"><text:s text:c="4"/>3 <text:s text:c="2"/>[Q] <text:s/>p <text:s/>[Q] [Q] [Q] <text:s/>Q <text:s text:c="2"/>Q <text:s text:c="2"/>Q <text:s text:c="2"/>+ <text:s text:c="2"/>. <text:s text:c="2"/>. <text:s/>[Q] [Q] <text:s/>Q <text:s text:c="2"/>Q</text:p>
      <text:p text:style-name="code_5f_block"><text:s text:c="3"/>3T <text:s text:c="2"/>[Qt] p <text:s/>[Qt][Q] [Q] <text:s/>Qt <text:s/>Qt <text:s/>Qt <text:s/>t <text:s text:c="2"/>+ <text:s text:c="2"/>t <text:s/>[Qt][Qt] Qt <text:s/>Qt</text:p>
      <text:p text:style-name="code_5f_block"><text:s text:c="3"/>3O <text:s text:c="2"/>[Qt] p <text:s/>[Qt][Q] [Q] <text:s/>Qt <text:s/>Qt <text:s/>Qt <text:s/>t <text:s text:c="2"/>t <text:s text:c="2"/>+ <text:s/>[Qt][Qt] Qt <text:s/>Qt</text:p>
      <text:p text:style-name="code_5f_block"><text:s text:c="3"/>4A <text:s text:c="3"/>lA <text:s/>G <text:s text:c="2"/>A <text:s text:c="2"/>T <text:s text:c="2"/>T <text:s text:c="2"/>GA <text:s/>GT <text:s/>GT <text:s/>GA <text:s/>GT <text:s/>GT <text:s/>+ <text:s text:c="2"/>BA <text:s/>G <text:s/>GBA</text:p>
      <text:p text:style-name="code_5f_block"><text:s text:c="3"/>4O <text:s text:c="3"/>lA GBA <text:s/>A <text:s text:c="2"/>T <text:s text:c="2"/>T <text:s text:c="2"/>GA <text:s/>GT <text:s/>GT <text:s/>GA <text:s/>GT <text:s/>GT <text:s/>BA <text:s/>+ <text:s/>GBA <text:s/>G</text:p>
      <text:p text:style-name="code_5f_block"><text:s text:c="3"/>6A <text:s text:c="3"/>CA <text:s/>PA <text:s/>CA <text:s/>C <text:s text:c="2"/>C <text:s text:c="2"/>A <text:s text:c="2"/>T <text:s/>tT <text:s text:c="2"/>PA <text:s/>P <text:s text:c="2"/>P <text:s text:c="2"/>C <text:s/>CBA <text:s/>+ <text:s text:c="2"/>BA</text:p>
      <text:p text:style-name="code_5f_block"><text:s text:c="3"/>6O <text:s text:c="3"/>CA PBA <text:s/>CA <text:s/>C <text:s text:c="2"/>C <text:s text:c="2"/>A <text:s/>tT <text:s text:c="2"/>T <text:s text:c="2"/>PA <text:s/>P <text:s text:c="2"/>P <text:s/>CBA <text:s/>C <text:s text:c="2"/>BA <text:s/>+</text:p>
      <text:p text:style-name="code_5f_block"/>
      <text:p text:style-name="code_5f_block">Within the matrix,</text:p>
      <text:p text:style-name="code_5f_block"><text:s text:c="5"/>"+" identifies entries where 'from' and 'to' are the same.</text:p>
      <text:p text:style-name="code_5f_block"><text:s text:c="5"/>"-" means the transformation is not supported.</text:p>
      <text:p text:style-name="code_5f_block"><text:s text:c="5"/>"." means nothing is necessary (a <text:user-index-mark text:string-value="tRNS" text:index-name="Chunk" text:outline-level="1"/><text:user-index-mark text:string-value="tRNS" text:index-name="Chunk" text:outline-level="1"/><text:user-index-mark text:string-value="tRNS" text:index-name="Chunk" text:outline-level="1"/>tRNS chunk can just be ignored).</text:p>
      <text:p text:style-name="code_5f_block"><text:s text:c="5"/>"t" means the transformation is obtained by png_set_<text:user-index-mark text:string-value="tRNS" text:index-name="Chunk" text:outline-level="1"/><text:user-index-mark text:string-value="tRNS" text:index-name="Chunk" text:outline-level="1"/><text:user-index-mark text:string-value="tRNS" text:index-name="Chunk" text:outline-level="1"/>tRNS.</text:p>
      <text:p text:style-name="code_5f_block"><text:s text:c="5"/>"A" means the transformation is obtained by png_set_add_alpha().</text:p>
      <text:p text:style-name="code_5f_block"><text:s text:c="5"/>"X" means the transformation is obtained by png_set_expand().</text:p>
      <text:p text:style-name="code_5f_block"><text:s text:c="5"/>"1" means the transformation is obtained by</text:p>
      <text:p text:style-name="code_5f_block"><text:s text:c="9"/>png_set_expand_gray_1_2_4_to_8() (and by png_set_expand()</text:p>
      <text:p text:style-name="code_5f_block"><text:s text:c="9"/>if there is no transparency in the original or the final</text:p>
      <text:p text:style-name="code_5f_block"><text:s text:c="9"/>format).</text:p>
      <text:p text:style-name="code_5f_block"><text:s text:c="5"/>"C" means the transformation is obtained by png_set_gray_to_rgb().</text:p>
      <text:p text:style-name="code_5f_block"><text:s text:c="5"/>"G" means the transformation is obtained by png_set_rgb_to_gray().</text:p>
      <text:p text:style-name="code_5f_block"><text:s text:c="5"/>"P" means the transformation is obtained by</text:p>
      <text:p text:style-name="code_5f_block"><text:s text:c="9"/>png_set_expand_palette_to_rgb().</text:p>
      <text:p text:style-name="code_5f_block"><text:s text:c="5"/>"p" means the transformation is obtained by png_set_packing().</text:p>
      <text:p text:style-name="code_5f_block"><text:s text:c="5"/>"Q" means the transformation is obtained by png_set_quantize().</text:p>
      <text:p text:style-name="code_5f_block"><text:s text:c="5"/>"T" means the transformation is obtained by</text:p>
      <text:p text:style-name="code_5f_block"><text:s text:c="9"/>png_set_<text:user-index-mark text:string-value="tRNS" text:index-name="Chunk" text:outline-level="1"/><text:user-index-mark text:string-value="tRNS" text:index-name="Chunk" text:outline-level="1"/><text:user-index-mark text:string-value="tRNS" text:index-name="Chunk" text:outline-level="1"/>tRNS_to_alpha().</text:p>
      <text:p text:style-name="code_5f_block"><text:s text:c="5"/>"B" means the transformation is obtained by</text:p>
      <text:p text:style-name="code_5f_block"><text:s text:c="9"/>png_set_background(), or png_strip_alpha().</text:p>
      <text:p text:style-name="P5"/>
      <text:p text:style-name="P5">When an entry has multiple transforms listed all are required to cause the right overall transformation. <text:s/>When two transforms are separated by a comma either will do the job. <text:s/>When transforms are enclosed in <text:span text:style-name="code_5f_C">[]</text:span> the transform should do the job but this is currently unimplemented - a different format will result if the suggested transformations are used.</text:p>
      <text:p text:style-name="P5"/>
      <text:p text:style-name="P5">In PNG files, the alpha channel in an image is the level of opacity. <text:s/>If you need the alpha channel in an image to be the level of transparency instead of opacity, you can invert the alpha channel (or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data) after it's read, so that <text:span text:style-name="code_5f_C">0</text:span> is fully opaque and <text:span text:style-name="code_5f_C">255</text:span> (in 8-bit or paletted images) or <text:span text:style-name="code_5f_C">65535</text:span> (in 16-bit images) is fully transparent, with</text:p>
      <text:p text:style-name="P5"/>
      <text:p text:style-name="code_5f_block"><text:s text:c="4"/>png_set_invert_alpha(png_ptr);</text:p>
      <text:p text:style-name="P5"><text:soft-page-break/></text:p>
      <text:p text:style-name="P5">PNG files pack pixels of bit depths 1, 2, and 4 into bytes as small as they can, resulting in, for example, 8 pixels per byte for 1 bit files. <text:s/>This code expands to 1 pixel per byte without changing the values of the pixels:</text:p>
      <text:p text:style-name="P5"/>
      <text:p text:style-name="code_5f_block"><text:s text:c="4"/>if (bit_depth &lt; 8)</text:p>
      <text:p text:style-name="code_5f_block"><text:s text:c="7"/>png_set_packing(png_ptr);</text:p>
      <text:p text:style-name="P5"/>
      <text:p text:style-name="P5">PNG files have possible bit depths of 1, 2, 4, 8, and 16. <text:s/>All pixels stored in a PNG image have been "scaled" or "shifted" up to the next higher possible bit depth (e.g. from 5 bits/sample in the range [0,31] to 8 bits/sample in the range [0, 255]). <text:s/>However, it is also possible to convert the PNG pixel data back to the original bit depth of the image. <text:s/>This call reduces the pixels back down to the original bit depth:</text:p>
      <text:p text:style-name="P5"/>
      <text:p text:style-name="code_5f_block"><text:s text:c="4"/>png_color_8p sig_bit;</text:p>
      <text:p text:style-name="code_5f_block"/>
      <text:p text:style-name="code_5f_block"><text:s text:c="4"/>if (png_get_<text:user-index-mark text:string-value="sBIT" text:index-name="Chunk" text:outline-level="1"/>sBIT(png_ptr, info_ptr, &amp;sig_bit))</text:p>
      <text:p text:style-name="code_5f_block"><text:s text:c="7"/>png_set_shift(png_ptr, sig_bit);</text:p>
      <text:p text:style-name="P5"/>
      <text:p text:style-name="P5">PNG files store 3-color pixels in red, green, blue order. <text:s/>This code changes the storage of the pixels to blue, green, red:</text:p>
      <text:p text:style-name="P5"/>
      <text:p text:style-name="code_5f_block"><text:s text:c="4"/>if (color_type == PNG_COLOR_TYPE_RGB ||</text:p>
      <text:p text:style-name="code_5f_block"><text:s text:c="8"/>color_type == PNG_COLOR_TYPE_RGB_ALPHA)</text:p>
      <text:p text:style-name="code_5f_block"><text:s text:c="7"/>png_set_bgr(png_ptr);</text:p>
      <text:p text:style-name="P5"/>
      <text:p text:style-name="P5">PNG files store RGB pixels packed into 3 or 6 bytes. This code expands them into 4 or 8 bytes for windowing systems that need them in this format:</text:p>
      <text:p text:style-name="P5"/>
      <text:p text:style-name="code_5f_block"><text:s text:c="4"/>if (color_type == PNG_COLOR_TYPE_RGB)</text:p>
      <text:p text:style-name="code_5f_block"><text:s text:c="7"/>png_set_filler(png_ptr, filler, PNG_FILLER_BEFORE);</text:p>
      <text:p text:style-name="P5"/>
      <text:p text:style-name="P5">where "<text:span text:style-name="code_5f_C">filler</text:span>" is the 8-bit or 16-bit number to fill with, and the location is either <text:span text:style-name="code_5f_C">PNG_FILLER_BEFORE</text:span> or <text:span text:style-name="code_5f_C">PNG_FILLER_AFTER</text:span>, depending upon whether you want the filler before the RGB or after. When filling an 8-bit pixel, the least significant 8 bits of the number are used, if a 16-bit number is supplied. <text:s/>This transformation does not affect images that already have full alpha channels. <text:s/>To add an opaque alpha channel, use <text:span text:style-name="code_5f_C">filler=0xffff</text:span> and <text:span text:style-name="code_5f_C">PNG_FILLER_AFTER</text:span> which will generate <text:span text:style-name="code_5f_C">RGBA</text:span> pixels.</text:p>
      <text:p text:style-name="P5"/>
      <text:p text:style-name="P5">Note that <text:span text:style-name="code_5f_C">png_set_filler()</text:span> does not change the color type. <text:s/>If you want to do that, you can add a true alpha channel with</text:p>
      <text:p text:style-name="P5"/>
      <text:p text:style-name="code_5f_block"><text:s text:c="4"/>if (color_type == PNG_COLOR_TYPE_RGB ||</text:p>
      <text:p text:style-name="code_5f_block"><text:s text:c="7"/>color_type == PNG_COLOR_TYPE_GRAY)</text:p>
      <text:p text:style-name="code_5f_block"><text:s text:c="7"/>png_set_add_alpha(png_ptr, filler, PNG_FILLER_AFTER);</text:p>
      <text:p text:style-name="P5"/>
      <text:p text:style-name="P5">where "<text:span text:style-name="code_5f_C">filler</text:span>" contains the alpha value to assign to each pixel. The <text:span text:style-name="code_5f_C">png_set_add_alpha()</text:span> function was added in libpng-1.2.7.</text:p>
      <text:p text:style-name="P5"/>
      <text:p text:style-name="P5">If you are reading an image with an alpha channel, and you need the data as <text:span text:style-name="code_5f_C">ARGB</text:span> instead of the normal PNG format <text:span text:style-name="code_5f_C">RGBA</text:span>:</text:p>
      <text:p text:style-name="P5"/>
      <text:p text:style-name="code_5f_block"><text:soft-page-break/><text:s text:c="4"/>if (color_type == PNG_COLOR_TYPE_RGB_ALPHA)</text:p>
      <text:p text:style-name="code_5f_block"><text:s text:c="7"/>png_set_swap_alpha(png_ptr);</text:p>
      <text:p text:style-name="P5"/>
      <text:p text:style-name="P5">For some uses, you may want a grayscale image to be represented as <text:span text:style-name="code_5f_C">RGB</text:span>. <text:s/>This code will do that conversion:</text:p>
      <text:p text:style-name="P5"/>
      <text:p text:style-name="code_5f_block"><text:s text:c="4"/>if (color_type == PNG_COLOR_TYPE_GRAY ||</text:p>
      <text:p text:style-name="code_5f_block"><text:s text:c="8"/>color_type == PNG_COLOR_TYPE_GRAY_ALPHA)</text:p>
      <text:p text:style-name="code_5f_block"><text:s text:c="7"/>png_set_gray_to_rgb(png_ptr);</text:p>
      <text:p text:style-name="P5"/>
      <text:p text:style-name="P5">Conversely, you can convert an <text:span text:style-name="code_5f_C">RGB</text:span> or <text:span text:style-name="code_5f_C">RGBA</text:span> image to <text:span text:style-name="code_5f_C">grayscale</text:span> or <text:span text:style-name="code_5f_C">grayscale</text:span> with <text:span text:style-name="code_5f_C">alpha</text:span>.</text:p>
      <text:p text:style-name="P5"/>
      <text:p text:style-name="code_5f_block"><text:s text:c="4"/>if (color_type == PNG_COLOR_TYPE_RGB ||</text:p>
      <text:p text:style-name="code_5f_block"><text:s text:c="8"/>color_type == PNG_COLOR_TYPE_RGB_ALPHA)</text:p>
      <text:p text:style-name="code_5f_block"><text:s text:c="7"/>png_set_rgb_to_gray(png_ptr, error_action,</text:p>
      <text:p text:style-name="code_5f_block"><text:s text:c="10"/>double red_weight, double green_weight);</text:p>
      <text:p text:style-name="code_5f_block"/>
      <text:p text:style-name="code_5f_block"><text:s text:c="4"/>error_action = 1: silently do the conversion</text:p>
      <text:p text:style-name="code_5f_block"/>
      <text:p text:style-name="code_5f_block"><text:s text:c="4"/>error_action = 2: issue a warning if the original</text:p>
      <text:p text:style-name="code_5f_block"><text:s text:c="22"/>image has any pixel where</text:p>
      <text:p text:style-name="code_5f_block"><text:s text:c="22"/>red != green or red != blue</text:p>
      <text:p text:style-name="code_5f_block"/>
      <text:p text:style-name="code_5f_block"><text:s text:c="4"/>error_action = 3: issue an error and abort the</text:p>
      <text:p text:style-name="code_5f_block"><text:s text:c="22"/>conversion if the original</text:p>
      <text:p text:style-name="code_5f_block"><text:s text:c="22"/>image has any pixel where</text:p>
      <text:p text:style-name="code_5f_block"><text:s text:c="22"/>red != green or red != blue</text:p>
      <text:p text:style-name="code_5f_block"/>
      <text:p text:style-name="code_5f_block"><text:s text:c="4"/>red_weight: <text:s text:c="6"/>weight of red component</text:p>
      <text:p text:style-name="code_5f_block"/>
      <text:p text:style-name="code_5f_block"><text:s text:c="4"/>green_weight: <text:s text:c="4"/>weight of green component</text:p>
      <text:p text:style-name="code_5f_block"><text:s text:c="22"/>If either weight is negative, default</text:p>
      <text:p text:style-name="code_5f_block"><text:s text:c="22"/>weights are used.</text:p>
      <text:p text:style-name="P5"/>
      <text:p text:style-name="P5">In the corresponding fixed point API the <text:span text:style-name="code_5f_C">red_weight</text:span> and <text:span text:style-name="code_5f_C">green_weight</text:span> values are simply scaled by <text:span text:style-name="code_5f_C">100,000</text:span>:</text:p>
      <text:p text:style-name="P5"/>
      <text:p text:style-name="code_5f_block"><text:s text:c="4"/>png_set_rgb_to_gray(png_ptr, error_action,</text:p>
      <text:p text:style-name="code_5f_block"><text:s text:c="7"/>png_fixed_point red_weight,</text:p>
      <text:p text:style-name="code_5f_block"><text:s text:c="7"/>png_fixed_point green_weight);</text:p>
      <text:p text:style-name="P5"/>
      <text:p text:style-name="Standard">If you have set e<text:span text:style-name="code_5f_C">rror_action = 1</text:span> or <text:span text:style-name="code_5f_C">2</text:span>, you can later check whether the image really was gray, after processing the image rows, with the <text:span text:style-name="code_5f_C">png_get_rgb_to_gray_status(png_ptr)</text:span> function. It will return a <text:span text:style-name="code_5f_C">png_byte</text:span> that is <text:span text:style-name="T6">zero</text:span> if the image was gray or <text:span text:style-name="code_5f_C">1</text:span> if there were any non-gray pixels. <text:s/>Background and <text:user-index-mark text:string-value="sBIT" text:index-name="Chunk" text:outline-level="1"/><text:span text:style-name="code_5f_chunk">sBIT</text:span> data will be silently converted to grayscale, using the green channel data for <text:user-index-mark text:string-value="sBIT" text:index-name="Chunk" text:outline-level="1"/><text:span text:style-name="code_5f_chunk">sBIT</text:span>, regardless of the <text:span text:style-name="code_5f_C">error_action</text:span> setting.</text:p>
      <text:p text:style-name="P5"/>
      <text:p text:style-name="P5">The default values come from the PNG file <text:user-index-mark text:string-value="cHRM" text:index-name="Chunk" text:outline-level="1"/><text:span text:style-name="code_5f_chunk">cHRM</text:span> chunk if present; otherwise, the defaults correspond to the ITU-R recommendation 709, and also the <text:user-index-mark text:string-value="sRGB" text:index-name="Chunk" text:outline-level="1"/>sRGB color space, as recommended in the Charles Poynton's Colour FAQ, Copyright (c) 2006-11-28 Charles Poynton, in section 9:</text:p>
      <text:p text:style-name="P5"/>
      <text:p text:style-name="Standard"><text:span text:style-name="T2">&lt;</text:span><text:a xlink:type="simple" xlink:href="http://www.poynton.com/notes/colour_and_gamma/ColorFAQ.html#RTFToC9" text:style-name="Internet_20_link" text:visited-style-name="Visited_20_Internet_20_Link"><text:span text:style-name="link"><text:span text:style-name="T2">http://www.poynton.com/notes/colour_and_gamma/ColorFAQ.html#RTFToC9</text:span></text:span></text:a><text:span text:style-name="T2">&gt;</text:span></text:p>
      <text:p text:style-name="P5"/>
      <text:p text:style-name="code_5f_block"><text:s text:c="4"/>Y = 0.2126 * R + 0.7152 * G + 0.0722 * B</text:p>
      <text:p text:style-name="P5"><text:soft-page-break/></text:p>
      <text:p text:style-name="P5">Previous versions of this document, 1998 through 2002, recommended a slightly different formula:</text:p>
      <text:p text:style-name="P5"/>
      <text:p text:style-name="code_5f_block"><text:s text:c="4"/>Y = 0.212671 * R + 0.715160 * G + 0.072169 * B</text:p>
      <text:p text:style-name="P5"/>
      <text:p text:style-name="P5">Libpng uses an integer approximation:</text:p>
      <text:p text:style-name="P5"/>
      <text:p text:style-name="code_5f_block"><text:s text:c="4"/>Y = (6968 * R + 23434 * G + 2366 * B)/32768</text:p>
      <text:p text:style-name="P5"/>
      <text:p text:style-name="P5">The calculation is done in a linear colorspace, if the image gamma can be determined.</text:p>
      <text:p text:style-name="P5"/>
      <text:p text:style-name="P5">The <text:span text:style-name="code_5f_C">png_set_background()</text:span> function has been described already; it tells libpng to composite images with alpha or simple transparency against the supplied background color. <text:s/>For compatibility with versions of libpng earlier than libpng-1.5.4 it is recommended that you call the function after reading the file header, even if you don't want to use the color in a <text:user-index-mark text:string-value="bKGD" text:index-name="Chunk" text:outline-level="1"/><text:span text:style-name="code_5f_chunk">bKGD</text:span> chunk, if one exists.</text:p>
      <text:p text:style-name="P5"/>
      <text:p text:style-name="P5">If the PNG file contains a <text:user-index-mark text:string-value="bKGD" text:index-name="Chunk" text:outline-level="1"/><text:span text:style-name="code_5f_chunk">bKGD</text:span> chunk (<text:span text:style-name="code_5f_C">PNG_INFO_</text:span><text:user-index-mark text:string-value="bKGD" text:index-name="Chunk" text:outline-level="1"/><text:span text:style-name="code_5f_C">bKGD</text:span> valid), you may use this color, or supply another color more suitable for the current display (e.g., the background color from a web page). <text:s/>You</text:p>
      <text:p text:style-name="P5">need to tell libpng how the color is represented, both the format of the component values in the color (the number of bits) and the gamma encoding of the color. <text:s/>The function takes two arguments, <text:span text:style-name="code_5f_C">background_gamma_mode</text:span> and <text:span text:style-name="code_5f_C">need_expand</text:span> to convey this information; however, only two combinations are likely to be useful:</text:p>
      <text:p text:style-name="P5"/>
      <text:p text:style-name="code_5f_block"><text:s text:c="4"/>png_color_16 my_background;</text:p>
      <text:p text:style-name="code_5f_block"><text:s text:c="4"/>png_color_16p image_background;</text:p>
      <text:p text:style-name="code_5f_block"/>
      <text:p text:style-name="code_5f_block"><text:s text:c="4"/>if (png_get_<text:user-index-mark text:string-value="bKGD" text:index-name="Chunk" text:outline-level="1"/>bKGD(png_ptr, info_ptr, &amp;image_background))</text:p>
      <text:p text:style-name="code_5f_block"><text:s text:c="7"/>png_set_background(png_ptr, image_background,</text:p>
      <text:p text:style-name="code_5f_block"><text:s text:c="11"/>PNG_BACKGROUND_GAMMA_FILE, 1/*needs to be expanded*/, 1);</text:p>
      <text:p text:style-name="code_5f_block"><text:s text:c="4"/>else</text:p>
      <text:p text:style-name="code_5f_block"><text:s text:c="7"/>png_set_background(png_ptr, &amp;my_background,</text:p>
      <text:p text:style-name="code_5f_block"><text:s text:c="11"/>PNG_BACKGROUND_GAMMA_SCREEN, 0/*do not expand*/, 1);</text:p>
      <text:p text:style-name="P5"/>
      <text:p text:style-name="P5">The second call was described above - <text:span text:style-name="code_5f_C">my_background</text:span> is in the format of the final, display, output produced by libpng. <text:s/>Because you now know the format of the PNG it is possible to avoid the need to choose either 8-bit or 16-bit output and to retain palette images (the palette colors will be modified appropriately and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removed.) <text:s/>However, if you are doing this, take great care not to ask for transformations without checking first that they apply!</text:p>
      <text:p text:style-name="P5"/>
      <text:p text:style-name="P5">In the first call the background color has the original bit depth and color type of the PNG file. <text:s/>So, for palette images the color is supplied as a palette index and for low bit greyscale images the color is a reduced bit value in <text:span text:style-name="code_5f_C">image_background-&gt;gray</text:span>.</text:p>
      <text:p text:style-name="P5"/>
      <text:p text:style-name="P5">If you didn't call <text:span text:style-name="code_5f_C">png_set_gamma()</text:span> before reading the file header, for example if you need your code to remain compatible with older versions of libpng prior to libpng-1.5.4, this is the place to call it.</text:p>
      <text:p text:style-name="P5"/>
      <text:p text:style-name="P5">Do not call it if you called <text:span text:style-name="code_5f_C">png_set_alpha_mode()</text:span>; doing so will damage the settings put in place by <text:span text:style-name="code_5f_C">png_set_alpha_mode()</text:span>. <text:s/>(If <text:span text:style-name="code_5f_C">png_set_alpha_mode()</text:span> is supported then you can certainly do <text:span text:style-name="code_5f_C">png_set_gamma()</text:span> before reading the PNG header.)</text:p>
      <text:p text:style-name="P5"/>
      <text:p text:style-name="P5"><text:soft-page-break/>This API unconditionally sets the screen and file gamma values, so it will override the value in the PNG file unless it is called before the PNG file reading starts. <text:s/>For this reason you must always call it with the PNG file value when you call it in this position:</text:p>
      <text:p text:style-name="P5"/>
      <text:p text:style-name="code_5f_block"><text:s text:c="3"/>if (png_get_<text:user-index-mark-start text:id="IMark300514152" text:index-name="Chunk" text:outline-level="1"/><text:user-index-mark text:string-value="gAMA" text:index-name="Chunk" text:outline-level="1"/>gAMA<text:user-index-mark-end text:id="IMark300514152"/>(png_ptr, info_ptr, &amp;file_gamma))</text:p>
      <text:p text:style-name="code_5f_block"><text:s text:c="6"/>png_set_gamma(png_ptr, screen_gamma, file_gamma);</text:p>
      <text:p text:style-name="code_5f_block"/>
      <text:p text:style-name="code_5f_block"><text:s text:c="3"/>else</text:p>
      <text:p text:style-name="code_5f_block"><text:s text:c="6"/>png_set_gamma(png_ptr, screen_gamma, 0.45455);</text:p>
      <text:p text:style-name="P5"/>
      <text:p text:style-name="P5">If you need to reduce an RGB file to a paletted file, or if a paletted file has more entries than will fit on your screen, <text:span text:style-name="code_5f_C">png_set_quantize()</text:span> will do that. <text:s/>Note that this is a simple match quantization that merely finds the closest color available. <text:s/>This should work fairly well with optimized palettes, but fairly badly with linear color cubes. <text:s/>If you pass a palette that is larger than <text:span text:style-name="code_5f_C">maximum_colors</text:span>, the file will reduce the number of colors in the palette so it will fit into <text:span text:style-name="code_5f_C">maximum_colors</text:span>. <text:s/>If there is a histogram, libpng will use it to make more intelligent choices when reducing the palette. <text:s/>If there is no histogram, it may not do as good a job.</text:p>
      <text:p text:style-name="P5"/>
      <text:p text:style-name="code_5f_block"><text:s text:c="3"/>if (color_type &amp; PNG_COLOR_MASK_COLOR)</text:p>
      <text:p text:style-name="code_5f_block"><text:s text:c="3"/>{</text:p>
      <text:p text:style-name="code_5f_block"><text:s text:c="6"/>if (png_get_valid(png_ptr, info_ptr,</text:p>
      <text:p text:style-name="code_5f_block"><text:s text:c="10"/>PNG_INFO_<text:user-index-mark text:string-value="PLTE" text:index-name="Chunk" text:outline-level="1"/>PLTE))</text:p>
      <text:p text:style-name="code_5f_block"><text:s text:c="6"/>{</text:p>
      <text:p text:style-name="code_5f_block"><text:s text:c="9"/>png_uint_16p histogram = NULL;</text:p>
      <text:p text:style-name="code_5f_block"/>
      <text:p text:style-name="code_5f_block"><text:s text:c="9"/>png_get_<text:user-index-mark text:string-value="hIST" text:index-name="Chunk" text:outline-level="1"/>hIST(png_ptr, info_ptr,</text:p>
      <text:p text:style-name="code_5f_block"><text:s text:c="13"/>&amp;histogram);</text:p>
      <text:p text:style-name="code_5f_block"><text:s text:c="9"/>png_set_quantize(png_ptr, palette, num_palette,</text:p>
      <text:p text:style-name="code_5f_block"><text:s text:c="12"/>max_screen_colors, histogram, 1);</text:p>
      <text:p text:style-name="code_5f_block"><text:s text:c="6"/>}</text:p>
      <text:p text:style-name="code_5f_block"/>
      <text:p text:style-name="code_5f_block"><text:s text:c="6"/>else</text:p>
      <text:p text:style-name="code_5f_block"><text:s text:c="6"/>{</text:p>
      <text:p text:style-name="code_5f_block"><text:s text:c="9"/>png_color std_color_cube[MAX_SCREEN_COLORS] =</text:p>
      <text:p text:style-name="code_5f_block"><text:s text:c="12"/>{ ... colors ... };</text:p>
      <text:p text:style-name="code_5f_block"/>
      <text:p text:style-name="code_5f_block"><text:s text:c="9"/>png_set_quantize(png_ptr, std_color_cube,</text:p>
      <text:p text:style-name="code_5f_block"><text:s text:c="12"/>MAX_SCREEN_COLORS, MAX_SCREEN_COLORS,</text:p>
      <text:p text:style-name="code_5f_block"><text:s text:c="12"/>NULL,0);</text:p>
      <text:p text:style-name="code_5f_block"><text:s text:c="6"/>}</text:p>
      <text:p text:style-name="code_5f_block"><text:s text:c="3"/>}</text:p>
      <text:p text:style-name="P5"/>
      <text:p text:style-name="P5">PNG files describe monochrome as <text:span text:style-name="T6">black</text:span> being <text:span text:style-name="code_5f_C">zero</text:span> and <text:span text:style-name="T6">white</text:span> being <text:span text:style-name="code_5f_C">one</text:span>. The following code will reverse this (make <text:span text:style-name="T6">black</text:span> be <text:span text:style-name="code_5f_C">one</text:span> and <text:span text:style-name="T6">white</text:span> be <text:span text:style-name="code_5f_C">zero</text:span>):</text:p>
      <text:p text:style-name="P5"/>
      <text:p text:style-name="code_5f_block"><text:s text:c="3"/>if (bit_depth == 1 &amp;&amp; color_type == PNG_COLOR_TYPE_GRAY)</text:p>
      <text:p text:style-name="code_5f_block"><text:s text:c="6"/>png_set_invert_mono(png_ptr);</text:p>
      <text:p text:style-name="P5"/>
      <text:p text:style-name="P5">This function can also be used to invert grayscale and gray-alpha images:</text:p>
      <text:p text:style-name="P5"/>
      <text:p text:style-name="code_5f_block"><text:s text:c="3"/>if (color_type == PNG_COLOR_TYPE_GRAY ||</text:p>
      <text:p text:style-name="code_5f_block"><text:s text:c="7"/>color_type == PNG_COLOR_TYPE_GRAY_ALPHA)</text:p>
      <text:p text:style-name="code_5f_block"><text:s text:c="6"/>png_set_invert_mono(png_ptr);</text:p>
      <text:p text:style-name="P5"/>
      <text:p text:style-name="P5"><text:soft-page-break/>PNG files store 16-bit pixels in network byte order (<text:span text:style-name="T6">big-endian</text:span>, ie. most significant bits first). <text:s/>This code changes the storage to the other way (<text:span text:style-name="T6">little-endian</text:span>, i.e. least significant bits first, the way PCs store them):</text:p>
      <text:p text:style-name="P5"/>
      <text:p text:style-name="code_5f_block"><text:s text:c="4"/>if (bit_depth == 16)</text:p>
      <text:p text:style-name="code_5f_block"><text:s text:c="7"/>png_set_swap(png_ptr);</text:p>
      <text:p text:style-name="P5"/>
      <text:p text:style-name="P5">If you are using packed-pixel images (1, 2, or 4 bits/pixel), and you need to change the order the pixels are packed into bytes, you can use:</text:p>
      <text:p text:style-name="P5"/>
      <text:p text:style-name="code_5f_block"><text:s text:c="4"/>if (bit_depth &lt; 8)</text:p>
      <text:p text:style-name="code_5f_block"><text:s text:c="7"/>png_set_packswap(png_ptr);</text:p>
      <text:p text:style-name="P5"/>
      <text:p text:style-name="P5">Finally, you can write your own transformation function if none of the existing ones meets your needs. <text:s/>This is done by setting a <text:span text:style-name="T6">callback</text:span> with</text:p>
      <text:p text:style-name="P5"/>
      <text:p text:style-name="code_5f_block"><text:s text:c="4"/>png_set_read_user_transform_fn(png_ptr,</text:p>
      <text:p text:style-name="code_5f_block"><text:s text:c="8"/>read_transform_fn);</text:p>
      <text:p text:style-name="P5"/>
      <text:p text:style-name="P5">You must supply the function</text:p>
      <text:p text:style-name="P5"/>
      <text:p text:style-name="code_5f_block"><text:s text:c="4"/>void read_transform_fn(png_structp png_ptr, png_row_infop</text:p>
      <text:p text:style-name="code_5f_block"><text:s text:c="8"/>row_info, png_bytep data)</text:p>
      <text:p text:style-name="P5"/>
      <text:p text:style-name="P5">See <text:span text:style-name="code_5f_file">pngtest.c</text:span> for a working example. <text:s/>Your function will be called after all of the other transformations have been processed. <text:s/>Take care with interlaced images if you do the interlace yourself - the width of the row is the width in '<text:span text:style-name="code_5f_C">row_info</text:span>', not the overall image width.</text:p>
      <text:p text:style-name="P5"/>
      <text:p text:style-name="P5">If supported, libpng provides two information routines that you can use to find where you are in processing the image:</text:p>
      <text:p text:style-name="P5"/>
      <text:p text:style-name="code_5f_block"><text:s text:c="3"/>png_get_current_pass_number(png_structp png_ptr);</text:p>
      <text:p text:style-name="code_5f_block"><text:s text:c="3"/>png_get_current_row_number(png_structp png_ptr);</text:p>
      <text:p text:style-name="P5"/>
      <text:p text:style-name="P5">Don't try using these outside a <text:span text:style-name="T6">transform callback</text:span> - firstly they are only supported if user transforms are supported, secondly they may well <text:span text:style-name="T6">return unexpected results</text:span> unless the row is actually being processed at the moment they are called.</text:p>
      <text:p text:style-name="P5"/>
      <text:p text:style-name="P5">With interlaced images the value returned is the row in the input sub-image image. <text:s/>Use <text:span text:style-name="code_5f_C">PNG_ROW_FROM_PASS_ROW(row, pass)</text:span> and <text:span text:style-name="code_5f_C">PNG_COL_FROM_PASS_COL(col, pass)</text:span> to find the output pixel (x,y) given an interlaced sub-image pixel (row,col,pass).</text:p>
      <text:p text:style-name="P5"/>
      <text:p text:style-name="P5">The discussion of interlace handling above contains more information on how to use these values.</text:p>
      <text:p text:style-name="P5"/>
      <text:p text:style-name="P5">You can also set up a pointer to a <text:span text:style-name="T6">user structure</text:span> for use by your <text:span text:style-name="T6">callback function</text:span>, and you can inform libpng that your transform function will change the number of channels or bit depth with the function</text:p>
      <text:p text:style-name="P5"/>
      <text:p text:style-name="code_5f_block"><text:s text:c="4"/>png_set_user_transform_info(png_ptr, user_ptr,</text:p>
      <text:p text:style-name="code_5f_block"><text:s text:c="8"/>user_depth, user_channels);</text:p>
      <text:p text:style-name="P5"/>
      <text:p text:style-name="P5"><text:soft-page-break/>The user's application, not libpng, is responsible for allocating and freeing any memory required for the <text:span text:style-name="T6">user structure</text:span>.</text:p>
      <text:p text:style-name="P5"/>
      <text:p text:style-name="P5">You can retrieve the <text:span text:style-name="T6">pointer</text:span> via the function <text:span text:style-name="code_5f_C">png_get_user_transform_ptr()</text:span>. <text:s/>For example:</text:p>
      <text:p text:style-name="P5"/>
      <text:p text:style-name="code_5f_block"><text:s text:c="4"/>voidp read_user_transform_ptr =</text:p>
      <text:p text:style-name="code_5f_block"><text:s text:c="8"/>png_get_user_transform_ptr(png_ptr);</text:p>
      <text:p text:style-name="P5"/>
      <text:p text:style-name="P5">The last thing to handle is interlacing; this is covered in detail below, but you must call the function here if you want libpng to handle expansion of the interlaced image.</text:p>
      <text:p text:style-name="P5"/>
      <text:p text:style-name="code_5f_block"><text:s text:c="4"/>number_of_passes = png_set_interlace_handling(png_ptr);</text:p>
      <text:p text:style-name="P5"/>
      <text:p text:style-name="P5">After setting the transformations, libpng can update your <text:span text:style-name="code_5f_C">png_info</text:span> structure to reflect any transformations you've requested with this call.</text:p>
      <text:p text:style-name="P5"/>
      <text:p text:style-name="code_5f_block"><text:s text:c="4"/>png_read_update_info(png_ptr, info_ptr);</text:p>
      <text:p text:style-name="P5"/>
      <text:p text:style-name="P5">This is most useful to update the info structure's <text:span text:style-name="code_5f_C">rowbytes</text:span> field so you can use it to allocate your image memory. <text:s/>This function will also update your palette with the correct <text:span text:style-name="code_5f_C">screen_gamma</text:span> and <text:span text:style-name="code_5f_C">background</text:span> if these have been given with the calls above. <text:s/>You may only call <text:span text:style-name="code_5f_C">png_read_update_info()</text:span> once with a particular <text:span text:style-name="code_5f_C">info_ptr</text:span>.</text:p>
      <text:p text:style-name="P5"/>
      <text:p text:style-name="P5">After you call <text:span text:style-name="code_5f_C">png_read_update_info()</text:span>, you can allocate any memory you need to hold the image. <text:s/>The row data is simply raw byte data for all forms of images. <text:s/>As the actual allocation varies among applications, no example will be given. <text:s/>If you are allocating one large chunk, you will need to build an <text:span text:style-name="T6">array of pointers</text:span> to each row, as it will be needed for some of the functions below.</text:p>
      <text:p text:style-name="P5"/>
      <text:p text:style-name="P5">Be sure that your platform can allocate the buffer that you'll need. libpng internally checks for oversize width, but you'll need to do your own check for <text:span text:style-name="code_5f_C">number_of_rows*width*pixel_size</text:span> if you are using</text:p>
      <text:p text:style-name="P5">a multiple-row buffer:</text:p>
      <text:p text:style-name="P5"/>
      <text:p text:style-name="code_5f_block"><text:s text:c="3"/>/* Guard against integer overflow */</text:p>
      <text:p text:style-name="code_5f_block"><text:s text:c="3"/>if (number_of_rows &gt; PNG_SIZE_MAX/(width*pixel_size)) {</text:p>
      <text:p text:style-name="code_5f_block"><text:s text:c="8"/>png_error(png_ptr,"image_data buffer would be too large");</text:p>
      <text:p text:style-name="P5"><text:s text:c="3"/>}</text:p>
      <text:p text:style-name="P5"/>
      <text:p text:style-name="Standard">Remember: Before you call <text:span text:style-name="code_5f_C">png_read_update_info()</text:span>, the <text:span text:style-name="code_5f_C">png_get_*()</text:span> functions return the values corresponding to the original PNG image. After you call <text:span text:style-name="code_5f_C">png_read_update_info</text:span> the values refer to the image that libpng will output. <text:s/>Consequently you must call all the <text:span text:style-name="code_5f_C">png_set_</text:span> functions before you call <text:span text:style-name="code_5f_C">png_read_update_info()</text:span>. <text:s/>This is particularly important for <text:span text:style-name="code_5f_C">png_set_interlace_handling()</text:span> - if you are going to call <text:span text:style-name="code_5f_C">png_read_update_info()</text:span> you must call <text:span text:style-name="code_5f_C">png_set_interlace_handling()</text:span> before it unless you want to receive interlaced output.</text:p>
      <text:p text:style-name="P5"/>
      <text:h text:style-name="Heading_20_3" text:outline-level="3"><text:bookmark-start text:name="__RefHeading___Toc10808_1038013662"/>Reading image data<text:bookmark-end text:name="__RefHeading___Toc10808_1038013662"/></text:h>
      <text:p text:style-name="P5"/>
      <text:p text:style-name="P5">After you've allocated memory, you can read the image data. The simplest way to do this is in one function call. <text:s/>If you are allocating enough memory to hold the whole image, you can just call <text:soft-page-break/><text:span text:style-name="code_5f_C">png_read_image()</text:span> and libpng will <text:span text:style-name="T6">read in all the image data</text:span> and put it in the memory area supplied. <text:s/>You will need to pass in an <text:span text:style-name="T6">array of pointers</text:span> to each row.</text:p>
      <text:p text:style-name="P5"/>
      <text:p text:style-name="P5">This function automatically handles interlacing, so you don't need to call <text:span text:style-name="code_5f_C">png_set_interlace_handling()</text:span> (unless you call <text:span text:style-name="code_5f_C">png_read_update_info()</text:span>) or call this function multiple times, or any of that other stuff necessary with <text:span text:style-name="code_5f_C">png_read_rows()</text:span>.</text:p>
      <text:p text:style-name="P5"/>
      <text:p text:style-name="code_5f_block"><text:s text:c="3"/>png_read_image(png_ptr, row_pointers);</text:p>
      <text:p text:style-name="P5"/>
      <text:p text:style-name="P5">where <text:span text:style-name="code_5f_C">row_pointers</text:span> is:</text:p>
      <text:p text:style-name="P5"/>
      <text:p text:style-name="code_5f_block"><text:s text:c="3"/>png_bytep row_pointers[height];</text:p>
      <text:p text:style-name="P5"/>
      <text:p text:style-name="P5">You can <text:span text:style-name="T6">point to void</text:span> or <text:span text:style-name="T6">char</text:span> or <text:span text:style-name="T6">whatever you use</text:span> for pixels.</text:p>
      <text:p text:style-name="P5"/>
      <text:p text:style-name="P5">If you don't want to read in the whole image at once, you can use <text:span text:style-name="code_5f_C">png_read_rows()</text:span> instead. <text:s/>If there is no interlacing (check <text:span text:style-name="code_5f_C">interlace_type == PNG_INTERLACE_NONE</text:span>), this is simple:</text:p>
      <text:p text:style-name="P5"/>
      <text:p text:style-name="code_5f_block"><text:s text:c="4"/>png_read_rows(png_ptr, row_pointers, NULL,</text:p>
      <text:p text:style-name="code_5f_block"><text:s text:c="8"/>number_of_rows);</text:p>
      <text:p text:style-name="P5"/>
      <text:p text:style-name="P5">where <text:span text:style-name="code_5f_C">row_pointers</text:span> is the same as in the <text:span text:style-name="code_5f_C">png_read_image()</text:span> call.</text:p>
      <text:p text:style-name="P5"/>
      <text:p text:style-name="P5">If you are doing this just one row at a time, you can do this with a single <text:span text:style-name="code_5f_C">row_pointer</text:span> instead of an <text:span text:style-name="T6">array of</text:span> <text:span text:style-name="code_5f_C">row_pointers</text:span>:</text:p>
      <text:p text:style-name="P5"/>
      <text:p text:style-name="code_5f_block"><text:s text:c="4"/>png_bytep row_pointer = row;</text:p>
      <text:p text:style-name="code_5f_block"><text:s text:c="4"/>png_read_row(png_ptr, row_pointer, NULL);</text:p>
      <text:p text:style-name="P5"/>
      <text:p text:style-name="P5">If the file is interlaced (<text:span text:style-name="code_5f_C">interlace_type != 0</text:span> in the <text:user-index-mark-start text:id="IMark300514152" text:index-name="Chunk" text:outline-level="1"/><text:span text:style-name="code_5f_chunk">IHDR</text:span><text:user-index-mark-end text:id="IMark300514152"/> chunk), things get somewhat harder. <text:s/>The only current (PNG Specification version 1.2) interlacing type for PNG is (<text:span text:style-name="code_5f_C">interlace_type == PNG_INTERLACE_ADAM7</text:span>); a somewhat complicated 2D interlace scheme, known as <text:span text:style-name="T6">Adam7</text:span>, that breaks down an image into seven smaller images of varying size, based on an 8x8 grid. <text:s/>This number is defined (from libpng 1.5) as <text:span text:style-name="code_5f_C">PNG_INTERLACE_ADAM7_PASSES</text:span> in <text:span text:style-name="code_5f_file">png.h</text:span></text:p>
      <text:p text:style-name="P5"/>
      <text:p text:style-name="P5">libpng can fill out those images or it can give them to you "as is". It is almost always better to have libpng handle the interlacing for you. If you want the images filled out, there are two ways to do that. <text:s/>The one mentioned in the PNG specification is to expand each pixel to cover those pixels that have not been read yet (the "<text:span text:style-name="T6">rectangle</text:span>" method). This results in a blocky image for the first pass, which gradually smooths out as more pixels are read. <text:s/>The other method is the "<text:span text:style-name="T6">sparkle</text:span>" method, where pixels are drawn only in their final locations, with the rest of the image remaining whatever colors they were initialized to before the start of the read. <text:s/>The first method usually looks better, but tends to be slower, as there are more pixels to put in the rows.</text:p>
      <text:p text:style-name="P5"/>
      <text:p text:style-name="P5">If, as is likely, you want libpng to expand the images, call this before calling <text:span text:style-name="code_5f_C">png_start_read_image()</text:span> or <text:span text:style-name="code_5f_C">png_read_update_info()</text:span>:</text:p>
      <text:p text:style-name="P5"/>
      <text:p text:style-name="code_5f_block"><text:s text:c="4"/>if (interlace_type == PNG_INTERLACE_ADAM7)</text:p>
      <text:p text:style-name="code_5f_block"><text:soft-page-break/><text:s text:c="7"/>number_of_passes</text:p>
      <text:p text:style-name="code_5f_block"><text:s text:c="11"/>= png_set_interlace_handling(png_ptr);</text:p>
      <text:p text:style-name="P5"/>
      <text:p text:style-name="P5">This will return the number of passes needed. <text:s/>Currently, this is seven, but may change if another interlace type is added. <text:s/>This function can be called even if the file is not interlaced, where it will return one pass. You then need to read the whole image '<text:span text:style-name="code_5f_C">number_of_passes</text:span>' times. <text:s/>Each time will distribute the pixels from the current pass to the correct place in the output image, so you need to supply the same rows to <text:span text:style-name="code_5f_C">png_read_rows</text:span> in each pass.</text:p>
      <text:p text:style-name="P5"/>
      <text:p text:style-name="P5">If you are not going to display the image after each pass, but are going to wait until the entire image is read in, use the <text:span text:style-name="T6">sparkle</text:span> effect. <text:s/>This effect is faster and the end result of either method is exactly the same. <text:s/>If you are planning on displaying the image after each pass, the "<text:span text:style-name="T6">rectangle</text:span>" effect is generally considered the better looking one.</text:p>
      <text:p text:style-name="P5"/>
      <text:p text:style-name="P5">If you only want the "<text:span text:style-name="T6">sparkle</text:span>" effect, just call <text:span text:style-name="code_5f_C">png_read_row()</text:span> or <text:span text:style-name="code_5f_C">png_read_rows()</text:span> as normal, with the third parameter <text:span text:style-name="code_5f_C">NULL</text:span>. <text:s/>Make sure you make pass over the image <text:span text:style-name="code_5f_C">number_of_passes times</text:span>, and you don't change the data in the rows between calls. <text:s/>You can change the locations of the data, just not the data. <text:s/>Each pass only writes the pixels appropriate for that pass, and assumes the data from previous passes is still valid.</text:p>
      <text:p text:style-name="P5"/>
      <text:p text:style-name="code_5f_block"><text:s text:c="4"/>png_read_rows(png_ptr, row_pointers, NULL,</text:p>
      <text:p text:style-name="code_5f_block"><text:s text:c="8"/>number_of_rows);</text:p>
      <text:p text:style-name="code_5f_block"><text:s text:c="4"/>or</text:p>
      <text:p text:style-name="code_5f_block"><text:s text:c="4"/>png_read_row(png_ptr, row_pointers, NULL);</text:p>
      <text:p text:style-name="P5"/>
      <text:p text:style-name="P5">If you only want the first effect (the rectangles), do the same as before except pass the row buffer in the third parameter, and leave the second parameter <text:span text:style-name="code_5f_C">NULL</text:span>.</text:p>
      <text:p text:style-name="P5"/>
      <text:p text:style-name="code_5f_block"><text:s text:c="4"/>png_read_rows(png_ptr, NULL, row_pointers,</text:p>
      <text:p text:style-name="code_5f_block"><text:s text:c="8"/>number_of_rows);</text:p>
      <text:p text:style-name="code_5f_block"><text:s text:c="4"/>or</text:p>
      <text:p text:style-name="code_5f_block"><text:s text:c="4"/>png_read_row(png_ptr, NULL, row_pointers);</text:p>
      <text:p text:style-name="P5"/>
      <text:p text:style-name="P5">If you don't want libpng to handle the interlacing details, just call <text:span text:style-name="code_5f_C">png_read_rows()</text:span> <text:span text:style-name="code_5f_C">PNG_INTERLACE_ADAM7_PASSES</text:span> times to read in all the images. Each of the images is a valid image by itself; however, you will almost certainly need to distribute the pixels from each sub-image to the correct place. <text:s/>This is where everything gets very tricky.</text:p>
      <text:p text:style-name="P5"/>
      <text:p text:style-name="P5">If you want to retrieve the separate images you must pass the correct number of rows to each successive call of <text:span text:style-name="code_5f_C">png_read_rows()</text:span>. <text:s/>The calculation gets pretty complicated for small images, where some sub-images may not even exist because either their width or height ends up <text:span text:style-name="T6">zero</text:span>. libpng provides two macros to help you in 1.5 and later versions:</text:p>
      <text:p text:style-name="P5"/>
      <text:p text:style-name="code_5f_block"><text:s text:c="3"/>png_uint_32 width = PNG_PASS_COLS(image_width, pass_number);</text:p>
      <text:p text:style-name="code_5f_block"><text:s text:c="3"/>png_uint_32 height = PNG_PASS_ROWS(image_height, pass_number);</text:p>
      <text:p text:style-name="P5"/>
      <text:p text:style-name="P5">Respectively these tell you the width and height of the sub-image corresponding to the numbered pass. <text:s/>'<text:span text:style-name="code_5f_C">pass</text:span>' is in in the range <text:span text:style-name="code_5f_C">0</text:span> to <text:span text:style-name="code_5f_C">6</text:span> - this can be confusing because the specification refers to the same passes as <text:span text:style-name="code_5f_C">1</text:span> to <text:span text:style-name="code_5f_C">7</text:span>! <text:s/>Be careful, you must check both the width and height before calling <text:span text:style-name="code_5f_C">png_read_rows()</text:span> and not call it for that pass <text:span text:style-name="T6">if either</text:span> is <text:span text:style-name="code_5f_C">zero</text:span>.</text:p>
      <text:p text:style-name="P5"><text:soft-page-break/></text:p>
      <text:p text:style-name="P5">You can, of course, read each sub-image row by row. <text:s/>If you want to produce optimal code to make a pixel-by-pixel transformation of an interlaced image this is the best approach; read each row of each pass, transform it, and write it out to a new interlaced image.</text:p>
      <text:p text:style-name="P5"/>
      <text:p text:style-name="P5">If you want to de-interlace the image yourself libpng provides further macros to help that tell you where to place the pixels in the output image. Because the interlacing scheme is rectangular - sub-image pixels are always arranged on a rectangular grid - all you need to know for each pass is the starting column and row in the output image of the first pixel plus the spacing between each pixel. <text:s/>As of libpng 1.5 there are four macros to retrieve this information:</text:p>
      <text:p text:style-name="P5"/>
      <text:p text:style-name="code_5f_block"><text:s text:c="3"/>png_uint_32 x = PNG_PASS_START_COL(pass);</text:p>
      <text:p text:style-name="code_5f_block"><text:s text:c="3"/>png_uint_32 y = PNG_PASS_START_ROW(pass);</text:p>
      <text:p text:style-name="code_5f_block"><text:s text:c="3"/>png_uint_32 xStep = 1U &lt;&lt; PNG_PASS_COL_SHIFT(pass);</text:p>
      <text:p text:style-name="code_5f_block"><text:s text:c="3"/>png_uint_32 yStep = 1U &lt;&lt; PNG_PASS_ROW_SHIFT(pass);</text:p>
      <text:p text:style-name="P5"/>
      <text:p text:style-name="P5">These allow you to write the obvious loop:</text:p>
      <text:p text:style-name="P5"/>
      <text:p text:style-name="code_5f_block"><text:s text:c="3"/>png_uint_32 input_y = 0;</text:p>
      <text:p text:style-name="code_5f_block"><text:s text:c="3"/>png_uint_32 output_y = PNG_PASS_START_ROW(pass);</text:p>
      <text:p text:style-name="code_5f_block"/>
      <text:p text:style-name="code_5f_block"><text:s text:c="3"/>while (output_y &lt; output_image_height)</text:p>
      <text:p text:style-name="code_5f_block"><text:s text:c="3"/>{</text:p>
      <text:p text:style-name="code_5f_block"><text:s text:c="6"/>png_uint_32 input_x = 0;</text:p>
      <text:p text:style-name="code_5f_block"><text:s text:c="6"/>png_uint_32 output_x = PNG_PASS_START_COL(pass);</text:p>
      <text:p text:style-name="code_5f_block"/>
      <text:p text:style-name="code_5f_block"><text:s text:c="6"/>while (output_x &lt; output_image_width)</text:p>
      <text:p text:style-name="code_5f_block"><text:s text:c="6"/>{</text:p>
      <text:p text:style-name="code_5f_block"><text:s text:c="9"/>image[output_y][output_x] =</text:p>
      <text:p text:style-name="code_5f_block"><text:s text:c="13"/>subimage[pass][input_y][input_x++];</text:p>
      <text:p text:style-name="code_5f_block"/>
      <text:p text:style-name="code_5f_block"><text:s text:c="9"/>output_x += xStep;</text:p>
      <text:p text:style-name="code_5f_block"><text:s text:c="6"/>}</text:p>
      <text:p text:style-name="code_5f_block"/>
      <text:p text:style-name="code_5f_block"><text:s text:c="6"/>++input_y;</text:p>
      <text:p text:style-name="code_5f_block"><text:s text:c="6"/>output_y += yStep;</text:p>
      <text:p text:style-name="code_5f_block"><text:s text:c="3"/>}</text:p>
      <text:p text:style-name="P5"/>
      <text:p text:style-name="P5">Notice that the steps between successive output rows and columns are returned as shifts. <text:s/>This is possible because the pixels in the subimages are always a <text:span text:style-name="T6">power of 2</text:span> apart - <text:span text:style-name="T6">1, 2, 4 or 8 pixels</text:span> - in the original image. <text:s/>In practice you may need to directly calculate the output coordinate given an input coordinate. <text:s/>libpng provides two further macros for this purpose:</text:p>
      <text:p text:style-name="P5"/>
      <text:p text:style-name="code_5f_block"><text:s text:c="3"/>png_uint_32 output_x = PNG_COL_FROM_PASS_COL(input_x, pass);</text:p>
      <text:p text:style-name="code_5f_block"><text:s text:c="3"/>png_uint_32 output_y = PNG_ROW_FROM_PASS_ROW(input_y, pass);</text:p>
      <text:p text:style-name="P5"/>
      <text:p text:style-name="P5">Finally a pair of macros are provided to tell you if a particular image row or column appears in a given pass:</text:p>
      <text:p text:style-name="P5"/>
      <text:p text:style-name="code_5f_block"><text:s text:c="3"/>int col_in_pass = PNG_COL_IN_INTERLACE_PASS(output_x, pass);</text:p>
      <text:p text:style-name="code_5f_block"><text:s text:c="3"/>int row_in_pass = PNG_ROW_IN_INTERLACE_PASS(output_y, pass);</text:p>
      <text:p text:style-name="P5"/>
      <text:p text:style-name="P5">Bear in mind that you will probably also need to check the width and height of the pass in addition to the above to be sure the pass even exists!</text:p>
      <text:p text:style-name="P5"><text:soft-page-break/></text:p>
      <text:p text:style-name="P5">With any luck you are convinced by now that you don't want to do your own interlace handling. <text:s/>In reality normally the only good reason for doing this is if you are processing PNG files on a pixel-by-pixel basis and don't want to load the whole file into memory when it is interlaced.</text:p>
      <text:p text:style-name="P5"/>
      <text:p text:style-name="P5">libpng includes a test program, <text:span text:style-name="code_5f_file">pngvalid</text:span>, that illustrates reading and writing of interlaced images. <text:s/>If you can't get interlacing to work in your code and don't want to leave it to libpng (the recommended approach), see how <text:span text:style-name="code_5f_file">pngvalid.c</text:span> does it.</text:p>
      <text:p text:style-name="P5"/>
      <text:h text:style-name="Heading_20_3" text:outline-level="3"><text:bookmark-start text:name="__RefHeading___Toc10810_1038013662"/>Finishing a sequential read<text:bookmark-end text:name="__RefHeading___Toc10810_1038013662"/></text:h>
      <text:p text:style-name="P5"/>
      <text:p text:style-name="P5">After you are finished reading the image through the low-level interface, you can finish reading the file.</text:p>
      <text:p text:style-name="P5"/>
      <text:p text:style-name="P5">If you want to use a different crc action for handling <text:span text:style-name="T6">CRC errors</text:span> in chunks after the image data, you can call <text:span text:style-name="code_5f_C">png_set_crc_action()</text:span> again at this point.</text:p>
      <text:p text:style-name="P5"/>
      <text:p text:style-name="P5">If you are interested in comments or time, which may be stored either before or after the image data, you should pass the separate <text:span text:style-name="code_5f_C">png_info</text:span> struct if you want to keep the comments from before and after the image separate.</text:p>
      <text:p text:style-name="P5"/>
      <text:p text:style-name="code_5f_block"><text:s text:c="4"/>png_infop end_info = png_create_info_struct(png_ptr);</text:p>
      <text:p text:style-name="code_5f_block"/>
      <text:p text:style-name="code_5f_block"><text:s text:c="4"/>if (!end_info)</text:p>
      <text:p text:style-name="code_5f_block"><text:s text:c="4"/>{</text:p>
      <text:p text:style-name="code_5f_block"><text:s text:c="7"/>png_destroy_read_struct(&amp;png_ptr, &amp;info_ptr,</text:p>
      <text:p text:style-name="code_5f_block"><text:s text:c="11"/>(png_infopp)NULL);</text:p>
      <text:p text:style-name="code_5f_block"><text:s text:c="7"/>return ERROR;</text:p>
      <text:p text:style-name="code_5f_block"><text:s text:c="4"/>}</text:p>
      <text:p text:style-name="code_5f_block"/>
      <text:p text:style-name="code_5f_block"><text:s text:c="3"/>png_read_end(png_ptr, end_info);</text:p>
      <text:p text:style-name="P5"/>
      <text:p text:style-name="P5">If you are not interested, you should still call <text:span text:style-name="code_5f_C">png_read_end()</text:span> but you can pass <text:span text:style-name="code_5f_C">NULL</text:span>, avoiding the need to create an <text:span text:style-name="code_5f_C">end_info</text:span> structure. If you do this, libpng will not process any chunks after <text:user-index-mark-start text:id="IMark300515880" text:index-name="Chunk" text:outline-level="1"/><text:user-index-mark-start text:id="IMark300514152" text:index-name="Chunk" text:outline-level="1"/><text:user-index-mark-start text:id="IMark300514248" text:index-name="Chunk" text:outline-level="1"/><text:user-index-mark text:string-value="IDAT" text:index-name="Chunk" text:outline-level="1"/><text:span text:style-name="code_5f_chunk">IDAT</text:span><text:user-index-mark-end text:id="IMark300514248"/><text:user-index-mark-end text:id="IMark300514152"/><text:user-index-mark-end text:id="IMark300515880"/> other than skipping over them and perhaps (depending on whether you have called <text:span text:style-name="code_5f_C">png_set_crc_action</text:span>) checking their <text:span text:style-name="T6">CRC</text:span>s while looking for the <text:user-index-mark-start text:id="IMark300515400" text:index-name="Chunk" text:outline-level="1"/><text:span text:style-name="code_5f_chunk">IEND</text:span><text:user-index-mark-end text:id="IMark300515400"/> chunk.</text:p>
      <text:p text:style-name="P5"/>
      <text:p text:style-name="code_5f_block"><text:s text:c="3"/>png_read_end(png_ptr, (png_infop)NULL);</text:p>
      <text:p text:style-name="P5"/>
      <text:p text:style-name="P5">If you don't call <text:span text:style-name="code_5f_C">png_read_end()</text:span>, then your <text:span text:style-name="T6">file pointer</text:span> will be left pointing to the first chunk after the last <text:user-index-mark-start text:id="IMark300515400" text:index-name="Chunk" text:outline-level="1"/><text:user-index-mark-start text:id="IMark300515880" text:index-name="Chunk" text:outline-level="1"/><text:user-index-mark-start text:id="IMark300514152" text:index-name="Chunk" text:outline-level="1"/><text:user-index-mark text:string-value="IDAT" text:index-name="Chunk" text:outline-level="1"/><text:span text:style-name="code_5f_chunk">IDAT</text:span><text:user-index-mark-end text:id="IMark300514152"/><text:user-index-mark-end text:id="IMark300515880"/><text:user-index-mark-end text:id="IMark300515400"/>, which is probably not what you want if you expect to read something beyond the end of the PNG datastream.</text:p>
      <text:p text:style-name="P5"/>
      <text:p text:style-name="P5">When you are done, you can free all memory allocated by libpng like this:</text:p>
      <text:p text:style-name="P5"/>
      <text:p text:style-name="code_5f_block"><text:s text:c="3"/>png_destroy_read_struct(&amp;png_ptr, &amp;info_ptr,</text:p>
      <text:p text:style-name="code_5f_block"><text:s text:c="7"/>&amp;end_info);</text:p>
      <text:p text:style-name="P5"/>
      <text:p text:style-name="P5">or, if you didn't create an <text:span text:style-name="code_5f_C">end_info</text:span> structure,</text:p>
      <text:p text:style-name="P5"/>
      <text:p text:style-name="code_5f_block"><text:s text:c="3"/>png_destroy_read_struct(&amp;png_ptr, &amp;info_ptr,</text:p>
      <text:p text:style-name="code_5f_block"><text:soft-page-break/><text:s text:c="7"/>(png_infopp)NULL);</text:p>
      <text:p text:style-name="P5"/>
      <text:p text:style-name="P5">It is also possible to individually free the <text:span text:style-name="code_5f_C">info_ptr</text:span> members that point to libpng-allocated storage with the following function:</text:p>
      <text:p text:style-name="P5"/>
      <text:p text:style-name="code_5f_block"><text:s text:c="4"/>png_free_data(png_ptr, info_ptr, mask, seq)</text:p>
      <text:p text:style-name="code_5f_block"/>
      <text:p text:style-name="code_5f_block"><text:s text:c="4"/>mask - identifies data to be freed, a mask</text:p>
      <text:p text:style-name="code_5f_block"><text:s text:c="11"/>containing the bitwise OR of one or</text:p>
      <text:p text:style-name="code_5f_block"><text:s text:c="11"/>more of</text:p>
      <text:p text:style-name="code_5f_block"><text:s text:c="13"/>PNG_FREE_<text:user-index-mark text:string-value="PLTE" text:index-name="Chunk" text:outline-level="1"/>PLTE, PNG_FREE_TRNS,</text:p>
      <text:p text:style-name="code_5f_block"><text:s text:c="13"/>PNG_FREE_HIST, PNG_FREE_ICCP,</text:p>
      <text:p text:style-name="code_5f_block"><text:s text:c="13"/>PNG_FREE_PCAL, PNG_FREE_ROWS,</text:p>
      <text:p text:style-name="code_5f_block"><text:s text:c="13"/>PNG_FREE_SCAL, PNG_FREE_SPLT,</text:p>
      <text:p text:style-name="code_5f_block"><text:s text:c="13"/>PNG_FREE_TEXT, PNG_FREE_UNKN,</text:p>
      <text:p text:style-name="code_5f_block"><text:s text:c="11"/>or simply PNG_FREE_ALL</text:p>
      <text:p text:style-name="code_5f_block"/>
      <text:p text:style-name="code_5f_block"><text:s text:c="4"/>seq <text:s/>- sequence number of item to be freed</text:p>
      <text:p text:style-name="code_5f_block"><text:s text:c="11"/>(-1 for all items)</text:p>
      <text:p text:style-name="P5"/>
      <text:p text:style-name="P5">This function may be safely called when the relevant storage has already been freed, or has not yet been allocated, or was allocated by the user and not by libpng, <text:s/>and will in those cases do nothing. The "<text:span text:style-name="code_5f_C">seq</text:span>" parameter is ignored if only one item of the selected data type, such as <text:user-index-mark text:string-value="PLTE" text:index-name="Chunk" text:outline-level="1"/><text:span text:style-name="code_5f_chunk">PLTE</text:span>, is allowed. <text:s/>If "<text:span text:style-name="code_5f_C">seq</text:span>" is not <text:span text:style-name="code_5f_C">-1</text:span>, and multiple items are allowed for the data type identified in the mask, such as text or <text:user-index-mark-start text:id="IMark300515400" text:index-name="Chunk" text:outline-level="1"/><text:span text:style-name="code_5f_chunk">sPLT</text:span><text:user-index-mark-end text:id="IMark300515400"/>, only the n'th item in the structure is freed, where <text:span text:style-name="code_5f_C">n</text:span> is "<text:span text:style-name="code_5f_C">seq</text:span>".</text:p>
      <text:p text:style-name="P5"/>
      <text:p text:style-name="P5">The default behavior is only to free data that was allocated internally by libpng. <text:s/>This can be changed, so that libpng will not free the data, or so that it will free data that was allocated by the user with <text:span text:style-name="code_5f_C">png_malloc()</text:span> or <text:span text:style-name="code_5f_C">png_calloc()</text:span> and passed in via a <text:span text:style-name="code_5f_C">png_set_*()</text:span> function, with</text:p>
      <text:p text:style-name="P5"/>
      <text:p text:style-name="code_5f_block"><text:s text:c="4"/>png_data_freer(png_ptr, info_ptr, freer, mask)</text:p>
      <text:p text:style-name="code_5f_block"/>
      <text:p text:style-name="code_5f_block"><text:s text:c="4"/>freer <text:s/>- one of</text:p>
      <text:p text:style-name="code_5f_block"><text:s text:c="15"/>PNG_DESTROY_WILL_FREE_DATA</text:p>
      <text:p text:style-name="code_5f_block"><text:s text:c="15"/>PNG_SET_WILL_FREE_DATA</text:p>
      <text:p text:style-name="code_5f_block"><text:s text:c="15"/>PNG_USER_WILL_FREE_DATA</text:p>
      <text:p text:style-name="code_5f_block"/>
      <text:p text:style-name="code_5f_block"><text:s text:c="4"/>mask <text:s text:c="2"/>- which data elements are affected</text:p>
      <text:p text:style-name="code_5f_block"><text:s text:c="13"/>same choices as in png_free_data()</text:p>
      <text:p text:style-name="P5"/>
      <text:p text:style-name="P5">This function only affects data that has already been allocated. You can call this function after reading the PNG data but before calling any <text:span text:style-name="code_5f_C">png_set_*()</text:span> functions, to control whether the user or the <text:span text:style-name="code_5f_C">png_set_*()</text:span> function is responsible for freeing any existing data that might be present, and again after the <text:span text:style-name="code_5f_C">png_set_*()</text:span> functions to control whether the user or <text:span text:style-name="code_5f_C">png_destroy_*()</text:span> is supposed to free the data. <text:s/>When the user assumes responsibility for libpng-allocated data, the application must use <text:span text:style-name="code_5f_C">png_free()</text:span> to free it, and when the user transfers responsibility to libpng for data that the user has allocated, the user must have used <text:span text:style-name="code_5f_C">png_malloc()</text:span> or <text:span text:style-name="code_5f_C">png_calloc()</text:span> to allocate it.</text:p>
      <text:p text:style-name="P5"/>
      <text:p text:style-name="P5">If you allocated your <text:span text:style-name="code_5f_C">row_pointers</text:span> in a single block, as suggested above in the description of the high level read interface, you must not transfer responsibility for freeing it to the <text:span text:style-name="code_5f_C">png_set_rows</text:span> or <text:span text:style-name="code_5f_C">png_read_destroy</text:span> function, because they would also try to free the individual <text:span text:style-name="code_5f_C">row_pointers[i]</text:span>.</text:p>
      <text:p text:style-name="P5"/>
      <text:p text:style-name="P5">If you allocated <text:span text:style-name="code_5f_C">text_ptr.text</text:span>, <text:span text:style-name="code_5f_C">text_ptr.lang</text:span>, and <text:span text:style-name="code_5f_C">text_ptr.translated_keyword</text:span> separately, do not transfer responsibility for freeing <text:span text:style-name="code_5f_C">text_ptr</text:span> to libpng, because when libpng fills a <text:span text:style-name="code_5f_C">png_text</text:span> structure <text:soft-page-break/>it combines these members with the key member, and <text:span text:style-name="code_5f_C">png_free_data()</text:span> will free only <text:span text:style-name="code_5f_C">text_ptr.key</text:span>. <text:s/>Similarly, if you transfer responsibility for free'ing <text:span text:style-name="code_5f_C">text_ptr</text:span> from libpng to your application, your application must not separately free those members.</text:p>
      <text:p text:style-name="P5"/>
      <text:p text:style-name="P5">The <text:span text:style-name="code_5f_C">png_free_data()</text:span> function will turn off the "<text:span text:style-name="code_5f_C">valid</text:span>" flag for anything it frees. <text:s/>If you need to turn the flag <text:span text:style-name="code_5f_C">off</text:span> for a chunk that was freed by your application instead of by libpng, you can use</text:p>
      <text:p text:style-name="P5"/>
      <text:p text:style-name="code_5f_block"><text:s text:c="4"/>png_set_invalid(png_ptr, info_ptr, mask);</text:p>
      <text:p text:style-name="code_5f_block"/>
      <text:p text:style-name="code_5f_block"><text:s text:c="4"/>mask - identifies the chunks to be made invalid,</text:p>
      <text:p text:style-name="code_5f_block"><text:s text:c="11"/>containing the bitwise OR of one or</text:p>
      <text:p text:style-name="code_5f_block"><text:s text:c="11"/>more of</text:p>
      <text:p text:style-name="code_5f_block"><text:s text:c="13"/>PNG_INFO_<text:user-index-mark-start text:id="IMark300515880" text:index-name="Chunk" text:outline-level="1"/><text:user-index-mark text:string-value="gAMA" text:index-name="Chunk" text:outline-level="1"/>gAMA<text:user-index-mark-end text:id="IMark300515880"/>, PNG_INFO_<text:user-index-mark text:string-value="sBIT" text:index-name="Chunk" text:outline-level="1"/>sBIT,</text:p>
      <text:p text:style-name="code_5f_block"><text:s text:c="13"/>PNG_INFO_<text:user-index-mark text:string-value="cHRM" text:index-name="Chunk" text:outline-level="1"/>cHRM, PNG_INFO_<text:user-index-mark text:string-value="PLTE" text:index-name="Chunk" text:outline-level="1"/>PLTE,</text:p>
      <text:p text:style-name="code_5f_block"><text:s text:c="13"/>PNG_INFO_<text:user-index-mark text:string-value="tRNS" text:index-name="Chunk" text:outline-level="1"/><text:user-index-mark text:string-value="tRNS" text:index-name="Chunk" text:outline-level="1"/><text:user-index-mark text:string-value="tRNS" text:index-name="Chunk" text:outline-level="1"/>tRNS, PNG_INFO_<text:user-index-mark text:string-value="bKGD" text:index-name="Chunk" text:outline-level="1"/>bKGD,</text:p>
      <text:p text:style-name="code_5f_block"><text:s text:c="13"/>PNG_INFO_<text:user-index-mark text:string-value="eXIf" text:index-name="Chunk" text:outline-level="1"/>eXIf,</text:p>
      <text:p text:style-name="code_5f_block"><text:s text:c="13"/>PNG_INFO_<text:user-index-mark text:string-value="hIST" text:index-name="Chunk" text:outline-level="1"/>hIST, PNG_INFO_pHYs,</text:p>
      <text:p text:style-name="code_5f_block"><text:s text:c="13"/>PNG_INFO_oFFs, PNG_INFO_<text:user-index-mark text:string-value="tIME" text:index-name="Chunk" text:outline-level="1"/>tIME,</text:p>
      <text:p text:style-name="code_5f_block"><text:s text:c="13"/>PNG_INFO_<text:user-index-mark text:string-value="pCAL" text:index-name="Chunk" text:outline-level="1"/>pCAL, PNG_INFO_<text:user-index-mark text:string-value="sRGB" text:index-name="Chunk" text:outline-level="1"/>sRGB,</text:p>
      <text:p text:style-name="code_5f_block"><text:s text:c="13"/>PNG_INFO_<text:user-index-mark text:string-value="iCCP" text:index-name="Chunk" text:outline-level="1"/>iCCP, PNG_INFO_<text:user-index-mark-start text:id="IMark300515400" text:index-name="Chunk" text:outline-level="1"/>sPLT<text:user-index-mark-end text:id="IMark300515400"/>,</text:p>
      <text:p text:style-name="code_5f_block"><text:s text:c="13"/>PNG_INFO_<text:user-index-mark text:string-value="sCAL" text:index-name="Chunk" text:outline-level="1"/>sCAL, PNG_INFO_<text:user-index-mark-start text:id="IMark300515400" text:index-name="Chunk" text:outline-level="1"/><text:user-index-mark-start text:id="IMark300514152" text:index-name="Chunk" text:outline-level="1"/><text:user-index-mark-start text:id="IMark300515880" text:index-name="Chunk" text:outline-level="1"/><text:user-index-mark text:string-value="IDAT" text:index-name="Chunk" text:outline-level="1"/>IDAT<text:user-index-mark-end text:id="IMark300515880"/><text:user-index-mark-end text:id="IMark300514152"/><text:user-index-mark-end text:id="IMark300515400"/></text:p>
      <text:p text:style-name="P5"/>
      <text:p text:style-name="P5">For a more compact example of reading a PNG image, see the file <text:span text:style-name="code_5f_file">example.c</text:span>.</text:p>
      <text:p text:style-name="P5"/>
      <text:h text:style-name="Heading_20_3" text:outline-level="3"><text:bookmark-start text:name="__RefHeading___Toc10812_1038013662"/>Reading PNG files progressively<text:bookmark-end text:name="__RefHeading___Toc10812_1038013662"/></text:h>
      <text:p text:style-name="P5"/>
      <text:p text:style-name="P5">The progressive reader is slightly different from the non-progressive reader. <text:s/>Instead of calling <text:span text:style-name="code_5f_C">png_read_info()</text:span>, <text:span text:style-name="code_5f_C">png_read_rows()</text:span>, and <text:span text:style-name="code_5f_C">png_read_end()</text:span>, you make one call to <text:span text:style-name="code_5f_C">png_process_data()</text:span>, which calls <text:span text:style-name="T6">callbacks</text:span> when it has the info, a row, or the end of the image. <text:s/>You set up these <text:span text:style-name="T6">callbacks</text:span> with <text:span text:style-name="code_5f_C">png_set_progressive_read_fn()</text:span>. <text:s/>You don't have to worry about the input/output functions of libpng, as you are giving the library the data directly in <text:span text:style-name="code_5f_C">png_process_data()</text:span>. <text:s/>I will assume that you have read the section on reading PNG files above, so I will only highlight the differences (although I will show all of the code).</text:p>
      <text:p text:style-name="P5"/>
      <text:p text:style-name="code_5f_block">png_structp png_ptr;</text:p>
      <text:p text:style-name="code_5f_block">png_infop info_ptr;</text:p>
      <text:p text:style-name="code_5f_block"/>
      <text:p text:style-name="code_5f_block"><text:s/>/* <text:s/>An example code fragment of how you would</text:p>
      <text:p text:style-name="code_5f_block"><text:s text:c="5"/>initialize the progressive reader in your</text:p>
      <text:p text:style-name="code_5f_block"><text:s text:c="5"/>application. */</text:p>
      <text:p text:style-name="code_5f_block"><text:s/>int</text:p>
      <text:p text:style-name="code_5f_block"><text:s/>initialize_png_reader()</text:p>
      <text:p text:style-name="code_5f_block"><text:s/>{</text:p>
      <text:p text:style-name="code_5f_block"><text:s text:c="4"/>png_ptr = png_create_read_struct</text:p>
      <text:p text:style-name="code_5f_block"><text:s text:c="8"/>(PNG_LIBPNG_VER_STRING, (png_voidp)user_error_ptr,</text:p>
      <text:p text:style-name="code_5f_block"><text:s text:c="9"/>user_error_fn, user_warning_fn);</text:p>
      <text:p text:style-name="code_5f_block"/>
      <text:p text:style-name="code_5f_block"><text:s text:c="4"/>if (!png_ptr)</text:p>
      <text:p text:style-name="code_5f_block"><text:s text:c="8"/>return ERROR;</text:p>
      <text:p text:style-name="code_5f_block"/>
      <text:p text:style-name="code_5f_block"><text:s text:c="4"/>info_ptr = png_create_info_struct(png_ptr);</text:p>
      <text:p text:style-name="code_5f_block"/>
      <text:p text:style-name="code_5f_block"><text:s text:c="4"/>if (!info_ptr)</text:p>
      <text:p text:style-name="code_5f_block"><text:s text:c="4"/>{</text:p>
      <text:p text:style-name="code_5f_block"><text:s text:c="7"/>png_destroy_read_struct(&amp;png_ptr,</text:p>
      <text:p text:style-name="code_5f_block"><text:s text:c="10"/>(png_infopp)NULL, (png_infopp)NULL);</text:p>
      <text:p text:style-name="code_5f_block"><text:s text:c="7"/>return ERROR;</text:p>
      <text:p text:style-name="code_5f_block"><text:soft-page-break/><text:s text:c="4"/>}</text:p>
      <text:p text:style-name="code_5f_block"/>
      <text:p text:style-name="code_5f_block"><text:s text:c="4"/>if (setjmp(png_jmpbuf(png_ptr)))</text:p>
      <text:p text:style-name="code_5f_block"><text:s text:c="4"/>{</text:p>
      <text:p text:style-name="code_5f_block"><text:s text:c="7"/>png_destroy_read_struct(&amp;png_ptr, &amp;info_ptr,</text:p>
      <text:p text:style-name="code_5f_block"><text:s text:c="10"/>(png_infopp)NULL);</text:p>
      <text:p text:style-name="code_5f_block"><text:s text:c="7"/>return ERROR;</text:p>
      <text:p text:style-name="code_5f_block"><text:s text:c="4"/>}</text:p>
      <text:p text:style-name="code_5f_block"/>
      <text:p text:style-name="code_5f_block"><text:s text:c="4"/>/* This one's new. <text:s/>You can provide functions</text:p>
      <text:p text:style-name="code_5f_block"><text:s text:c="7"/>to be called when the header info is valid,</text:p>
      <text:p text:style-name="code_5f_block"><text:s text:c="7"/>when each row is completed, and when the image</text:p>
      <text:p text:style-name="code_5f_block"><text:s text:c="7"/>is finished. <text:s/>If you aren't using all functions,</text:p>
      <text:p text:style-name="code_5f_block"><text:s text:c="7"/>you can specify NULL parameters. <text:s/>Even when all</text:p>
      <text:p text:style-name="code_5f_block"><text:s text:c="7"/>three functions are NULL, you need to call</text:p>
      <text:p text:style-name="code_5f_block"><text:s text:c="7"/>png_set_progressive_read_fn(). <text:s/>You can use</text:p>
      <text:p text:style-name="code_5f_block"><text:s text:c="7"/>any struct as the user_ptr (cast to a void pointer</text:p>
      <text:p text:style-name="code_5f_block"><text:s text:c="7"/>for the function call), and retrieve the pointer</text:p>
      <text:p text:style-name="code_5f_block"><text:s text:c="7"/>from inside the callbacks using the function</text:p>
      <text:p text:style-name="code_5f_block"/>
      <text:p text:style-name="code_5f_block"><text:s text:c="10"/>png_get_progressive_ptr(png_ptr);</text:p>
      <text:p text:style-name="code_5f_block"/>
      <text:p text:style-name="code_5f_block"><text:s text:c="7"/>which will return a void pointer, which you have</text:p>
      <text:p text:style-name="code_5f_block"><text:s text:c="7"/>to cast appropriately.</text:p>
      <text:p text:style-name="code_5f_block"><text:s text:c="5"/>*/</text:p>
      <text:p text:style-name="code_5f_block"><text:s text:c="4"/>png_set_progressive_read_fn(png_ptr, (void *)user_ptr,</text:p>
      <text:p text:style-name="code_5f_block"><text:s text:c="8"/>info_callback, row_callback, end_callback);</text:p>
      <text:p text:style-name="code_5f_block"/>
      <text:p text:style-name="code_5f_block"><text:s text:c="4"/>return 0;</text:p>
      <text:p text:style-name="code_5f_block"><text:s/>}</text:p>
      <text:p text:style-name="code_5f_block"/>
      <text:p text:style-name="code_5f_block"><text:s/>/* A code fragment that you call as you receive blocks</text:p>
      <text:p text:style-name="code_5f_block"><text:s text:c="3"/>of data */</text:p>
      <text:p text:style-name="code_5f_block"><text:s/>int</text:p>
      <text:p text:style-name="code_5f_block"><text:s/>process_data(png_bytep buffer, png_uint_32 length)</text:p>
      <text:p text:style-name="code_5f_block"><text:s/>{</text:p>
      <text:p text:style-name="code_5f_block"><text:s text:c="4"/>if (setjmp(png_jmpbuf(png_ptr)))</text:p>
      <text:p text:style-name="code_5f_block"><text:s text:c="4"/>{</text:p>
      <text:p text:style-name="code_5f_block"><text:s text:c="7"/>png_destroy_read_struct(&amp;png_ptr, &amp;info_ptr,</text:p>
      <text:p text:style-name="code_5f_block"><text:s text:c="11"/>(png_infopp)NULL);</text:p>
      <text:p text:style-name="code_5f_block"><text:s text:c="7"/>return ERROR;</text:p>
      <text:p text:style-name="code_5f_block"><text:s text:c="4"/>}</text:p>
      <text:p text:style-name="code_5f_block"/>
      <text:p text:style-name="code_5f_block"><text:s text:c="4"/>/* This one's new also. <text:s/>Simply give it a chunk</text:p>
      <text:p text:style-name="code_5f_block"><text:s text:c="7"/>of data from the file stream (in order, of</text:p>
      <text:p text:style-name="code_5f_block"><text:s text:c="7"/>course). <text:s/>On machines with segmented memory</text:p>
      <text:p text:style-name="code_5f_block"><text:s text:c="7"/>models machines, don't give it any more than</text:p>
      <text:p text:style-name="code_5f_block"><text:s text:c="7"/>64K. <text:s/>The library seems to run fine with sizes</text:p>
      <text:p text:style-name="code_5f_block"><text:s text:c="7"/>of 4K. Although you can give it much less if</text:p>
      <text:p text:style-name="code_5f_block"><text:s text:c="7"/>necessary (I assume you can give it chunks of</text:p>
      <text:p text:style-name="code_5f_block"><text:s text:c="7"/>1 byte, I haven't tried less than 256 bytes</text:p>
      <text:p text:style-name="code_5f_block"><text:s text:c="7"/>yet). <text:s/>When this function returns, you may</text:p>
      <text:p text:style-name="code_5f_block"><text:s text:c="7"/>want to display any rows that were generated</text:p>
      <text:p text:style-name="code_5f_block"><text:s text:c="7"/>in the row callback if you don't already do</text:p>
      <text:p text:style-name="code_5f_block"><text:s text:c="7"/>so there.</text:p>
      <text:p text:style-name="code_5f_block"><text:s text:c="5"/>*/</text:p>
      <text:p text:style-name="code_5f_block"><text:s text:c="4"/>png_process_data(png_ptr, info_ptr, buffer, length);</text:p>
      <text:p text:style-name="code_5f_block"/>
      <text:p text:style-name="code_5f_block"><text:s text:c="4"/>/* At this point you can call png_process_data_skip if</text:p>
      <text:p text:style-name="code_5f_block"><text:s text:c="7"/>you want to handle data the library will skip yourself;</text:p>
      <text:p text:style-name="code_5f_block"><text:s text:c="7"/>it simply returns the number of bytes to skip (and stops</text:p>
      <text:p text:style-name="code_5f_block"><text:s text:c="7"/>libpng skipping that number of bytes on the next</text:p>
      <text:p text:style-name="code_5f_block"><text:s text:c="7"/>png_process_data call).</text:p>
      <text:p text:style-name="code_5f_block"><text:s text:c="4"/>return 0;</text:p>
      <text:p text:style-name="code_5f_block"><text:s/>}</text:p>
      <text:p text:style-name="code_5f_block"/>
      <text:p text:style-name="code_5f_block"><text:soft-page-break/><text:s/>/* This function is called (as set by</text:p>
      <text:p text:style-name="code_5f_block"><text:s text:c="4"/>png_set_progressive_read_fn() above) when enough data</text:p>
      <text:p text:style-name="code_5f_block"><text:s text:c="4"/>has been supplied so all of the header has been</text:p>
      <text:p text:style-name="code_5f_block"><text:s text:c="4"/>read.</text:p>
      <text:p text:style-name="code_5f_block"><text:s/>*/</text:p>
      <text:p text:style-name="code_5f_block"><text:s/>void</text:p>
      <text:p text:style-name="code_5f_block"><text:s/>info_callback(png_structp png_ptr, png_infop info)</text:p>
      <text:p text:style-name="code_5f_block"><text:s/>{</text:p>
      <text:p text:style-name="code_5f_block"><text:s text:c="4"/>/* Do any setup here, including setting any of</text:p>
      <text:p text:style-name="code_5f_block"><text:s text:c="7"/>the transformations mentioned in the Reading</text:p>
      <text:p text:style-name="code_5f_block"><text:s text:c="7"/>PNG files section. <text:s/>For now, you _must_ call</text:p>
      <text:p text:style-name="code_5f_block"><text:s text:c="7"/>either png_start_read_image() or</text:p>
      <text:p text:style-name="code_5f_block"><text:s text:c="7"/>png_read_update_info() after all the</text:p>
      <text:p text:style-name="code_5f_block"><text:s text:c="7"/>transformations are set (even if you don't set</text:p>
      <text:p text:style-name="code_5f_block"><text:s text:c="7"/>any). <text:s/>You may start getting rows before</text:p>
      <text:p text:style-name="code_5f_block"><text:s text:c="7"/>png_process_data() returns, so this is your</text:p>
      <text:p text:style-name="code_5f_block"><text:s text:c="7"/>last chance to prepare for that.</text:p>
      <text:p text:style-name="code_5f_block"/>
      <text:p text:style-name="code_5f_block"><text:s text:c="7"/>This is where you turn on interlace handling,</text:p>
      <text:p text:style-name="code_5f_block"><text:s text:c="7"/>assuming you don't want to do it yourself.</text:p>
      <text:p text:style-name="code_5f_block"/>
      <text:p text:style-name="code_5f_block"><text:s text:c="7"/>If you need to you can stop the processing of</text:p>
      <text:p text:style-name="code_5f_block"><text:s text:c="7"/>your original input data at this point by calling</text:p>
      <text:p text:style-name="code_5f_block"><text:s text:c="7"/>png_process_data_pause. <text:s/>This returns the number</text:p>
      <text:p text:style-name="code_5f_block"><text:s text:c="7"/>of unprocessed bytes from the last png_process_data</text:p>
      <text:p text:style-name="code_5f_block"><text:s text:c="7"/>call - it is up to you to ensure that the next call</text:p>
      <text:p text:style-name="code_5f_block"><text:s text:c="7"/>sees these bytes again. <text:s/>If you don't want to bother</text:p>
      <text:p text:style-name="code_5f_block"><text:s text:c="7"/>with this you can get libpng to cache the unread</text:p>
      <text:p text:style-name="code_5f_block"><text:s text:c="7"/>bytes by setting the 'save' parameter (see png.h) but</text:p>
      <text:p text:style-name="code_5f_block"><text:s text:c="7"/>then libpng will have to copy the data internally.</text:p>
      <text:p text:style-name="code_5f_block"><text:s text:c="5"/>*/</text:p>
      <text:p text:style-name="code_5f_block"><text:s/>}</text:p>
      <text:p text:style-name="code_5f_block"/>
      <text:p text:style-name="code_5f_block"><text:s/>/* This function is called when each row of image</text:p>
      <text:p text:style-name="code_5f_block"><text:s text:c="4"/>data is complete */</text:p>
      <text:p text:style-name="code_5f_block"><text:s/>void</text:p>
      <text:p text:style-name="code_5f_block"><text:s/>row_callback(png_structp png_ptr, png_bytep new_row,</text:p>
      <text:p text:style-name="code_5f_block"><text:s text:c="4"/>png_uint_32 row_num, int pass)</text:p>
      <text:p text:style-name="code_5f_block"><text:s/>{</text:p>
      <text:p text:style-name="code_5f_block"><text:s text:c="4"/>/* If the image is interlaced, and you turned</text:p>
      <text:p text:style-name="code_5f_block"><text:s text:c="7"/>on the interlace handler, this function will</text:p>
      <text:p text:style-name="code_5f_block"><text:s text:c="7"/>be called for every row in every pass. <text:s/>Some</text:p>
      <text:p text:style-name="code_5f_block"><text:s text:c="7"/>of these rows will not be changed from the</text:p>
      <text:p text:style-name="code_5f_block"><text:s text:c="7"/>previous pass. <text:s/>When the row is not changed,</text:p>
      <text:p text:style-name="code_5f_block"><text:s text:c="7"/>the new_row variable will be NULL. <text:s/>The rows</text:p>
      <text:p text:style-name="code_5f_block"><text:s text:c="7"/>and passes are called in order, so you don't</text:p>
      <text:p text:style-name="code_5f_block"><text:s text:c="7"/>really need the row_num and pass, but I'm</text:p>
      <text:p text:style-name="code_5f_block"><text:s text:c="7"/>supplying them because it may make your life</text:p>
      <text:p text:style-name="code_5f_block"><text:s text:c="7"/>easier.</text:p>
      <text:p text:style-name="code_5f_block"/>
      <text:p text:style-name="code_5f_block"><text:s text:c="7"/>If you did not turn on interlace handling then</text:p>
      <text:p text:style-name="code_5f_block"><text:s text:c="7"/>the callback is called for each row of each</text:p>
      <text:p text:style-name="code_5f_block"><text:s text:c="7"/>sub-image when the image is interlaced. <text:s/>In this</text:p>
      <text:p text:style-name="code_5f_block"><text:s text:c="7"/>case 'row_num' is the row in the sub-image, not</text:p>
      <text:p text:style-name="code_5f_block"><text:s text:c="7"/>the row in the output image as it is in all other</text:p>
      <text:p text:style-name="code_5f_block"><text:s text:c="7"/>cases.</text:p>
      <text:p text:style-name="code_5f_block"/>
      <text:p text:style-name="code_5f_block"><text:s text:c="7"/>For the non-NULL rows of interlaced images when</text:p>
      <text:p text:style-name="code_5f_block"><text:s text:c="7"/>you have switched on libpng interlace handling,</text:p>
      <text:p text:style-name="code_5f_block"><text:s text:c="7"/>you must call png_progressive_combine_row()</text:p>
      <text:p text:style-name="code_5f_block"><text:s text:c="7"/>passing in the row and the old row. <text:s/>You can</text:p>
      <text:p text:style-name="code_5f_block"><text:s text:c="7"/>call this function for NULL rows (it will just</text:p>
      <text:p text:style-name="code_5f_block"><text:s text:c="7"/>return) and for non-interlaced images (it just</text:p>
      <text:p text:style-name="code_5f_block"><text:s text:c="7"/>does the memcpy for you) if it will make the</text:p>
      <text:p text:style-name="code_5f_block"><text:s text:c="7"/>code easier. <text:s/>Thus, you can just do this for</text:p>
      <text:p text:style-name="code_5f_block"><text:s text:c="7"/>all cases if you switch on interlace handling;</text:p>
      <text:p text:style-name="code_5f_block"><text:soft-page-break/><text:s text:c="5"/>*/</text:p>
      <text:p text:style-name="code_5f_block"/>
      <text:p text:style-name="code_5f_block"><text:s text:c="8"/>png_progressive_combine_row(png_ptr, old_row,</text:p>
      <text:p text:style-name="code_5f_block"><text:s text:c="10"/>new_row);</text:p>
      <text:p text:style-name="code_5f_block"/>
      <text:p text:style-name="code_5f_block"><text:s text:c="4"/>/* where old_row is what was displayed</text:p>
      <text:p text:style-name="code_5f_block"><text:s text:c="7"/>previously for the row. <text:s/>Note that the first</text:p>
      <text:p text:style-name="code_5f_block"><text:s text:c="7"/>pass (pass == 0, really) will completely cover</text:p>
      <text:p text:style-name="code_5f_block"><text:s text:c="7"/>the old row, so the rows do not have to be</text:p>
      <text:p text:style-name="code_5f_block"><text:s text:c="7"/>initialized. <text:s/>After the first pass (and only</text:p>
      <text:p text:style-name="code_5f_block"><text:s text:c="7"/>for interlaced images), you will have to pass</text:p>
      <text:p text:style-name="code_5f_block"><text:s text:c="7"/>the current row, and the function will combine</text:p>
      <text:p text:style-name="code_5f_block"><text:s text:c="7"/>the old row and the new row.</text:p>
      <text:p text:style-name="code_5f_block"/>
      <text:p text:style-name="code_5f_block"><text:s text:c="7"/>You can also call png_process_data_pause in this</text:p>
      <text:p text:style-name="code_5f_block"><text:s text:c="7"/>callback - see above.</text:p>
      <text:p text:style-name="code_5f_block"><text:s text:c="4"/>*/</text:p>
      <text:p text:style-name="code_5f_block"><text:s/>}</text:p>
      <text:p text:style-name="code_5f_block"/>
      <text:p text:style-name="code_5f_block"><text:s/>void</text:p>
      <text:p text:style-name="code_5f_block"><text:s/>end_callback(png_structp png_ptr, png_infop info)</text:p>
      <text:p text:style-name="code_5f_block"><text:s/>{</text:p>
      <text:p text:style-name="code_5f_block"><text:s text:c="4"/>/* This function is called after the whole image</text:p>
      <text:p text:style-name="code_5f_block"><text:s text:c="7"/>has been read, including any chunks after the</text:p>
      <text:p text:style-name="code_5f_block"><text:s text:c="7"/>image (up to and including the <text:user-index-mark-start text:id="IMark300514152" text:index-name="Chunk" text:outline-level="1"/>IEND<text:user-index-mark-end text:id="IMark300514152"/>). <text:s/>You</text:p>
      <text:p text:style-name="code_5f_block"><text:s text:c="7"/>will usually have the same info chunk as you</text:p>
      <text:p text:style-name="code_5f_block"><text:s text:c="7"/>had in the header, although some data may have</text:p>
      <text:p text:style-name="code_5f_block"><text:s text:c="7"/>been added to the comments and time fields.</text:p>
      <text:p text:style-name="code_5f_block"/>
      <text:p text:style-name="code_5f_block"><text:s text:c="7"/>Most people won't do much here, perhaps setting</text:p>
      <text:p text:style-name="code_5f_block"><text:s text:c="7"/>a flag that marks the image as finished.</text:p>
      <text:p text:style-name="code_5f_block"><text:s text:c="5"/>*/</text:p>
      <text:p text:style-name="code_5f_block"><text:s/>}</text:p>
      <text:p text:style-name="P5"/>
      <text:p text:style-name="P5"/>
      <text:p text:style-name="P5"/>
      <text:h text:style-name="P22" text:outline-level="1"><text:bookmark-start text:name="__RefHeading___Toc436_1038013662"/>Writing<text:bookmark-end text:name="__RefHeading___Toc436_1038013662"/></text:h>
      <text:p text:style-name="P5"/>
      <text:p text:style-name="P5">Much of this is very similar to reading. <text:s/>However, everything of importance is repeated here, so you won't have to constantly look back up in the reading section to understand writing.</text:p>
      <text:p text:style-name="P5"/>
      <text:h text:style-name="Heading_20_3" text:outline-level="3"><text:bookmark-start text:name="__RefHeading___Toc10983_1038013662"/>Setup<text:bookmark-end text:name="__RefHeading___Toc10983_1038013662"/></text:h>
      <text:p text:style-name="P5"/>
      <text:p text:style-name="P5">You will want to do the I/O initialization before you get into libpng, so if it doesn't work, you don't have anything to undo. If you are not using the standard I/O functions, you will need to replace them with custom writing functions. <text:s/>See the discussion under Customizing libpng.</text:p>
      <text:p text:style-name="P5"/>
      <text:p text:style-name="code_5f_block"><text:s text:c="4"/>FILE *fp = fopen(file_name, "wb");</text:p>
      <text:p text:style-name="code_5f_block"/>
      <text:p text:style-name="code_5f_block"><text:s text:c="4"/>if (!fp)</text:p>
      <text:p text:style-name="code_5f_block"><text:s text:c="7"/>return ERROR;</text:p>
      <text:p text:style-name="P5"/>
      <text:p text:style-name="P5">Next, <text:span text:style-name="code_5f_C">png_struct</text:span> and <text:span text:style-name="code_5f_C">png_info</text:span> need to be allocated and initialized. As these can be both relatively large, you may not want to store these on the stack, unless you have stack space to spare. <text:s/>Of course, you will want to check if they return <text:span text:style-name="code_5f_C">NULL</text:span>. <text:s/>If you are also reading, you won't want to name your <text:span text:style-name="T6">read </text:span><text:soft-page-break/><text:span text:style-name="T6">structure</text:span> and your <text:span text:style-name="T6">write structure</text:span> both "<text:span text:style-name="code_5f_C">png_ptr</text:span>"; you can call them anything you like, such as "<text:span text:style-name="code_5f_C">read_ptr</text:span>" and "<text:span text:style-name="code_5f_C">write_ptr</text:span>". <text:s/>Look at <text:span text:style-name="code_5f_file">pngtest.c</text:span>, for example.</text:p>
      <text:p text:style-name="P5"/>
      <text:p text:style-name="code_5f_block"><text:s text:c="4"/>png_structp png_ptr = png_create_write_struct</text:p>
      <text:p text:style-name="code_5f_block"><text:s text:c="7"/>(PNG_LIBPNG_VER_STRING, (png_voidp)user_error_ptr,</text:p>
      <text:p text:style-name="code_5f_block"><text:s text:c="8"/>user_error_fn, user_warning_fn);</text:p>
      <text:p text:style-name="code_5f_block"/>
      <text:p text:style-name="code_5f_block"><text:s text:c="4"/>if (!png_ptr)</text:p>
      <text:p text:style-name="code_5f_block"><text:s text:c="7"/>return ERROR;</text:p>
      <text:p text:style-name="code_5f_block"/>
      <text:p text:style-name="code_5f_block"><text:s text:c="4"/>png_infop info_ptr = png_create_info_struct(png_ptr);</text:p>
      <text:p text:style-name="code_5f_block"><text:s text:c="4"/>if (!info_ptr)</text:p>
      <text:p text:style-name="code_5f_block"><text:s text:c="4"/>{</text:p>
      <text:p text:style-name="code_5f_block"><text:s text:c="7"/>png_destroy_write_struct(&amp;png_ptr,</text:p>
      <text:p text:style-name="code_5f_block"><text:s text:c="11"/>(png_infopp)NULL);</text:p>
      <text:p text:style-name="code_5f_block"><text:s text:c="7"/>return ERROR;</text:p>
      <text:p text:style-name="code_5f_block"><text:s text:c="4"/>}</text:p>
      <text:p text:style-name="P5"/>
      <text:p text:style-name="P5">If you want to use your own memory allocation routines, define <text:span text:style-name="code_5f_C">PNG_USER_MEM_SUPPORTED</text:span> and use <text:span text:style-name="code_5f_C">png_create_write_struct_2()</text:span> instead of <text:span text:style-name="code_5f_C">png_create_write_struct()</text:span>:</text:p>
      <text:p text:style-name="P5"/>
      <text:p text:style-name="code_5f_block"><text:s text:c="4"/>png_structp png_ptr = png_create_write_struct_2</text:p>
      <text:p text:style-name="code_5f_block"><text:s text:c="7"/>(PNG_LIBPNG_VER_STRING, (png_voidp)user_error_ptr,</text:p>
      <text:p text:style-name="code_5f_block"><text:s text:c="8"/>user_error_fn, user_warning_fn, (png_voidp)</text:p>
      <text:p text:style-name="code_5f_block"><text:s text:c="8"/>user_mem_ptr, user_malloc_fn, user_free_fn);</text:p>
      <text:p text:style-name="P5"/>
      <text:p text:style-name="P5">After you have these structures, you will need to set up the <text:span text:style-name="T6">error handling</text:span>. <text:s/>When libpng encounters an <text:span text:style-name="T6">error</text:span>, it expects to <text:span text:style-name="code_5f_C">longjmp()</text:span> back to your routine. <text:s/>Therefore, you will need to call <text:span text:style-name="code_5f_C">setjmp()</text:span> and pass the <text:span text:style-name="code_5f_C">png_jmpbuf(png_ptr)</text:span>. <text:s/>If you write the file from different routines, you will need to update the <text:span text:style-name="code_5f_C">png_jmpbuf(png_ptr)</text:span> every time you enter a new routine that will call a <text:span text:style-name="code_5f_C">png_*()</text:span> function. <text:s/>See your documentation of <text:span text:style-name="code_5f_C">setjmp</text:span>/<text:span text:style-name="code_5f_C">longjmp</text:span> for your compiler for more information on <text:span text:style-name="code_5f_C">setjmp</text:span>/<text:span text:style-name="code_5f_C">longjmp</text:span>. <text:s/>See the discussion on libpng <text:span text:style-name="T6">error handling</text:span> in the Customizing Libpng section below for more information on the libpng <text:span text:style-name="T6">error handling</text:span>.</text:p>
      <text:p text:style-name="P5"/>
      <text:p text:style-name="code_5f_block"><text:s text:c="4"/>if (setjmp(png_jmpbuf(png_ptr)))</text:p>
      <text:p text:style-name="code_5f_block"><text:s text:c="4"/>{</text:p>
      <text:p text:style-name="code_5f_block"><text:s text:c="4"/>png_destroy_write_struct(&amp;png_ptr, &amp;info_ptr);</text:p>
      <text:p text:style-name="code_5f_block"><text:s text:c="7"/>fclose(fp);</text:p>
      <text:p text:style-name="code_5f_block"><text:s text:c="7"/>return ERROR;</text:p>
      <text:p text:style-name="code_5f_block"><text:s text:c="4"/>}</text:p>
      <text:p text:style-name="code_5f_block"><text:s text:c="4"/>...</text:p>
      <text:p text:style-name="code_5f_block"><text:s text:c="4"/>return;</text:p>
      <text:p text:style-name="P5"/>
      <text:p text:style-name="P5">If you would rather avoid the complexity of <text:span text:style-name="code_5f_C">setjmp</text:span>/<text:span text:style-name="code_5f_C">longjmp</text:span> issues, you can compile libpng with <text:span text:style-name="code_5f_C">PNG_NO_SETJMP</text:span>, in which case <text:span text:style-name="T6">errors</text:span> will result in a call to <text:span text:style-name="code_5f_C">PNG_ABORT()</text:span> which defaults to <text:span text:style-name="code_5f_C">abort()</text:span>. </text:p>
      <text:p text:style-name="P5"/>
      <text:p text:style-name="P5">You can <text:span text:style-name="code_5f_C">#define PNG_ABORT()</text:span> to a function that does something more useful than <text:span text:style-name="code_5f_C">abort()</text:span>, as long as <text:span text:style-name="T6">your function does not return</text:span>.</text:p>
      <text:p text:style-name="P5"/>
      <text:p text:style-name="P5">Checking for invalid palette index on write was added at libpng 1.5.10. <text:s/>If a pixel contains an invalid (out-of-range) index libpng issues a <text:span text:style-name="T6">benign error</text:span>. <text:s/>This is enabled by default because this condition is an <text:span text:style-name="T6">error</text:span> according to the PNG specification, Clause 11.3.2, but the <text:span text:style-name="T6">error</text:span> can be ignored in each <text:span text:style-name="code_5f_C">png_ptr</text:span> with</text:p>
      <text:p text:style-name="P5"/>
      <text:p text:style-name="code_5f_block"><text:soft-page-break/><text:s text:c="3"/>png_set_check_for_invalid_index(png_ptr, 0);</text:p>
      <text:p text:style-name="P5"/>
      <text:p text:style-name="P5">If the <text:span text:style-name="T6">error</text:span> is ignored, or if <text:span text:style-name="code_5f_C">png_benign_error()</text:span> treats it as a <text:span text:style-name="T6">warning</text:span>, any invalid pixels are written as-is by the encoder, resulting in an invalid PNG datastream as output. <text:s/>In this case the application is responsible for ensuring that the pixel indexes are in range when it writes a <text:user-index-mark text:string-value="PLTE" text:index-name="Chunk" text:outline-level="1"/><text:span text:style-name="code_5f_chunk">PLTE</text:span> chunk with fewer entries than the bit depth would allow.</text:p>
      <text:p text:style-name="P5"/>
      <text:p text:style-name="P5">Now you need to set up the output code. <text:s/>The default for libpng is to use the C function <text:span text:style-name="code_5f_C">fwrite()</text:span>. <text:s/>If you use this, you will need to pass a valid <text:span text:style-name="code_5f_C">FILE *</text:span> in the function <text:span text:style-name="code_5f_C">png_init_io()</text:span>. <text:s/>Be sure that the file is opened in <text:span text:style-name="T6">binary mode</text:span>. <text:s/>Again, if you wish to handle writing data in another way, see the discussion on libpng I/O handling in the Customizing Libpng section below.</text:p>
      <text:p text:style-name="P5"/>
      <text:p text:style-name="code_5f_block"><text:s text:c="4"/>png_init_io(png_ptr, fp);</text:p>
      <text:p text:style-name="P5"/>
      <text:p text:style-name="P5">If you are embedding your PNG into a datastream such as MNG, and don't want libpng to write the 8-byte signature, or if you have already written the signature in your application, use</text:p>
      <text:p text:style-name="P5"/>
      <text:p text:style-name="code_5f_block"><text:s text:c="4"/>png_set_sig_bytes(png_ptr, 8);</text:p>
      <text:p text:style-name="P5"/>
      <text:p text:style-name="P5">to inform libpng that it should not write a signature.</text:p>
      <text:p text:style-name="P5"/>
      <text:h text:style-name="Heading_20_3" text:outline-level="3"><text:bookmark-start text:name="__RefHeading___Toc10954_1038013662"/>Write callbacks<text:bookmark-end text:name="__RefHeading___Toc10954_1038013662"/></text:h>
      <text:p text:style-name="P5"/>
      <text:p text:style-name="P5">At this point, you can set up a <text:span text:style-name="T6">callback</text:span> function that will be called after each row has been written, which you can use to control a progress meter or the like. <text:s/>It's demonstrated in <text:span text:style-name="code_5f_file">pngtest.c</text:span>. You must supply a function</text:p>
      <text:p text:style-name="P5"/>
      <text:p text:style-name="code_5f_block"><text:s text:c="4"/>void write_row_callback(png_structp png_ptr, png_uint_32 row,</text:p>
      <text:p text:style-name="code_5f_block"><text:s text:c="7"/>int pass);</text:p>
      <text:p text:style-name="code_5f_block"><text:s text:c="4"/>{</text:p>
      <text:p text:style-name="code_5f_block"><text:s text:c="6"/>/* put your code here */</text:p>
      <text:p text:style-name="code_5f_block"><text:s text:c="4"/>}</text:p>
      <text:p text:style-name="P5"/>
      <text:p text:style-name="P5">(You can give it another name that you like instead of "<text:span text:style-name="code_5f_C">write_row_callback</text:span>")</text:p>
      <text:p text:style-name="P5"/>
      <text:p text:style-name="P5">To inform libpng about your function, use</text:p>
      <text:p text:style-name="P5"/>
      <text:p text:style-name="code_5f_block"><text:s text:c="4"/>png_set_write_status_fn(png_ptr, write_row_callback);</text:p>
      <text:p text:style-name="P5"/>
      <text:p text:style-name="P5">When this function is called the row has already been completely processed and it has also been written out. <text:s/>The '<text:span text:style-name="code_5f_C">row</text:span>' and '<text:span text:style-name="code_5f_C">pass</text:span>' refer to the next row to be handled. <text:s/>For the non-interlaced case the row that was just handled is simply one less than the passed in row number, and pass will always be 0. <text:s/>For the interlaced case the same applies unless the row value is 0, in which case the row just handled was the last one from one of the preceding passes. <text:s/>Because interlacing may skip a pass you cannot be sure that the preceding pass is just 'pass-1', if you really need to know what the last pass is record (row,pass) from the <text:span text:style-name="T6">callback</text:span> and use the last recorded value each time.</text:p>
      <text:p text:style-name="P5"/>
      <text:p text:style-name="P5">As with the user transform you can find the output row using the <text:span text:style-name="code_5f_C">PNG_ROW_FROM_PASS_ROW</text:span> macro.</text:p>
      <text:p text:style-name="P5"><text:soft-page-break/></text:p>
      <text:p text:style-name="P5">You now have the option of modifying how the compression library will run. <text:s/>The following functions are mainly for testing, but may be useful in some cases, like if you need to write PNG files extremely fast and are willing to give up some compression, or if you want to get the maximum possible compression at the expense of slower writing. <text:s/>If you have no special needs in this area, let the library do what it wants by not calling this function at all, as it has been tuned to deliver a good speed/compression ratio. The second parameter to <text:span text:style-name="code_5f_C">png_set_filter()</text:span> is the filter method, for which the only valid values are <text:span text:style-name="code_5f_C">0</text:span> (as of the July 1999 PNG specification, version 1.2) or <text:span text:style-name="code_5f_C">64</text:span> (if you are writing a PNG datastream that is to be embedded in a MNG datastream). <text:s/>The third parameter is a flag that indicates which filter type(s) are to be tested for each scanline. <text:s/>See the PNG specification for details on the specific filter types.</text:p>
      <text:p text:style-name="P5"/>
      <text:p text:style-name="P5"/>
      <text:p text:style-name="code_5f_block"><text:s text:c="4"/>/* turn on or off filtering, and/or choose</text:p>
      <text:p text:style-name="code_5f_block"><text:s text:c="7"/>specific filters. <text:s/>You can use either a single</text:p>
      <text:p text:style-name="code_5f_block"><text:s text:c="7"/>PNG_FILTER_VALUE_NAME or the bitwise OR of one</text:p>
      <text:p text:style-name="code_5f_block"><text:s text:c="7"/>or more PNG_FILTER_NAME masks.</text:p>
      <text:p text:style-name="code_5f_block"><text:s text:c="5"/>*/</text:p>
      <text:p text:style-name="code_5f_block"><text:s text:c="4"/>png_set_filter(png_ptr, 0,</text:p>
      <text:p text:style-name="code_5f_block"><text:s text:c="7"/>PNG_FILTER_NONE <text:s/>| PNG_FILTER_VALUE_NONE |</text:p>
      <text:p text:style-name="code_5f_block"><text:s text:c="7"/>PNG_FILTER_SUB <text:s text:c="2"/>| PNG_FILTER_VALUE_SUB <text:s/>|</text:p>
      <text:p text:style-name="code_5f_block"><text:s text:c="7"/>PNG_FILTER_UP <text:s text:c="3"/>| PNG_FILTER_VALUE_UP <text:s text:c="2"/>|</text:p>
      <text:p text:style-name="code_5f_block"><text:s text:c="7"/>PNG_FILTER_AVG <text:s text:c="2"/>| PNG_FILTER_VALUE_AVG <text:s/>|</text:p>
      <text:p text:style-name="code_5f_block"><text:s text:c="7"/>PNG_FILTER_PAETH | PNG_FILTER_VALUE_PAETH|</text:p>
      <text:p text:style-name="code_5f_block"><text:s text:c="7"/>PNG_ALL_FILTERS <text:s/>| PNG_FAST_FILTERS);</text:p>
      <text:p text:style-name="P5"/>
      <text:p text:style-name="P5">If an application wants to start and stop using particular filters during compression, it should start out with all of the filters (to ensure that the previous row of pixels will be stored in case it's needed later), and then add and remove them after the start of compression.</text:p>
      <text:p text:style-name="P5"/>
      <text:p text:style-name="P5">If you are writing a PNG datastream that is to be embedded in a MNG datastream, the second parameter can be either 0 or 64.</text:p>
      <text:p text:style-name="P5"/>
      <text:p text:style-name="Standard">The <text:span text:style-name="code_5f_C">png_set_compression_*()</text:span> functions interface to the zlib compression library, and should mostly be ignored unless you really know what you are doing. <text:s/>The only generally useful call is <text:span text:style-name="code_5f_C">png_set_compression_level()</text:span> which changes how much time zlib spends on trying to compress the image data. <text:s/>See the Compression Library (<text:span text:style-name="code_5f_file">zlib.h</text:span> and <text:span text:style-name="code_5f_file">algorithm.txt</text:span>, distributed with zlib) for details on the compression levels.</text:p>
      <text:p text:style-name="P5"/>
      <text:p text:style-name="code_5f_block"><text:s text:c="4"/>#include zlib.h</text:p>
      <text:p text:style-name="code_5f_block"/>
      <text:p text:style-name="code_5f_block"><text:s text:c="4"/>/* Set the zlib compression level */</text:p>
      <text:p text:style-name="code_5f_block"><text:s text:c="4"/>png_set_compression_level(png_ptr,</text:p>
      <text:p text:style-name="code_5f_block"><text:s text:c="8"/>Z_BEST_COMPRESSION);</text:p>
      <text:p text:style-name="code_5f_block"/>
      <text:p text:style-name="code_5f_block"><text:s text:c="4"/>/* Set other zlib parameters for compressing <text:user-index-mark-start text:id="IMark300514152" text:index-name="Chunk" text:outline-level="1"/><text:user-index-mark-start text:id="IMark300515400" text:index-name="Chunk" text:outline-level="1"/><text:user-index-mark-start text:id="IMark300515880" text:index-name="Chunk" text:outline-level="1"/><text:user-index-mark text:string-value="IDAT" text:index-name="Chunk" text:outline-level="1"/>IDAT<text:user-index-mark-end text:id="IMark300515880"/><text:user-index-mark-end text:id="IMark300515400"/><text:user-index-mark-end text:id="IMark300514152"/> */</text:p>
      <text:p text:style-name="code_5f_block"><text:s text:c="4"/>png_set_compression_mem_level(png_ptr, 8);</text:p>
      <text:p text:style-name="code_5f_block"><text:s text:c="4"/>png_set_compression_strategy(png_ptr,</text:p>
      <text:p text:style-name="code_5f_block"><text:s text:c="8"/>Z_DEFAULT_STRATEGY);</text:p>
      <text:p text:style-name="code_5f_block"><text:s text:c="4"/>png_set_compression_window_bits(png_ptr, 15);</text:p>
      <text:p text:style-name="code_5f_block"><text:s text:c="4"/>png_set_compression_method(png_ptr, 8);</text:p>
      <text:p text:style-name="code_5f_block"><text:s text:c="4"/>png_set_compression_buffer_size(png_ptr, 8192)</text:p>
      <text:p text:style-name="code_5f_block"/>
      <text:p text:style-name="code_5f_block"><text:s text:c="4"/>/* Set zlib parameters for text compression</text:p>
      <text:p text:style-name="code_5f_block"><text:s text:c="5"/>* If you don't call these, the parameters</text:p>
      <text:p text:style-name="code_5f_block"><text:s text:c="5"/>* fall back on those defined for <text:user-index-mark-start text:id="IMark300514152" text:index-name="Chunk" text:outline-level="1"/><text:user-index-mark-start text:id="IMark300515400" text:index-name="Chunk" text:outline-level="1"/><text:user-index-mark-start text:id="IMark300515880" text:index-name="Chunk" text:outline-level="1"/><text:user-index-mark text:string-value="IDAT" text:index-name="Chunk" text:outline-level="1"/>IDAT<text:user-index-mark-end text:id="IMark300515880"/><text:user-index-mark-end text:id="IMark300515400"/><text:user-index-mark-end text:id="IMark300514152"/> chunks</text:p>
      <text:p text:style-name="code_5f_block"><text:s text:c="5"/>*/</text:p>
      <text:p text:style-name="code_5f_block"><text:soft-page-break/><text:s text:c="4"/>png_set_text_compression_mem_level(png_ptr, 8);</text:p>
      <text:p text:style-name="code_5f_block"><text:s text:c="4"/>png_set_text_compression_strategy(png_ptr,</text:p>
      <text:p text:style-name="code_5f_block"><text:s text:c="8"/>Z_DEFAULT_STRATEGY);</text:p>
      <text:p text:style-name="code_5f_block"><text:s text:c="4"/>png_set_text_compression_window_bits(png_ptr, 15);</text:p>
      <text:p text:style-name="code_5f_block"><text:s text:c="4"/>png_set_text_compression_method(png_ptr, 8);</text:p>
      <text:p text:style-name="P5"/>
      <text:h text:style-name="Heading_20_3" text:outline-level="3"><text:bookmark-start text:name="__RefHeading___Toc10985_1038013662"/>Setting the contents of info for output<text:bookmark-end text:name="__RefHeading___Toc10985_1038013662"/></text:h>
      <text:p text:style-name="P5"/>
      <text:p text:style-name="P5">You now need to fill in the <text:span text:style-name="code_5f_C">png_info</text:span> structure with all the data you wish to write before the actual image. <text:s/>Note that the only thing you are allowed to write after the image is the text chunks and the time chunk (as of PNG Specification 1.2, anyway). <text:s/>See <text:span text:style-name="code_5f_C">png_write_end()</text:span> and the latest PNG specification for more information on that. <text:s/>If you wish to write them before the image, fill them in now, and flag that data as being valid. <text:s/>If you want to wait until after the data, don't fill them until <text:span text:style-name="code_5f_C">png_write_end()</text:span>. <text:s/>For all the fields in <text:span text:style-name="code_5f_C">png_info</text:span> and their data types, see <text:span text:style-name="code_5f_file">png.h</text:span>. <text:s/>For explanations of what the fields contain, see the PNG specification.</text:p>
      <text:p text:style-name="P5"/>
      <text:p text:style-name="P5">Some of the more important parts of the <text:span text:style-name="code_5f_C">png_info</text:span> are:</text:p>
      <text:p text:style-name="P5"/>
      <text:p text:style-name="code_5f_block"><text:s text:c="4"/>png_set_<text:user-index-mark-start text:id="IMark442246376" text:index-name="Chunk" text:outline-level="1"/>IHDR<text:user-index-mark-end text:id="IMark442246376"/>(png_ptr, info_ptr, width, height,</text:p>
      <text:p text:style-name="code_5f_block"><text:s text:c="7"/>bit_depth, color_type, interlace_type,</text:p>
      <text:p text:style-name="code_5f_block"><text:s text:c="7"/>compression_type, filter_method)</text:p>
      <text:p text:style-name="code_5f_block"/>
      <text:p text:style-name="code_5f_block"><text:s text:c="4"/>width <text:s text:c="9"/>- holds the width of the image</text:p>
      <text:p text:style-name="code_5f_block"><text:s text:c="21"/>in pixels (up to 2^31).</text:p>
      <text:p text:style-name="code_5f_block"/>
      <text:p text:style-name="code_5f_block"><text:s text:c="4"/>height <text:s text:c="8"/>- holds the height of the image</text:p>
      <text:p text:style-name="code_5f_block"><text:s text:c="21"/>in pixels (up to 2^31).</text:p>
      <text:p text:style-name="code_5f_block"/>
      <text:p text:style-name="code_5f_block"><text:s text:c="4"/>bit_depth <text:s text:c="5"/>- holds the bit depth of one of the</text:p>
      <text:p text:style-name="code_5f_block"><text:s text:c="21"/>image channels.</text:p>
      <text:p text:style-name="code_5f_block"><text:s text:c="21"/>(valid values are 1, 2, 4, 8, 16</text:p>
      <text:p text:style-name="code_5f_block"><text:s text:c="21"/>and depend also on the</text:p>
      <text:p text:style-name="code_5f_block"><text:s text:c="21"/>color_type. <text:s/>See also significant</text:p>
      <text:p text:style-name="code_5f_block"><text:s text:c="21"/>bits (<text:user-index-mark text:string-value="sBIT" text:index-name="Chunk" text:outline-level="1"/>sBIT) below).</text:p>
      <text:p text:style-name="code_5f_block"/>
      <text:p text:style-name="code_5f_block"><text:s text:c="4"/>color_type <text:s text:c="4"/>- describes which color/alpha</text:p>
      <text:p text:style-name="code_5f_block"><text:s text:c="21"/>channels are present.</text:p>
      <text:p text:style-name="code_5f_block"><text:s text:c="21"/>PNG_COLOR_TYPE_GRAY</text:p>
      <text:p text:style-name="code_5f_block"><text:s text:c="24"/>(bit depths 1, 2, 4, 8, 16)</text:p>
      <text:p text:style-name="code_5f_block"><text:s text:c="21"/>PNG_COLOR_TYPE_GRAY_ALPHA</text:p>
      <text:p text:style-name="code_5f_block"><text:s text:c="24"/>(bit depths 8, 16)</text:p>
      <text:p text:style-name="code_5f_block"><text:s text:c="21"/>PNG_COLOR_TYPE_PALETTE</text:p>
      <text:p text:style-name="code_5f_block"><text:s text:c="24"/>(bit depths 1, 2, 4, 8)</text:p>
      <text:p text:style-name="code_5f_block"><text:s text:c="21"/>PNG_COLOR_TYPE_RGB</text:p>
      <text:p text:style-name="code_5f_block"><text:s text:c="24"/>(bit_depths 8, 16)</text:p>
      <text:p text:style-name="code_5f_block"><text:s text:c="21"/>PNG_COLOR_TYPE_RGB_ALPHA</text:p>
      <text:p text:style-name="code_5f_block"><text:s text:c="24"/>(bit_depths 8, 16)</text:p>
      <text:p text:style-name="code_5f_block"/>
      <text:p text:style-name="code_5f_block"><text:s text:c="21"/>PNG_COLOR_MASK_PALETTE</text:p>
      <text:p text:style-name="code_5f_block"><text:s text:c="21"/>PNG_COLOR_MASK_COLOR</text:p>
      <text:p text:style-name="code_5f_block"><text:s text:c="21"/>PNG_COLOR_MASK_ALPHA</text:p>
      <text:p text:style-name="code_5f_block"/>
      <text:p text:style-name="code_5f_block"><text:s text:c="4"/>interlace_type - PNG_INTERLACE_NONE or</text:p>
      <text:p text:style-name="code_5f_block"><text:s text:c="21"/>PNG_INTERLACE_ADAM7</text:p>
      <text:p text:style-name="code_5f_block"/>
      <text:p text:style-name="code_5f_block"><text:s text:c="4"/>compression_type - (must be</text:p>
      <text:p text:style-name="code_5f_block"><text:s text:c="21"/>PNG_COMPRESSION_TYPE_DEFAULT)</text:p>
      <text:p text:style-name="code_5f_block"/>
      <text:p text:style-name="code_5f_block"><text:s text:c="4"/>filter_method <text:s/>- (must be PNG_FILTER_TYPE_DEFAULT</text:p>
      <text:p text:style-name="code_5f_block"><text:soft-page-break/><text:s text:c="21"/>or, if you are writing a PNG to</text:p>
      <text:p text:style-name="code_5f_block"><text:s text:c="21"/>be embedded in a MNG datastream,</text:p>
      <text:p text:style-name="code_5f_block"><text:s text:c="21"/>can also be</text:p>
      <text:p text:style-name="code_5f_block"><text:s text:c="21"/>PNG_INTRAPIXEL_DIFFERENCING)</text:p>
      <text:p text:style-name="P5"/>
      <text:p text:style-name="P5">If you call <text:span text:style-name="code_5f_C">png_set_</text:span><text:user-index-mark-start text:id="IMark442246376" text:index-name="Chunk" text:outline-level="1"/><text:span text:style-name="code_5f_C">IHDR</text:span><text:user-index-mark-end text:id="IMark442246376"/><text:span text:style-name="code_5f_C">()</text:span>, the call must appear before any of the other <text:span text:style-name="code_5f_C">png_set_*()</text:span> functions, because they might require access to some of the <text:user-index-mark-start text:id="IMark442244072" text:index-name="Chunk" text:outline-level="1"/><text:span text:style-name="code_5f_chunk">IHDR</text:span><text:user-index-mark-end text:id="IMark442244072"/> settings. <text:s/>The remaining <text:span text:style-name="code_5f_C">png_set_*()</text:span> functions can be called in any order.</text:p>
      <text:p text:style-name="P5"/>
      <text:p text:style-name="P5">If you wish, you can reset the <text:span text:style-name="code_5f_C">compression_type</text:span>, <text:span text:style-name="code_5f_C">interlace_type</text:span>, or <text:span text:style-name="code_5f_C">filter_method</text:span> later by calling <text:span text:style-name="code_5f_C">png_set_</text:span><text:user-index-mark-start text:id="IMark442244072" text:index-name="Chunk" text:outline-level="1"/><text:span text:style-name="code_5f_C">IHDR</text:span><text:user-index-mark-end text:id="IMark442244072"/><text:span text:style-name="code_5f_C">()</text:span> again; if you do this, the <text:span text:style-name="code_5f_C">width</text:span>, <text:span text:style-name="code_5f_C">height</text:span>, <text:span text:style-name="code_5f_C">bit_depth</text:span>, and <text:span text:style-name="code_5f_C">color_type</text:span> must be the same in each call.</text:p>
      <text:p text:style-name="P5"/>
      <text:p text:style-name="code_5f_block"><text:s text:c="4"/>png_set_<text:user-index-mark text:string-value="PLTE" text:index-name="Chunk" text:outline-level="1"/>PLTE(png_ptr, info_ptr, palette,</text:p>
      <text:p text:style-name="code_5f_block"><text:s text:c="7"/>num_palette);</text:p>
      <text:p text:style-name="code_5f_block"/>
      <text:p text:style-name="code_5f_block"><text:s text:c="4"/>palette <text:s text:c="7"/>- the palette for the file</text:p>
      <text:p text:style-name="code_5f_block"><text:s text:c="21"/>(array of png_color)</text:p>
      <text:p text:style-name="code_5f_block"><text:s text:c="4"/>num_palette <text:s text:c="3"/>- number of entries in the palette</text:p>
      <text:p text:style-name="code_5f_block"/>
      <text:p text:style-name="code_5f_block"/>
      <text:p text:style-name="code_5f_block"><text:s text:c="4"/>png_set_<text:user-index-mark-start text:id="IMark442244072" text:index-name="Chunk" text:outline-level="1"/><text:user-index-mark text:string-value="gAMA" text:index-name="Chunk" text:outline-level="1"/>gAMA<text:user-index-mark-end text:id="IMark442244072"/>(png_ptr, info_ptr, file_gamma);</text:p>
      <text:p text:style-name="code_5f_block"><text:s text:c="4"/>png_set_<text:user-index-mark-start text:id="IMark442246376" text:index-name="Chunk" text:outline-level="1"/><text:user-index-mark text:string-value="gAMA" text:index-name="Chunk" text:outline-level="1"/>gAMA<text:user-index-mark-end text:id="IMark442246376"/>_fixed(png_ptr, info_ptr, int_file_gamma);</text:p>
      <text:p text:style-name="code_5f_block"/>
      <text:p text:style-name="code_5f_block"><text:s text:c="4"/>file_gamma <text:s text:c="4"/>- the gamma at which the image was</text:p>
      <text:p text:style-name="code_5f_block"><text:s text:c="21"/>created (PNG_INFO_<text:user-index-mark-start text:id="IMark442244072" text:index-name="Chunk" text:outline-level="1"/><text:user-index-mark text:string-value="gAMA" text:index-name="Chunk" text:outline-level="1"/>gAMA<text:user-index-mark-end text:id="IMark442244072"/>)</text:p>
      <text:p text:style-name="code_5f_block"/>
      <text:p text:style-name="code_5f_block"><text:s text:c="4"/>int_file_gamma - 100,000 times the gamma at which</text:p>
      <text:p text:style-name="code_5f_block"><text:s text:c="21"/>the image was created</text:p>
      <text:p text:style-name="code_5f_block"/>
      <text:p text:style-name="code_5f_block"><text:s text:c="4"/>png_set_<text:user-index-mark text:string-value="cHRM" text:index-name="Chunk" text:outline-level="1"/>cHRM(png_ptr, info_ptr, <text:s/>white_x, white_y, red_x, red_y,</text:p>
      <text:p text:style-name="code_5f_block"><text:s text:c="21"/>green_x, green_y, blue_x, blue_y)</text:p>
      <text:p text:style-name="code_5f_block"><text:s text:c="4"/>png_set_<text:user-index-mark text:string-value="cHRM" text:index-name="Chunk" text:outline-level="1"/>cHRM_XYZ(png_ptr, info_ptr, red_X, red_Y, red_Z, green_X,</text:p>
      <text:p text:style-name="code_5f_block"><text:s text:c="21"/>green_Y, green_Z, blue_X, blue_Y, blue_Z)</text:p>
      <text:p text:style-name="code_5f_block"><text:s text:c="4"/>png_set_<text:user-index-mark text:string-value="cHRM" text:index-name="Chunk" text:outline-level="1"/>cHRM_fixed(png_ptr, info_ptr, int_white_x, int_white_y,</text:p>
      <text:p text:style-name="code_5f_block"><text:s text:c="21"/>int_red_x, int_red_y, int_green_x, int_green_y,</text:p>
      <text:p text:style-name="code_5f_block"><text:s text:c="21"/>int_blue_x, int_blue_y)</text:p>
      <text:p text:style-name="code_5f_block"><text:s text:c="4"/>png_set_<text:user-index-mark text:string-value="cHRM" text:index-name="Chunk" text:outline-level="1"/>cHRM_XYZ_fixed(png_ptr, info_ptr, int_red_X, int_red_Y,</text:p>
      <text:p text:style-name="code_5f_block"><text:s text:c="21"/>int_red_Z, int_green_X, int_green_Y, int_green_Z,</text:p>
      <text:p text:style-name="code_5f_block"><text:s text:c="21"/>int_blue_X, int_blue_Y, int_blue_Z)</text:p>
      <text:p text:style-name="code_5f_block"/>
      <text:p text:style-name="code_5f_block"><text:s text:c="4"/>{white,red,green,blue}_{x,y}</text:p>
      <text:p text:style-name="code_5f_block"><text:s text:c="21"/>A color space encoding specified using the chromaticities</text:p>
      <text:p text:style-name="code_5f_block"><text:s text:c="21"/>of the end points and the white point.</text:p>
      <text:p text:style-name="code_5f_block"/>
      <text:p text:style-name="code_5f_block"><text:s text:c="4"/>{red,green,blue}_{X,Y,Z}</text:p>
      <text:p text:style-name="code_5f_block"><text:s text:c="21"/>A color space encoding specified using the encoding end</text:p>
      <text:p text:style-name="code_5f_block"><text:s text:c="21"/>points - the CIE tristimulus specification of the intended</text:p>
      <text:p text:style-name="code_5f_block"><text:s text:c="21"/>color of the red, green and blue channels in the PNG RGB</text:p>
      <text:p text:style-name="code_5f_block"><text:s text:c="21"/>data. <text:s/>The white point is simply the sum of the three end</text:p>
      <text:p text:style-name="code_5f_block"><text:s text:c="21"/>points.</text:p>
      <text:p text:style-name="code_5f_block"/>
      <text:p text:style-name="code_5f_block"><text:s text:c="4"/>png_set_<text:user-index-mark text:string-value="sRGB" text:index-name="Chunk" text:outline-level="1"/>sRGB(png_ptr, info_ptr, srgb_intent);</text:p>
      <text:p text:style-name="code_5f_block"/>
      <text:p text:style-name="code_5f_block"><text:s text:c="4"/>srgb_intent <text:s text:c="3"/>- the rendering intent</text:p>
      <text:p text:style-name="code_5f_block"><text:s text:c="21"/>(PNG_INFO_<text:user-index-mark text:string-value="sRGB" text:index-name="Chunk" text:outline-level="1"/>sRGB) The presence of</text:p>
      <text:p text:style-name="code_5f_block"><text:s text:c="21"/>the <text:user-index-mark text:string-value="sRGB" text:index-name="Chunk" text:outline-level="1"/>sRGB chunk means that the pixel</text:p>
      <text:p text:style-name="code_5f_block"><text:s text:c="21"/>data is in the <text:user-index-mark text:string-value="sRGB" text:index-name="Chunk" text:outline-level="1"/>sRGB color space.</text:p>
      <text:p text:style-name="code_5f_block"><text:s text:c="21"/>This chunk also implies specific</text:p>
      <text:p text:style-name="code_5f_block"><text:s text:c="21"/>values of <text:user-index-mark-start text:id="IMark442244072" text:index-name="Chunk" text:outline-level="1"/><text:user-index-mark text:string-value="gAMA" text:index-name="Chunk" text:outline-level="1"/>gAMA<text:user-index-mark-end text:id="IMark442244072"/> and <text:user-index-mark text:string-value="cHRM" text:index-name="Chunk" text:outline-level="1"/>cHRM. <text:s/>Rendering</text:p>
      <text:p text:style-name="code_5f_block"><text:s text:c="21"/>intent is the CSS-1 property that</text:p>
      <text:p text:style-name="code_5f_block"><text:soft-page-break/><text:s text:c="21"/>has been defined by the International</text:p>
      <text:p text:style-name="code_5f_block"><text:s text:c="21"/>Color Consortium</text:p>
      <text:p text:style-name="code_5f_block"><text:span text:style-name="T2"><text:s text:c="21"/>(</text:span><text:a xlink:type="simple" xlink:href="http://www.color.org/" text:style-name="Internet_20_link" text:visited-style-name="Visited_20_Internet_20_Link"><text:span text:style-name="link"><text:span text:style-name="T2">http://www.color.org</text:span></text:span></text:a><text:span text:style-name="T2">).</text:span></text:p>
      <text:p text:style-name="code_5f_block"><text:s text:c="21"/>It can be one of</text:p>
      <text:p text:style-name="code_5f_block"><text:s text:c="21"/>PNG_<text:user-index-mark text:string-value="sRGB" text:index-name="Chunk" text:outline-level="1"/>sRGB_INTENT_SATURATION,</text:p>
      <text:p text:style-name="code_5f_block"><text:s text:c="21"/>PNG_<text:user-index-mark text:string-value="sRGB" text:index-name="Chunk" text:outline-level="1"/>sRGB_INTENT_PERCEPTUAL,</text:p>
      <text:p text:style-name="code_5f_block"><text:s text:c="21"/>PNG_<text:user-index-mark text:string-value="sRGB" text:index-name="Chunk" text:outline-level="1"/>sRGB_INTENT_ABSOLUTE, or</text:p>
      <text:p text:style-name="code_5f_block"><text:s text:c="21"/>PNG_<text:user-index-mark text:string-value="sRGB" text:index-name="Chunk" text:outline-level="1"/>sRGB_INTENT_RELATIVE.</text:p>
      <text:p text:style-name="code_5f_block"/>
      <text:p text:style-name="code_5f_block"/>
      <text:p text:style-name="code_5f_block"><text:s text:c="4"/>png_set_<text:user-index-mark text:string-value="sRGB" text:index-name="Chunk" text:outline-level="1"/>sRGB_<text:user-index-mark-start text:id="IMark442244072" text:index-name="Chunk" text:outline-level="1"/><text:user-index-mark text:string-value="gAMA" text:index-name="Chunk" text:outline-level="1"/>gAMA<text:user-index-mark-end text:id="IMark442244072"/>_and_<text:user-index-mark text:string-value="cHRM" text:index-name="Chunk" text:outline-level="1"/>cHRM(png_ptr, info_ptr,</text:p>
      <text:p text:style-name="code_5f_block"><text:s text:c="7"/>srgb_intent);</text:p>
      <text:p text:style-name="code_5f_block"/>
      <text:p text:style-name="code_5f_block"><text:s text:c="4"/>srgb_intent <text:s text:c="3"/>- the rendering intent</text:p>
      <text:p text:style-name="code_5f_block"><text:s text:c="21"/>(PNG_INFO_<text:user-index-mark text:string-value="sRGB" text:index-name="Chunk" text:outline-level="1"/>sRGB) The presence of the</text:p>
      <text:p text:style-name="code_5f_block"><text:s text:c="21"/><text:user-index-mark text:string-value="sRGB" text:index-name="Chunk" text:outline-level="1"/>sRGB chunk means that the pixel</text:p>
      <text:p text:style-name="code_5f_block"><text:s text:c="21"/>data is in the <text:user-index-mark text:string-value="sRGB" text:index-name="Chunk" text:outline-level="1"/>sRGB color space.</text:p>
      <text:p text:style-name="code_5f_block"><text:s text:c="21"/>This function also causes <text:user-index-mark-start text:id="IMark442244072" text:index-name="Chunk" text:outline-level="1"/><text:user-index-mark text:string-value="gAMA" text:index-name="Chunk" text:outline-level="1"/>gAMA<text:user-index-mark-end text:id="IMark442244072"/> and</text:p>
      <text:p text:style-name="code_5f_block"><text:s text:c="21"/><text:user-index-mark text:string-value="cHRM" text:index-name="Chunk" text:outline-level="1"/>cHRM chunks with the specific values</text:p>
      <text:p text:style-name="code_5f_block"><text:s text:c="21"/>that are consistent with <text:user-index-mark text:string-value="sRGB" text:index-name="Chunk" text:outline-level="1"/>sRGB to be</text:p>
      <text:p text:style-name="code_5f_block"><text:s text:c="21"/>written.</text:p>
      <text:p text:style-name="code_5f_block"/>
      <text:p text:style-name="code_5f_block"><text:s text:c="4"/>png_set_<text:user-index-mark text:string-value="iCCP" text:index-name="Chunk" text:outline-level="1"/>iCCP(png_ptr, info_ptr, name, compression_type,</text:p>
      <text:p text:style-name="code_5f_block"><text:s text:c="23"/>profile, proflen);</text:p>
      <text:p text:style-name="code_5f_block"/>
      <text:p text:style-name="code_5f_block"><text:s text:c="4"/>name <text:s text:c="12"/>- The profile name.</text:p>
      <text:p text:style-name="code_5f_block"/>
      <text:p text:style-name="code_5f_block"><text:s text:c="4"/>compression_type - The compression type; always</text:p>
      <text:p text:style-name="code_5f_block"><text:s text:c="23"/>PNG_COMPRESSION_TYPE_BASE for PNG 1.0.</text:p>
      <text:p text:style-name="code_5f_block"><text:s text:c="23"/>You may give NULL to this argument to</text:p>
      <text:p text:style-name="code_5f_block"><text:s text:c="23"/>ignore it.</text:p>
      <text:p text:style-name="code_5f_block"/>
      <text:p text:style-name="code_5f_block"><text:s text:c="4"/>profile <text:s text:c="9"/>- International Color Consortium color</text:p>
      <text:p text:style-name="code_5f_block"><text:s text:c="23"/>profile data. May contain NULs.</text:p>
      <text:p text:style-name="code_5f_block"/>
      <text:p text:style-name="code_5f_block"><text:s text:c="4"/>proflen <text:s text:c="9"/>- length of profile data in bytes.</text:p>
      <text:p text:style-name="code_5f_block"/>
      <text:p text:style-name="code_5f_block"><text:s text:c="4"/>png_set_<text:user-index-mark text:string-value="sBIT" text:index-name="Chunk" text:outline-level="1"/>sBIT(png_ptr, info_ptr, sig_bit);</text:p>
      <text:p text:style-name="code_5f_block"/>
      <text:p text:style-name="code_5f_block"><text:s text:c="4"/>sig_bit <text:s text:c="7"/>- the number of significant bits for</text:p>
      <text:p text:style-name="code_5f_block"><text:s text:c="21"/>(PNG_INFO_<text:user-index-mark text:string-value="sBIT" text:index-name="Chunk" text:outline-level="1"/>sBIT) each of the gray, red,</text:p>
      <text:p text:style-name="code_5f_block"><text:s text:c="21"/>green, and blue channels, whichever are</text:p>
      <text:p text:style-name="code_5f_block"><text:s text:c="21"/>appropriate for the given color type</text:p>
      <text:p text:style-name="code_5f_block"><text:s text:c="21"/>(png_color_16)</text:p>
      <text:p text:style-name="code_5f_block"/>
      <text:p text:style-name="code_5f_block"><text:s text:c="4"/>png_set_<text:user-index-mark text:string-value="tRNS" text:index-name="Chunk" text:outline-level="1"/><text:user-index-mark text:string-value="tRNS" text:index-name="Chunk" text:outline-level="1"/><text:user-index-mark text:string-value="tRNS" text:index-name="Chunk" text:outline-level="1"/>tRNS(png_ptr, info_ptr, trans_alpha,</text:p>
      <text:p text:style-name="code_5f_block"><text:s text:c="7"/>num_trans, trans_color);</text:p>
      <text:p text:style-name="code_5f_block"/>
      <text:p text:style-name="code_5f_block"><text:s text:c="4"/>trans_alpha <text:s text:c="3"/>- array of alpha (transparency)</text:p>
      <text:p text:style-name="code_5f_block"><text:s text:c="21"/>entries for palette (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num_trans <text:s text:c="5"/>- number of transparent entries</text:p>
      <text:p text:style-name="code_5f_block"><text:s text:c="21"/>(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trans_color <text:s text:c="3"/>- graylevel or color sample values</text:p>
      <text:p text:style-name="code_5f_block"><text:s text:c="21"/>(in order red, green, blue) of the</text:p>
      <text:p text:style-name="code_5f_block"><text:s text:c="21"/>single transparent color for</text:p>
      <text:p text:style-name="code_5f_block"><text:s text:c="21"/>non-paletted images (PNG_INFO_<text:user-index-mark text:string-value="tRNS" text:index-name="Chunk" text:outline-level="1"/><text:user-index-mark text:string-value="tRNS" text:index-name="Chunk" text:outline-level="1"/><text:user-index-mark text:string-value="tRNS" text:index-name="Chunk" text:outline-level="1"/>tRNS)</text:p>
      <text:p text:style-name="code_5f_block"/>
      <text:p text:style-name="code_5f_block"><text:s text:c="4"/>png_set_<text:user-index-mark text:string-value="eXIf" text:index-name="Chunk" text:outline-level="1"/>eXIf_1(png_ptr, info_ptr, num_exif, exif);</text:p>
      <text:p text:style-name="code_5f_block"/>
      <text:p text:style-name="code_5f_block"><text:s text:c="4"/>exif <text:s text:c="10"/>- Exif profile (array of</text:p>
      <text:p text:style-name="code_5f_block"><text:s text:c="21"/>png_byte) (PNG_INFO_<text:user-index-mark text:string-value="eXIf" text:index-name="Chunk" text:outline-level="1"/>eXIf)</text:p>
      <text:p text:style-name="code_5f_block"/>
      <text:p text:style-name="code_5f_block"><text:s text:c="4"/>png_set_<text:user-index-mark text:string-value="hIST" text:index-name="Chunk" text:outline-level="1"/>hIST(png_ptr, info_ptr, hist);</text:p>
      <text:p text:style-name="code_5f_block"/>
      <text:p text:style-name="code_5f_block"><text:soft-page-break/><text:s text:c="4"/>hist <text:s text:c="10"/>- histogram of palette (array of</text:p>
      <text:p text:style-name="code_5f_block"><text:s text:c="21"/>png_uint_16) (PNG_INFO_<text:user-index-mark text:string-value="hIST" text:index-name="Chunk" text:outline-level="1"/>hIST)</text:p>
      <text:p text:style-name="code_5f_block"/>
      <text:p text:style-name="code_5f_block"><text:s text:c="4"/>png_set_<text:user-index-mark text:string-value="tIME" text:index-name="Chunk" text:outline-level="1"/>tIME(png_ptr, info_ptr, mod_time);</text:p>
      <text:p text:style-name="code_5f_block"/>
      <text:p text:style-name="code_5f_block"><text:s text:c="4"/>mod_time <text:s text:c="6"/>- time image was last modified</text:p>
      <text:p text:style-name="code_5f_block"><text:s text:c="21"/>(PNG_VALID_<text:user-index-mark text:string-value="tIME" text:index-name="Chunk" text:outline-level="1"/>tIME)</text:p>
      <text:p text:style-name="code_5f_block"/>
      <text:p text:style-name="code_5f_block"><text:s text:c="4"/>png_set_<text:user-index-mark text:string-value="bKGD" text:index-name="Chunk" text:outline-level="1"/>bKGD(png_ptr, info_ptr, background);</text:p>
      <text:p text:style-name="code_5f_block"/>
      <text:p text:style-name="code_5f_block"><text:s text:c="4"/>background <text:s text:c="4"/>- background color (of type</text:p>
      <text:p text:style-name="code_5f_block"><text:s text:c="21"/>png_color_16p) (PNG_VALID_<text:user-index-mark text:string-value="bKGD" text:index-name="Chunk" text:outline-level="1"/>bKGD)</text:p>
      <text:p text:style-name="code_5f_block"/>
      <text:p text:style-name="code_5f_block"><text:s text:c="4"/>png_set_text(png_ptr, info_ptr, text_ptr, num_text);</text:p>
      <text:p text:style-name="code_5f_block"/>
      <text:p text:style-name="code_5f_block"><text:s text:c="4"/>text_ptr <text:s text:c="6"/>- array of png_text holding image</text:p>
      <text:p text:style-name="code_5f_block"><text:s text:c="21"/>comments</text:p>
      <text:p text:style-name="code_5f_block"/>
      <text:p text:style-name="code_5f_block"><text:s text:c="4"/>text_ptr[i].compression - type of compression used</text:p>
      <text:p text:style-name="code_5f_block"><text:s text:c="17"/>on "text" PNG_TEXT_COMPRESSION_NONE</text:p>
      <text:p text:style-name="code_5f_block"><text:s text:c="27"/>PNG_TEXT_COMPRESSION_<text:user-index-mark text:string-value="zTXt" text:index-name="Chunk" text:outline-level="1"/>zTXt</text:p>
      <text:p text:style-name="code_5f_block"><text:s text:c="27"/>PNG_ITXT_COMPRESSION_NONE</text:p>
      <text:p text:style-name="code_5f_block"><text:s text:c="27"/>PNG_ITXT_COMPRESSION_<text:user-index-mark text:string-value="zTXt" text:index-name="Chunk" text:outline-level="1"/>zTXt</text:p>
      <text:p text:style-name="code_5f_block"><text:s text:c="4"/>text_ptr[i].key <text:s text:c="2"/>- keyword for comment. <text:s/>Must contain</text:p>
      <text:p text:style-name="code_5f_block"><text:s text:c="17"/>1-79 characters.</text:p>
      <text:p text:style-name="code_5f_block"><text:s text:c="4"/>text_ptr[i].text <text:s/>- text comments for current</text:p>
      <text:p text:style-name="code_5f_block"><text:s text:c="25"/>keyword. <text:s/>Can be NULL or empty.</text:p>
      <text:p text:style-name="code_5f_block"><text:s text:c="4"/>text_ptr[i].text_length - length of text string,</text:p>
      <text:p text:style-name="code_5f_block"><text:s text:c="17"/>after decompression, 0 for <text:user-index-mark text:string-value="iTXt" text:index-name="Chunk" text:outline-level="1"/>iTXt</text:p>
      <text:p text:style-name="code_5f_block"><text:s text:c="4"/>text_ptr[i].itxt_length - length of itxt string,</text:p>
      <text:p text:style-name="code_5f_block"><text:s text:c="17"/>after decompression, 0 for <text:user-index-mark text:string-value="tEXt" text:index-name="Chunk" text:outline-level="1"/>tEXt/<text:user-index-mark text:string-value="zTXt" text:index-name="Chunk" text:outline-level="1"/>zTXt</text:p>
      <text:p text:style-name="code_5f_block"><text:s text:c="4"/>text_ptr[i].lang <text:s/>- language of comment (NULL or</text:p>
      <text:p text:style-name="code_5f_block"><text:s text:c="25"/>empty for unknown).</text:p>
      <text:p text:style-name="code_5f_block"><text:s text:c="4"/>text_ptr[i].translated_keyword <text:s/>- keyword in UTF-8 (NULL</text:p>
      <text:p text:style-name="code_5f_block"><text:s text:c="25"/>or empty for unknown).</text:p>
      <text:p text:style-name="code_5f_block"/>
      <text:p text:style-name="code_5f_block"><text:s text:c="4"/>Note that the itxt_length, lang, and lang_key</text:p>
      <text:p text:style-name="code_5f_block"><text:s text:c="4"/>members of the text_ptr structure only exist when the</text:p>
      <text:p text:style-name="code_5f_block"><text:s text:c="4"/>library is built with <text:user-index-mark text:string-value="iTXt" text:index-name="Chunk" text:outline-level="1"/>iTXt chunk support. <text:s/>Prior to</text:p>
      <text:p text:style-name="code_5f_block"><text:s text:c="4"/>libpng-1.4.0 the library was built by default without</text:p>
      <text:p text:style-name="code_5f_block"><text:s text:c="4"/><text:user-index-mark text:string-value="iTXt" text:index-name="Chunk" text:outline-level="1"/>iTXt support. Also note that when <text:user-index-mark text:string-value="iTXt" text:index-name="Chunk" text:outline-level="1"/>iTXt is supported,</text:p>
      <text:p text:style-name="code_5f_block"><text:s text:c="4"/>they contain NULL pointers when the "compression"</text:p>
      <text:p text:style-name="code_5f_block"><text:s text:c="4"/>field contains PNG_TEXT_COMPRESSION_NONE or</text:p>
      <text:p text:style-name="code_5f_block"><text:s text:c="4"/>PNG_TEXT_COMPRESSION_<text:user-index-mark text:string-value="zTXt" text:index-name="Chunk" text:outline-level="1"/>zTXt.</text:p>
      <text:p text:style-name="code_5f_block"/>
      <text:p text:style-name="code_5f_block"><text:s text:c="4"/>num_text <text:s text:c="6"/>- number of comments</text:p>
      <text:p text:style-name="code_5f_block"/>
      <text:p text:style-name="code_5f_block"><text:s text:c="4"/>png_set_<text:user-index-mark-start text:id="IMark442243112" text:index-name="Chunk" text:outline-level="1"/>sPLT<text:user-index-mark-end text:id="IMark442243112"/>(png_ptr, info_ptr, &amp;palette_ptr,</text:p>
      <text:p text:style-name="code_5f_block"><text:s text:c="7"/>num_spalettes);</text:p>
      <text:p text:style-name="code_5f_block"/>
      <text:p text:style-name="code_5f_block"><text:s text:c="4"/>palette_ptr <text:s text:c="3"/>- array of png_<text:user-index-mark-start text:id="IMark442246376" text:index-name="Chunk" text:outline-level="1"/>sPLT<text:user-index-mark-end text:id="IMark442246376"/>_struct structures</text:p>
      <text:p text:style-name="code_5f_block"><text:s text:c="21"/>to be added to the list of palettes</text:p>
      <text:p text:style-name="code_5f_block"><text:s text:c="21"/>in the info structure.</text:p>
      <text:p text:style-name="code_5f_block"><text:s text:c="4"/>num_spalettes <text:s/>- number of palette structures to be</text:p>
      <text:p text:style-name="code_5f_block"><text:s text:c="21"/>added.</text:p>
      <text:p text:style-name="code_5f_block"/>
      <text:p text:style-name="code_5f_block"><text:s text:c="4"/>png_set_oFFs(png_ptr, info_ptr, offset_x, offset_y,</text:p>
      <text:p text:style-name="code_5f_block"><text:s text:c="8"/>unit_type);</text:p>
      <text:p text:style-name="code_5f_block"/>
      <text:p text:style-name="code_5f_block"><text:s text:c="4"/>offset_x <text:s/>- positive offset from the left</text:p>
      <text:p text:style-name="code_5f_block"><text:s text:c="21"/>edge of the screen</text:p>
      <text:p text:style-name="code_5f_block"/>
      <text:p text:style-name="code_5f_block"><text:s text:c="4"/>offset_y <text:s/>- positive offset from the top</text:p>
      <text:p text:style-name="code_5f_block"><text:s text:c="21"/>edge of the screen</text:p>
      <text:p text:style-name="code_5f_block"/>
      <text:p text:style-name="code_5f_block"><text:s text:c="4"/>unit_type - PNG_OFFSET_PIXEL, PNG_OFFSET_MICROMETER</text:p>
      <text:p text:style-name="code_5f_block"><text:soft-page-break/></text:p>
      <text:p text:style-name="code_5f_block"><text:s text:c="4"/>png_set_pHYs(png_ptr, info_ptr, res_x, res_y,</text:p>
      <text:p text:style-name="code_5f_block"><text:s text:c="8"/>unit_type);</text:p>
      <text:p text:style-name="code_5f_block"/>
      <text:p text:style-name="code_5f_block"><text:s text:c="4"/>res_x <text:s text:c="6"/>- pixels/unit physical resolution</text:p>
      <text:p text:style-name="code_5f_block"><text:s text:c="18"/>in x direction</text:p>
      <text:p text:style-name="code_5f_block"/>
      <text:p text:style-name="code_5f_block"><text:s text:c="4"/>res_y <text:s text:c="6"/>- pixels/unit physical resolution</text:p>
      <text:p text:style-name="code_5f_block"><text:s text:c="18"/>in y direction</text:p>
      <text:p text:style-name="code_5f_block"/>
      <text:p text:style-name="code_5f_block"><text:s text:c="4"/>unit_type <text:s text:c="2"/>- PNG_RESOLUTION_UNKNOWN,</text:p>
      <text:p text:style-name="code_5f_block"><text:s text:c="18"/>PNG_RESOLUTION_METER</text:p>
      <text:p text:style-name="code_5f_block"/>
      <text:p text:style-name="code_5f_block"><text:s text:c="4"/>png_set_<text:user-index-mark text:string-value="sCAL" text:index-name="Chunk" text:outline-level="1"/>sCAL(png_ptr, info_ptr, unit, width, height)</text:p>
      <text:p text:style-name="code_5f_block"/>
      <text:p text:style-name="code_5f_block"><text:s text:c="4"/>unit <text:s text:c="7"/>- physical scale units (an integer)</text:p>
      <text:p text:style-name="code_5f_block"/>
      <text:p text:style-name="code_5f_block"><text:s text:c="4"/>width <text:s text:c="6"/>- width of a pixel in physical scale units</text:p>
      <text:p text:style-name="code_5f_block"/>
      <text:p text:style-name="code_5f_block"><text:s text:c="4"/>height <text:s text:c="5"/>- height of a pixel in physical scale units</text:p>
      <text:p text:style-name="code_5f_block"><text:s text:c="18"/>(width and height are doubles)</text:p>
      <text:p text:style-name="code_5f_block"/>
      <text:p text:style-name="code_5f_block"><text:s text:c="4"/>png_set_<text:user-index-mark text:string-value="sCAL" text:index-name="Chunk" text:outline-level="1"/>sCAL_s(png_ptr, info_ptr, unit, width, height)</text:p>
      <text:p text:style-name="code_5f_block"/>
      <text:p text:style-name="code_5f_block"><text:s text:c="4"/>unit <text:s text:c="7"/>- physical scale units (an integer)</text:p>
      <text:p text:style-name="code_5f_block"/>
      <text:p text:style-name="code_5f_block"><text:s text:c="4"/>width <text:s text:c="6"/>- width of a pixel in physical scale units</text:p>
      <text:p text:style-name="code_5f_block"><text:s text:c="18"/>expressed as a string</text:p>
      <text:p text:style-name="code_5f_block"/>
      <text:p text:style-name="code_5f_block"><text:s text:c="4"/>height <text:s text:c="5"/>- height of a pixel in physical scale units</text:p>
      <text:p text:style-name="code_5f_block"><text:s text:c="17"/>(width and height are strings like "2.54")</text:p>
      <text:p text:style-name="code_5f_block"/>
      <text:p text:style-name="code_5f_block"><text:s text:c="4"/>png_set_unknown_chunks(png_ptr, info_ptr, &amp;unknowns,</text:p>
      <text:p text:style-name="code_5f_block"><text:s text:c="7"/>num_unknowns)</text:p>
      <text:p text:style-name="code_5f_block"/>
      <text:p text:style-name="code_5f_block"><text:s text:c="4"/>unknowns <text:s text:c="9"/>- array of png_unknown_chunk</text:p>
      <text:p text:style-name="code_5f_block"><text:s text:c="24"/>structures holding unknown chunks</text:p>
      <text:p text:style-name="code_5f_block"><text:s text:c="4"/>unknowns[i].name <text:s/>- name of unknown chunk</text:p>
      <text:p text:style-name="code_5f_block"><text:s text:c="4"/>unknowns[i].data <text:s/>- data of unknown chunk</text:p>
      <text:p text:style-name="code_5f_block"><text:s text:c="4"/>unknowns[i].size <text:s/>- size of unknown chunk's data</text:p>
      <text:p text:style-name="code_5f_block"><text:s text:c="4"/>unknowns[i].location - position to write chunk in file</text:p>
      <text:p text:style-name="code_5f_block"><text:s text:c="27"/>0: do not write chunk</text:p>
      <text:p text:style-name="code_5f_block"><text:s text:c="27"/>PNG_HAVE_<text:user-index-mark-start text:id="IMark442246376" text:index-name="Chunk" text:outline-level="1"/>IHDR<text:user-index-mark-end text:id="IMark442246376"/>: before <text:user-index-mark text:string-value="PLTE" text:index-name="Chunk" text:outline-level="1"/>PLTE</text:p>
      <text:p text:style-name="code_5f_block"><text:s text:c="27"/>PNG_HAVE_<text:user-index-mark text:string-value="PLTE" text:index-name="Chunk" text:outline-level="1"/>PLTE: before <text:user-index-mark-start text:id="IMark442243112" text:index-name="Chunk" text:outline-level="1"/><text:user-index-mark-start text:id="IMark442244072" text:index-name="Chunk" text:outline-level="1"/><text:user-index-mark-start text:id="IMark442246184" text:index-name="Chunk" text:outline-level="1"/><text:user-index-mark text:string-value="IDAT" text:index-name="Chunk" text:outline-level="1"/>IDAT<text:user-index-mark-end text:id="IMark442246184"/><text:user-index-mark-end text:id="IMark442244072"/><text:user-index-mark-end text:id="IMark442243112"/></text:p>
      <text:p text:style-name="code_5f_block"><text:s text:c="27"/>PNG_AFTER_<text:user-index-mark-start text:id="IMark442244072" text:index-name="Chunk" text:outline-level="1"/><text:user-index-mark-start text:id="IMark442243112" text:index-name="Chunk" text:outline-level="1"/><text:user-index-mark-start text:id="IMark442246184" text:index-name="Chunk" text:outline-level="1"/><text:user-index-mark text:string-value="IDAT" text:index-name="Chunk" text:outline-level="1"/>IDAT<text:user-index-mark-end text:id="IMark442246184"/><text:user-index-mark-end text:id="IMark442243112"/><text:user-index-mark-end text:id="IMark442244072"/>: after <text:user-index-mark-start text:id="IMark442246376" text:index-name="Chunk" text:outline-level="1"/><text:user-index-mark-start text:id="IMark300514152" text:index-name="Chunk" text:outline-level="1"/><text:user-index-mark-start text:id="IMark300515400" text:index-name="Chunk" text:outline-level="1"/><text:user-index-mark text:string-value="IDAT" text:index-name="Chunk" text:outline-level="1"/>IDAT<text:user-index-mark-end text:id="IMark300515400"/><text:user-index-mark-end text:id="IMark300514152"/><text:user-index-mark-end text:id="IMark442246376"/></text:p>
      <text:p text:style-name="P5"/>
      <text:p text:style-name="P5">The "<text:span text:style-name="code_5f_C">location</text:span>" member is set automatically according to what part of the output file has already been written. You can change its value after calling <text:span text:style-name="code_5f_C">png_set_unknown_chunks()</text:span> as demonstrated in <text:span text:style-name="code_5f_file">pngtest.c</text:span>. <text:s/>Within each of the "<text:span text:style-name="code_5f_C">locations</text:span>", the chunks are sequenced according to their <text:span text:style-name="T6">position in the structure</text:span> (that is, the value of "<text:span text:style-name="code_5f_C">i</text:span>", which is the order in which the chunk was either read from the input file or defined with <text:span text:style-name="code_5f_C">png_set_unknown_chunks</text:span>).</text:p>
      <text:p text:style-name="P5"/>
      <text:p text:style-name="P5">A quick word about <text:span text:style-name="code_5f_C">text</text:span> and <text:span text:style-name="code_5f_C">num_text</text:span>. <text:s/><text:span text:style-name="code_5f_C">text</text:span> is an array of <text:span text:style-name="code_5f_C">png_text</text:span> structures. <text:s/><text:span text:style-name="code_5f_C">num_text</text:span> is the number of valid structures in the array. Each <text:span text:style-name="code_5f_C">png_text</text:span> structure holds a language code, a keyword, a text value, and a compression type.</text:p>
      <text:p text:style-name="P5"/>
      <text:p text:style-name="P5">The compression types have the same valid numbers as the compression types of the image data. <text:s/>Currently, the only valid number is <text:span text:style-name="T6">zero</text:span>. However, you can store text either compressed or uncompressed, unlike images, which always have to be compressed. <text:s/>So if you don't want the text compressed, set the compression type to <text:span text:style-name="code_5f_C">PNG_TEXT_COMPRESSION_NONE</text:span>. Because <text:user-index-mark text:string-value="tEXt" text:index-name="Chunk" text:outline-level="1"/><text:span text:style-name="code_5f_chunk">tEXt</text:span> and <text:user-index-mark text:string-value="zTXt" text:index-name="Chunk" text:outline-level="1"/><text:span text:style-name="code_5f_chunk">zTXt</text:span> chunks don't have a <text:soft-page-break/>language field, if you specify <text:span text:style-name="code_5f_C">PNG_TEXT_COMPRESSION_NONE</text:span> or <text:span text:style-name="code_5f_C">PNG_TEXT_COMPRESSION_</text:span><text:user-index-mark text:string-value="zTXt" text:index-name="Chunk" text:outline-level="1"/><text:span text:style-name="code_5f_C">zTXt</text:span> any language code or translated keyword will not be written out.</text:p>
      <text:p text:style-name="P5"/>
      <text:p text:style-name="P5">Until text gets around a few hundred bytes, it is not worth compressing it. After the text has been written out to the file, the compression type is set to <text:span text:style-name="code_5f_C">PNG_TEXT_COMPRESSION_NONE_WR</text:span> or <text:span text:style-name="code_5f_C">PNG_TEXT_COMPRESSION_</text:span><text:user-index-mark text:string-value="zTXt" text:index-name="Chunk" text:outline-level="1"/><text:span text:style-name="code_5f_C">zTXt_WR</text:span>, so that it isn't written out again at the end (in case you are calling <text:span text:style-name="code_5f_C">png_write_end()</text:span> with the same struct).</text:p>
      <text:p text:style-name="P5"/>
      <text:p text:style-name="P5">The keywords that are given in the PNG Specification are:</text:p>
      <text:p text:style-name="P5"/>
      <text:p text:style-name="code_5f_block"><text:s text:c="4"/>Title <text:s text:c="11"/>Short (one line) title or</text:p>
      <text:p text:style-name="code_5f_block"><text:s text:c="21"/>caption for image</text:p>
      <text:p text:style-name="code_5f_block"/>
      <text:p text:style-name="code_5f_block"><text:s text:c="4"/>Author <text:s text:c="10"/>Name of image's creator</text:p>
      <text:p text:style-name="code_5f_block"/>
      <text:p text:style-name="code_5f_block"><text:s text:c="4"/>Description <text:s text:c="5"/>Description of image (possibly long)</text:p>
      <text:p text:style-name="code_5f_block"/>
      <text:p text:style-name="code_5f_block"><text:s text:c="4"/>Copyright <text:s text:c="7"/>Copyright notice</text:p>
      <text:p text:style-name="code_5f_block"/>
      <text:p text:style-name="code_5f_block"><text:s text:c="4"/>Creation Time <text:s text:c="3"/>Time of original image creation</text:p>
      <text:p text:style-name="code_5f_block"><text:s text:c="21"/>(usually RFC 1123 format, see below)</text:p>
      <text:p text:style-name="code_5f_block"/>
      <text:p text:style-name="code_5f_block"><text:s text:c="4"/>Software <text:s text:c="8"/>Software used to create the image</text:p>
      <text:p text:style-name="code_5f_block"/>
      <text:p text:style-name="code_5f_block"><text:s text:c="4"/>Disclaimer <text:s text:c="6"/>Legal disclaimer</text:p>
      <text:p text:style-name="code_5f_block"/>
      <text:p text:style-name="code_5f_block"><text:s text:c="4"/>Warning <text:s text:c="9"/>Warning of nature of content</text:p>
      <text:p text:style-name="code_5f_block"/>
      <text:p text:style-name="code_5f_block"><text:s text:c="4"/>Source <text:s text:c="10"/>Device used to create the image</text:p>
      <text:p text:style-name="code_5f_block"/>
      <text:p text:style-name="code_5f_block"><text:s text:c="4"/>Comment <text:s text:c="9"/>Miscellaneous comment; conversion</text:p>
      <text:p text:style-name="code_5f_block"><text:s text:c="21"/>from other image format</text:p>
      <text:p text:style-name="P5"/>
      <text:p text:style-name="P5">The keyword-text pairs work like this. <text:s/>Keywords should be short simple descriptions of what the comment is about. <text:s/>Some typical keywords are found in the PNG specification, as is some recommendations on keywords. <text:s/>You can repeat keywords in a file. <text:s/>You can even write some text before the image and some after. <text:s/>For example, you may want to put a description of the image before the image, but leave the disclaimer until after, so viewers working over modem connections don't have to wait for the disclaimer to go over the modem before they start seeing the image. <text:s/>Finally, keywords should be full words, not abbreviations. <text:s/>Keywords and text are in the ISO 8859-1 (Latin-1) character set (a superset of regular ASCII) and can not contain <text:span text:style-name="code_5f_C">NUL</text:span> characters, and should not contain control or other unprintable characters. <text:s/>To make the comments widely readable, stick with basic ASCII, and avoid machine specific character set extensions like the IBM-PC character set. <text:s/>The keyword must be present, but you can leave off the text string on non-compressed pairs. Compressed pairs must have a text string, as only the text string is compressed anyway, so the compression would be meaningless. PNG supports modification time via the <text:span text:style-name="code_5f_C">png_time</text:span> structure. <text:s/>Two conversion routines are provided, <text:span text:style-name="code_5f_C">png_convert_from_time_t()</text:span> for <text:span text:style-name="code_5f_C">time_t</text:span> and <text:span text:style-name="code_5f_C">png_convert_from_struct_tm()</text:span> for <text:span text:style-name="code_5f_C">struct tm</text:span>. <text:s/>The <text:span text:style-name="code_5f_C">time_t</text:span> routine uses <text:span text:style-name="code_5f_C">gmtime()</text:span>. <text:s/>You don't have to use either of these, but if you wish to fill in the <text:span text:style-name="code_5f_C">png_time</text:span> structure directly, you should provide the time in universal time (GMT) if possible instead of your local time. <text:s/>Note that the year number is the full year (e.g. 1998, rather than 98 - PNG is year 2000 compliant!), and that months start with 1.</text:p>
      <text:p text:style-name="P5"/>
      <text:p text:style-name="Standard">If you want to store the time of the original image creation, you should use a plain <text:user-index-mark text:string-value="tEXt" text:index-name="Chunk" text:outline-level="1"/><text:span text:style-name="code_5f_chunk">tEXt</text:span> chunk with the "<text:span text:style-name="code_5f_C">Creation Time</text:span>" keyword. <text:s/>This is necessary because the "<text:span text:style-name="code_5f_C">creation time</text:span>" of a PNG image is somewhat vague, depending on whether you mean the PNG file, the time the image was created in a non-<text:soft-page-break/>PNG format, a still photo from which the image was scanned, or possibly the subject matter itself. <text:s/>In order to facilitate machine-readable dates, it is recommended that the "<text:span text:style-name="code_5f_C">Creation Time</text:span>" <text:user-index-mark text:string-value="tEXt" text:index-name="Chunk" text:outline-level="1"/><text:span text:style-name="code_5f_chunk">tEXt</text:span> chunk use RFC 1123 format dates (e.g. "22 May 1997 18:07:10 GMT"), although this isn't a requirement. <text:s/>Unlike the <text:user-index-mark text:string-value="tIME" text:index-name="Chunk" text:outline-level="1"/><text:span text:style-name="code_5f_chunk">tIME</text:span> chunk, the "<text:span text:style-name="code_5f_C">Creation Time</text:span>" <text:user-index-mark text:string-value="tEXt" text:index-name="Chunk" text:outline-level="1"/><text:span text:style-name="code_5f_chunk">tEXt</text:span> chunk is not expected to be automatically changed by the software. <text:s/>To facilitate the use of RFC 1123 dates, a function <text:span text:style-name="code_5f_C">png_convert_to_rfc1123_buffer(buffer, png_timep)</text:span> is provided to convert from PNG time to an RFC 1123 format string. <text:s/>The caller must provide a writeable buffer of at least 29 bytes.</text:p>
      <text:p text:style-name="P5"/>
      <text:h text:style-name="Heading_20_3" text:outline-level="3"><text:bookmark-start text:name="__RefHeading___Toc10987_1038013662"/>Writing unknown chunks<text:bookmark-end text:name="__RefHeading___Toc10987_1038013662"/></text:h>
      <text:p text:style-name="P5"/>
      <text:p text:style-name="Standard">You can use the <text:span text:style-name="code_5f_C">png_set_unknown_chunks</text:span> function to queue up private chunks for writing. <text:s/>You give it a chunk name, location, raw data, and a size. <text:s/>You also must use <text:span text:style-name="code_5f_C">png_set_keep_unknown_chunks()</text:span> to ensure that libpng will handle them. <text:s/>That's all there is to it. <text:s/>The chunks will be written by the next following <text:span text:style-name="code_5f_C">png_write_info_before_</text:span><text:user-index-mark text:string-value="PLTE" text:index-name="Chunk" text:outline-level="1"/><text:span text:style-name="code_5f_C">PLTE</text:span>, <text:span text:style-name="code_5f_C">png_write_info</text:span>, or <text:span text:style-name="code_5f_C">png_write_end</text:span> function, depending upon the specified location. <text:s/>Any chunks previously read into the info structure's unknown-chunk list will also be written out in a sequence that satisfies the PNG specification's ordering rules.</text:p>
      <text:p text:style-name="P5"/>
      <text:p text:style-name="P5">Here is an example of writing two private chunks, <text:span text:style-name="code_5f_chunk">prVt</text:span> and <text:span text:style-name="code_5f_chunk">miNE</text:span>:</text:p>
      <text:p text:style-name="P5"/>
      <text:p text:style-name="code_5f_block"><text:s text:c="4"/>#ifdef PNG_WRITE_UNKNOWN_CHUNKS_SUPPORTED</text:p>
      <text:p text:style-name="code_5f_block"><text:s text:c="4"/>/* Set unknown chunk data */</text:p>
      <text:p text:style-name="code_5f_block"><text:s text:c="4"/>png_unknown_chunk unk_chunk[2];</text:p>
      <text:p text:style-name="code_5f_block"><text:s text:c="4"/>strcpy((char *) unk_chunk[0].name, "prVt";</text:p>
      <text:p text:style-name="code_5f_block"><text:s text:c="4"/>unk_chunk[0].data = (unsigned char *) "PRIVATE DATA";</text:p>
      <text:p text:style-name="code_5f_block"><text:s text:c="4"/>unk_chunk[0].size = strlen(unk_chunk[0].data)+1;</text:p>
      <text:p text:style-name="code_5f_block"><text:s text:c="4"/>unk_chunk[0].location = PNG_HAVE_<text:user-index-mark-start text:id="IMark442246184" text:index-name="Chunk" text:outline-level="1"/>IHDR<text:user-index-mark-end text:id="IMark442246184"/>;</text:p>
      <text:p text:style-name="code_5f_block"><text:s text:c="4"/>strcpy((char *) unk_chunk[1].name, "miNE";</text:p>
      <text:p text:style-name="code_5f_block"><text:s text:c="4"/>unk_chunk[1].data = (unsigned char *) "MY CHUNK DATA";</text:p>
      <text:p text:style-name="code_5f_block"><text:s text:c="4"/>unk_chunk[1].size = strlen(unk_chunk[0].data)+1;</text:p>
      <text:p text:style-name="code_5f_block"><text:s text:c="4"/>unk_chunk[1].location = PNG_AFTER_<text:user-index-mark-start text:id="IMark442246184" text:index-name="Chunk" text:outline-level="1"/><text:user-index-mark-start text:id="IMark442246376" text:index-name="Chunk" text:outline-level="1"/><text:user-index-mark-start text:id="IMark442243112" text:index-name="Chunk" text:outline-level="1"/><text:user-index-mark text:string-value="IDAT" text:index-name="Chunk" text:outline-level="1"/>IDAT<text:user-index-mark-end text:id="IMark442243112"/><text:user-index-mark-end text:id="IMark442246376"/><text:user-index-mark-end text:id="IMark442246184"/>;</text:p>
      <text:p text:style-name="code_5f_block"><text:s text:c="4"/>png_set_unknown_chunks(write_ptr, write_info_ptr,</text:p>
      <text:p text:style-name="code_5f_block"><text:s text:c="8"/>unk_chunk, 2);</text:p>
      <text:p text:style-name="code_5f_block"><text:s text:c="4"/>/* Needed because miNE is not safe-to-copy */</text:p>
      <text:p text:style-name="code_5f_block"><text:s text:c="4"/>png_set_keep_unknown_chunks(png, PNG_HANDLE_CHUNK_ALWAYS,</text:p>
      <text:p text:style-name="code_5f_block"><text:s text:c="7"/>(png_bytep) "miNE", 1);</text:p>
      <text:p text:style-name="code_5f_block"><text:s text:c="4"/># if PNG_LIBPNG_VER &lt; 10600</text:p>
      <text:p text:style-name="code_5f_block"><text:s text:c="6"/>/* Deal with unknown chunk location bug in 1.5.x and earlier */</text:p>
      <text:p text:style-name="code_5f_block"><text:s text:c="6"/>png_set_unknown_chunk_location(png, info, 0, PNG_HAVE_<text:user-index-mark-start text:id="IMark442246184" text:index-name="Chunk" text:outline-level="1"/>IHDR<text:user-index-mark-end text:id="IMark442246184"/>);</text:p>
      <text:p text:style-name="code_5f_block"><text:s text:c="6"/>png_set_unknown_chunk_location(png, info, 1, PNG_AFTER_<text:user-index-mark-start text:id="IMark442246376" text:index-name="Chunk" text:outline-level="1"/><text:user-index-mark-start text:id="IMark442246184" text:index-name="Chunk" text:outline-level="1"/><text:user-index-mark-start text:id="IMark442243112" text:index-name="Chunk" text:outline-level="1"/><text:user-index-mark text:string-value="IDAT" text:index-name="Chunk" text:outline-level="1"/>IDAT<text:user-index-mark-end text:id="IMark442243112"/><text:user-index-mark-end text:id="IMark442246184"/><text:user-index-mark-end text:id="IMark442246376"/>);</text:p>
      <text:p text:style-name="code_5f_block"><text:s text:c="4"/># endif</text:p>
      <text:p text:style-name="code_5f_block"><text:s text:c="4"/># if PNG_LIBPNG_VER &lt; 10500</text:p>
      <text:p text:style-name="code_5f_block"><text:s text:c="6"/>/* PNG_AFTER_<text:user-index-mark-start text:id="IMark442246184" text:index-name="Chunk" text:outline-level="1"/><text:user-index-mark-start text:id="IMark442246376" text:index-name="Chunk" text:outline-level="1"/><text:user-index-mark-start text:id="IMark442243112" text:index-name="Chunk" text:outline-level="1"/><text:user-index-mark text:string-value="IDAT" text:index-name="Chunk" text:outline-level="1"/>IDAT<text:user-index-mark-end text:id="IMark442243112"/><text:user-index-mark-end text:id="IMark442246376"/><text:user-index-mark-end text:id="IMark442246184"/> writes two copies of the chunk prior to libpng-1.5.0,</text:p>
      <text:p text:style-name="code_5f_block"><text:s text:c="7"/>* one before <text:user-index-mark-start text:id="IMark442246376" text:index-name="Chunk" text:outline-level="1"/><text:user-index-mark-start text:id="IMark442246184" text:index-name="Chunk" text:outline-level="1"/><text:user-index-mark-start text:id="IMark442243112" text:index-name="Chunk" text:outline-level="1"/><text:user-index-mark text:string-value="IDAT" text:index-name="Chunk" text:outline-level="1"/>IDAT<text:user-index-mark-end text:id="IMark442243112"/><text:user-index-mark-end text:id="IMark442246184"/><text:user-index-mark-end text:id="IMark442246376"/> and another after <text:user-index-mark-start text:id="IMark442242440" text:index-name="Chunk" text:outline-level="1"/><text:user-index-mark-start text:id="IMark300514152" text:index-name="Chunk" text:outline-level="1"/><text:user-index-mark-start text:id="IMark300515400" text:index-name="Chunk" text:outline-level="1"/><text:user-index-mark text:string-value="IDAT" text:index-name="Chunk" text:outline-level="1"/>IDAT<text:user-index-mark-end text:id="IMark300515400"/><text:user-index-mark-end text:id="IMark300514152"/><text:user-index-mark-end text:id="IMark442242440"/>, so don't use it; only use</text:p>
      <text:p text:style-name="code_5f_block"><text:s text:c="7"/>* PNG_HAVE_<text:user-index-mark-start text:id="IMark442246376" text:index-name="Chunk" text:outline-level="1"/>IHDR<text:user-index-mark-end text:id="IMark442246376"/> location. <text:s/>This call resets the location previously</text:p>
      <text:p text:style-name="code_5f_block"><text:s text:c="7"/>* set by assignment and png_set_unknown_chunk_location() for chunk 1.</text:p>
      <text:p text:style-name="code_5f_block"><text:s text:c="7"/>*/</text:p>
      <text:p text:style-name="code_5f_block"><text:s text:c="6"/>png_set_unknown_chunk_location(png, info, 1, PNG_HAVE_<text:user-index-mark-start text:id="IMark442242440" text:index-name="Chunk" text:outline-level="1"/>IHDR<text:user-index-mark-end text:id="IMark442242440"/>);</text:p>
      <text:p text:style-name="code_5f_block"><text:s text:c="4"/># endif</text:p>
      <text:p text:style-name="code_5f_block"><text:s text:c="4"/>#endif</text:p>
      <text:p text:style-name="P5"/>
      <text:h text:style-name="Heading_20_3" text:outline-level="3"><text:bookmark-start text:name="__RefHeading___Toc10989_1038013662"/>The high-level write interface<text:bookmark-end text:name="__RefHeading___Toc10989_1038013662"/></text:h>
      <text:p text:style-name="P5"/>
      <text:p text:style-name="P5">At this point there are two ways to proceed; through the high-level write interface, or through a sequence of low-level write operations. You can use the high-level interface if your image data is present in the info structure. <text:s/>All defined output transformations are permitted, enabled by the following masks.</text:p>
      <text:p text:style-name="P5"><text:soft-page-break/></text:p>
      <text:p text:style-name="code_5f_block"><text:s text:c="4"/>PNG_TRANSFORM_IDENTITY <text:s text:c="5"/>No transformation</text:p>
      <text:p text:style-name="code_5f_block"><text:s text:c="4"/>PNG_TRANSFORM_PACKING <text:s text:c="6"/>Pack 1, 2 and 4-bit samples</text:p>
      <text:p text:style-name="code_5f_block"><text:s text:c="4"/>PNG_TRANSFORM_PACKSWAP <text:s text:c="5"/>Change order of packed</text:p>
      <text:p text:style-name="code_5f_block"><text:s text:c="32"/>pixels to LSB first</text:p>
      <text:p text:style-name="code_5f_block"><text:s text:c="4"/>PNG_TRANSFORM_INVERT_MONO <text:s text:c="2"/>Invert monochrome images</text:p>
      <text:p text:style-name="code_5f_block"><text:s text:c="4"/>PNG_TRANSFORM_SHIFT <text:s text:c="8"/>Normalize pixels to the</text:p>
      <text:p text:style-name="code_5f_block"><text:s text:c="32"/><text:user-index-mark text:string-value="sBIT" text:index-name="Chunk" text:outline-level="1"/>sBIT depth</text:p>
      <text:p text:style-name="code_5f_block"><text:s text:c="4"/>PNG_TRANSFORM_BGR <text:s text:c="10"/>Flip RGB to BGR, RGBA</text:p>
      <text:p text:style-name="code_5f_block"><text:s text:c="32"/>to BGRA</text:p>
      <text:p text:style-name="code_5f_block"><text:s text:c="4"/>PNG_TRANSFORM_SWAP_ALPHA <text:s text:c="3"/>Flip RGBA to ARGB or GA</text:p>
      <text:p text:style-name="code_5f_block"><text:s text:c="32"/>to AG</text:p>
      <text:p text:style-name="code_5f_block"><text:s text:c="4"/>PNG_TRANSFORM_INVERT_ALPHA <text:s/>Change alpha from opacity</text:p>
      <text:p text:style-name="code_5f_block"><text:s text:c="32"/>to transparency</text:p>
      <text:p text:style-name="code_5f_block"><text:s text:c="4"/>PNG_TRANSFORM_SWAP_ENDIAN <text:s text:c="2"/>Byte-swap 16-bit samples</text:p>
      <text:p text:style-name="code_5f_block"><text:s text:c="4"/>PNG_TRANSFORM_STRIP_FILLER <text:s text:c="7"/>Strip out filler</text:p>
      <text:p text:style-name="code_5f_block"><text:s text:c="38"/>bytes (deprecated).</text:p>
      <text:p text:style-name="code_5f_block"><text:s text:c="4"/>PNG_TRANSFORM_STRIP_FILLER_BEFORE Strip out leading</text:p>
      <text:p text:style-name="code_5f_block"><text:s text:c="38"/>filler bytes</text:p>
      <text:p text:style-name="code_5f_block"><text:s text:c="4"/>PNG_TRANSFORM_STRIP_FILLER_AFTER <text:s/>Strip out trailing</text:p>
      <text:p text:style-name="code_5f_block"><text:s text:c="38"/>filler bytes</text:p>
      <text:p text:style-name="P5"/>
      <text:p text:style-name="P5">If you have valid image data in the info structure (you can use <text:span text:style-name="code_5f_C">png_set_rows()</text:span> to put image data in the info structure), simply do this:</text:p>
      <text:p text:style-name="P5"/>
      <text:p text:style-name="code_5f_block"><text:s text:c="4"/>png_write_png(png_ptr, info_ptr, png_transforms, NULL)</text:p>
      <text:p text:style-name="P5"/>
      <text:p text:style-name="P5">where <text:span text:style-name="code_5f_C">png_transforms</text:span> is an integer containing the bitwise <text:span text:style-name="code_5f_C">OR</text:span> of some set of transformation flags. <text:s/>This call is equivalent to <text:span text:style-name="code_5f_C">png_write_info()</text:span>, followed the set of transformations indicated by the transform mask, then <text:span text:style-name="code_5f_C">png_write_image()</text:span>, and finally <text:span text:style-name="code_5f_C">png_write_end()</text:span>.</text:p>
      <text:p text:style-name="P5"/>
      <text:p text:style-name="P5">(The final parameter of this call is not yet used. <text:s/>Someday it might point to transformation parameters required by some future output transform.)</text:p>
      <text:p text:style-name="P5"/>
      <text:p text:style-name="P5">You must use <text:span text:style-name="code_5f_C">png_transforms</text:span> and not call any <text:span text:style-name="code_5f_C">png_set_transform()</text:span> functions when you use <text:span text:style-name="code_5f_C">png_write_png()</text:span>.</text:p>
      <text:p text:style-name="P5"/>
      <text:h text:style-name="Heading_20_3" text:outline-level="3"><text:bookmark-start text:name="__RefHeading___Toc10991_1038013662"/>The low-level write interface<text:bookmark-end text:name="__RefHeading___Toc10991_1038013662"/></text:h>
      <text:p text:style-name="P5"/>
      <text:p text:style-name="P5">If you are going the low-level route instead, you are now ready to write all the file information up to the actual image data. <text:s/>You do this with a call to <text:span text:style-name="code_5f_C">png_write_info()</text:span>.</text:p>
      <text:p text:style-name="P5"/>
      <text:p text:style-name="code_5f_block"><text:s text:c="4"/>png_write_info(png_ptr, info_ptr);</text:p>
      <text:p text:style-name="P5"/>
      <text:p text:style-name="P5">Note that there is one transformation you may need to do before <text:span text:style-name="code_5f_C">png_write_info()</text:span>. <text:s/>In PNG files, the alpha channel in an image is the level of opacity. <text:s/>If your data is supplied as a level of transparency, you can invert the alpha channel before you write it, so that <text:span text:style-name="code_5f_C">0</text:span> is fully transparent and <text:span text:style-name="code_5f_C">255</text:span> (in 8-bit or paletted images) or <text:span text:style-name="code_5f_C">65535</text:span> (in 16-bit images) is fully opaque, with</text:p>
      <text:p text:style-name="P5"/>
      <text:p text:style-name="code_5f_block"><text:s text:c="4"/>png_set_invert_alpha(png_ptr);</text:p>
      <text:p text:style-name="P5"/>
      <text:p text:style-name="P5"><text:soft-page-break/>This must appear before <text:span text:style-name="code_5f_C">png_write_info()</text:span> instead of later with the other transformations because in the case of paletted images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data has to be inverted before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is written. <text:s/>If your image is not a paletted image, the <text:user-index-mark text:string-value="tRNS" text:index-name="Chunk" text:outline-level="1"/><text:user-index-mark text:string-value="tRNS" text:index-name="Chunk" text:outline-level="1"/><text:user-index-mark text:string-value="tRNS" text:index-name="Chunk" text:outline-level="1"/><text:span text:style-name="code_5f_chunk">tRNS</text:span> data (which in such cases represents a single color to be rendered as transparent) won't need to be changed, and you can safely do this transformation after your <text:span text:style-name="code_5f_C">png_write_info()</text:span> call.</text:p>
      <text:p text:style-name="P5"/>
      <text:p text:style-name="P5">If you need to write a private chunk that you want to appear before the <text:user-index-mark text:string-value="PLTE" text:index-name="Chunk" text:outline-level="1"/><text:span text:style-name="code_5f_chunk">PLTE</text:span> chunk when <text:user-index-mark text:string-value="PLTE" text:index-name="Chunk" text:outline-level="1"/><text:span text:style-name="code_5f_chunk">PLTE</text:span> is present, you can write the PNG info in two steps, and insert code to write your own chunk between them:</text:p>
      <text:p text:style-name="P5"/>
      <text:p text:style-name="code_5f_block"><text:s text:c="4"/>png_write_info_before_<text:user-index-mark text:string-value="PLTE" text:index-name="Chunk" text:outline-level="1"/>PLTE(png_ptr, info_ptr);</text:p>
      <text:p text:style-name="code_5f_block"><text:s text:c="4"/>png_set_unknown_chunks(png_ptr, info_ptr, ...);</text:p>
      <text:p text:style-name="code_5f_block"><text:s text:c="4"/>png_write_info(png_ptr, info_ptr);</text:p>
      <text:p text:style-name="P5"/>
      <text:p text:style-name="P5">After you've written the file information, you can set up the library to handle any special transformations of the image data. <text:s/>The various ways to transform the data will be described in the order that they should occur. <text:s/>This is important, as some of these change the color type and/or bit depth of the data, and some others only work on certain color types and bit depths. <text:s/>Even though each transformation checks to see if it has data that it can do something with, you should make sure to only enable a transformation if it will be valid for the data. <text:s/>For example, don't swap red and blue on grayscale data.</text:p>
      <text:p text:style-name="P5"/>
      <text:p text:style-name="P5">PNG files store RGB pixels packed into 3 or 6 bytes. <text:s/>This code tells the library to strip input data that has 4 or 8 bytes per pixel down to 3 or 6 bytes (or strip 2 or 4-byte grayscale+filler data to 1 or 2 bytes per pixel).</text:p>
      <text:p text:style-name="P5"/>
      <text:p text:style-name="code_5f_block"><text:s text:c="4"/>png_set_filler(png_ptr, 0, PNG_FILLER_BEFORE);</text:p>
      <text:p text:style-name="P5"/>
      <text:p text:style-name="P5">where the <text:span text:style-name="code_5f_C">0</text:span> is unused, and the location is either <text:span text:style-name="code_5f_C">PNG_FILLER_BEFORE</text:span> or <text:span text:style-name="code_5f_C">PNG_FILLER_AFTER</text:span>, depending upon whether the filler byte in the pixel is stored <text:span text:style-name="code_5f_C">XRGB</text:span> or <text:span text:style-name="code_5f_C">RGBX</text:span>.</text:p>
      <text:p text:style-name="P5"/>
      <text:p text:style-name="P5">PNG files pack pixels of bit depths 1, 2, and 4 into bytes as small as they can, resulting in, for example, 8 pixels per byte for 1 bit files. If the data is supplied at 1 pixel per byte, use this code, which will correctly pack the pixels into a single byte:</text:p>
      <text:p text:style-name="P5"/>
      <text:p text:style-name="code_5f_block"><text:s text:c="4"/>png_set_packing(png_ptr);</text:p>
      <text:p text:style-name="P5"/>
      <text:p text:style-name="P5">PNG files reduce possible bit depths to 1, 2, 4, 8, and 16. <text:s/>If your data is of another bit depth, you can write an <text:user-index-mark text:string-value="sBIT" text:index-name="Chunk" text:outline-level="1"/><text:span text:style-name="code_5f_chunk">sBIT</text:span> chunk into the file so that decoders can recover the original data if desired.</text:p>
      <text:p text:style-name="P5"/>
      <text:p text:style-name="code_5f_block"><text:s text:c="4"/>/* Set the true bit depth of the image data */</text:p>
      <text:p text:style-name="code_5f_block"><text:s text:c="4"/>if (color_type &amp; PNG_COLOR_MASK_COLOR)</text:p>
      <text:p text:style-name="code_5f_block"><text:s text:c="4"/>{</text:p>
      <text:p text:style-name="code_5f_block"><text:s text:c="7"/>sig_bit.red = true_bit_depth;</text:p>
      <text:p text:style-name="code_5f_block"><text:s text:c="7"/>sig_bit.green = true_bit_depth;</text:p>
      <text:p text:style-name="code_5f_block"><text:s text:c="7"/>sig_bit.blue = true_bit_depth;</text:p>
      <text:p text:style-name="code_5f_block"><text:s text:c="4"/>}</text:p>
      <text:p text:style-name="code_5f_block"/>
      <text:p text:style-name="code_5f_block"><text:s text:c="4"/>else</text:p>
      <text:p text:style-name="code_5f_block"><text:s text:c="4"/>{</text:p>
      <text:p text:style-name="code_5f_block"><text:s text:c="7"/>sig_bit.gray = true_bit_depth;</text:p>
      <text:p text:style-name="code_5f_block"><text:s text:c="4"/>}</text:p>
      <text:p text:style-name="code_5f_block"/>
      <text:p text:style-name="code_5f_block"><text:s text:c="4"/>if (color_type &amp; PNG_COLOR_MASK_ALPHA)</text:p>
      <text:p text:style-name="code_5f_block"><text:soft-page-break/><text:s text:c="4"/>{</text:p>
      <text:p text:style-name="code_5f_block"><text:s text:c="7"/>sig_bit.alpha = true_bit_depth;</text:p>
      <text:p text:style-name="code_5f_block"><text:s text:c="4"/>}</text:p>
      <text:p text:style-name="code_5f_block"/>
      <text:p text:style-name="code_5f_block"><text:s text:c="4"/>png_set_<text:user-index-mark text:string-value="sBIT" text:index-name="Chunk" text:outline-level="1"/>sBIT(png_ptr, info_ptr, &amp;sig_bit);</text:p>
      <text:p text:style-name="P5"/>
      <text:p text:style-name="P5">If the data is stored in the row buffer in a bit depth other than one supported by PNG (e.g. 3 bit data in the range 0-7 for a 4-bit PNG), this will scale the values to appear to be the correct bit depth as is required by PNG.</text:p>
      <text:p text:style-name="P5"/>
      <text:p text:style-name="code_5f_block"><text:s text:c="4"/>png_set_shift(png_ptr, &amp;sig_bit);</text:p>
      <text:p text:style-name="P5"/>
      <text:p text:style-name="P5">PNG files store 16-bit pixels in network byte order (<text:span text:style-name="T6">big-endian</text:span>, ie. most significant bits first). <text:s/>This code would be used if they are supplied the other way (<text:span text:style-name="T6">little-endian</text:span>, i.e. least significant bits first, the way PCs store them):</text:p>
      <text:p text:style-name="P5"/>
      <text:p text:style-name="code_5f_block"><text:s text:c="4"/>if (bit_depth &gt; 8)</text:p>
      <text:p text:style-name="code_5f_block"><text:s text:c="7"/>png_set_swap(png_ptr);</text:p>
      <text:p text:style-name="P5"/>
      <text:p text:style-name="P5">If you are using packed-pixel images (1, 2, or 4 bits/pixel), and you need to change the order the pixels are packed into bytes, you can use:</text:p>
      <text:p text:style-name="P5"/>
      <text:p text:style-name="code_5f_block"><text:s text:c="4"/>if (bit_depth &lt; 8)</text:p>
      <text:p text:style-name="code_5f_block"><text:s text:c="7"/>png_set_packswap(png_ptr);</text:p>
      <text:p text:style-name="P5"/>
      <text:p text:style-name="P5">PNG files store 3 color pixels in red, green, blue order. <text:s/>This code would be used if they are supplied as blue, green, red:</text:p>
      <text:p text:style-name="P5"/>
      <text:p text:style-name="code_5f_block"><text:s text:c="4"/>png_set_bgr(png_ptr);</text:p>
      <text:p text:style-name="P5"/>
      <text:p text:style-name="P5">PNG files describe monochrome as <text:span text:style-name="T6">black</text:span> being <text:span text:style-name="code_5f_C">zero</text:span> and <text:span text:style-name="T6">white</text:span> being <text:span text:style-name="code_5f_C">one</text:span>. This code would be used if the pixels are supplied with this reversed (<text:span text:style-name="T6">black</text:span> being <text:span text:style-name="code_5f_C">one</text:span> and <text:span text:style-name="T6">white</text:span> being <text:span text:style-name="code_5f_C">zero</text:span>):</text:p>
      <text:p text:style-name="P5"/>
      <text:p text:style-name="code_5f_block"><text:s text:c="4"/>png_set_invert_mono(png_ptr);</text:p>
      <text:p text:style-name="P5"/>
      <text:p text:style-name="P5">Finally, you can write your own transformation function if none of the existing ones meets your needs. <text:s/>This is done by setting a <text:span text:style-name="T6">callback</text:span> with</text:p>
      <text:p text:style-name="P5"/>
      <text:p text:style-name="code_5f_block"><text:s text:c="4"/>png_set_write_user_transform_fn(png_ptr,</text:p>
      <text:p text:style-name="code_5f_block"><text:s text:c="7"/>write_transform_fn);</text:p>
      <text:p text:style-name="P5"/>
      <text:p text:style-name="P5">You must supply the function</text:p>
      <text:p text:style-name="P5"/>
      <text:p text:style-name="code_5f_block"><text:s text:c="4"/>void write_transform_fn(png_structp png_ptr, png_row_infop</text:p>
      <text:p text:style-name="code_5f_block"><text:s text:c="7"/>row_info, png_bytep data)</text:p>
      <text:p text:style-name="P5"/>
      <text:p text:style-name="P5"><text:soft-page-break/>See <text:span text:style-name="code_5f_file">pngtest.c</text:span> for a working example. <text:s/>Your function will be called before any of the other transformations are processed. <text:s/>If supported libpng also supplies an information routine that may be called from your <text:span text:style-name="T6">callback</text:span>:</text:p>
      <text:p text:style-name="P5"/>
      <text:p text:style-name="code_5f_block"><text:s text:c="3"/>png_get_current_row_number(png_ptr);</text:p>
      <text:p text:style-name="code_5f_block"><text:s text:c="3"/>png_get_current_pass_number(png_ptr);</text:p>
      <text:p text:style-name="P5"/>
      <text:p text:style-name="P5">This returns the current row passed to the transform. <text:s/>With interlaced images the value returned is the row in the input sub-image image. <text:s/>Use <text:span text:style-name="code_5f_C">PNG_ROW_FROM_PASS_ROW(row, pass)</text:span> and <text:span text:style-name="code_5f_C">PNG_COL_FROM_PASS_COL(col, pass)</text:span> to find the output pixel (x,y) given an interlaced sub-image pixel (row,col,pass).</text:p>
      <text:p text:style-name="P5"/>
      <text:p text:style-name="P5">The discussion of interlace handling above contains more information on how to use these values.</text:p>
      <text:p text:style-name="P5"/>
      <text:p text:style-name="P5">You can also set up a pointer to a <text:span text:style-name="T6">user structure</text:span> for use by your <text:span text:style-name="T6">callback function</text:span>.</text:p>
      <text:p text:style-name="P5"/>
      <text:p text:style-name="code_5f_block"><text:s text:c="4"/>png_set_user_transform_info(png_ptr, user_ptr, 0, 0);</text:p>
      <text:p text:style-name="P5"/>
      <text:p text:style-name="P5">The <text:span text:style-name="code_5f_C">user_channels</text:span> and <text:span text:style-name="code_5f_C">user_depth</text:span> parameters of this function are ignored when writing; you can set them to <text:span text:style-name="T6">zero</text:span> as shown.</text:p>
      <text:p text:style-name="P5"/>
      <text:p text:style-name="P5">You can <text:span text:style-name="T6">retrieve the pointer</text:span> via the function <text:span text:style-name="code_5f_C">png_get_user_transform_ptr()</text:span>.</text:p>
      <text:p text:style-name="P5">For example:</text:p>
      <text:p text:style-name="P5"/>
      <text:p text:style-name="code_5f_block"><text:s text:c="4"/>voidp write_user_transform_ptr =</text:p>
      <text:p text:style-name="code_5f_block"><text:s text:c="7"/>png_get_user_transform_ptr(png_ptr);</text:p>
      <text:p text:style-name="P5"/>
      <text:p text:style-name="P5">It is possible to have libpng flush any pending output, either manually, or automatically after a certain number of lines have been written. <text:s/>To flush the output stream a single time call:</text:p>
      <text:p text:style-name="P5"/>
      <text:p text:style-name="code_5f_block"><text:s text:c="4"/>png_write_flush(png_ptr);</text:p>
      <text:p text:style-name="P5"/>
      <text:p text:style-name="P5">and to have libpng flush the output stream periodically after a certain number of scanlines have been written, call:</text:p>
      <text:p text:style-name="P5"/>
      <text:p text:style-name="code_5f_block"><text:s text:c="4"/>png_set_flush(png_ptr, nrows);</text:p>
      <text:p text:style-name="P5"/>
      <text:p text:style-name="P5">Note that the distance between rows is from the last time <text:span text:style-name="code_5f_C">png_write_flush()</text:span> was called, or the first row of the image if it has never been called. So if you write 50 lines, and then <text:span text:style-name="code_5f_C">png_set_flush</text:span> <text:span text:style-name="code_5f_C">25</text:span>, it will flush the output on the next scanline, and every 25 lines thereafter, unless <text:span text:style-name="code_5f_C">png_write_flush()</text:span> is called before 25 more lines have been written. If <text:span text:style-name="code_5f_C">nrows</text:span> is too small (less than about 10 lines for a 640 pixel wide RGB image) the image compression may decrease noticeably (although this may be acceptable for real-time applications). <text:s/>Infrequent flushing will only degrade the compression performance by a few percent over images that do not use flushing.</text:p>
      <text:p text:style-name="P5"/>
      <text:h text:style-name="Heading_20_3" text:outline-level="3"><text:bookmark-start text:name="__RefHeading___Toc10993_1038013662"/>Writing the image data<text:bookmark-end text:name="__RefHeading___Toc10993_1038013662"/></text:h>
      <text:p text:style-name="P5"/>
      <text:p text:style-name="P5"><text:soft-page-break/>That's it for the transformations. <text:s/>Now you can write the image data. The simplest way to do this is in one function call. <text:s/>If you have the whole image in memory, you can just call <text:span text:style-name="code_5f_C">png_write_image()</text:span> and libpng will <text:span text:style-name="T6">write the image</text:span>. <text:s/>You will need to pass in an <text:span text:style-name="T6">array of pointers</text:span> to each row. <text:s/>This function automatically handles interlacing, so you don't need to call <text:span text:style-name="code_5f_C">png_set_interlace_handling()</text:span> or call this function multiple times, or any of that other stuff necessary with <text:span text:style-name="code_5f_C">png_write_rows()</text:span>.</text:p>
      <text:p text:style-name="P5"/>
      <text:p text:style-name="code_5f_block"><text:s text:c="4"/>png_write_image(png_ptr, row_pointers);</text:p>
      <text:p text:style-name="P5"/>
      <text:p text:style-name="P5">where row_pointers is:</text:p>
      <text:p text:style-name="P5"/>
      <text:p text:style-name="code_5f_block"><text:s text:c="4"/>png_byte *row_pointers[height];</text:p>
      <text:p text:style-name="P5"/>
      <text:p text:style-name="P5">You can point to <text:span text:style-name="code_5f_C">void</text:span> or <text:span text:style-name="code_5f_C">char</text:span> or whatever you use for pixels. If you don't want to write the whole image at once, you can use <text:span text:style-name="code_5f_C">png_write_rows()</text:span> instead. <text:s/>If the file is not interlaced, this is simple:</text:p>
      <text:p text:style-name="P5"/>
      <text:p text:style-name="code_5f_block"><text:s text:c="4"/>png_write_rows(png_ptr, row_pointers,</text:p>
      <text:p text:style-name="code_5f_block"><text:s text:c="7"/>number_of_rows);</text:p>
      <text:p text:style-name="P5"/>
      <text:p text:style-name="P5"><text:span text:style-name="code_5f_C">row_pointers</text:span> is the same as in the <text:span text:style-name="code_5f_C">png_write_image()</text:span> call.</text:p>
      <text:p text:style-name="P5"/>
      <text:p text:style-name="P5">If you are just writing one row at a time, you can do this with a single <text:span text:style-name="code_5f_C">row_pointer</text:span> instead of an <text:span text:style-name="T6">array of</text:span> <text:span text:style-name="code_5f_C">row_pointers</text:span>:</text:p>
      <text:p text:style-name="P5"/>
      <text:p text:style-name="code_5f_block"><text:s text:c="4"/>png_bytep row_pointer = row;</text:p>
      <text:p text:style-name="code_5f_block"/>
      <text:p text:style-name="code_5f_block"><text:s text:c="4"/>png_write_row(png_ptr, row_pointer);</text:p>
      <text:p text:style-name="P5"/>
      <text:p text:style-name="P5">When the file is interlaced, things can get a good deal more complicated. The only currently (as of the PNG Specification version 1.2, dated July 1999) defined interlacing scheme for PNG files is the "<text:span text:style-name="T6">Adam7</text:span>" interlace scheme, that breaks down an image into seven smaller images of varying size. <text:s/>libpng will build these images for you, or you can do them yourself. <text:s/>If you want to build them yourself, see the PNG specification for details of which pixels to write when.</text:p>
      <text:p text:style-name="P5"/>
      <text:p text:style-name="P5">If you don't want libpng to handle the interlacing details, just use <text:span text:style-name="code_5f_C">png_set_interlace_handling()</text:span> and call <text:span text:style-name="code_5f_C">png_write_rows()</text:span> the correct number of times to write all the sub-images (<text:span text:style-name="code_5f_C">png_set_interlace_handling()</text:span> returns the number of sub-images.)</text:p>
      <text:p text:style-name="P5"/>
      <text:p text:style-name="P5">If you want libpng to build the sub-images, call this before you start writing any rows:</text:p>
      <text:p text:style-name="P5"/>
      <text:p text:style-name="code_5f_block"><text:s text:c="4"/>number_of_passes = png_set_interlace_handling(png_ptr);</text:p>
      <text:p text:style-name="P5"/>
      <text:p text:style-name="P5">This will return the number of passes needed. <text:s/>Currently, this is <text:span text:style-name="T6">seven</text:span>, but may change if another interlace type is added.</text:p>
      <text:p text:style-name="P5"/>
      <text:p text:style-name="P5">Then write the complete image <text:span text:style-name="code_5f_C">number_of_passes</text:span> times.</text:p>
      <text:p text:style-name="P5"/>
      <text:p text:style-name="code_5f_block"><text:s text:c="4"/>png_write_rows(png_ptr, row_pointers, number_of_rows);</text:p>
      <text:p text:style-name="P5"/>
      <text:p text:style-name="P5"><text:soft-page-break/>Think carefully before you write an interlaced image. <text:s/>Typically code that reads such images reads all the image data into memory, uncompressed, before doing any processing. <text:s/>Only code that can display an image on the fly can take advantage of the interlacing and even then the image has to be exactly the correct size for the output device, because scaling an image requires adjacent pixels and these are not available until all the passes have been read.</text:p>
      <text:p text:style-name="P5"/>
      <text:p text:style-name="P5">If you do write an interlaced image you will hardly ever need to handle the interlacing yourself. <text:s/>Call <text:span text:style-name="code_5f_C">png_set_interlace_handling()</text:span> and use the approach described above.</text:p>
      <text:p text:style-name="P5"/>
      <text:p text:style-name="P5">The only time it is conceivable that you will really need to write an interlaced image pass-by-pass is when you have read one pass by pass and made some pixel-by-pixel transformation to it, as described in the read code above. <text:s/>In this case use the <text:span text:style-name="code_5f_C">PNG_PASS_ROWS</text:span> and <text:span text:style-name="code_5f_C">PNG_PASS_COLS</text:span> macros to determine the size of each sub-image in turn and simply write the rows you obtained from the read code.</text:p>
      <text:p text:style-name="P5"/>
      <text:h text:style-name="Heading_20_3" text:outline-level="3"><text:bookmark-start text:name="__RefHeading___Toc10995_1038013662"/>Finishing a sequential write<text:bookmark-end text:name="__RefHeading___Toc10995_1038013662"/></text:h>
      <text:p text:style-name="P5"/>
      <text:p text:style-name="P5">After you are finished writing the image, you should finish writing the file. <text:s/>If you are interested in writing comments or time, you should pass an appropriately filled <text:span text:style-name="code_5f_C">png_info</text:span> pointer. <text:s/>If you are not interested, you can pass <text:span text:style-name="code_5f_C">NULL</text:span>.</text:p>
      <text:p text:style-name="P5"/>
      <text:p text:style-name="code_5f_block"><text:s text:c="4"/>png_write_end(png_ptr, info_ptr);</text:p>
      <text:p text:style-name="P5"/>
      <text:p text:style-name="P5">When you are done, you can free all memory used by libpng like this:</text:p>
      <text:p text:style-name="P5"/>
      <text:p text:style-name="code_5f_block"><text:s text:c="4"/>png_destroy_write_struct(&amp;png_ptr, &amp;info_ptr);</text:p>
      <text:p text:style-name="P5"/>
      <text:p text:style-name="P5">It is also possible to individually free the <text:span text:style-name="code_5f_C">info_ptr</text:span> members that point to libpng-allocated storage with the following function:</text:p>
      <text:p text:style-name="P5"/>
      <text:p text:style-name="code_5f_block"><text:s text:c="4"/>png_free_data(png_ptr, info_ptr, mask, seq)</text:p>
      <text:p text:style-name="code_5f_block"/>
      <text:p text:style-name="code_5f_block"><text:s text:c="4"/>mask <text:s/>- identifies data to be freed, a mask</text:p>
      <text:p text:style-name="code_5f_block"><text:s text:c="12"/>containing the bitwise OR of one or</text:p>
      <text:p text:style-name="code_5f_block"><text:s text:c="12"/>more of</text:p>
      <text:p text:style-name="code_5f_block"><text:s text:c="14"/>PNG_FREE_<text:user-index-mark text:string-value="PLTE" text:index-name="Chunk" text:outline-level="1"/>PLTE, PNG_FREE_TRNS,</text:p>
      <text:p text:style-name="code_5f_block"><text:s text:c="14"/>PNG_FREE_HIST, PNG_FREE_ICCP,</text:p>
      <text:p text:style-name="code_5f_block"><text:s text:c="14"/>PNG_FREE_PCAL, PNG_FREE_ROWS,</text:p>
      <text:p text:style-name="code_5f_block"><text:s text:c="14"/>PNG_FREE_SCAL, PNG_FREE_SPLT,</text:p>
      <text:p text:style-name="code_5f_block"><text:s text:c="14"/>PNG_FREE_TEXT, PNG_FREE_UNKN,</text:p>
      <text:p text:style-name="code_5f_block"><text:s text:c="12"/>or simply PNG_FREE_ALL</text:p>
      <text:p text:style-name="code_5f_block"/>
      <text:p text:style-name="code_5f_block"><text:s text:c="4"/>seq <text:s text:c="2"/>- sequence number of item to be freed</text:p>
      <text:p text:style-name="code_5f_block"><text:s text:c="12"/>(-1 for all items)</text:p>
      <text:p text:style-name="P5"/>
      <text:p text:style-name="P5">This function may be safely called when the relevant storage has already been freed, or has not yet been allocated, or was allocated by the user <text:s/>and not by libpng, <text:s/>and will in those cases do nothing. The "<text:span text:style-name="code_5f_C">seq</text:span>" parameter is ignored if only one item of the selected data type, such as <text:user-index-mark text:string-value="PLTE" text:index-name="Chunk" text:outline-level="1"/><text:span text:style-name="code_5f_chunk">PLTE</text:span>, is allowed. <text:s/>If "<text:span text:style-name="code_5f_C">seq</text:span>" is not <text:span text:style-name="code_5f_C">-1</text:span>, and multiple items are allowed for the data type identified in the mask, such as text or <text:user-index-mark-start text:id="IMark300515880" text:index-name="Chunk" text:outline-level="1"/><text:span text:style-name="code_5f_chunk">sPLT</text:span><text:user-index-mark-end text:id="IMark300515880"/>, only the n'th item in the structure is freed, where n is "<text:span text:style-name="code_5f_C">seq</text:span>".</text:p>
      <text:p text:style-name="P5"/>
      <text:p text:style-name="P5"><text:soft-page-break/>If you <text:span text:style-name="T6">allocated data such as a palette</text:span> that you passed in to libpng with <text:span text:style-name="code_5f_C">png_set_*</text:span>, you must <text:span text:style-name="T6">not free it until</text:span> just before the call to <text:span text:style-name="code_5f_C">png_destroy_write_struct()</text:span>.</text:p>
      <text:p text:style-name="P5"/>
      <text:p text:style-name="P5">The default behavior is only to free data that was allocated internally by libpng. <text:s/>This can be changed, so that libpng will not free the data, or so that it will free data that was allocated by the user with <text:span text:style-name="code_5f_C">png_malloc()</text:span> or <text:span text:style-name="code_5f_C">png_calloc()</text:span> and passed in via a <text:span text:style-name="code_5f_C">png_set_*()</text:span> function, with</text:p>
      <text:p text:style-name="P5"/>
      <text:p text:style-name="code_5f_block"><text:s text:c="4"/>png_data_freer(png_ptr, info_ptr, freer, mask)</text:p>
      <text:p text:style-name="code_5f_block"/>
      <text:p text:style-name="code_5f_block"><text:s text:c="4"/>freer <text:s/>- one of</text:p>
      <text:p text:style-name="code_5f_block"><text:s text:c="15"/>PNG_DESTROY_WILL_FREE_DATA</text:p>
      <text:p text:style-name="code_5f_block"><text:s text:c="15"/>PNG_SET_WILL_FREE_DATA</text:p>
      <text:p text:style-name="code_5f_block"><text:s text:c="15"/>PNG_USER_WILL_FREE_DATA</text:p>
      <text:p text:style-name="code_5f_block"/>
      <text:p text:style-name="code_5f_block"><text:s text:c="4"/>mask <text:s text:c="2"/>- which data elements are affected</text:p>
      <text:p text:style-name="code_5f_block"><text:s text:c="13"/>same choices as in png_free_data()</text:p>
      <text:p text:style-name="P5"/>
      <text:p text:style-name="P5">For example, to transfer responsibility for some data from a <text:span text:style-name="T6">read structure</text:span> to a <text:span text:style-name="T6">write structure</text:span>, you could use</text:p>
      <text:p text:style-name="P5"/>
      <text:p text:style-name="code_5f_block"><text:s text:c="4"/>png_data_freer(read_ptr, read_info_ptr,</text:p>
      <text:p text:style-name="code_5f_block"><text:s text:c="7"/>PNG_USER_WILL_FREE_DATA,</text:p>
      <text:p text:style-name="code_5f_block"><text:s text:c="7"/>PNG_FREE_<text:user-index-mark text:string-value="PLTE" text:index-name="Chunk" text:outline-level="1"/>PLTE|PNG_FREE_<text:user-index-mark text:string-value="tRNS" text:index-name="Chunk" text:outline-level="1"/><text:user-index-mark text:string-value="tRNS" text:index-name="Chunk" text:outline-level="1"/><text:user-index-mark text:string-value="tRNS" text:index-name="Chunk" text:outline-level="1"/>tRNS|PNG_FREE_<text:user-index-mark text:string-value="hIST" text:index-name="Chunk" text:outline-level="1"/>hIST)</text:p>
      <text:p text:style-name="code_5f_block"/>
      <text:p text:style-name="code_5f_block"><text:s text:c="4"/>png_data_freer(write_ptr, write_info_ptr,</text:p>
      <text:p text:style-name="code_5f_block"><text:s text:c="7"/>PNG_DESTROY_WILL_FREE_DATA,</text:p>
      <text:p text:style-name="code_5f_block"><text:s text:c="7"/>PNG_FREE_<text:user-index-mark text:string-value="PLTE" text:index-name="Chunk" text:outline-level="1"/>PLTE|PNG_FREE_<text:user-index-mark text:string-value="tRNS" text:index-name="Chunk" text:outline-level="1"/><text:user-index-mark text:string-value="tRNS" text:index-name="Chunk" text:outline-level="1"/><text:user-index-mark text:string-value="tRNS" text:index-name="Chunk" text:outline-level="1"/>tRNS|PNG_FREE_<text:user-index-mark text:string-value="hIST" text:index-name="Chunk" text:outline-level="1"/>hIST)</text:p>
      <text:p text:style-name="P5"/>
      <text:p text:style-name="P5">thereby briefly reassigning responsibility for freeing to the user but immediately afterwards reassigning it once more to the write_destroy function. <text:s/>Having done this, it would then be safe to destroy the <text:span text:style-name="T6">read structure</text:span> and continue to use the <text:user-index-mark text:string-value="PLTE" text:index-name="Chunk" text:outline-level="1"/><text:span text:style-name="code_5f_chunk">PLTE</text:span>, <text:user-index-mark text:string-value="tRNS" text:index-name="Chunk" text:outline-level="1"/><text:user-index-mark text:string-value="tRNS" text:index-name="Chunk" text:outline-level="1"/><text:user-index-mark text:string-value="tRNS" text:index-name="Chunk" text:outline-level="1"/><text:span text:style-name="code_5f_chunk">tRNS</text:span>, and <text:user-index-mark text:string-value="hIST" text:index-name="Chunk" text:outline-level="1"/><text:span text:style-name="code_5f_chunk">hIST</text:span> data in the <text:span text:style-name="T6">write structure</text:span>.</text:p>
      <text:p text:style-name="P5"/>
      <text:p text:style-name="P5">This function only affects data that has already been allocated. You can call this function before calling after the <text:span text:style-name="code_5f_C">png_set_*()</text:span> functions to control whether the user or <text:span text:style-name="code_5f_C">png_destroy_*()</text:span> is supposed to free the data. When the user assumes responsibility for libpng-allocated data, the application must use <text:span text:style-name="code_5f_C">png_free()</text:span> to free it, and when the user transfers responsibility to libpng for data that the user has allocated, the user must have used <text:span text:style-name="code_5f_C">png_malloc()</text:span> or <text:span text:style-name="code_5f_C">png_calloc()</text:span> to allocate it.</text:p>
      <text:p text:style-name="P5"/>
      <text:p text:style-name="P5">If you allocated <text:span text:style-name="code_5f_C">text_ptr.text</text:span>, <text:span text:style-name="code_5f_C">text_ptr.lang</text:span>, and <text:span text:style-name="code_5f_C">text_ptr.translated_keyword</text:span> separately, do not transfer responsibility for freeing <text:span text:style-name="code_5f_C">text_ptr</text:span> to libpng, because when libpng fills a <text:span text:style-name="code_5f_C">png_text</text:span> structure it combines these members with the key member, and <text:span text:style-name="code_5f_C">png_free_data()</text:span> will free only <text:span text:style-name="code_5f_C">text_ptr.key</text:span>. <text:s/>Similarly, if you transfer responsibility for free'ing <text:span text:style-name="code_5f_C">text_ptr</text:span> from libpng to your application, your application must not separately free those members. For a more compact example of writing a PNG image, see the file <text:span text:style-name="code_5f_file">example.c</text:span>.</text:p>
      <text:p text:style-name="P5"/>
      <text:h text:style-name="P22" text:outline-level="1"><text:bookmark-start text:name="__RefHeading___Toc438_1038013662"/>Simplified API<text:bookmark-end text:name="__RefHeading___Toc438_1038013662"/></text:h>
      <text:p text:style-name="P5"/>
      <text:p text:style-name="P5">The simplified API, which became available in libpng-1.6.0, hides the details of both libpng and the PNG file format itself. It allows PNG files to be read into a very limited number of in-memory bitmap formats or to be written from the same formats. <text:s/>If these formats do not accommodate your needs then you can, and should, use the more sophisticated APIs above - these support a wide variety of in-memory formats <text:soft-page-break/>and a wide variety of sophisticated transformations to those formats as well as a wide variety of APIs to manipulate ancillary information.</text:p>
      <text:p text:style-name="P5"/>
      <text:h text:style-name="Heading_20_3" text:outline-level="3"><text:bookmark-start text:name="__RefHeading___Toc10770_1038013662"/>To read a PNG file using the simplified API:<text:bookmark-end text:name="__RefHeading___Toc10770_1038013662"/></text:h>
      <text:p text:style-name="P5"/>
      <text:list xml:id="list3815015701" text:style-name="L1">
        <text:list-item>
          <text:p text:style-name="P27">Declare a '<text:span text:style-name="code_5f_C">png_image</text:span>' structure (see below) on the stack, set the version field to <text:span text:style-name="code_5f_C">PNG_IMAGE_VERSION</text:span> and the '<text:span text:style-name="code_5f_C">opaque</text:span>' pointer to <text:span text:style-name="code_5f_C">NULL</text:span> (this is REQUIRED, your program may crash if you don't do it.)<text:line-break/></text:p>
        </text:list-item>
        <text:list-item>
          <text:p text:style-name="P27">Call the appropriate <text:span text:style-name="code_5f_C">png_image_begin_read...</text:span> function.<text:line-break/></text:p>
        </text:list-item>
        <text:list-item>
          <text:p text:style-name="P27">Set the <text:span text:style-name="code_5f_C">png_image</text:span> '<text:span text:style-name="code_5f_C">format</text:span>' member to the required sample format.<text:line-break/></text:p>
        </text:list-item>
        <text:list-item>
          <text:p text:style-name="P27">Allocate a buffer for the image and, if required, the color-map.<text:line-break/></text:p>
        </text:list-item>
        <text:list-item>
          <text:p text:style-name="P27">Call <text:span text:style-name="code_5f_C">png_image_finish_read</text:span> to read the image and, if required, the color-map into your buffers.</text:p>
        </text:list-item>
      </text:list>
      <text:p text:style-name="P5"/>
      <text:p text:style-name="P5">There are no restrictions on the format of the PNG input itself; all valid color types, bit depths, and interlace methods are acceptable, and the input image is transformed as necessary to the requested in-memory format during the <text:span text:style-name="code_5f_C">png_image_finish_read()</text:span> step. <text:s/>The only caveat is that if you request a color-mapped image from a PNG that is full-color or makes complex use of an alpha channel the transformation is extremely lossy and the result may look terrible.</text:p>
      <text:p text:style-name="P5"/>
      <text:h text:style-name="Heading_20_3" text:outline-level="3"><text:bookmark-start text:name="__RefHeading___Toc10772_1038013662"/>To write a PNG file using the simplified API:<text:bookmark-end text:name="__RefHeading___Toc10772_1038013662"/></text:h>
      <text:p text:style-name="P5"/>
      <text:list xml:id="list3128634470" text:style-name="L2">
        <text:list-item>
          <text:p text:style-name="P28">Declare a '<text:span text:style-name="code_5f_C">png_image</text:span>' structure on the stack and <text:span text:style-name="code_5f_C">memset()</text:span> it to all <text:span text:style-name="T6">zero</text:span>.<text:line-break/></text:p>
        </text:list-item>
        <text:list-item>
          <text:p text:style-name="P28">Initialize the members of the structure that describe the image, setting the '<text:span text:style-name="code_5f_C">format</text:span>' member to the format of the image samples.<text:line-break/></text:p>
        </text:list-item>
        <text:list-item>
          <text:p text:style-name="P28">Call the appropriate <text:span text:style-name="code_5f_C">png_image_write...</text:span> function with a <text:span text:style-name="T6">pointer to the image</text:span> and, if necessary, the color-map to write the PNG data.</text:p>
        </text:list-item>
      </text:list>
      <text:p text:style-name="P5"/>
      <text:p text:style-name="P5"><text:span text:style-name="code_5f_C">png_image</text:span> is a structure that describes the in-memory format of an image when it is being read or defines the in-memory format of an image that you need to write. <text:s/>The "<text:span text:style-name="code_5f_C">png_image</text:span>" structure contains the following members:</text:p>
      <text:p text:style-name="P5"/>
      <text:p text:style-name="code_5f_block"><text:s text:c="3"/>png_controlp opaque <text:s/>Initialize to NULL, free with png_image_free</text:p>
      <text:p text:style-name="code_5f_block"><text:s text:c="3"/>png_uint_32 <text:s/>version Set to PNG_IMAGE_VERSION</text:p>
      <text:p text:style-name="code_5f_block"><text:s text:c="3"/>png_uint_32 <text:s/>width <text:s text:c="2"/>Image width in pixels (columns)</text:p>
      <text:p text:style-name="code_5f_block"><text:s text:c="3"/>png_uint_32 <text:s/>height <text:s/>Image height in pixels (rows)</text:p>
      <text:p text:style-name="code_5f_block"><text:s text:c="3"/>png_uint_32 <text:s/>format <text:s/>Image format as defined below</text:p>
      <text:p text:style-name="code_5f_block"><text:s text:c="3"/>png_uint_32 <text:s/>flags <text:s text:c="2"/>A bit mask containing informational flags</text:p>
      <text:p text:style-name="code_5f_block"><text:s text:c="3"/>png_uint_32 <text:s/>colormap_entries; Number of entries in the color-map</text:p>
      <text:p text:style-name="code_5f_block"><text:s text:c="3"/>png_uint_32 <text:s/>warning_or_error;</text:p>
      <text:p text:style-name="code_5f_block"><text:s text:c="3"/>char <text:s text:c="8"/>message[64];</text:p>
      <text:p text:style-name="P5"/>
      <text:p text:style-name="P5">In the event of an <text:span text:style-name="T6">error</text:span> or <text:span text:style-name="T6">warning</text:span> the "<text:span text:style-name="code_5f_C">warning_or_error</text:span>" field will be set to a <text:span text:style-name="T6">non-zero value</text:span> and the '<text:span text:style-name="code_5f_C">message</text:span>' field will contain a <text:span text:style-name="code_5f_C">'\0'</text:span> terminated string with the libpng <text:span text:style-name="T6">error</text:span> or <text:span text:style-name="T6">warning message</text:span>. <text:s/>If both <text:soft-page-break/><text:span text:style-name="T6">warnings</text:span> and an <text:span text:style-name="T6">error</text:span> were encountered, only the <text:span text:style-name="T6">error</text:span> is recorded. <text:s/>If there are multiple <text:span text:style-name="T6">warnings</text:span>, only the first one is recorded.</text:p>
      <text:p text:style-name="P5"/>
      <text:p text:style-name="P5">The <text:span text:style-name="T6">upper 30 bits</text:span> of the "<text:span text:style-name="code_5f_C">warning_or_error</text:span>" value <text:span text:style-name="T6">are reserved</text:span>; the <text:span text:style-name="T6">low two bits</text:span> contain a <text:span text:style-name="T6">two bit code</text:span> such that a value more than <text:span text:style-name="code_5f_C">1</text:span> indicates a failure in the API just called:</text:p>
      <text:p text:style-name="P5"/>
      <text:p text:style-name="code_5f_block"><text:s text:c="3"/>0 - no warning or error</text:p>
      <text:p text:style-name="code_5f_block"><text:s text:c="3"/>1 - warning</text:p>
      <text:p text:style-name="code_5f_block"><text:s text:c="3"/>2 - error</text:p>
      <text:p text:style-name="code_5f_block"><text:s text:c="3"/>3 - error preceded by warning</text:p>
      <text:p text:style-name="P5"/>
      <text:p text:style-name="P5">The pixels (samples) of the image have one to four channels whose components have original values in the range <text:span text:style-name="code_5f_C">0</text:span> to <text:span text:style-name="code_5f_C">1.0</text:span>:</text:p>
      <text:p text:style-name="P5"/>
      <text:p text:style-name="code_5f_block"><text:s text:c="2"/>1: A single gray or luminance channel (G).</text:p>
      <text:p text:style-name="code_5f_block"><text:s text:c="2"/>2: A gray/luminance channel and an alpha channel (GA).</text:p>
      <text:p text:style-name="code_5f_block"><text:s text:c="2"/>3: Three red, green, blue color channels (RGB).</text:p>
      <text:p text:style-name="code_5f_block"><text:s text:c="2"/>4: Three color channels and an alpha channel (RGBA).</text:p>
      <text:p text:style-name="P5"/>
      <text:p text:style-name="P5">The channels are encoded in one of two ways:</text:p>
      <text:p text:style-name="P5"/>
      <text:list xml:id="list3476513172" text:style-name="L3">
        <text:list-item>
          <text:p text:style-name="P29"><text:span text:style-name="T2">As a small integer, value </text:span><text:span text:style-name="code_5f_C">0..255</text:span><text:span text:style-name="T2">, contained in a single byte. <text:s/>For the alpha channel the original value is simply </text:span><text:span text:style-name="code_5f_C">value/255</text:span><text:span text:style-name="T2">. <text:s/>For the color or luminance channels the value is encoded according to the </text:span><text:user-index-mark text:string-value="sRGB" text:index-name="Chunk" text:outline-level="1"/><text:span text:style-name="T2">sRGB specification and matches the 8-bit format expected by typical display devices.</text:span></text:p>
        </text:list-item>
      </text:list>
      <text:p text:style-name="P5"/>
      <text:p text:style-name="P5">The color/gray channels are not scaled (pre-multiplied) by the alpha channel and are suitable for passing to color management software.</text:p>
      <text:p text:style-name="P5"/>
      <text:list xml:id="list3532364723" text:style-name="L4">
        <text:list-item>
          <text:p text:style-name="P30"><text:span text:style-name="T2">As a value in the range </text:span><text:span text:style-name="code_5f_C">0..65535</text:span><text:span text:style-name="T2">, contained in a 2-byte integer, in the native byte order of the platform on which the application is running. All channels can be converted to the original value by dividing by 65535; all channels are linear. <text:s/>Color channels use the RGB encoding (RGB end-points) of the </text:span><text:user-index-mark text:string-value="sRGB" text:index-name="Chunk" text:outline-level="1"/><text:span text:style-name="T2">sRGB specification. <text:s/>This encoding is identified by the P</text:span><text:span text:style-name="code_5f_C">NG_FORMAT_FLAG_LINEAR</text:span><text:span text:style-name="T2"> flag below.</text:span></text:p>
        </text:list-item>
      </text:list>
      <text:p text:style-name="P5"/>
      <text:p text:style-name="Standard"><text:span text:style-name="T2">When the simplified API needs to convert between </text:span><text:user-index-mark text:string-value="sRGB" text:index-name="Chunk" text:outline-level="1"/><text:span text:style-name="T2">sRGB and linear colorspaces, the actual </text:span><text:user-index-mark text:string-value="sRGB" text:index-name="Chunk" text:outline-level="1"/><text:span text:style-name="T2">sRGB transfer curve defined in the </text:span><text:user-index-mark text:string-value="sRGB" text:index-name="Chunk" text:outline-level="1"/><text:span text:style-name="T2">sRGB specification (see the article at </text:span><text:a xlink:type="simple" xlink:href="https://en.wikipedia.org/wiki/SRGB" text:style-name="Internet_20_link" text:visited-style-name="Visited_20_Internet_20_Link"><text:span text:style-name="link"><text:span text:style-name="T2">https://en.wikipedia.org/wiki/SRGB</text:span></text:span></text:a><text:span text:style-name="T2">) is used, </text:span><text:span text:style-name="T4">not the gamma=1/2.2 approximation</text:span><text:span text:style-name="T2"> used elsewhere in libpng.</text:span></text:p>
      <text:p text:style-name="P5"/>
      <text:p text:style-name="P5">When an alpha channel is present it is expected to denote pixel coverage of the color or luminance channels and is returned as an associated alpha channel: the color/gray channels are scaled (pre-multiplied) by the alpha value.</text:p>
      <text:p text:style-name="P5"/>
      <text:p text:style-name="P5">The samples are either contained directly in the image data, between 1 and 8 bytes per pixel according to the encoding, or are held in a color-map indexed by bytes in the image data. <text:s/>In the case of a color-map the color-map entries are individual samples, encoded as above, and the image data has one byte per pixel to select the relevant sample from the color-map.</text:p>
      <text:p text:style-name="P5"/>
      <text:h text:style-name="Heading_20_3" text:outline-level="3"><text:bookmark-start text:name="__RefHeading___Toc10774_1038013662"/><text:span text:style-name="code_5f_C"><text:span text:style-name="T8">PNG_FORMAT_*</text:span></text:span><text:bookmark-end text:name="__RefHeading___Toc10774_1038013662"/></text:h>
      <text:p text:style-name="P5"/>
      <text:p text:style-name="P5"><text:soft-page-break/>The <text:span text:style-name="code_5f_C">#defines</text:span> to be used in <text:span text:style-name="code_5f_C">png_image::format</text:span>. <text:s/>Each <text:span text:style-name="code_5f_C">#define</text:span> identifies a particular layout of channel data and, if present, alpha values. <text:s/>There are separate defines for each of the two component encodings.</text:p>
      <text:p text:style-name="P5"/>
      <text:p text:style-name="P5">A format is built up using single bit flag values. <text:s/>All combinations are valid. <text:s/>Formats can be built up from the flag values or you can use one of the predefined values below. <text:s/>When testing formats always use the <text:span text:style-name="code_5f_C">FORMAT_FLAG</text:span> macros to test for individual features - future versions of the library may add new flags.</text:p>
      <text:p text:style-name="P5"/>
      <text:p text:style-name="P5">When <text:span text:style-name="T6">reading</text:span> or <text:span text:style-name="T6">writing color-mapped images</text:span> the format should be set to the format of the entries in the color-map then <text:span text:style-name="code_5f_C">png_image_{read,write}_colormap</text:span> called to read or write the color-map and set the format correctly for the image data. <text:s/>Do not set the <text:span text:style-name="code_5f_C">PNG_FORMAT_FLAG_COLORMAP</text:span> bit directly!</text:p>
      <text:p text:style-name="P5"/>
      <text:p text:style-name="P5">NOTE: libpng can be built with particular features disabled. If you see <text:span text:style-name="T6">compiler errors</text:span> because the definition of one of the following flags has been compiled out it is because libpng does not have the required support. <text:s/>It is possible, however, for the libpng configuration to enable the format on just read or just write; in that case you may see an <text:span text:style-name="T6">error</text:span> at run time. You can guard against this by checking for the definition of the appropriate "<text:span text:style-name="code_5f_C">_SUPPORTED</text:span>" macro, one of:</text:p>
      <text:p text:style-name="P5"/>
      <text:p text:style-name="code_5f_block"><text:s text:c="3"/>PNG_SIMPLIFIED_{READ,WRITE}_{BGR,AFIRST}_SUPPORTED</text:p>
      <text:p text:style-name="code_5f_block"/>
      <text:p text:style-name="code_5f_block"><text:s text:c="3"/>PNG_FORMAT_FLAG_ALPHA <text:s text:c="3"/>format with an alpha channel</text:p>
      <text:p text:style-name="code_5f_block"><text:s text:c="3"/>PNG_FORMAT_FLAG_COLOR <text:s text:c="3"/>color format: otherwise grayscale</text:p>
      <text:p text:style-name="code_5f_block"><text:s text:c="3"/>PNG_FORMAT_FLAG_LINEAR <text:s text:c="2"/>2-byte channels else 1-byte</text:p>
      <text:p text:style-name="code_5f_block"><text:s text:c="3"/>PNG_FORMAT_FLAG_COLORMAP image data is color-mapped</text:p>
      <text:p text:style-name="code_5f_block"><text:s text:c="3"/>PNG_FORMAT_FLAG_BGR <text:s text:c="5"/>BGR colors, else order is RGB</text:p>
      <text:p text:style-name="code_5f_block"><text:s text:c="3"/>PNG_FORMAT_FLAG_AFIRST <text:s text:c="2"/>alpha channel comes first</text:p>
      <text:p text:style-name="P5"/>
      <text:p text:style-name="P5">Supported formats are as follows. <text:s/>Future versions of libpng may support more formats; for compatibility with older versions simply check if the format macro is defined using <text:span text:style-name="code_5f_C">#ifdef</text:span>. <text:s/>These defines describe the in-memory layout of the components of the pixels of the image.</text:p>
      <text:p text:style-name="P5"/>
      <text:p text:style-name="P5">First the single byte (<text:user-index-mark text:string-value="sRGB" text:index-name="Chunk" text:outline-level="1"/>sRGB) formats:</text:p>
      <text:p text:style-name="P5"/>
      <text:p text:style-name="code_5f_block"><text:s text:c="3"/>PNG_FORMAT_GRAY</text:p>
      <text:p text:style-name="code_5f_block"><text:s text:c="3"/>PNG_FORMAT_GA</text:p>
      <text:p text:style-name="code_5f_block"><text:s text:c="3"/>PNG_FORMAT_AG</text:p>
      <text:p text:style-name="code_5f_block"><text:s text:c="3"/>PNG_FORMAT_RGB</text:p>
      <text:p text:style-name="code_5f_block"><text:s text:c="3"/>PNG_FORMAT_BGR</text:p>
      <text:p text:style-name="code_5f_block"><text:s text:c="3"/>PNG_FORMAT_RGBA</text:p>
      <text:p text:style-name="code_5f_block"><text:s text:c="3"/>PNG_FORMAT_ARGB</text:p>
      <text:p text:style-name="code_5f_block"><text:s text:c="3"/>PNG_FORMAT_BGRA</text:p>
      <text:p text:style-name="code_5f_block"><text:s text:c="3"/>PNG_FORMAT_ABGR</text:p>
      <text:p text:style-name="P5"/>
      <text:p text:style-name="P5">Then the linear 2-byte formats. <text:s/>When naming these "<text:span text:style-name="code_5f_C">Y</text:span>" is used to indicate a luminance (gray) channel. <text:s/>The component order within the pixel is always the same - there is no provision for swapping the order of the components in the linear format. <text:s/>The components are 16-bit integers in the native byte order for your platform, and there is <text:span text:style-name="T6">no provision</text:span> for swapping the bytes to a <text:span text:style-name="T6">different endian condition</text:span>.</text:p>
      <text:p text:style-name="P5"/>
      <text:p text:style-name="code_5f_block"><text:s text:c="3"/>PNG_FORMAT_LINEAR_Y</text:p>
      <text:p text:style-name="code_5f_block"><text:s text:c="3"/>PNG_FORMAT_LINEAR_Y_ALPHA</text:p>
      <text:p text:style-name="code_5f_block"><text:s text:c="3"/>PNG_FORMAT_LINEAR_RGB</text:p>
      <text:p text:style-name="code_5f_block"><text:s text:c="3"/>PNG_FORMAT_LINEAR_RGB_ALPHA</text:p>
      <text:p text:style-name="P5"/>
      <text:p text:style-name="P5"><text:soft-page-break/>With color-mapped formats the image data is one byte for each pixel. The byte is an index into the color-map which is formatted as above. <text:s/>To obtain a color-mapped format it is sufficient just to add the <text:span text:style-name="code_5f_C">PNG_FOMAT_FLAG_COLORMAP</text:span> to one of the above definitions, or you can use one of the definitions below.</text:p>
      <text:p text:style-name="P5"/>
      <text:p text:style-name="code_5f_block"><text:s text:c="3"/>PNG_FORMAT_RGB_COLORMAP</text:p>
      <text:p text:style-name="code_5f_block"><text:s text:c="3"/>PNG_FORMAT_BGR_COLORMAP</text:p>
      <text:p text:style-name="code_5f_block"><text:s text:c="3"/>PNG_FORMAT_RGBA_COLORMAP</text:p>
      <text:p text:style-name="code_5f_block"><text:s text:c="3"/>PNG_FORMAT_ARGB_COLORMAP</text:p>
      <text:p text:style-name="code_5f_block"><text:s text:c="3"/>PNG_FORMAT_BGRA_COLORMAP</text:p>
      <text:p text:style-name="code_5f_block"><text:s text:c="3"/>PNG_FORMAT_ABGR_COLORMAP</text:p>
      <text:p text:style-name="P5"/>
      <text:h text:style-name="Heading_20_3" text:outline-level="3"><text:bookmark-start text:name="__RefHeading___Toc459_1038013662"/><text:span text:style-name="code_5f_C"><text:span text:style-name="T8">PNG_IMAGE</text:span></text:span> macros<text:bookmark-end text:name="__RefHeading___Toc459_1038013662"/></text:h>
      <text:p text:style-name="P5"/>
      <text:p text:style-name="P5">These are convenience macros to derive information from a <text:span text:style-name="code_5f_C">png_image</text:span> structure. <text:s/>The <text:span text:style-name="code_5f_C">PNG_IMAGE_SAMPLE_</text:span> macros return values appropriate to the actual image sample values - either the <text:span text:style-name="T6">entries in the color-map</text:span> or the <text:span text:style-name="T6">pixels in the image</text:span>. <text:s/>The <text:span text:style-name="code_5f_C">PNG_IMAGE_PIXEL_</text:span> macros return <text:span text:style-name="T6">corresponding values for the pixel</text:span>s and will always return <text:span text:style-name="code_5f_C">1</text:span> <text:span text:style-name="T6">for color-mapped formats</text:span>. <text:s/>The remaining macros return information about the rows in the image and the complete image.</text:p>
      <text:p text:style-name="P5"/>
      <text:p text:style-name="P5">NOTE: All the macros that take a <text:span text:style-name="code_5f_C">png_image::format</text:span> parameter are compile time constants if the format parameter is, itself, a constant. <text:s/>Therefore these macros can be used in array declarations and case labels where required. Similarly the macros are also pre-processor constants (<text:span text:style-name="code_5f_C">sizeof</text:span> is not used) so they can be used in <text:span text:style-name="code_5f_C">#if</text:span> tests.</text:p>
      <text:p text:style-name="P5"/>
      <text:p text:style-name="code_5f_block"><text:s text:c="2"/>PNG_IMAGE_SAMPLE_CHANNELS(fmt)</text:p>
      <text:p text:style-name="code_5f_block"><text:s text:c="4"/>Returns the total number of channels in a given format: 1..4</text:p>
      <text:p text:style-name="code_5f_block"/>
      <text:p text:style-name="code_5f_block"><text:s text:c="2"/>PNG_IMAGE_SAMPLE_COMPONENT_SIZE(fmt)</text:p>
      <text:p text:style-name="code_5f_block"><text:s text:c="4"/>Returns the size in bytes of a single component of a pixel or color-map</text:p>
      <text:p text:style-name="code_5f_block"><text:s text:c="4"/>entry (as appropriate) in the image: 1 or 2.</text:p>
      <text:p text:style-name="code_5f_block"/>
      <text:p text:style-name="code_5f_block"><text:s text:c="2"/>PNG_IMAGE_SAMPLE_SIZE(fmt)</text:p>
      <text:p text:style-name="code_5f_block"><text:s text:c="4"/>This is the size of the sample data for one sample. <text:s/>If the image is</text:p>
      <text:p text:style-name="code_5f_block"><text:s text:c="4"/>color-mapped it is the size of one color-map entry (and image pixels are</text:p>
      <text:p text:style-name="code_5f_block"><text:s text:c="4"/>one byte in size), otherwise it is the size of one image pixel.</text:p>
      <text:p text:style-name="code_5f_block"/>
      <text:p text:style-name="code_5f_block"><text:s text:c="2"/>PNG_IMAGE_MAXIMUM_COLORMAP_COMPONENTS(fmt)</text:p>
      <text:p text:style-name="code_5f_block"><text:s text:c="4"/>The maximum size of the color-map required by the format expressed in a</text:p>
      <text:p text:style-name="code_5f_block"><text:s text:c="4"/>count of components. <text:s/>This can be used to compile-time allocate a</text:p>
      <text:p text:style-name="code_5f_block"><text:s text:c="4"/>color-map:</text:p>
      <text:p text:style-name="code_5f_block"/>
      <text:p text:style-name="code_5f_block"><text:s text:c="4"/>png_uint_16 colormap[PNG_IMAGE_MAXIMUM_COLORMAP_COMPONENTS(linear_fmt)];</text:p>
      <text:p text:style-name="code_5f_block"/>
      <text:p text:style-name="code_5f_block"><text:s text:c="4"/>png_byte colormap[PNG_IMAGE_MAXIMUM_COLORMAP_COMPONENTS(<text:user-index-mark text:string-value="sRGB" text:index-name="Chunk" text:outline-level="1"/>sRGB_fmt)];</text:p>
      <text:p text:style-name="code_5f_block"/>
      <text:p text:style-name="code_5f_block"><text:s text:c="4"/>Alternatively use the PNG_IMAGE_COLORMAP_SIZE macro below to use the</text:p>
      <text:p text:style-name="code_5f_block"><text:s text:c="4"/>information from one of the png_image_begin_read_ APIs and dynamically</text:p>
      <text:p text:style-name="code_5f_block"><text:s text:c="4"/>allocate the required memory.</text:p>
      <text:p text:style-name="code_5f_block"/>
      <text:p text:style-name="code_5f_block"><text:s text:c="2"/>PNG_IMAGE_COLORMAP_SIZE(fmt)</text:p>
      <text:p text:style-name="code_5f_block"><text:s text:c="3"/>The size of the color-map required by the format; this is the size of the</text:p>
      <text:p text:style-name="code_5f_block"><text:s text:c="3"/>color-map buffer passed to the png_image_{read,write}_colormap APIs. It is</text:p>
      <text:p text:style-name="code_5f_block"><text:s text:c="3"/>a fixed number determined by the format so can easily be allocated on the</text:p>
      <text:p text:style-name="code_5f_block"><text:s text:c="3"/>stack if necessary.</text:p>
      <text:p text:style-name="code_5f_block"/>
      <text:p text:style-name="code_5f_block">Corresponding information about the pixels</text:p>
      <text:p text:style-name="code_5f_block"/>
      <text:p text:style-name="code_5f_block"><text:soft-page-break/><text:s text:c="2"/>PNG_IMAGE_PIXEL_CHANNELS(fmt)</text:p>
      <text:p text:style-name="code_5f_block"><text:s text:c="3"/>The number of separate channels (components) in a pixel; 1 for a</text:p>
      <text:p text:style-name="code_5f_block"><text:s text:c="3"/>color-mapped image.</text:p>
      <text:p text:style-name="code_5f_block"/>
      <text:p text:style-name="code_5f_block"><text:s text:c="2"/>PNG_IMAGE_PIXEL_COMPONENT_SIZE(fmt)\</text:p>
      <text:p text:style-name="code_5f_block"><text:s text:c="3"/>The size, in bytes, of each component in a pixel; 1 for a color-mapped</text:p>
      <text:p text:style-name="code_5f_block"><text:s text:c="3"/>image.</text:p>
      <text:p text:style-name="code_5f_block"/>
      <text:p text:style-name="code_5f_block"><text:s text:c="2"/>PNG_IMAGE_PIXEL_SIZE(fmt)</text:p>
      <text:p text:style-name="code_5f_block"><text:s text:c="3"/>The size, in bytes, of a complete pixel; 1 for a color-mapped image.</text:p>
      <text:p text:style-name="code_5f_block"/>
      <text:p text:style-name="code_5f_block">Information about the whole row, or whole image</text:p>
      <text:p text:style-name="code_5f_block"/>
      <text:p text:style-name="code_5f_block"><text:s text:c="2"/>PNG_IMAGE_ROW_STRIDE(image)</text:p>
      <text:p text:style-name="code_5f_block"><text:s text:c="3"/>Returns the total number of components in a single row of the image; this</text:p>
      <text:p text:style-name="code_5f_block"><text:s text:c="3"/>is the minimum 'row stride', the minimum count of components between each</text:p>
      <text:p text:style-name="code_5f_block"><text:s text:c="3"/>row. <text:s/>For a color-mapped image this is the minimum number of bytes in a</text:p>
      <text:p text:style-name="code_5f_block"><text:s text:c="3"/>row.</text:p>
      <text:p text:style-name="code_5f_block"/>
      <text:p text:style-name="code_5f_block"><text:s text:c="3"/>If you need the stride measured in bytes, row_stride_bytes is</text:p>
      <text:p text:style-name="code_5f_block"><text:s text:c="3"/>PNG_IMAGE_ROW_STRIDE(image) * PNG_IMAGE_PIXEL_COMPONENT_SIZE(fmt)</text:p>
      <text:p text:style-name="code_5f_block"><text:s text:c="3"/>plus any padding bytes that your application might need, for example</text:p>
      <text:p text:style-name="code_5f_block"><text:s text:c="3"/>to start the next row on a 4-byte boundary.</text:p>
      <text:p text:style-name="code_5f_block"/>
      <text:p text:style-name="code_5f_block"><text:s text:c="2"/>PNG_IMAGE_BUFFER_SIZE(image, row_stride)</text:p>
      <text:p text:style-name="code_5f_block"><text:s text:c="3"/>Return the size, in bytes, of an image buffer given a png_image and a row</text:p>
      <text:p text:style-name="code_5f_block"><text:s text:c="3"/>stride - the number of components to leave space for in each row.</text:p>
      <text:p text:style-name="code_5f_block"/>
      <text:p text:style-name="code_5f_block"><text:s text:c="2"/>PNG_IMAGE_SIZE(image)</text:p>
      <text:p text:style-name="code_5f_block"><text:s text:c="3"/>Return the size, in bytes, of the image in memory given just a png_image;</text:p>
      <text:p text:style-name="code_5f_block"><text:s text:c="3"/>the row stride is the minimum stride required for the image.</text:p>
      <text:p text:style-name="code_5f_block"/>
      <text:p text:style-name="code_5f_block"><text:s text:c="2"/>PNG_IMAGE_COLORMAP_SIZE(image)</text:p>
      <text:p text:style-name="code_5f_block"><text:s text:c="3"/>Return the size, in bytes, of the color-map of this image. <text:s/>If the image</text:p>
      <text:p text:style-name="code_5f_block"><text:s text:c="3"/>format is not a color-map format this will return a size sufficient for</text:p>
      <text:p text:style-name="code_5f_block"><text:s text:c="3"/>256 entries in the given format; check PNG_FORMAT_FLAG_COLORMAP if</text:p>
      <text:p text:style-name="code_5f_block"><text:s text:c="3"/>you don't want to allocate a color-map in this case.</text:p>
      <text:p text:style-name="code_5f_block"/>
      <text:p text:style-name="code_5f_block">PNG_IMAGE_FLAG_*</text:p>
      <text:p text:style-name="code_5f_block"/>
      <text:p text:style-name="code_5f_block">Flags containing additional information about the image are held in the 'flags' field of png_image.</text:p>
      <text:p text:style-name="code_5f_block"/>
      <text:p text:style-name="code_5f_block"><text:s text:c="2"/>PNG_IMAGE_FLAG_COLORSPACE_NOT_<text:user-index-mark text:string-value="sRGB" text:index-name="Chunk" text:outline-level="1"/>sRGB == 0x01</text:p>
      <text:p text:style-name="code_5f_block"><text:s text:c="4"/>This indicates that the RGB values of the in-memory bitmap do not</text:p>
      <text:p text:style-name="code_5f_block"><text:s text:c="4"/>correspond to the red, green and blue end-points defined by <text:user-index-mark text:string-value="sRGB" text:index-name="Chunk" text:outline-level="1"/>sRGB.</text:p>
      <text:p text:style-name="code_5f_block"/>
      <text:p text:style-name="code_5f_block"><text:s text:c="2"/>PNG_IMAGE_FLAG_FAST == 0x02</text:p>
      <text:p text:style-name="code_5f_block"><text:s text:c="3"/>On write emphasise speed over compression; the resultant PNG file will be</text:p>
      <text:p text:style-name="code_5f_block"><text:s text:c="3"/>larger but will be produced significantly faster, particular for large</text:p>
      <text:p text:style-name="code_5f_block"><text:s text:c="3"/>images. <text:s/>Do not use this option for images which will be distributed, only</text:p>
      <text:p text:style-name="code_5f_block"><text:s text:c="3"/>used it when producing intermediate files that will be read back in</text:p>
      <text:p text:style-name="code_5f_block"><text:s text:c="3"/>repeatedly. <text:s/>For a typical 24-bit image the option will double the read</text:p>
      <text:p text:style-name="code_5f_block"><text:s text:c="3"/>speed at the cost of increasing the image size by 25%, however for many</text:p>
      <text:p text:style-name="code_5f_block"><text:s text:c="3"/>more compressible images the PNG file can be 10 times larger with only a</text:p>
      <text:p text:style-name="code_5f_block"><text:s text:c="3"/>slight speed gain.</text:p>
      <text:p text:style-name="code_5f_block"/>
      <text:p text:style-name="code_5f_block"><text:s text:c="2"/>PNG_IMAGE_FLAG_16BIT_<text:user-index-mark text:string-value="sRGB" text:index-name="Chunk" text:outline-level="1"/>sRGB == 0x04</text:p>
      <text:p text:style-name="code_5f_block"><text:s text:c="4"/>On read if the image is a 16-bit per component image and there is no <text:user-index-mark-start text:id="IMark300514152" text:index-name="Chunk" text:outline-level="1"/><text:user-index-mark text:string-value="gAMA" text:index-name="Chunk" text:outline-level="1"/>gAMA<text:user-index-mark-end text:id="IMark300514152"/></text:p>
      <text:p text:style-name="code_5f_block"><text:s text:c="4"/>or <text:user-index-mark text:string-value="sRGB" text:index-name="Chunk" text:outline-level="1"/>sRGB chunk assume that the components are <text:user-index-mark text:string-value="sRGB" text:index-name="Chunk" text:outline-level="1"/>sRGB encoded. <text:s/>Notice that</text:p>
      <text:p text:style-name="code_5f_block"><text:s text:c="4"/>images output by the simplified API always have gamma information; setting</text:p>
      <text:p text:style-name="code_5f_block"><text:s text:c="4"/>this flag only affects the interpretation of 16-bit images from an</text:p>
      <text:p text:style-name="code_5f_block"><text:s text:c="4"/>external source. <text:s/>It is recommended that the application expose this flag</text:p>
      <text:p text:style-name="code_5f_block"><text:s text:c="4"/>to the user; the user can normally easily recognize the difference between</text:p>
      <text:p text:style-name="code_5f_block"><text:s text:c="4"/>linear and <text:user-index-mark text:string-value="sRGB" text:index-name="Chunk" text:outline-level="1"/>sRGB encoding. <text:s/>This flag has no effect on write - the data</text:p>
      <text:p text:style-name="code_5f_block"><text:s text:c="4"/>passed to the write APIs must have the correct encoding (as defined</text:p>
      <text:p text:style-name="code_5f_block"><text:soft-page-break/><text:s text:c="4"/>above.)</text:p>
      <text:p text:style-name="code_5f_block"/>
      <text:p text:style-name="code_5f_block"><text:s text:c="4"/>If the flag is not set (the default) input 16-bit per component data is</text:p>
      <text:p text:style-name="code_5f_block"><text:s text:c="4"/>assumed to be linear.</text:p>
      <text:p text:style-name="code_5f_block"/>
      <text:p text:style-name="code_5f_block"><text:s text:c="4"/>NOTE: the flag can only be set after the png_image_begin_read_ call,</text:p>
      <text:p text:style-name="code_5f_block"><text:s text:c="4"/>because that call initializes the 'flags' field.</text:p>
      <text:p text:style-name="code_5f_block"/>
      <text:p text:style-name="code_5f_block">READ APIs</text:p>
      <text:p text:style-name="code_5f_block"/>
      <text:p text:style-name="code_5f_block"><text:s text:c="3"/>The png_image passed to the read APIs must have been initialized by setting</text:p>
      <text:p text:style-name="code_5f_block"><text:s text:c="3"/>the png_controlp field 'opaque' to NULL (or, better, memset the whole thing.)</text:p>
      <text:p text:style-name="code_5f_block"/>
      <text:p text:style-name="code_5f_block"><text:s text:c="3"/>int png_image_begin_read_from_file( png_imagep image,</text:p>
      <text:p text:style-name="code_5f_block"><text:s text:c="5"/>const char *file_name)</text:p>
      <text:p text:style-name="code_5f_block"/>
      <text:p text:style-name="code_5f_block"><text:s text:c="5"/>The named file is opened for read and the image header</text:p>
      <text:p text:style-name="code_5f_block"><text:s text:c="5"/>is filled in from the PNG header in the file.</text:p>
      <text:p text:style-name="code_5f_block"/>
      <text:p text:style-name="code_5f_block"><text:s text:c="3"/>int png_image_begin_read_from_stdio (png_imagep image,</text:p>
      <text:p text:style-name="code_5f_block"><text:s text:c="5"/>FILE* file)</text:p>
      <text:p text:style-name="code_5f_block"/>
      <text:p text:style-name="code_5f_block"><text:s text:c="6"/>The PNG header is read from the stdio FILE object.</text:p>
      <text:p text:style-name="code_5f_block"/>
      <text:p text:style-name="code_5f_block"><text:s text:c="3"/>int png_image_begin_read_from_memory(png_imagep image,</text:p>
      <text:p text:style-name="code_5f_block"><text:s text:c="6"/>png_const_voidp memory, size_t size)</text:p>
      <text:p text:style-name="code_5f_block"/>
      <text:p text:style-name="code_5f_block"><text:s text:c="6"/>The PNG header is read from the given memory buffer.</text:p>
      <text:p text:style-name="code_5f_block"/>
      <text:p text:style-name="code_5f_block"><text:s text:c="3"/>int png_image_finish_read(png_imagep image,</text:p>
      <text:p text:style-name="code_5f_block"><text:s text:c="6"/>png_colorp background, void *buffer,</text:p>
      <text:p text:style-name="code_5f_block"><text:s text:c="6"/>png_int_32 row_stride, void *colormap));</text:p>
      <text:p text:style-name="code_5f_block"/>
      <text:p text:style-name="code_5f_block"><text:s text:c="6"/>Finish reading the image into the supplied buffer and</text:p>
      <text:p text:style-name="code_5f_block"><text:s text:c="6"/>clean up the png_image structure.</text:p>
      <text:p text:style-name="code_5f_block"/>
      <text:p text:style-name="code_5f_block"><text:s text:c="6"/>row_stride is the step, in png_byte or png_uint_16 units</text:p>
      <text:p text:style-name="code_5f_block"><text:s text:c="6"/>as appropriate, between adjacent rows. <text:s/>A positive stride</text:p>
      <text:p text:style-name="code_5f_block"><text:s text:c="6"/>indicates that the top-most row is first in the buffer -</text:p>
      <text:p text:style-name="code_5f_block"><text:s text:c="6"/>the normal top-down arrangement. <text:s/>A negative stride</text:p>
      <text:p text:style-name="code_5f_block"><text:s text:c="6"/>indicates that the bottom-most row is first in the buffer.</text:p>
      <text:p text:style-name="code_5f_block"/>
      <text:p text:style-name="code_5f_block"><text:s text:c="6"/>background need only be supplied if an alpha channel must</text:p>
      <text:p text:style-name="code_5f_block"><text:s text:c="6"/>be removed from a png_byte format and the removal is to be</text:p>
      <text:p text:style-name="code_5f_block"><text:s text:c="6"/>done by compositing on a solid color; otherwise it may be</text:p>
      <text:p text:style-name="code_5f_block"><text:s text:c="6"/>NULL and any composition will be done directly onto the</text:p>
      <text:p text:style-name="code_5f_block"><text:s text:c="6"/>buffer. <text:s/>The value is an <text:user-index-mark text:string-value="sRGB" text:index-name="Chunk" text:outline-level="1"/>sRGB color to use for the</text:p>
      <text:p text:style-name="code_5f_block"><text:s text:c="6"/>background, for grayscale output the green channel is used.</text:p>
      <text:p text:style-name="code_5f_block"/>
      <text:p text:style-name="code_5f_block"><text:s text:c="6"/>For linear output removing the alpha channel is always done</text:p>
      <text:p text:style-name="code_5f_block"><text:s text:c="6"/>by compositing on black.</text:p>
      <text:p text:style-name="code_5f_block"/>
      <text:p text:style-name="code_5f_block"><text:s text:c="3"/>void png_image_free(png_imagep image)</text:p>
      <text:p text:style-name="code_5f_block"/>
      <text:p text:style-name="code_5f_block"><text:s text:c="6"/>Free any data allocated by libpng in image-&gt;opaque,</text:p>
      <text:p text:style-name="code_5f_block"><text:s text:c="6"/>setting the pointer to NULL. <text:s/>May be called at any time</text:p>
      <text:p text:style-name="code_5f_block"><text:s text:c="6"/>after the structure is initialized.</text:p>
      <text:p text:style-name="P5"/>
      <text:p text:style-name="Standard"><text:span text:style-name="T2">When the simplified API needs to convert between </text:span><text:user-index-mark text:string-value="sRGB" text:index-name="Chunk" text:outline-level="1"/><text:span text:style-name="T2">sRGB and linear colorspaces, the actual </text:span><text:user-index-mark text:string-value="sRGB" text:index-name="Chunk" text:outline-level="1"/><text:span text:style-name="T2">sRGB transfer curve defined in the </text:span><text:user-index-mark text:string-value="sRGB" text:index-name="Chunk" text:outline-level="1"/><text:span text:style-name="T2">sRGB specification (see the article at </text:span><text:a xlink:type="simple" xlink:href="https://en.wikipedia.org/wiki/SRGB" text:style-name="Internet_20_link" text:visited-style-name="Visited_20_Internet_20_Link"><text:span text:style-name="link"><text:span text:style-name="T2">https://en.wikipedia.org/wiki/SRGB</text:span></text:span></text:a><text:span text:style-name="T2">) is used, </text:span><text:span text:style-name="T4">not the gamma=1/2.2 approximation</text:span><text:span text:style-name="T2"> used elsewhere in libpng.</text:span></text:p>
      <text:p text:style-name="P5"/>
      <text:h text:style-name="Heading_20_3" text:outline-level="3"><text:bookmark-start text:name="__RefHeading___Toc10776_1038013662"/><text:soft-page-break/>WRITE APIS<text:bookmark-end text:name="__RefHeading___Toc10776_1038013662"/></text:h>
      <text:p text:style-name="P5"/>
      <text:p text:style-name="P5">For write you must initialize a <text:span text:style-name="code_5f_C">png_image</text:span> structure to describe the image to be written:</text:p>
      <text:p text:style-name="P5"/>
      <text:p text:style-name="code_5f_block"><text:s text:c="3"/>version: must be set to PNG_IMAGE_VERSION</text:p>
      <text:p text:style-name="code_5f_block"><text:s text:c="3"/>opaque: must be initialized to NULL</text:p>
      <text:p text:style-name="code_5f_block"><text:s text:c="3"/>width: image width in pixels</text:p>
      <text:p text:style-name="code_5f_block"><text:s text:c="3"/>height: image height in rows</text:p>
      <text:p text:style-name="code_5f_block"><text:s text:c="3"/>format: the format of the data you wish to write</text:p>
      <text:p text:style-name="code_5f_block"><text:s text:c="3"/>flags: set to 0 unless one of the defined flags applies; set</text:p>
      <text:p text:style-name="code_5f_block"><text:s text:c="6"/>PNG_IMAGE_FLAG_COLORSPACE_NOT_<text:user-index-mark text:string-value="sRGB" text:index-name="Chunk" text:outline-level="1"/>sRGB for color format images</text:p>
      <text:p text:style-name="code_5f_block"><text:s text:c="6"/>where the RGB values do not correspond to the colors in <text:user-index-mark text:string-value="sRGB" text:index-name="Chunk" text:outline-level="1"/>sRGB.</text:p>
      <text:p text:style-name="code_5f_block"><text:s text:c="3"/>colormap_entries: set to the number of entries in the color-map (0 to 256)</text:p>
      <text:p text:style-name="code_5f_block"/>
      <text:p text:style-name="code_5f_block"><text:s text:c="3"/>int png_image_write_to_file, (png_imagep image,</text:p>
      <text:p text:style-name="code_5f_block"><text:s text:c="6"/>const char *file, int convert_to_8bit, const void *buffer,</text:p>
      <text:p text:style-name="code_5f_block"><text:s text:c="6"/>png_int_32 row_stride, const void *colormap));</text:p>
      <text:p text:style-name="code_5f_block"/>
      <text:p text:style-name="code_5f_block"><text:s text:c="6"/>Write the image to the named file.</text:p>
      <text:p text:style-name="code_5f_block"/>
      <text:p text:style-name="code_5f_block"><text:s text:c="3"/>int png_image_write_to_memory (png_imagep image, void *memory,</text:p>
      <text:p text:style-name="code_5f_block"><text:s text:c="6"/>png_alloc_size_t * PNG_RESTRICT memory_bytes,</text:p>
      <text:p text:style-name="code_5f_block"><text:s text:c="6"/>int convert_to_8_bit, const void *buffer, ptrdiff_t row_stride,</text:p>
      <text:p text:style-name="code_5f_block"><text:s text:c="6"/>const void *colormap));</text:p>
      <text:p text:style-name="code_5f_block"/>
      <text:p text:style-name="code_5f_block"><text:s text:c="6"/>Write the image to memory.</text:p>
      <text:p text:style-name="code_5f_block"/>
      <text:p text:style-name="code_5f_block"><text:s text:c="3"/>int png_image_write_to_stdio(png_imagep image, FILE *file,</text:p>
      <text:p text:style-name="code_5f_block"><text:s text:c="6"/>int convert_to_8_bit, const void *buffer,</text:p>
      <text:p text:style-name="code_5f_block"><text:s text:c="6"/>png_int_32 row_stride, const void *colormap)</text:p>
      <text:p text:style-name="code_5f_block"/>
      <text:p text:style-name="code_5f_block"><text:s text:c="6"/>Write the image to the given (FILE*).</text:p>
      <text:p text:style-name="P5"/>
      <text:p text:style-name="P5">With all write APIs if image is in one of the linear formats with (<text:span text:style-name="code_5f_C">png_uint_16</text:span>) data then setting <text:span text:style-name="code_5f_C">convert_to_8_bit</text:span> will cause the output to be a (<text:span text:style-name="code_5f_C">png_byte</text:span>) PNG gamma encoded according to the <text:user-index-mark text:string-value="sRGB" text:index-name="Chunk" text:outline-level="1"/>sRGB specification, otherwise a 16-bit linear encoded PNG file is written.</text:p>
      <text:p text:style-name="P5"/>
      <text:p text:style-name="P5">With all APIs <text:span text:style-name="code_5f_C">row_stride</text:span> is handled as in the read APIs - it is the spacing from one row to the next in component sized units (<text:span text:style-name="code_5f_C">float</text:span>) and if <text:span text:style-name="T6">negative</text:span> indicates a bottom-up row layout in the buffer. <text:s/>If you pass <text:span text:style-name="T6">zero</text:span>, libpng will calculate the <text:span text:style-name="code_5f_C">row_stride</text:span> for you from the width and number of channels.</text:p>
      <text:p text:style-name="P5"/>
      <text:p text:style-name="P5">Note that the write API does not support interlacing, sub-8-bit pixels, indexed (paletted) images, or most ancillary chunks.</text:p>
      <text:p text:style-name="P5"/>
      <text:h text:style-name="Heading_20_1" text:outline-level="1"><text:bookmark-start text:name="__RefHeading___Toc461_1038013662"/>Modifying/Customizing libpng<text:bookmark-end text:name="__RefHeading___Toc461_1038013662"/></text:h>
      <text:p text:style-name="P5"/>
      <text:p text:style-name="P5">There are two issues here. <text:s/>The first is changing how libpng does standard things like memory allocation, input/output, and <text:span text:style-name="T6">error handling</text:span>. The second deals with more complicated things like adding new chunks, adding new transformations, and generally changing how libpng works. Both of those are compile-time issues; that is, they are generally determined at the time the code is written, and there is rarely a need to provide the user with a means of changing them.</text:p>
      <text:p text:style-name="P5"/>
      <text:h text:style-name="Heading_20_3" text:outline-level="3"><text:bookmark-start text:name="__RefHeading___Toc10778_1038013662"/><text:soft-page-break/>Memory allocation, input/output, and error handling<text:bookmark-end text:name="__RefHeading___Toc10778_1038013662"/></text:h>
      <text:p text:style-name="P5"/>
      <text:p text:style-name="P5">All of the memory allocation, input/output, and <text:span text:style-name="T6">error handling</text:span> in libpng goes through <text:span text:style-name="T6">callbacks</text:span> that are user-settable. <text:s/>The default routines are in <text:span text:style-name="code_5f_file">pngmem.c</text:span>, <text:span text:style-name="code_5f_file">pngrio.c</text:span>, <text:span text:style-name="code_5f_file">pngwio.c</text:span>, and <text:span text:style-name="code_5f_file">pngerror.c</text:span>, respectively. <text:s/>To change these functions, call the appropriate <text:span text:style-name="code_5f_C">png_set_*_fn()</text:span> function.</text:p>
      <text:p text:style-name="P5"/>
      <text:p text:style-name="P5">Memory allocation is done through the functions <text:span text:style-name="code_5f_C">png_malloc()</text:span>, <text:span text:style-name="code_5f_C">png_calloc()</text:span>, and <text:span text:style-name="code_5f_C">png_free()</text:span>. <text:s/>The <text:span text:style-name="code_5f_C">png_malloc()</text:span> and <text:span text:style-name="code_5f_C">png_free()</text:span> functions currently just call the standard C functions and <text:span text:style-name="code_5f_C">png_calloc()</text:span> calls <text:span text:style-name="code_5f_C">png_malloc()</text:span> and then clears the newly allocated memory to <text:span text:style-name="T6">zero</text:span>; note that <text:span text:style-name="code_5f_C">png_calloc(png_ptr, size)</text:span> is not the same as the <text:span text:style-name="code_5f_C">calloc(number, size)</text:span> function provided by <text:span text:style-name="code_5f_file">stdlib.h</text:span>. There is limited support for certain systems with segmented memory architectures and the <text:span text:style-name="T6">types of pointers</text:span> declared by <text:span text:style-name="code_5f_file">png.h</text:span> match this; you will have to use appropriate pointers in your application. <text:s/>If you prefer to use a different method of allocating and freeing data, you can use <text:span text:style-name="code_5f_C">png_create_read_struct_2()</text:span> or <text:span text:style-name="code_5f_C">png_create_write_struct_2()</text:span> to register your own functions as described above. <text:s/>These functions also provide a <text:span text:style-name="code_5f_C">void pointer</text:span> that can be retrieved via</text:p>
      <text:p text:style-name="P5"/>
      <text:p text:style-name="code_5f_block"><text:s text:c="4"/>mem_ptr=png_get_mem_ptr(png_ptr);</text:p>
      <text:p text:style-name="P5"/>
      <text:p text:style-name="P5">Your replacement memory functions must have prototypes as follows:</text:p>
      <text:p text:style-name="P5"/>
      <text:p text:style-name="code_5f_block"><text:s text:c="4"/>png_voidp malloc_fn(png_structp png_ptr,</text:p>
      <text:p text:style-name="code_5f_block"><text:s text:c="7"/>png_alloc_size_t size);</text:p>
      <text:p text:style-name="code_5f_block"/>
      <text:p text:style-name="code_5f_block"><text:s text:c="4"/>void free_fn(png_structp png_ptr, png_voidp ptr);</text:p>
      <text:p text:style-name="P5"/>
      <text:p text:style-name="P5">Your <text:span text:style-name="code_5f_C">malloc_fn()</text:span> must return <text:span text:style-name="code_5f_C">NULL</text:span> in case of failure. <text:s/>The <text:span text:style-name="code_5f_C">png_malloc()</text:span> function will normally call <text:span text:style-name="code_5f_C">png_error()</text:span> if it receives a <text:span text:style-name="code_5f_C">NULL</text:span> from the system memory allocator or from your replacement <text:span text:style-name="code_5f_C">malloc_fn()</text:span>.</text:p>
      <text:p text:style-name="P5"/>
      <text:p text:style-name="P5">Your <text:span text:style-name="code_5f_C">free_fn()</text:span> will never be called with a <text:span text:style-name="code_5f_C">NULL</text:span> <text:span text:style-name="code_5f_C">ptr</text:span>, since libpng's <text:span text:style-name="code_5f_C">png_free()</text:span> checks for <text:span text:style-name="code_5f_C">NULL</text:span> before calling <text:span text:style-name="code_5f_C">free_fn()</text:span>.</text:p>
      <text:p text:style-name="P5"/>
      <text:p text:style-name="P5">Input/Output in libpng is done through <text:span text:style-name="code_5f_C">png_read()</text:span> and <text:span text:style-name="code_5f_C">png_write()</text:span>, which currently just call <text:span text:style-name="code_5f_C">fread()</text:span> and <text:span text:style-name="code_5f_C">fwrite()</text:span>. <text:s/>The <text:span text:style-name="code_5f_C">FILE *</text:span> is stored in <text:span text:style-name="code_5f_C">png_struct</text:span> and is initialized via <text:span text:style-name="code_5f_C">png_init_io()</text:span>. <text:s/>If you wish to change the method of I/O, the library supplies <text:span text:style-name="T6">callbacks</text:span> that you can set through the function <text:span text:style-name="code_5f_C">png_set_read_fn()</text:span> and <text:span text:style-name="code_5f_C">png_set_write_fn()</text:span> at run time, instead of calling the <text:span text:style-name="code_5f_C">png_init_io()</text:span> function. <text:s/>These functions also provide a <text:span text:style-name="code_5f_C">void pointer</text:span> that can be retrieved via the function <text:span text:style-name="code_5f_C">png_get_io_ptr()</text:span>. <text:s/>For example:</text:p>
      <text:p text:style-name="P5"/>
      <text:p text:style-name="code_5f_block"><text:s text:c="4"/>png_set_read_fn(png_structp read_ptr,</text:p>
      <text:p text:style-name="code_5f_block"><text:s text:c="8"/>voidp read_io_ptr, png_rw_ptr read_data_fn)</text:p>
      <text:p text:style-name="code_5f_block"/>
      <text:p text:style-name="code_5f_block"><text:s text:c="4"/>png_set_write_fn(png_structp write_ptr,</text:p>
      <text:p text:style-name="code_5f_block"><text:s text:c="8"/>voidp write_io_ptr, png_rw_ptr write_data_fn,</text:p>
      <text:p text:style-name="code_5f_block"><text:s text:c="8"/>png_flush_ptr output_flush_fn);</text:p>
      <text:p text:style-name="code_5f_block"/>
      <text:p text:style-name="code_5f_block"><text:s text:c="4"/>voidp read_io_ptr = png_get_io_ptr(read_ptr);</text:p>
      <text:p text:style-name="code_5f_block"><text:s text:c="4"/>voidp write_io_ptr = png_get_io_ptr(write_ptr);</text:p>
      <text:p text:style-name="code_5f_block"/>
      <text:p text:style-name="code_5f_block">The replacement I/O functions must have prototypes as follows:</text:p>
      <text:p text:style-name="code_5f_block"/>
      <text:p text:style-name="code_5f_block"><text:s text:c="4"/>void user_read_data(png_structp png_ptr,</text:p>
      <text:p text:style-name="code_5f_block"><text:soft-page-break/><text:s text:c="8"/>png_bytep data, size_t length);</text:p>
      <text:p text:style-name="code_5f_block"/>
      <text:p text:style-name="code_5f_block"><text:s text:c="4"/>void user_write_data(png_structp png_ptr,</text:p>
      <text:p text:style-name="code_5f_block"><text:s text:c="8"/>png_bytep data, size_t length);</text:p>
      <text:p text:style-name="code_5f_block"/>
      <text:p text:style-name="code_5f_block"><text:s text:c="4"/>void user_flush_data(png_structp png_ptr);</text:p>
      <text:p text:style-name="P5"/>
      <text:p text:style-name="P5">The <text:span text:style-name="code_5f_C">user_read_data()</text:span> function is responsible for detecting and handling <text:span text:style-name="T6">end-of-data errors</text:span>.</text:p>
      <text:p text:style-name="P5"/>
      <text:p text:style-name="P5">Supplying <text:span text:style-name="code_5f_C">NULL</text:span> for the <text:span text:style-name="T6">read</text:span>, <text:span text:style-name="T6">write</text:span>, or <text:span text:style-name="T6">flush</text:span> functions sets them back to using the default C stream functions, which expect the <text:span text:style-name="code_5f_C">io_ptr</text:span> to point to a standard <text:span text:style-name="code_5f_C">*FILE</text:span> structure. <text:s/>It is probably a mistake to use <text:span text:style-name="code_5f_C">NULL</text:span> for one of <text:span text:style-name="code_5f_C">write_data_fn</text:span> and <text:span text:style-name="code_5f_C">output_flush_fn</text:span> but not both of them, unless you have built libpng with <text:span text:style-name="code_5f_C">PNG_NO_WRITE_FLUSH</text:span> defined. It is an <text:span text:style-name="T6">error</text:span> to read from a write stream, and vice versa.</text:p>
      <text:p text:style-name="P5"/>
      <text:p text:style-name="P5"><text:span text:style-name="T6">Error handling</text:span> in libpng is done through <text:span text:style-name="code_5f_C">png_error()</text:span> and <text:span text:style-name="code_5f_C">png_warning()</text:span>. <text:span text:style-name="T6">Errors</text:span> handled through <text:span text:style-name="code_5f_C">png_error()</text:span> are <text:span text:style-name="T6">fatal</text:span>, meaning that <text:span text:style-name="code_5f_C">png_error()</text:span> <text:span text:style-name="T6">should never return to its caller</text:span>. <text:s/>Currently, this is handled via <text:span text:style-name="code_5f_C">setjmp()</text:span> and <text:span text:style-name="code_5f_C">longjmp()</text:span> (unless you have compiled libpng with <text:span text:style-name="code_5f_C">PNG_NO_SETJMP</text:span>, in which case it is handled via <text:span text:style-name="code_5f_C">PNG_ABORT()</text:span>), but you could change this to do things like <text:span text:style-name="code_5f_C">exit()</text:span> if you should wish, <text:span text:style-name="T6">as long as your function does not return</text:span>.</text:p>
      <text:p text:style-name="P5"/>
      <text:p text:style-name="P5">On <text:span text:style-name="T6">non-fatal errors</text:span>, <text:span text:style-name="code_5f_C">png_warning()</text:span> is called to print a <text:span text:style-name="T6">warning message</text:span>, and then control returns to the calling code. By default <text:span text:style-name="code_5f_C">png_error()</text:span> and <text:span text:style-name="code_5f_C">png_warning()</text:span> print a <text:span text:style-name="T6">message</text:span> on <text:span text:style-name="code_5f_C">stderr</text:span> via <text:span text:style-name="code_5f_C">fprintf()</text:span> unless the library is compiled with <text:span text:style-name="code_5f_C">PNG_NO_CONSOLE_IO</text:span> defined (because you don't want the <text:span text:style-name="T6">messages</text:span>) or <text:span text:style-name="code_5f_C">PNG_NO_STDIO</text:span> defined (because <text:span text:style-name="code_5f_C">fprintf()</text:span> isn't available). <text:s/>If you wish to change the behavior of the <text:span text:style-name="T6">error functions</text:span>, you will need to set up your own <text:span text:style-name="T6">message callbacks</text:span>. <text:s/>These functions are normally supplied at the time that the <text:span text:style-name="code_5f_C">png_struct</text:span> is created. It is also possible to redirect <text:span text:style-name="T6">errors</text:span> and <text:span text:style-name="T6">warnings</text:span> to your own replacement functions after <text:span text:style-name="code_5f_C">png_create_*_struct()</text:span> has been called by calling:</text:p>
      <text:p text:style-name="P5"/>
      <text:p text:style-name="code_5f_block"><text:s text:c="4"/>png_set_error_fn(png_structp png_ptr,</text:p>
      <text:p text:style-name="code_5f_block"><text:s text:c="8"/>png_voidp error_ptr, png_error_ptr error_fn,</text:p>
      <text:p text:style-name="code_5f_block"><text:s text:c="8"/>png_error_ptr warning_fn);</text:p>
      <text:p text:style-name="P5"/>
      <text:p text:style-name="P5">If <text:span text:style-name="code_5f_C">NULL</text:span> is supplied for either <text:span text:style-name="code_5f_C">error_fn</text:span> or <text:span text:style-name="code_5f_C">warning_fn</text:span>, then the libpng default function will be used, calling <text:span text:style-name="code_5f_C">fprintf()</text:span> and/or <text:span text:style-name="code_5f_C">longjmp()</text:span> if a problem is encountered. <text:s/>The replacement <text:span text:style-name="T6">error functions</text:span> should have parameters as follows:</text:p>
      <text:p text:style-name="P5"/>
      <text:p text:style-name="code_5f_block"><text:s text:c="4"/>void user_error_fn(png_structp png_ptr,</text:p>
      <text:p text:style-name="code_5f_block"><text:s text:c="8"/>png_const_charp error_msg);</text:p>
      <text:p text:style-name="code_5f_block"/>
      <text:p text:style-name="code_5f_block"><text:s text:c="4"/>void user_warning_fn(png_structp png_ptr,</text:p>
      <text:p text:style-name="code_5f_block"><text:s text:c="8"/>png_const_charp warning_msg);</text:p>
      <text:p text:style-name="P5"/>
      <text:p text:style-name="P5">Then, within your <text:span text:style-name="code_5f_C">user_error_fn</text:span> or <text:span text:style-name="code_5f_C">user_warning_fn</text:span>, you can retrieve the <text:span text:style-name="code_5f_C">error_ptr</text:span> if you need it, by calling</text:p>
      <text:p text:style-name="P5"/>
      <text:p text:style-name="code_5f_block"><text:s text:c="4"/>png_voidp error_ptr = png_get_error_ptr(png_ptr);</text:p>
      <text:p text:style-name="P5"/>
      <text:p text:style-name="Standard"><text:span text:style-name="T2">The motivation behind using </text:span><text:span text:style-name="code_5f_C">setjmp()</text:span><text:span text:style-name="T2"> and </text:span><text:span text:style-name="code_5f_C">longjmp()</text:span><text:span text:style-name="T2"> is the C++ </text:span><text:span text:style-name="code_5f_C">throw</text:span><text:span text:style-name="T2"> and </text:span><text:span text:style-name="code_5f_C">catch</text:span><text:span text:style-name="T2"> </text:span><text:span text:style-name="T4">exception handling methods</text:span><text:span text:style-name="T2">. <text:s/>This makes the code much easier to write, as there is no need to check every </text:span><text:span text:style-name="T4">return code</text:span><text:span text:style-name="T2"> of every function call. However, there are some uncertainties about the status of local variables after a </text:span><text:span text:style-name="code_5f_C">longjmp</text:span><text:span text:style-name="T2">, so the user may want to be careful about doing anything after </text:span><text:span text:style-name="code_5f_C">setjmp</text:span><text:span text:style-name="T2"> returns </text:span><text:span text:style-name="T4">non-zero</text:span><text:span text:style-name="T2"> besides </text:span><text:soft-page-break/><text:span text:style-name="T2">returning itself. <text:s/>Consult your compiler documentation for more details. <text:s/>For an alternative approach, you may wish to use the "</text:span><text:span text:style-name="code_5f_C">cexcept</text:span><text:span text:style-name="T2">" facility (see </text:span><text:a xlink:type="simple" xlink:href="https://cexcept.sourceforge.io/" text:style-name="Internet_20_link" text:visited-style-name="Visited_20_Internet_20_Link"><text:span text:style-name="link"><text:span text:style-name="T2">https://cexcept.sourceforge.io/</text:span></text:span></text:a><text:span text:style-name="T2">), which is illustrated in </text:span><text:span text:style-name="code_5f_file">pngvalid.c</text:span><text:span text:style-name="T2"> and in </text:span><text:span text:style-name="code_5f_file">contrib/visupng</text:span><text:span text:style-name="T2">.</text:span></text:p>
      <text:p text:style-name="P5"/>
      <text:p text:style-name="P5">Beginning in libpng-1.4.0, the <text:span text:style-name="code_5f_C">png_set_benign_errors()</text:span> API became available. You can use this to handle certain <text:span text:style-name="T6">errors</text:span> (normally handled as <text:span text:style-name="T6">errors</text:span>) as <text:span text:style-name="T6">warnings</text:span>.</text:p>
      <text:p text:style-name="P5"/>
      <text:p text:style-name="code_5f_block"><text:s text:c="4"/>png_set_benign_errors (png_ptr, int allowed);</text:p>
      <text:p text:style-name="code_5f_block"/>
      <text:p text:style-name="code_5f_block"><text:s text:c="4"/>allowed: 0: treat png_benign_error() as an error.</text:p>
      <text:p text:style-name="code_5f_block"><text:s text:c="13"/>1: treat png_benign_error() as a warning.</text:p>
      <text:p text:style-name="P5"/>
      <text:p text:style-name="P5">As of libpng-1.6.0, the default condition is to treat benign <text:span text:style-name="T6">errors</text:span> as <text:span text:style-name="T6">warnings</text:span> while reading and as <text:span text:style-name="T6">errors</text:span> while writing.</text:p>
      <text:p text:style-name="P5"/>
      <text:h text:style-name="Heading_20_3" text:outline-level="3"><text:bookmark-start text:name="__RefHeading___Toc10780_1038013662"/>Custom chunks<text:bookmark-end text:name="__RefHeading___Toc10780_1038013662"/></text:h>
      <text:p text:style-name="P5"/>
      <text:p text:style-name="P5">If you need to read or write custom chunks, you may need to get deeper into the libpng code. <text:s/>The library now has mechanisms for storing and writing chunks of unknown type; you can even declare <text:span text:style-name="T6">callbacks</text:span> for custom chunks. <text:s/>However, this may not be good enough if the library code itself needs to know about interactions between your chunk and existing `<text:span text:style-name="T6">intrinsic</text:span>' chunks.</text:p>
      <text:p text:style-name="P5"/>
      <text:p text:style-name="P5">If you need to write a new intrinsic chunk, first read the PNG specification. Acquire a first level of understanding of how it works. Pay particular attention to the sections that describe chunk names, and look at how other chunks were designed, so you can do things similarly. <text:s/>Second, check out the sections of libpng that read and write chunks. <text:s/>Try to find a chunk that is similar to yours and use it as a template. <text:s/>More details can be found in the comments inside the code. <text:s/>It is best to handle private or unknown chunks in a generic method, via <text:span text:style-name="T6">callback functions</text:span>, instead of by modifying libpng functions. This is illustrated in <text:span text:style-name="code_5f_file">pngtest.c</text:span>, which uses a <text:span text:style-name="T6">callback function</text:span> to handle a private "<text:span text:style-name="code_5f_chunk">vpAg</text:span>" chunk and the new "<text:user-index-mark text:string-value="sTER" text:index-name="Chunk" text:outline-level="1"/><text:span text:style-name="code_5f_chunk">sTER</text:span>" chunk, which are both unknown to libpng.</text:p>
      <text:p text:style-name="P5"/>
      <text:p text:style-name="P5">If you wish to write your own transformation for the data, look through the part of the code that does the transformations, and check out some of the simpler ones to get an idea of how they work. <text:s/>Try to find a similar transformation to the one you want to add and copy off of it. <text:s/>More details can be found in the comments inside the code itself.</text:p>
      <text:p text:style-name="P5"/>
      <text:h text:style-name="Heading_20_3" text:outline-level="3"><text:bookmark-start text:name="__RefHeading___Toc10782_1038013662"/>Configuring for gui/windowing platforms:<text:bookmark-end text:name="__RefHeading___Toc10782_1038013662"/></text:h>
      <text:p text:style-name="P5"/>
      <text:p text:style-name="P5">You will need to write new <text:span text:style-name="T6">error</text:span> and <text:span text:style-name="T6">warning</text:span> functions that use the GUI interface, as described previously, and set them to be the <text:span text:style-name="T6">error</text:span> and <text:span text:style-name="T6">warning</text:span> functions at the time that <text:span text:style-name="code_5f_C">png_create_*_struct()</text:span> is called, in order to have them available during the structure initialization. They can be changed later via <text:span text:style-name="code_5f_C">png_set_error_fn()</text:span>. <text:s/>On some compilers, you may also have to change the memory allocators (<text:span text:style-name="code_5f_C">png_malloc</text:span>, etc.).</text:p>
      <text:p text:style-name="P5"/>
      <text:h text:style-name="Heading_20_3" text:outline-level="3"><text:bookmark-start text:name="__RefHeading___Toc10784_1038013662"/>Configuring zlib:<text:bookmark-end text:name="__RefHeading___Toc10784_1038013662"/></text:h>
      <text:p text:style-name="P5"/>
      <text:p text:style-name="P5"><text:soft-page-break/>There are special functions to configure the compression. <text:s/>Perhaps the most useful one changes the compression level, which currently uses input compression values in the range 0 - 9. <text:s/>The library normally uses the default compression level (<text:span text:style-name="code_5f_C">Z_DEFAULT_COMPRESSION = 6</text:span>). <text:s/>Tests have shown that for a large majority of images, compression values in the range 3-6 compress nearly as well as higher levels, and do so much faster. <text:s/>For online applications it may be desirable to have maximum speed (<text:span text:style-name="code_5f_C">Z_BEST_SPEED = 1</text:span>). <text:s/>With versions of zlib after v0.99, you can also specify no compression (<text:span text:style-name="code_5f_C">Z_NO_COMPRESSION = 0</text:span>), but this would create files larger than just storing the raw bitmap. <text:s/>You can specify the compression level by calling:</text:p>
      <text:p text:style-name="P5"/>
      <text:p text:style-name="code_5f_block"><text:s text:c="4"/>#include zlib.h</text:p>
      <text:p text:style-name="code_5f_block"><text:s text:c="4"/>png_set_compression_level(png_ptr, level);</text:p>
      <text:p text:style-name="P5"/>
      <text:p text:style-name="P5">Another useful one is to reduce the memory level used by the library. The memory level defaults to 8, but it can be lowered if you are short on memory (running DOS, for example, where you only have 640K). Note that the memory level does have an effect on compression; among other things, lower levels will result in sections of incompressible data being emitted in smaller stored blocks, with a correspondingly larger relative overhead of up to 15% in the worst case.</text:p>
      <text:p text:style-name="P5"/>
      <text:p text:style-name="code_5f_block"><text:s text:c="4"/>#include zlib.h</text:p>
      <text:p text:style-name="code_5f_block"><text:s text:c="4"/>png_set_compression_mem_level(png_ptr, level);</text:p>
      <text:p text:style-name="P5"/>
      <text:p text:style-name="P5">The other functions are for configuring zlib. <text:s/>They are not recommended for normal use and may result in writing an invalid PNG file. <text:s/>See <text:span text:style-name="code_5f_file">zlib.h</text:span> for more information on what these mean.</text:p>
      <text:p text:style-name="P5"/>
      <text:p text:style-name="code_5f_block"><text:s text:c="4"/>#include zlib.h</text:p>
      <text:p text:style-name="code_5f_block"><text:s text:c="4"/>png_set_compression_strategy(png_ptr,</text:p>
      <text:p text:style-name="code_5f_block"><text:s text:c="8"/>strategy);</text:p>
      <text:p text:style-name="code_5f_block"/>
      <text:p text:style-name="code_5f_block"><text:s text:c="4"/>png_set_compression_window_bits(png_ptr,</text:p>
      <text:p text:style-name="code_5f_block"><text:s text:c="8"/>window_bits);</text:p>
      <text:p text:style-name="P5"/>
      <text:p text:style-name="code_5f_block"><text:s text:c="4"/>png_set_compression_method(png_ptr, method);</text:p>
      <text:p text:style-name="P5"/>
      <text:p text:style-name="P5">This controls the size of the <text:user-index-mark-start text:id="IMark300514248" text:index-name="Chunk" text:outline-level="1"/><text:user-index-mark-start text:id="IMark300514152" text:index-name="Chunk" text:outline-level="1"/><text:user-index-mark-start text:id="IMark300514536" text:index-name="Chunk" text:outline-level="1"/><text:user-index-mark text:string-value="IDAT" text:index-name="Chunk" text:outline-level="1"/><text:span text:style-name="code_5f_chunk">IDAT</text:span><text:user-index-mark-end text:id="IMark300514536"/><text:user-index-mark-end text:id="IMark300514152"/><text:user-index-mark-end text:id="IMark300514248"/> chunks (default 8192):</text:p>
      <text:p text:style-name="P5"/>
      <text:p text:style-name="code_5f_block"><text:s text:c="4"/>png_set_compression_buffer_size(png_ptr, size);</text:p>
      <text:p text:style-name="P5"/>
      <text:p text:style-name="P5">As of libpng version 1.5.4, additional APIs became available to set these separately for non-<text:user-index-mark-start text:id="IMark300514248" text:index-name="Chunk" text:outline-level="1"/><text:user-index-mark-start text:id="IMark300514152" text:index-name="Chunk" text:outline-level="1"/><text:user-index-mark-start text:id="IMark300514536" text:index-name="Chunk" text:outline-level="1"/><text:user-index-mark text:string-value="IDAT" text:index-name="Chunk" text:outline-level="1"/><text:span text:style-name="code_5f_chunk">IDAT</text:span><text:user-index-mark-end text:id="IMark300514536"/><text:user-index-mark-end text:id="IMark300514152"/><text:user-index-mark-end text:id="IMark300514248"/> compressed chunks such as <text:user-index-mark text:string-value="zTXt" text:index-name="Chunk" text:outline-level="1"/><text:span text:style-name="code_5f_chunk">zTXt</text:span>, <text:user-index-mark text:string-value="iTXt" text:index-name="Chunk" text:outline-level="1"/><text:span text:style-name="code_5f_chunk">iTXt</text:span>, and <text:user-index-mark text:string-value="iCCP" text:index-name="Chunk" text:outline-level="1"/><text:span text:style-name="code_5f_chunk">iCCP</text:span>:</text:p>
      <text:p text:style-name="P5"/>
      <text:p text:style-name="code_5f_block"><text:s text:c="4"/>#include zlib.h</text:p>
      <text:p text:style-name="code_5f_block"><text:s text:c="4"/>#if PNG_LIBPNG_VER &gt;= 10504</text:p>
      <text:p text:style-name="code_5f_block"><text:s text:c="4"/>png_set_text_compression_level(png_ptr, level);</text:p>
      <text:p text:style-name="code_5f_block"/>
      <text:p text:style-name="code_5f_block"><text:s text:c="4"/>png_set_text_compression_mem_level(png_ptr, level);</text:p>
      <text:p text:style-name="code_5f_block"/>
      <text:p text:style-name="code_5f_block"><text:s text:c="4"/>png_set_text_compression_strategy(png_ptr,</text:p>
      <text:p text:style-name="code_5f_block"><text:s text:c="8"/>strategy);</text:p>
      <text:p text:style-name="code_5f_block"/>
      <text:p text:style-name="code_5f_block"><text:s text:c="4"/>png_set_text_compression_window_bits(png_ptr,</text:p>
      <text:p text:style-name="code_5f_block"><text:s text:c="8"/>window_bits);</text:p>
      <text:p text:style-name="code_5f_block"><text:soft-page-break/></text:p>
      <text:p text:style-name="code_5f_block"><text:s text:c="4"/>png_set_text_compression_method(png_ptr, method);</text:p>
      <text:p text:style-name="code_5f_block"><text:s text:c="4"/>#endif</text:p>
      <text:p text:style-name="P5"/>
      <text:h text:style-name="Heading_20_3" text:outline-level="3"><text:bookmark-start text:name="__RefHeading___Toc10786_1038013662"/>Controlling row filtering<text:bookmark-end text:name="__RefHeading___Toc10786_1038013662"/></text:h>
      <text:p text:style-name="P5"/>
      <text:p text:style-name="P5">If you want to control whether libpng uses filtering or not, which filters are used, and how it goes about picking row filters, you can call one of these functions. <text:s/>The selection and configuration of row filters can have a significant impact on the size and encoding speed and a somewhat lesser impact on the decoding speed of an image. <text:s/>Filtering is enabled by default for RGB and grayscale images (with and without alpha), but not for paletted images nor for any images with bit depths less than 8 bits/pixel.</text:p>
      <text:p text:style-name="P5"/>
      <text:p text:style-name="P5">The '<text:span text:style-name="code_5f_C">method</text:span>' parameter sets the main filtering method, which is currently only '0' in the PNG 1.2 specification. <text:s/>The '<text:span text:style-name="code_5f_C">filters</text:span>' parameter sets which filter(s), if any, should be used for each</text:p>
      <text:p text:style-name="P5">scanline. <text:s/>Possible values are <text:span text:style-name="code_5f_C">PNG_ALL_FILTERS</text:span>, <text:span text:style-name="code_5f_C">PNG_NO_FILTERS</text:span>, or <text:span text:style-name="code_5f_C">PNG_FAST_FILTERS</text:span> to turn filtering <text:span text:style-name="code_5f_C">on</text:span> and <text:span text:style-name="code_5f_C">off</text:span>, or to turn <text:span text:style-name="code_5f_C">on</text:span> just the fast-decoding subset of filters, respectively.</text:p>
      <text:p text:style-name="P5"/>
      <text:p text:style-name="P5">Individual filter types are <text:span text:style-name="code_5f_C">PNG_FILTER_NONE</text:span>, <text:span text:style-name="code_5f_C">PNG_FILTER_SUB</text:span>, <text:span text:style-name="code_5f_C">PNG_FILTER_UP</text:span>, <text:span text:style-name="code_5f_C">PNG_FILTER_AVG</text:span>, <text:span text:style-name="code_5f_C">PNG_FILTER_PAETH</text:span>, which can be bitwise <text:span text:style-name="code_5f_C">OR</text:span>ed together with '|' to specify one or more filters to use. These filters are described in more detail in the PNG specification. If you intend to change the filter type during the course of writing the image, you should start with flags set for all of the filters you intend to use so that libpng can initialize its internal structures appropriately for all of the filter types. <text:s/>(Note that this means the first row must always be adaptively filtered, because libpng currently does not allocate the filter buffers until <text:span text:style-name="code_5f_C">png_write_row()</text:span> is called for the first time.)</text:p>
      <text:p text:style-name="P5"/>
      <text:p text:style-name="code_5f_block"><text:s text:c="4"/>filters = PNG_NO_FILTERS;</text:p>
      <text:p text:style-name="code_5f_block"><text:s text:c="4"/>filters = PNG_ALL_FILTERS;</text:p>
      <text:p text:style-name="code_5f_block"><text:s text:c="4"/>filters = PNG_FAST_FILTERS;</text:p>
      <text:p text:style-name="code_5f_block"/>
      <text:p text:style-name="code_5f_block"><text:s text:c="4"/>or</text:p>
      <text:p text:style-name="code_5f_block"/>
      <text:p text:style-name="code_5f_block"><text:s text:c="4"/>filters = PNG_FILTER_NONE | PNG_FILTER_SUB |</text:p>
      <text:p text:style-name="code_5f_block"><text:s text:c="14"/>PNG_FILTER_UP | PNG_FILTER_AVG |</text:p>
      <text:p text:style-name="code_5f_block"><text:s text:c="14"/>PNG_FILTER_PAETH;</text:p>
      <text:p text:style-name="code_5f_block"/>
      <text:p text:style-name="code_5f_block"><text:s text:c="4"/>png_set_filter(png_ptr, PNG_FILTER_TYPE_BASE,</text:p>
      <text:p text:style-name="code_5f_block"><text:s text:c="7"/>filters);</text:p>
      <text:p text:style-name="code_5f_block"/>
      <text:p text:style-name="code_5f_block"><text:s text:c="14"/>The second parameter can also be</text:p>
      <text:p text:style-name="code_5f_block"><text:s text:c="14"/>PNG_INTRAPIXEL_DIFFERENCING if you are</text:p>
      <text:p text:style-name="code_5f_block"><text:s text:c="14"/>writing a PNG to be embedded in a MNG</text:p>
      <text:p text:style-name="code_5f_block"><text:s text:c="14"/>datastream. <text:s/>This parameter must be the</text:p>
      <text:p text:style-name="code_5f_block"><text:s text:c="14"/>same as the value of filter_method used</text:p>
      <text:p text:style-name="code_5f_block"><text:s text:c="14"/>in png_set_<text:user-index-mark-start text:id="IMark300514344" text:index-name="Chunk" text:outline-level="1"/>IHDR<text:user-index-mark-end text:id="IMark300514344"/>().</text:p>
      <text:p text:style-name="P5"/>
      <text:h text:style-name="Heading_20_3" text:outline-level="3"><text:bookmark-start text:name="__RefHeading___Toc10788_1038013662"/>Requesting debug printout<text:bookmark-end text:name="__RefHeading___Toc10788_1038013662"/></text:h>
      <text:p text:style-name="P5"/>
      <text:p text:style-name="P5">The macro definition <text:span text:style-name="code_5f_C">PNG_DEBUG</text:span> can be used to request debugging printout. <text:s/>Set it to an integer value in the range 0 to 3. <text:s/>Higher numbers result in increasing amounts of debugging information. <text:s/>The information is printed to the "<text:span text:style-name="code_5f_file">stderr</text:span>" file, unless another file name is specified in the <text:span text:style-name="code_5f_C">PNG_DEBUG_FILE</text:span> macro definition.</text:p>
      <text:p text:style-name="P5"/>
      <text:p text:style-name="P5"><text:soft-page-break/>When <text:span text:style-name="code_5f_C">PNG_DEBUG &gt; 0</text:span>, the following functions (macros) become available:</text:p>
      <text:p text:style-name="P5"/>
      <text:p text:style-name="code_5f_block"><text:s text:c="3"/>png_debug(level, message)</text:p>
      <text:p text:style-name="code_5f_block"><text:s text:c="3"/>png_debug1(level, message, p1)</text:p>
      <text:p text:style-name="code_5f_block"><text:s text:c="3"/>png_debug2(level, message, p1, p2)</text:p>
      <text:p text:style-name="P5"/>
      <text:p text:style-name="P5">in which "<text:span text:style-name="code_5f_C">level</text:span>" is compared to <text:span text:style-name="code_5f_C">PNG_DEBUG</text:span> to decide whether to print the message, "<text:span text:style-name="code_5f_C">message</text:span>" is the formatted string to be printed, and <text:span text:style-name="code_5f_C">p1</text:span> and <text:span text:style-name="code_5f_C">p2</text:span> are parameters that are to be embedded in the string according to <text:span text:style-name="T6">printf-style</text:span> formatting directives. <text:s/>For example,</text:p>
      <text:p text:style-name="P5"/>
      <text:p text:style-name="code_5f_block"><text:s text:c="3"/>png_debug1(2, "foo=%d", foo);</text:p>
      <text:p text:style-name="P5"/>
      <text:p text:style-name="P5">is expanded to</text:p>
      <text:p text:style-name="P5"/>
      <text:p text:style-name="code_5f_block"><text:s text:c="3"/>if (PNG_DEBUG &gt; 2)</text:p>
      <text:p text:style-name="code_5f_block"><text:s text:c="6"/>fprintf(PNG_DEBUG_FILE, "foo=%d\n", foo);</text:p>
      <text:p text:style-name="P5"/>
      <text:p text:style-name="P5">When <text:span text:style-name="code_5f_C">PNG_DEBUG</text:span> is defined but is <text:span text:style-name="T6">zero</text:span>, the macros aren't defined, but you can still use <text:span text:style-name="code_5f_C">PNG_DEBUG</text:span> to control your own debugging:</text:p>
      <text:p text:style-name="P5"/>
      <text:p text:style-name="code_5f_block"><text:s text:c="3"/>#ifdef PNG_DEBUG</text:p>
      <text:p text:style-name="code_5f_block"><text:s text:c="7"/>fprintf(stderr, ...</text:p>
      <text:p text:style-name="code_5f_block"><text:s text:c="3"/>#endif</text:p>
      <text:p text:style-name="P5"/>
      <text:p text:style-name="P5">When <text:span text:style-name="code_5f_C">PNG_DEBUG = 1</text:span>, the macros are defined, but only <text:span text:style-name="code_5f_C">png_debug</text:span> statements having <text:span text:style-name="code_5f_C">level = 0</text:span> will be printed. <text:s/>There aren't any such statements in this version of libpng, but if you insert some they will be printed.</text:p>
      <text:p text:style-name="P5"/>
      <text:h text:style-name="P22" text:outline-level="1"><text:bookmark-start text:name="__RefHeading___Toc440_1038013662"/>MNG support<text:bookmark-end text:name="__RefHeading___Toc440_1038013662"/></text:h>
      <text:p text:style-name="P5"/>
      <text:p text:style-name="Standard"><text:span text:style-name="T2">The MNG specification (available at </text:span><text:a xlink:type="simple" xlink:href="http://www.libpng.org/pub/mng" text:style-name="Internet_20_link" text:visited-style-name="Visited_20_Internet_20_Link"><text:span text:style-name="link"><text:span text:style-name="T2">http://www.libpng.org/pub/mng</text:span></text:span></text:a><text:span text:style-name="T2">) allows certain extensions to PNG for PNG images that are embedded in MNG datastreams. Libpng can support some of these extensions. <text:s/>To enable them, use the </text:span><text:span text:style-name="code_5f_C">png_permit_mng_features()</text:span><text:span text:style-name="T2"> function:</text:span></text:p>
      <text:p text:style-name="P5"/>
      <text:p text:style-name="code_5f_block"><text:s text:c="3"/>feature_set = png_permit_mng_features(png_ptr, mask)</text:p>
      <text:p text:style-name="code_5f_block"/>
      <text:p text:style-name="code_5f_block"><text:s text:c="3"/>mask is a png_uint_32 containing the bitwise OR of the</text:p>
      <text:p text:style-name="code_5f_block"><text:s text:c="8"/>features you want to enable. <text:s/>These include</text:p>
      <text:p text:style-name="code_5f_block"><text:s text:c="8"/>PNG_FLAG_MNG_EMPTY_<text:user-index-mark text:string-value="PLTE" text:index-name="Chunk" text:outline-level="1"/>PLTE</text:p>
      <text:p text:style-name="code_5f_block"><text:s text:c="8"/>PNG_FLAG_MNG_FILTER_64</text:p>
      <text:p text:style-name="code_5f_block"><text:s text:c="8"/>PNG_ALL_MNG_FEATURES</text:p>
      <text:p text:style-name="code_5f_block"/>
      <text:p text:style-name="code_5f_block"><text:s text:c="3"/>feature_set is a png_uint_32 that is the bitwise AND of</text:p>
      <text:p text:style-name="code_5f_block"><text:s text:c="6"/>your mask with the set of MNG features that is</text:p>
      <text:p text:style-name="code_5f_block"><text:s text:c="6"/>supported by the version of libpng that you are using.</text:p>
      <text:p text:style-name="P5"/>
      <text:p text:style-name="Standard"><text:span text:style-name="T2">It is an </text:span><text:span text:style-name="T4">error</text:span><text:span text:style-name="T2"> to use this function when reading or writing a standalone PNG file with the PNG 8-byte signature. <text:s/>The PNG datastream must be wrapped in a MNG datastream. <text:s/>As a minimum, it must have the MNG 8-byte signature and the </text:span><text:user-index-mark text:string-value="MHDR" text:index-name="Chunk" text:outline-level="1"/><text:span text:style-name="code_5f_chunk">MHDR</text:span><text:span text:style-name="T2"> and </text:span><text:user-index-mark text:string-value="MEND" text:index-name="Chunk" text:outline-level="1"/><text:span text:style-name="code_5f_chunk">MEND</text:span><text:span text:style-name="T2"> chunks. <text:s/>Libpng does not provide support for these or any </text:span><text:soft-page-break/><text:span text:style-name="T2">other MNG chunks; your application must provide its own support for them. <text:s/>You may wish to consider using libmng (available at </text:span><text:a xlink:type="simple" xlink:href="https://www.libmng.com/" text:style-name="Internet_20_link" text:visited-style-name="Visited_20_Internet_20_Link"><text:span text:style-name="link"><text:span text:style-name="T2">https://www.libmng.com/</text:span></text:span></text:a><text:span text:style-name="T2">) instead.</text:span></text:p>
      <text:p text:style-name="P5"/>
      <text:h text:style-name="P22" text:outline-level="1"><text:bookmark-start text:name="__RefHeading___Toc442_1038013662"/>Changes to Libpng from version 0.88<text:bookmark-end text:name="__RefHeading___Toc442_1038013662"/></text:h>
      <text:p text:style-name="P5"/>
      <text:p text:style-name="P5">It should be noted that versions of libpng later than 0.96 are not distributed by the original libpng author, Guy Schalnat, nor by Andreas Dilger, who had taken over from Guy during 1996 and 1997, and distributed versions 0.89 through 0.96, but rather by another member of the original PNG Group, Glenn Randers-Pehrson. <text:s/>Guy and Andreas are still alive and well, but they have moved on to other things.</text:p>
      <text:p text:style-name="P5"/>
      <text:p text:style-name="P5">The old libpng functions <text:span text:style-name="code_5f_C">png_read_init()</text:span>, <text:span text:style-name="code_5f_C">png_write_init()</text:span>, <text:span text:style-name="code_5f_C">png_info_init()</text:span>, <text:span text:style-name="code_5f_C">png_read_destroy()</text:span>, and <text:span text:style-name="code_5f_C">png_write_destroy()</text:span> have been moved to <text:span text:style-name="code_5f_C">PNG_INTERNAL</text:span> in version 0.95 to discourage their use. <text:s/>These functions will be removed from libpng version 1.4.0.</text:p>
      <text:p text:style-name="P5"/>
      <text:p text:style-name="P5">The preferred method of creating and initializing the libpng structures is via the <text:span text:style-name="code_5f_C">png_create_read_struct()</text:span>, <text:span text:style-name="code_5f_C">png_create_write_struct()</text:span>, and <text:span text:style-name="code_5f_C">png_create_info_struct()</text:span> because they isolate the size of the structures from the application, allow <text:span text:style-name="T6">version error checking</text:span>, and also allow the use of <text:span text:style-name="T6">custom error handling</text:span> routines during the initialization, which the old functions do not. <text:s/>The functions <text:span text:style-name="code_5f_C">png_read_destroy()</text:span> and <text:span text:style-name="code_5f_C">png_write_destroy()</text:span> do not actually free the memory that libpng allocated for these structs, but just reset the data structures, so they can be used instead of <text:span text:style-name="code_5f_C">png_destroy_read_struct()</text:span> and <text:span text:style-name="code_5f_C">png_destroy_write_struct()</text:span> if you feel there is too much system overhead allocating and freeing the <text:span text:style-name="code_5f_C">png_struct</text:span> for each image read.</text:p>
      <text:p text:style-name="P5"/>
      <text:p text:style-name="P5">Setting the <text:span text:style-name="T6">error callbacks</text:span> via <text:span text:style-name="code_5f_C">png_set_message_fn()</text:span> before <text:span text:style-name="code_5f_C">png_read_init()</text:span> as was suggested in libpng-0.88 is no longer supported because this caused applications that do not use <text:span text:style-name="T6">custom error functions</text:span> to fail if the <text:span text:style-name="code_5f_C">png_ptr</text:span> was not initialized to <text:span text:style-name="T6">zero</text:span>. <text:s/>It is still possible to set the <text:span text:style-name="T6">error callbacks</text:span> AFTER <text:span text:style-name="code_5f_C">png_read_init()</text:span>, or to change them with <text:span text:style-name="code_5f_C">png_set_error_fn()</text:span>, which is essentially the same function, but with a new name to force <text:span text:style-name="T6">compilation errors</text:span> with applications that try to use the old method.</text:p>
      <text:p text:style-name="P5"/>
      <text:p text:style-name="P5">Support for the <text:user-index-mark text:string-value="sCAL" text:index-name="Chunk" text:outline-level="1"/><text:span text:style-name="code_5f_chunk">sCAL</text:span>, <text:user-index-mark text:string-value="iCCP" text:index-name="Chunk" text:outline-level="1"/><text:span text:style-name="code_5f_chunk">iCCP</text:span>, <text:user-index-mark text:string-value="iTXt" text:index-name="Chunk" text:outline-level="1"/><text:span text:style-name="code_5f_chunk">iTXt</text:span>, and <text:user-index-mark-start text:id="IMark300514248" text:index-name="Chunk" text:outline-level="1"/><text:span text:style-name="code_5f_chunk">sPLT</text:span><text:user-index-mark-end text:id="IMark300514248"/> chunks was added at libpng-1.0.6; however, <text:user-index-mark text:string-value="iTXt" text:index-name="Chunk" text:outline-level="1"/><text:span text:style-name="code_5f_chunk">iTXt</text:span> support was not enabled by default.</text:p>
      <text:p text:style-name="P5"/>
      <text:p text:style-name="P5">Starting with version 1.0.7, you can find out which version of the library you are using at run-time:</text:p>
      <text:p text:style-name="P5"/>
      <text:p text:style-name="code_5f_block"><text:s text:c="3"/>png_uint_32 libpng_vn = png_access_version_number();</text:p>
      <text:p text:style-name="P5"/>
      <text:p text:style-name="P5">The number <text:span text:style-name="code_5f_C">libpng_vn</text:span> is constructed from the major version, minor version with leading <text:span text:style-name="T6">zero</text:span>, and release number with leading <text:span text:style-name="T6">zero</text:span>, (e.g., <text:span text:style-name="code_5f_C">libpng_vn</text:span> for version <text:span text:style-name="code_5f_C">1.0.7</text:span> is <text:span text:style-name="code_5f_C">10007</text:span>).</text:p>
      <text:p text:style-name="P5"/>
      <text:p text:style-name="P5">Note that this function does not take a <text:span text:style-name="code_5f_C">png_ptr</text:span>, so you can call it before you've created one.</text:p>
      <text:p text:style-name="P5"/>
      <text:p text:style-name="P5">You can also check which version of <text:span text:style-name="code_5f_file">png.h</text:span> you used when compiling your application:</text:p>
      <text:p text:style-name="P5"/>
      <text:p text:style-name="code_5f_block"><text:s text:c="3"/>png_uint_32 application_vn = PNG_LIBPNG_VER;</text:p>
      <text:p text:style-name="P5"/>
      <text:h text:style-name="P22" text:outline-level="1"><text:bookmark-start text:name="__RefHeading___Toc444_1038013662"/><text:soft-page-break/>Changes to Libpng from version 1.0.x to 1.2.x<text:bookmark-end text:name="__RefHeading___Toc444_1038013662"/></text:h>
      <text:p text:style-name="P5"/>
      <text:p text:style-name="P5">Support for user memory management was enabled by default. <text:s/>To accomplish this, the functions <text:span text:style-name="code_5f_C">png_create_read_struct_2()</text:span>, <text:span text:style-name="code_5f_C">png_create_write_struct_2()</text:span>, <text:span text:style-name="code_5f_C">png_set_mem_fn()</text:span>, <text:span text:style-name="code_5f_C">png_get_mem_ptr()</text:span>, <text:span text:style-name="code_5f_C">png_malloc_default()</text:span>, and <text:span text:style-name="code_5f_C">png_free_default()</text:span> were added.</text:p>
      <text:p text:style-name="P5"/>
      <text:p text:style-name="P5">Support for the <text:user-index-mark text:string-value="iTXt" text:index-name="Chunk" text:outline-level="1"/><text:span text:style-name="code_5f_chunk">iTXt</text:span> chunk has been enabled by default as of version 1.2.41.</text:p>
      <text:p text:style-name="P5"/>
      <text:p text:style-name="P5">Support for certain MNG features was enabled.</text:p>
      <text:p text:style-name="P5"/>
      <text:p text:style-name="P5">Support for numbered <text:span text:style-name="T6">error messages</text:span> was added. <text:s/>However, we never got around to actually numbering the <text:span text:style-name="T6">error messages</text:span>. <text:s/>The function <text:span text:style-name="code_5f_C">png_set_strip_error_numbers()</text:span> was added (Note: the prototype for this function was inadvertently removed from <text:span text:style-name="code_5f_file">png.h</text:span> in <text:span text:style-name="code_5f_C">PNG_NO_ASSEMBLER_CODE</text:span> builds of libpng-1.2.15. <text:s/>It was restored in libpng-1.2.36).</text:p>
      <text:p text:style-name="P5"/>
      <text:p text:style-name="P5">The <text:span text:style-name="code_5f_C">png_malloc_warn()</text:span> function was added at libpng-1.2.3. <text:s/>This issues a <text:span text:style-name="code_5f_C">png_warning</text:span> and returns <text:span text:style-name="code_5f_C">NULL</text:span> instead of aborting when it fails to acquire the requested memory allocation.</text:p>
      <text:p text:style-name="P5"/>
      <text:p text:style-name="P5">Support for setting user limits on image width and height was enabled by default. <text:s/>The functions <text:span text:style-name="code_5f_C">png_set_user_limits()</text:span>, <text:span text:style-name="code_5f_C">png_get_user_width_max()</text:span>, and <text:span text:style-name="code_5f_C">png_get_user_height_max()</text:span> were added at libpng-1.2.6.</text:p>
      <text:p text:style-name="P5"/>
      <text:p text:style-name="P5">The <text:span text:style-name="code_5f_C">png_set_add_alpha()</text:span> function was added at libpng-1.2.7.</text:p>
      <text:p text:style-name="P5"/>
      <text:p text:style-name="Standard">The function <text:span text:style-name="code_5f_C">png_set_expand_gray_1_2_4_to_8()</text:span> was added at libpng-1.2.9. Unlike <text:span text:style-name="code_5f_C">png_set_gray_1_2_4_to_8()</text:span>, the new function does not expand the <text:user-index-mark text:string-value="tRNS" text:index-name="Chunk" text:outline-level="1"/><text:user-index-mark text:string-value="tRNS" text:index-name="Chunk" text:outline-level="1"/><text:user-index-mark text:string-value="tRNS" text:index-name="Chunk" text:outline-level="1"/><text:span text:style-name="code_5f_chunk">tRNS</text:span> chunk to alpha. The <text:span text:style-name="code_5f_C">png_set_gray_1_2_4_to_8()</text:span> function is deprecated.</text:p>
      <text:p text:style-name="P5"/>
      <text:p text:style-name="P5">A number of macro definitions in support of runtime selection of assembler code features (especially Intel MMX code support) were added at libpng-1.2.0:</text:p>
      <text:p text:style-name="P5"/>
      <text:p text:style-name="code_5f_block"><text:s text:c="4"/>PNG_ASM_FLAG_MMX_SUPPORT_COMPILED</text:p>
      <text:p text:style-name="code_5f_block"><text:s text:c="4"/>PNG_ASM_FLAG_MMX_SUPPORT_IN_CPU</text:p>
      <text:p text:style-name="code_5f_block"><text:s text:c="4"/>PNG_ASM_FLAG_MMX_READ_COMBINE_ROW</text:p>
      <text:p text:style-name="code_5f_block"><text:s text:c="4"/>PNG_ASM_FLAG_MMX_READ_INTERLACE</text:p>
      <text:p text:style-name="code_5f_block"><text:s text:c="4"/>PNG_ASM_FLAG_MMX_READ_FILTER_SUB</text:p>
      <text:p text:style-name="code_5f_block"><text:s text:c="4"/>PNG_ASM_FLAG_MMX_READ_FILTER_UP</text:p>
      <text:p text:style-name="code_5f_block"><text:s text:c="4"/>PNG_ASM_FLAG_MMX_READ_FILTER_AVG</text:p>
      <text:p text:style-name="code_5f_block"><text:s text:c="4"/>PNG_ASM_FLAG_MMX_READ_FILTER_PAETH</text:p>
      <text:p text:style-name="code_5f_block"><text:s text:c="4"/>PNG_ASM_FLAGS_INITIALIZED</text:p>
      <text:p text:style-name="code_5f_block"><text:s text:c="4"/>PNG_MMX_READ_FLAGS</text:p>
      <text:p text:style-name="code_5f_block"><text:s text:c="4"/>PNG_MMX_FLAGS</text:p>
      <text:p text:style-name="code_5f_block"><text:s text:c="4"/>PNG_MMX_WRITE_FLAGS</text:p>
      <text:p text:style-name="code_5f_block"><text:s text:c="4"/>PNG_MMX_FLAGS</text:p>
      <text:p text:style-name="P5"/>
      <text:p text:style-name="P5">We added the following functions in support of runtime selection of assembler code features:</text:p>
      <text:p text:style-name="P5"/>
      <text:p text:style-name="code_5f_block"><text:s text:c="4"/>png_get_mmx_flagmask()</text:p>
      <text:p text:style-name="code_5f_block"><text:s text:c="4"/>png_set_mmx_thresholds()</text:p>
      <text:p text:style-name="code_5f_block"><text:s text:c="4"/>png_get_asm_flags()</text:p>
      <text:p text:style-name="code_5f_block"><text:s text:c="4"/>png_get_mmx_bitdepth_threshold()</text:p>
      <text:p text:style-name="code_5f_block"><text:s text:c="4"/>png_get_mmx_rowbytes_threshold()</text:p>
      <text:p text:style-name="code_5f_block"><text:s text:c="4"/>png_set_asm_flags()</text:p>
      <text:p text:style-name="P5"><text:soft-page-break/></text:p>
      <text:p text:style-name="P5">We replaced all of these functions with simple stubs in libpng-1.2.20, when the Intel assembler code was removed due to a licensing issue.</text:p>
      <text:p text:style-name="P5"/>
      <text:p text:style-name="P5">These macros are deprecated:</text:p>
      <text:p text:style-name="P5"/>
      <text:p text:style-name="code_5f_block"><text:s text:c="4"/>PNG_READ_TRANSFORMS_NOT_SUPPORTED</text:p>
      <text:p text:style-name="code_5f_block"><text:s text:c="4"/>PNG_PROGRESSIVE_READ_NOT_SUPPORTED</text:p>
      <text:p text:style-name="code_5f_block"><text:s text:c="4"/>PNG_NO_SEQUENTIAL_READ_SUPPORTED</text:p>
      <text:p text:style-name="code_5f_block"><text:s text:c="4"/>PNG_WRITE_TRANSFORMS_NOT_SUPPORTED</text:p>
      <text:p text:style-name="code_5f_block"><text:s text:c="4"/>PNG_READ_ANCILLARY_CHUNKS_NOT_SUPPORTED</text:p>
      <text:p text:style-name="code_5f_block"><text:s text:c="4"/>PNG_WRITE_ANCILLARY_CHUNKS_NOT_SUPPORTED</text:p>
      <text:p text:style-name="P5"/>
      <text:p text:style-name="P5">They have been replaced, respectively, by:</text:p>
      <text:p text:style-name="P5"/>
      <text:p text:style-name="code_5f_block"><text:s text:c="4"/>PNG_NO_READ_TRANSFORMS</text:p>
      <text:p text:style-name="code_5f_block"><text:s text:c="4"/>PNG_NO_PROGRESSIVE_READ</text:p>
      <text:p text:style-name="code_5f_block"><text:s text:c="4"/>PNG_NO_SEQUENTIAL_READ</text:p>
      <text:p text:style-name="code_5f_block"><text:s text:c="4"/>PNG_NO_WRITE_TRANSFORMS</text:p>
      <text:p text:style-name="code_5f_block"><text:s text:c="4"/>PNG_NO_READ_ANCILLARY_CHUNKS</text:p>
      <text:p text:style-name="code_5f_block"><text:s text:c="4"/>PNG_NO_WRITE_ANCILLARY_CHUNKS</text:p>
      <text:p text:style-name="P5"/>
      <text:p text:style-name="P5"><text:span text:style-name="code_5f_C">PNG_MAX_UINT</text:span> was replaced with <text:span text:style-name="code_5f_C">PNG_UINT_31_MAX</text:span>. <text:s/>It has been deprecated since libpng-1.0.16 and libpng-1.2.6.</text:p>
      <text:p text:style-name="P5"/>
      <text:p text:style-name="P5">The function</text:p>
      <text:p text:style-name="code_5f_block"><text:s text:c="4"/>png_check_sig(sig, num)</text:p>
      <text:p text:style-name="P5">was replaced with</text:p>
      <text:p text:style-name="code_5f_block"><text:s text:c="4"/>!png_sig_cmp(sig, 0, num)</text:p>
      <text:p text:style-name="P5">It has been deprecated since libpng-0.90.</text:p>
      <text:p text:style-name="P5"/>
      <text:p text:style-name="P5">The function</text:p>
      <text:p text:style-name="code_5f_block"><text:s text:c="4"/>png_set_gray_1_2_4_to_8()</text:p>
      <text:p text:style-name="P5">which also expands <text:user-index-mark text:string-value="tRNS" text:index-name="Chunk" text:outline-level="1"/><text:user-index-mark text:string-value="tRNS" text:index-name="Chunk" text:outline-level="1"/><text:user-index-mark text:string-value="tRNS" text:index-name="Chunk" text:outline-level="1"/><text:span text:style-name="code_5f_chunk">tRNS</text:span> to alpha was replaced with</text:p>
      <text:p text:style-name="code_5f_block"><text:s text:c="4"/>png_set_expand_gray_1_2_4_to_8()</text:p>
      <text:p text:style-name="P5">which does not. It has been deprecated since libpng-1.0.18 and 1.2.9.</text:p>
      <text:p text:style-name="P5"/>
      <text:h text:style-name="P22" text:outline-level="1"><text:bookmark-start text:name="__RefHeading___Toc446_1038013662"/>Changes to Libpng from version 1.0.x/1.2.x to 1.4.x<text:bookmark-end text:name="__RefHeading___Toc446_1038013662"/></text:h>
      <text:p text:style-name="P5"/>
      <text:p text:style-name="P5">Private libpng prototypes and macro definitions were moved from <text:span text:style-name="code_5f_file">png.h</text:span> and <text:span text:style-name="code_5f_file">pngconf.h</text:span> into a new <text:span text:style-name="code_5f_file">pngpriv.h</text:span> header file.</text:p>
      <text:p text:style-name="P5"/>
      <text:p text:style-name="P5">Functions <text:span text:style-name="code_5f_C">png_set_benign_errors()</text:span>, <text:span text:style-name="code_5f_C">png_benign_error()</text:span>, and <text:span text:style-name="code_5f_C">png_chunk_benign_error()</text:span> were added.</text:p>
      <text:p text:style-name="P5"/>
      <text:p text:style-name="P5">Support for setting the maximum amount of memory that the application will allocate for reading chunks was added, as a security measure. The functions <text:span text:style-name="code_5f_C">png_set_chunk_cache_max()</text:span> and <text:span text:style-name="code_5f_C">png_get_chunk_cache_max()</text:span> were added to the library.</text:p>
      <text:p text:style-name="P5"><text:soft-page-break/></text:p>
      <text:p text:style-name="P5">We implemented support for I/O states by adding <text:span text:style-name="code_5f_C">png_ptr</text:span> member <text:span text:style-name="code_5f_C">io_state</text:span> and functions <text:span text:style-name="code_5f_C">png_get_io_chunk_name()</text:span> and <text:span text:style-name="code_5f_C">png_get_io_state()</text:span> in <text:span text:style-name="code_5f_file">pngget.c</text:span></text:p>
      <text:p text:style-name="P5"/>
      <text:p text:style-name="P5">We added <text:span text:style-name="code_5f_C">PNG_TRANSFORM_GRAY_TO_RGB</text:span> to the available high-level input transforms.</text:p>
      <text:p text:style-name="P5"/>
      <text:p text:style-name="P5">Checking for and reporting of <text:span text:style-name="T6">errors</text:span> in the <text:user-index-mark-start text:id="IMark300514152" text:index-name="Chunk" text:outline-level="1"/><text:span text:style-name="code_5f_chunk">IHDR</text:span><text:user-index-mark-end text:id="IMark300514152"/> chunk is more thorough.</text:p>
      <text:p text:style-name="P5"/>
      <text:p text:style-name="P5">Support for global arrays was removed, to improve thread safety.</text:p>
      <text:p text:style-name="P5"/>
      <text:p text:style-name="P5">Some obsolete/deprecated macros and functions have been removed.</text:p>
      <text:p text:style-name="P5"/>
      <text:p text:style-name="P5">Typecasted <text:span text:style-name="code_5f_C">NULL</text:span> definitions such as</text:p>
      <text:p text:style-name="code_5f_block"><text:s text:c="3"/>#define png_voidp_NULL <text:s text:c="11"/>(png_voidp)NULL</text:p>
      <text:p text:style-name="P5">were eliminated. <text:s/>If you used these in your application, just use <text:span text:style-name="code_5f_C">NULL</text:span> instead.</text:p>
      <text:p text:style-name="P5"/>
      <text:p text:style-name="P5">The <text:span text:style-name="code_5f_C">png_struct</text:span> and <text:span text:style-name="code_5f_C">info_struct</text:span> members "<text:span text:style-name="code_5f_C">trans</text:span>" and "<text:span text:style-name="code_5f_C">trans_values</text:span>" were changed to "<text:span text:style-name="code_5f_C">trans_alpha</text:span>" and "<text:span text:style-name="code_5f_C">trans_color</text:span>", respectively.</text:p>
      <text:p text:style-name="P5"/>
      <text:p text:style-name="P5">The obsolete, unused <text:span text:style-name="code_5f_file">pnggccrd.c</text:span> and <text:span text:style-name="code_5f_file">pngvcrd.c</text:span> files and related makefiles were removed.</text:p>
      <text:p text:style-name="P5"/>
      <text:p text:style-name="P5">The <text:span text:style-name="code_5f_C">PNG_1_0_X</text:span> and <text:span text:style-name="code_5f_C">PNG_1_2_X</text:span> macros were eliminated.</text:p>
      <text:p text:style-name="P5"/>
      <text:p text:style-name="P5">The <text:span text:style-name="code_5f_C">PNG_LEGACY_SUPPORTED</text:span> macro was eliminated.</text:p>
      <text:p text:style-name="P5"/>
      <text:p text:style-name="P5">Many <text:span text:style-name="code_5f_C">WIN32_WCE #ifdefs</text:span> were removed.</text:p>
      <text:p text:style-name="P5"/>
      <text:p text:style-name="Standard">The functions <text:span text:style-name="code_5f_C">png_read_init(info_ptr)</text:span>, <text:span text:style-name="code_5f_C">png_write_init(info_ptr)</text:span>, <text:span text:style-name="code_5f_C">png_info_init(info_ptr)</text:span>, <text:span text:style-name="code_5f_C">png_read_destroy()</text:span>, and <text:span text:style-name="code_5f_C">png_write_destroy()</text:span> have been removed. <text:s/>They have been deprecated since libpng-0.95.</text:p>
      <text:p text:style-name="P5"/>
      <text:p text:style-name="P5">The <text:span text:style-name="code_5f_C">png_permit_empty_plte()</text:span> was removed. It has been deprecated since libpng-1.0.9. <text:s/>Use <text:span text:style-name="code_5f_C">png_permit_mng_features()</text:span> instead.</text:p>
      <text:p text:style-name="P5"/>
      <text:p text:style-name="P5">We removed the obsolete stub functions <text:span text:style-name="code_5f_C">png_get_mmx_flagmask()</text:span>, <text:span text:style-name="code_5f_C">png_set_mmx_thresholds()</text:span>, <text:span text:style-name="code_5f_C">png_get_asm_flags()</text:span>, <text:span text:style-name="code_5f_C">png_get_mmx_bitdepth_threshold()</text:span>, <text:span text:style-name="code_5f_C">png_get_mmx_rowbytes_threshold()</text:span>, <text:span text:style-name="code_5f_C">png_set_asm_flags()</text:span>, and <text:span text:style-name="code_5f_C">png_mmx_supported()</text:span></text:p>
      <text:p text:style-name="P5"/>
      <text:p text:style-name="P5">We removed the obsolete <text:span text:style-name="code_5f_C">png_check_sig()</text:span>, <text:span text:style-name="code_5f_C">png_memcpy_check()</text:span>, and <text:span text:style-name="code_5f_C">png_memset_check()</text:span> functions. <text:s/>Instead use <text:span text:style-name="code_5f_C">!png_sig_cmp()</text:span>, <text:span text:style-name="code_5f_C">memcpy()</text:span>, and <text:span text:style-name="code_5f_C">memset()</text:span>, respectively.</text:p>
      <text:p text:style-name="P5"/>
      <text:p text:style-name="Standard">The function <text:span text:style-name="code_5f_C">png_set_gray_1_2_4_to_8()</text:span> was removed. It has been deprecated since libpng-1.0.18 and 1.2.9, when it was replaced with <text:span text:style-name="code_5f_C">png_set_expand_gray_1_2_4_to_8()</text:span> because the former function also expanded any <text:user-index-mark text:string-value="tRNS" text:index-name="Chunk" text:outline-level="1"/><text:user-index-mark text:string-value="tRNS" text:index-name="Chunk" text:outline-level="1"/><text:user-index-mark text:string-value="tRNS" text:index-name="Chunk" text:outline-level="1"/><text:span text:style-name="code_5f_chunk">tRNS</text:span> chunk to an alpha channel.</text:p>
      <text:p text:style-name="P5"/>
      <text:p text:style-name="Standard">Macros for <text:span text:style-name="code_5f_C">png_get_uint_16</text:span>, <text:span text:style-name="code_5f_C">png_get_uint_32</text:span>, and <text:span text:style-name="code_5f_C">png_get_int_32</text:span> were added and are used by default instead of the corresponding functions. Unfortunately, from libpng-1.4.0 until 1.4.4, the <text:span text:style-name="code_5f_C">png_get_uint_16</text:span> macro (but not the function) incorrectly returned a <text:span text:style-name="T6">value of type</text:span> <text:span text:style-name="code_5f_C">png_uint_32</text:span>.</text:p>
      <text:p text:style-name="P5"/>
      <text:p text:style-name="P5">We changed the prototype for <text:span text:style-name="code_5f_C">png_malloc()</text:span> from</text:p>
      <text:p text:style-name="code_5f_block"><text:soft-page-break/><text:s text:c="4"/>png_malloc(png_structp png_ptr, png_uint_32 size)</text:p>
      <text:p text:style-name="P5">to</text:p>
      <text:p text:style-name="code_5f_block"><text:s text:c="4"/>png_malloc(png_structp png_ptr, png_alloc_size_t size)</text:p>
      <text:p text:style-name="P5"/>
      <text:p text:style-name="P5">This also applies to the prototype for the user replacement <text:span text:style-name="code_5f_C">malloc_fn()</text:span>.</text:p>
      <text:p text:style-name="P5"/>
      <text:p text:style-name="P5">The <text:span text:style-name="code_5f_C">png_calloc()</text:span> function was added and is used in place of of "<text:span text:style-name="code_5f_C">png_malloc(); memset();</text:span>" except in the case in <text:span text:style-name="code_5f_C">png_read_png()</text:span> where the <text:span text:style-name="T6">array consists of pointers</text:span>; in this case a "<text:span text:style-name="code_5f_C">for</text:span>" loop is used after the <text:span text:style-name="code_5f_C">png_malloc()</text:span> to set the pointers to <text:span text:style-name="code_5f_C">NULL</text:span>, to give robust. behavior in case the application runs out of memory part-way through the process.</text:p>
      <text:p text:style-name="P5"/>
      <text:p text:style-name="P5">We changed the prototypes of <text:span text:style-name="code_5f_C">png_get_compression_buffer_size()</text:span> and <text:span text:style-name="code_5f_C">png_set_compression_buffer_size()</text:span> to work with <text:span text:style-name="code_5f_C">size_t</text:span> instead of <text:span text:style-name="code_5f_C">png_uint_32</text:span>.</text:p>
      <text:p text:style-name="P5"/>
      <text:p text:style-name="P5">Support for numbered <text:span text:style-name="T6">error messages</text:span> was removed by default, since we never got around to actually numbering the <text:span text:style-name="T6">error messages</text:span>. The function <text:span text:style-name="code_5f_C">png_set_strip_error_numbers()</text:span> was removed from the library by default.</text:p>
      <text:p text:style-name="P5"/>
      <text:p text:style-name="P5">The <text:span text:style-name="code_5f_C">png_zalloc()</text:span> and <text:span text:style-name="code_5f_C">png_zfree()</text:span> functions are no longer exported. The <text:span text:style-name="code_5f_C">png_zalloc()</text:span> function <text:span text:style-name="T6">no longer zeroes</text:span> out the memory that it allocates. <text:s/>Applications that called <text:span text:style-name="code_5f_C">png_zalloc(png_ptr, number, size)</text:span> can call <text:span text:style-name="code_5f_C">png_calloc(png_ptr, number*size)</text:span> instead, and can call <text:span text:style-name="code_5f_C">png_free()</text:span> instead of <text:span text:style-name="code_5f_C">png_zfree()</text:span>.</text:p>
      <text:p text:style-name="P5"/>
      <text:p text:style-name="P5">Support for dithering was disabled by default in libpng-1.4.0, because it has not been well tested and doesn't actually "dither". The code was not removed, however, and could be enabled by building libpng with <text:span text:style-name="code_5f_C">PNG_READ_DITHER_SUPPORTED</text:span> defined. <text:s/>In libpng-1.4.2, this support was re-enabled, but the function was renamed <text:span text:style-name="code_5f_C">png_set_quantize()</text:span> to reflect more accurately what it actually does. <text:s/>At the same time, the <text:span text:style-name="code_5f_C">PNG_DITHER_[RED,GREEN_BLUE]_BITS</text:span> macros were also renamed to <text:span text:style-name="code_5f_C">PNG_QUANTIZE_[RED,GREEN,BLUE]_BITS</text:span>, and <text:span text:style-name="code_5f_C">PNG_READ_DITHER_SUPPORTED</text:span> was renamed to <text:span text:style-name="code_5f_C">PNG_READ_QUANTIZE_SUPPORTED</text:span>.</text:p>
      <text:p text:style-name="P5"/>
      <text:p text:style-name="P5">We removed the trailing '.' from the <text:span text:style-name="T6">warning</text:span> and <text:span text:style-name="T6">error messages</text:span>.</text:p>
      <text:p text:style-name="P5"/>
      <text:h text:style-name="P22" text:outline-level="1"><text:bookmark-start text:name="__RefHeading___Toc448_1038013662"/>Changes to Libpng from version 1.4.x to 1.5.x<text:bookmark-end text:name="__RefHeading___Toc448_1038013662"/></text:h>
      <text:p text:style-name="P5"/>
      <text:p text:style-name="Standard">From libpng-1.4.0 until 1.4.4, the <text:span text:style-name="code_5f_C">png_get_uint_16</text:span> macro (but not the function) incorrectly returned a <text:span text:style-name="T6">value of typ</text:span>e <text:span text:style-name="code_5f_C">png_uint_32</text:span>. The incorrect macro was removed from libpng-1.4.5.</text:p>
      <text:p text:style-name="P5"/>
      <text:p text:style-name="P5">Checking for invalid palette index on write was added at libpng 1.5.10. <text:s/>If a pixel contains an invalid (out-of-range) index libpng issues a <text:span text:style-name="T6">benign error</text:span>. <text:s/>This is enabled by default because this condition is an <text:span text:style-name="T6">error</text:span> according to the PNG specification, Clause 11.3.2, but the <text:span text:style-name="T6">error</text:span> can be ignored in each <text:span text:style-name="code_5f_C">png_ptr</text:span> with</text:p>
      <text:p text:style-name="P5"/>
      <text:p text:style-name="code_5f_block"><text:s text:c="3"/>png_set_check_for_invalid_index(png_ptr, allowed);</text:p>
      <text:p text:style-name="code_5f_block"/>
      <text:p text:style-name="code_5f_block"><text:s text:c="6"/>allowed <text:s/>- one of</text:p>
      <text:p text:style-name="code_5f_block"><text:s text:c="17"/>0: disable benign error (accept the</text:p>
      <text:p text:style-name="code_5f_block"><text:s text:c="20"/>invalid data without warning).</text:p>
      <text:p text:style-name="code_5f_block"><text:soft-page-break/><text:s text:c="17"/>1: enable benign error (treat the</text:p>
      <text:p text:style-name="code_5f_block"><text:s text:c="20"/>invalid data as an error or a</text:p>
      <text:p text:style-name="code_5f_block"><text:s text:c="20"/>warning).</text:p>
      <text:p text:style-name="P5"/>
      <text:p text:style-name="P5">If the <text:span text:style-name="T6">error</text:span> is ignored, or if <text:span text:style-name="code_5f_C">png_benign_error()</text:span> treats it as a <text:span text:style-name="T6">warning</text:span>, any <text:span text:style-name="T6">invalid pixels</text:span> are decoded as <text:span text:style-name="T6">opaque black</text:span> by the decoder and written as-is by the encoder.</text:p>
      <text:p text:style-name="P5"/>
      <text:p text:style-name="P5">Retrieving the maximum palette index found was added at libpng-1.5.15. This statement must appear after <text:span text:style-name="code_5f_C">png_read_png()</text:span> or <text:span text:style-name="code_5f_C">png_read_image()</text:span> while reading, and after <text:span text:style-name="code_5f_C">png_write_png()</text:span> or <text:span text:style-name="code_5f_C">png_write_image()</text:span> while writing.</text:p>
      <text:p text:style-name="P5"/>
      <text:p text:style-name="code_5f_block"><text:s text:c="3"/>int max_palette = png_get_palette_max(png_ptr, info_ptr);</text:p>
      <text:p text:style-name="P5"/>
      <text:p text:style-name="P5">This will return the <text:span text:style-name="T6">maximum palette index</text:span> found in the image, or "<text:span text:style-name="code_5f_C">-1</text:span>" if the palette was not checked, or "<text:span text:style-name="code_5f_C">0</text:span>" if no palette was found. <text:s/>Note that this does not account for any palette index used by ancillary chunks such as the <text:user-index-mark text:string-value="bKGD" text:index-name="Chunk" text:outline-level="1"/><text:span text:style-name="code_5f_chunk">bKGD</text:span> chunk; you must check those separately to determine the maximum palette index actually used.</text:p>
      <text:p text:style-name="P5"/>
      <text:p text:style-name="P5">There are no substantial API changes between the non-deprecated parts of the 1.4.5 API and the 1.5.0 API; however, the ability to directly access members of the main libpng control structures, <text:span text:style-name="code_5f_C">png_struct</text:span> and <text:span text:style-name="code_5f_C">png_info</text:span>, deprecated in earlier versions of libpng, has been completely removed from libpng 1.5, and new private "<text:span text:style-name="code_5f_file">pngstruct.h</text:span>", "<text:span text:style-name="code_5f_file">pnginfo.h</text:span>", and "<text:span text:style-name="code_5f_file">pngdebug.h</text:span>" header files were created.</text:p>
      <text:p text:style-name="P5"/>
      <text:p text:style-name="P5">We no longer include <text:span text:style-name="code_5f_file">zlib.h</text:span> in <text:span text:style-name="code_5f_file">png.h</text:span>. <text:s/>The include statement has been moved to <text:span text:style-name="code_5f_file">pngstruct.h</text:span>, where it is not accessible by applications. Applications that need access to information in <text:span text:style-name="code_5f_file">zlib.h</text:span> will need to add the '<text:span text:style-name="code_5f_C">#include "zlib.h"</text:span>' directive. <text:s/>It does not matter whether this is placed prior to or after the '<text:span text:style-name="code_5f_C">"#include png.h"</text:span>' directive.</text:p>
      <text:p text:style-name="P5"/>
      <text:p text:style-name="P5">The <text:span text:style-name="code_5f_C">png_sprintf()</text:span>, <text:span text:style-name="code_5f_C">png_strcpy()</text:span>, and <text:span text:style-name="code_5f_C">png_strncpy()</text:span> macros are no longer used and were removed.</text:p>
      <text:p text:style-name="P5"/>
      <text:p text:style-name="P5">We moved the <text:span text:style-name="code_5f_C">png_strlen()</text:span>, <text:span text:style-name="code_5f_C">png_memcpy()</text:span>, <text:span text:style-name="code_5f_C">png_memset()</text:span>, and <text:span text:style-name="code_5f_C">png_memcmp()</text:span> macros into a private header file (<text:span text:style-name="code_5f_file">pngpriv.h</text:span>) that is not accessible to applications.</text:p>
      <text:p text:style-name="P5"/>
      <text:p text:style-name="Standard">In <text:span text:style-name="code_5f_C">png_get_</text:span><text:user-index-mark text:string-value="iCCP" text:index-name="Chunk" text:outline-level="1"/><text:span text:style-name="code_5f_C">iCCP</text:span>, the type of "<text:span text:style-name="code_5f_C">profile</text:span>" was changed from <text:span text:style-name="code_5f_C">png_charpp</text:span> to <text:span text:style-name="code_5f_C">png_bytepp</text:span>, and in <text:span text:style-name="code_5f_C">png_set_</text:span><text:user-index-mark text:string-value="iCCP" text:index-name="Chunk" text:outline-level="1"/><text:span text:style-name="code_5f_C">iCCP</text:span>, from <text:span text:style-name="code_5f_C">png_charp</text:span> to <text:span text:style-name="code_5f_C">png_const_bytep</text:span>.</text:p>
      <text:p text:style-name="P5"/>
      <text:p text:style-name="P5">There are changes of form in <text:span text:style-name="code_5f_file">png.h</text:span>, including new and changed macros to declare parts of the API. <text:s/>Some API functions with arguments that are pointers to data not modified within the function have been corrected to declare these arguments with <text:span text:style-name="code_5f_C">const</text:span>.</text:p>
      <text:p text:style-name="P5"/>
      <text:p text:style-name="P5">Much of the internal use of C macros to control the library build has also changed and some of this is visible in the exported header files, in particular the use of macros to control data and API elements visible during application compilation may require significant revision to application code. <text:s/>(It is extremely rare for an application to do this.)</text:p>
      <text:p text:style-name="P5"/>
      <text:p text:style-name="Standard">Any program that compiled against libpng 1.4 and did not use deprecated features or access internal library structures should compile and work against libpng 1.5, except for the change in the prototype for <text:span text:style-name="code_5f_C">png_get_</text:span><text:user-index-mark text:string-value="iCCP" text:index-name="Chunk" text:outline-level="1"/><text:span text:style-name="code_5f_C">iCCP()</text:span> and <text:span text:style-name="code_5f_C">png_set_</text:span><text:user-index-mark text:string-value="iCCP" text:index-name="Chunk" text:outline-level="1"/><text:span text:style-name="code_5f_C">iCCP()</text:span> API functions mentioned above.</text:p>
      <text:p text:style-name="P5"/>
      <text:p text:style-name="P5"><text:soft-page-break/>libpng 1.5.0 adds <text:span text:style-name="code_5f_C">PNG_ PASS</text:span> macros to help in the reading and writing of interlaced images. <text:s/>The macros return the number of rows and columns in each pass and information that can be used to de-interlace and (if absolutely necessary) interlace an image.</text:p>
      <text:p text:style-name="P5"/>
      <text:p text:style-name="P5">libpng 1.5.0 adds an API <text:span text:style-name="code_5f_C">png_longjmp(png_ptr, value)</text:span>. <text:s/>This API calls the application-provided <text:span text:style-name="code_5f_C">png_longjmp_ptr</text:span> on the internal, but application initialized, <text:span text:style-name="code_5f_C">longjmp</text:span> buffer. <text:s/>It is provided as a convenience to avoid the need to use the <text:span text:style-name="code_5f_C">png_jmpbuf</text:span> macro, which had the unnecessary side effect of resetting the internal <text:span text:style-name="code_5f_C">png_longjmp_ptr</text:span> value.</text:p>
      <text:p text:style-name="P5"/>
      <text:p text:style-name="P5">libpng 1.5.0 includes a complete fixed point API. <text:s/>By default this is present along with the corresponding floating point API. <text:s/>In general the fixed point API is faster and smaller than the floating point one because the PNG file format used fixed point, not floating point. <text:s/>This applies even if the library uses floating point in internal calculations. <text:s/>A new macro, <text:span text:style-name="code_5f_C">PNG_FLOATING_ARITHMETIC_SUPPORTED</text:span>, reveals whether the library uses floating point arithmetic (the default) or fixed point arithmetic internally for performance critical calculations such as gamma correction. In some cases, the gamma calculations may produce slightly different results. <text:s/>This has changed the results in <text:span text:style-name="code_5f_C">png_rgb_to_gray</text:span> and in alpha composition (<text:span text:style-name="code_5f_C">png_set_background</text:span> for example). This applies even if the original image was already linear (<text:span text:style-name="code_5f_C">gamma == 1.0</text:span>) and, therefore, it is not necessary to linearize the image. <text:s/>This is because libpng has <text:span text:style-name="T5">not</text:span> been changed to optimize that case correctly, yet.</text:p>
      <text:p text:style-name="P5"/>
      <text:p text:style-name="P5">Fixed point support for the <text:user-index-mark text:string-value="sCAL" text:index-name="Chunk" text:outline-level="1"/><text:span text:style-name="code_5f_chunk">sCAL</text:span> chunk comes with an important caveat; the <text:user-index-mark text:string-value="sCAL" text:index-name="Chunk" text:outline-level="1"/><text:span text:style-name="code_5f_chunk">sCAL</text:span> specification uses a decimal encoding of floating point values and the accuracy of PNG fixed point values is insufficient for representation of these values. Consequently a "<text:span text:style-name="code_5f_C">string</text:span>" API (<text:span text:style-name="code_5f_C">png_get_</text:span><text:user-index-mark text:string-value="sCAL" text:index-name="Chunk" text:outline-level="1"/><text:span text:style-name="code_5f_C">sCAL_s</text:span> and <text:span text:style-name="code_5f_C">png_set_</text:span><text:user-index-mark text:string-value="sCAL" text:index-name="Chunk" text:outline-level="1"/><text:span text:style-name="code_5f_C">sCAL_s</text:span>) is the only reliable way of reading arbitrary <text:user-index-mark text:string-value="sCAL" text:index-name="Chunk" text:outline-level="1"/><text:span text:style-name="code_5f_chunk">sCAL</text:span> chunks in the absence of either the floating point API or internal floating point calculations. <text:s/>Starting with libpng-1.5.0, both of these functions are present when <text:span text:style-name="code_5f_C">PNG_</text:span><text:user-index-mark text:string-value="sCAL" text:index-name="Chunk" text:outline-level="1"/><text:span text:style-name="code_5f_C">sCAL_SUPPORTED</text:span> is defined. <text:s/>Prior to libpng-1.5.0, their presence also depended upon <text:span text:style-name="code_5f_C">PNG_FIXED_POINT_SUPPORTED</text:span> being defined and <text:span text:style-name="code_5f_C">PNG_FLOATING_POINT_SUPPORTED</text:span> not being defined.</text:p>
      <text:p text:style-name="P5"/>
      <text:p text:style-name="P5">Applications no longer need to include the optional distribution header file <text:span text:style-name="code_5f_file">pngusr.h</text:span> or define the corresponding macros during application build in order to see the correct variant of the libpng API. <text:s/>From 1.5.0 application code can check for the corresponding <text:span text:style-name="code_5f_C">_SUPPORTED</text:span> macro:</text:p>
      <text:p text:style-name="P5"/>
      <text:p text:style-name="code_5f_block">#ifdef PNG_INCH_CONVERSIONS_SUPPORTED</text:p>
      <text:p text:style-name="code_5f_block"><text:s text:c="3"/>/* code that uses the inch conversion APIs. */</text:p>
      <text:p text:style-name="code_5f_block">#endif</text:p>
      <text:p text:style-name="P5"/>
      <text:p text:style-name="P5">This macro will only be defined if the inch conversion functions have been compiled into libpng. <text:s/>The full set of macros, and whether or not support has been compiled in, are available in the header file <text:span text:style-name="code_5f_file">pnglibconf.h</text:span>. This header file is specific to the libpng build. <text:s/>Notice that prior to 1.5.0 the <text:span text:style-name="code_5f_C">_SUPPORTED</text:span> macros would always have the default definition unless reset by <text:span text:style-name="code_5f_file">pngusr.h</text:span> or by explicit settings on the compiler command line. These settings may produce compiler <text:span text:style-name="T6">warnings</text:span> or <text:span text:style-name="T6">errors</text:span> in 1.5.0 because of macro redefinition.</text:p>
      <text:p text:style-name="P5"/>
      <text:p text:style-name="P5">Applications can now choose whether to use these macros or to call the corresponding function by defining <text:span text:style-name="code_5f_C">PNG_USE_READ_MACROS</text:span> or <text:span text:style-name="code_5f_C">PNG_NO_USE_READ_MACROS</text:span> before including <text:span text:style-name="code_5f_file">png.h</text:span>. <text:s/>Notice that this is only supported from 1.5.0; defining <text:span text:style-name="code_5f_C">PNG_NO_USE_READ_MACROS</text:span> prior to 1.5.0 will lead to a link failure. Prior to libpng-1.5.4, the zlib compressor used the same set of parameters when compressing the <text:user-index-mark-start text:id="IMark300514536" text:index-name="Chunk" text:outline-level="1"/><text:user-index-mark-start text:id="IMark300514344" text:index-name="Chunk" text:outline-level="1"/><text:user-index-mark-start text:id="IMark300514248" text:index-name="Chunk" text:outline-level="1"/><text:user-index-mark text:string-value="IDAT" text:index-name="Chunk" text:outline-level="1"/><text:span text:style-name="code_5f_chunk"><text:span text:style-name="T22">IDAT</text:span></text:span><text:user-index-mark-end text:id="IMark300514248"/><text:user-index-mark-end text:id="IMark300514344"/><text:user-index-mark-end text:id="IMark300514536"/> data and textual data such as <text:user-index-mark text:string-value="zTXt" text:index-name="Chunk" text:outline-level="1"/><text:span text:style-name="code_5f_chunk">zTXt</text:span> and <text:user-index-mark text:string-value="iCCP" text:index-name="Chunk" text:outline-level="1"/><text:span text:style-name="code_5f_chunk">iCCP</text:span>. In libpng-1.5.4 we reinitialized the zlib stream for each type of data. We added five <text:span text:style-name="code_5f_C">png_set_text_*()</text:span> functions for setting the parameters to use with textual data.</text:p>
      <text:p text:style-name="P5"/>
      <text:p text:style-name="P5"><text:soft-page-break/>Prior to libpng-1.5.4, the <text:span text:style-name="code_5f_C">PNG_READ_16_TO_8_ACCURATE_SCALE_SUPPORTED</text:span> option was off by default, and slightly inaccurate scaling occurred. This option can no longer be turned off, and the choice of accurate or inaccurate 16-to-8 scaling is by using the new <text:span text:style-name="code_5f_C">png_set_scale_16_to_8()</text:span> API for accurate scaling or the old <text:span text:style-name="code_5f_C">png_set_strip_16_to_8()</text:span> API for simple chopping. <text:s/>In libpng-1.5.4, the <text:span text:style-name="code_5f_C">PNG_READ_16_TO_8_ACCURATE_SCALE_SUPPORTED</text:span> macro became <text:span text:style-name="code_5f_C">PNG_READ_SCALE_16_TO_8_SUPPORTED</text:span>, and the <text:span text:style-name="code_5f_C">PNG_READ_16_TO_8</text:span> macro became <text:span text:style-name="code_5f_C">PNG_READ_STRIP_16_TO_8_SUPPORTED</text:span>, to enable the two <text:span text:style-name="code_5f_C">png_set_*_16_to_8()</text:span> functions separately.</text:p>
      <text:p text:style-name="P5"/>
      <text:p text:style-name="P5">Prior to libpng-1.5.4, the <text:span text:style-name="code_5f_C">png_set_user_limits()</text:span> function could only be used to reduce the width and height limits from the value of <text:span text:style-name="code_5f_C">PNG_USER_WIDTH_MAX</text:span> and <text:span text:style-name="code_5f_C">PNG_USER_HEIGHT_MAX</text:span>, although this document said that it could be used to override them. <text:s/>Now this function will reduce or increase the limits.</text:p>
      <text:p text:style-name="P5"/>
      <text:p text:style-name="P6">Starting in libpng-1.5.22, default user limits were established. These can be overridden by application calls to <text:span text:style-name="code_5f_C">png_set_user_limits()</text:span>, <text:span text:style-name="code_5f_C">png_set_user_chunk_cache_max()</text:span>, and/or <text:span text:style-name="code_5f_C">png_set_user_malloc_max()</text:span>.</text:p>
      <text:p text:style-name="P5">The limits are now</text:p>
      <text:p text:style-name="code_5f_block"><text:s text:c="29"/>max possible <text:s/>default</text:p>
      <text:p text:style-name="code_5f_block"><text:s text:c="3"/>png_user_width_max <text:s text:c="7"/>0x7fffffff <text:s text:c="3"/>1,000,000</text:p>
      <text:p text:style-name="code_5f_block"><text:s text:c="3"/>png_user_height_max <text:s text:c="6"/>0x7fffffff <text:s text:c="3"/>1,000,000</text:p>
      <text:p text:style-name="code_5f_block"><text:s text:c="3"/>png_user_chunk_cache_max <text:s/>0 (unlimited) 1000</text:p>
      <text:p text:style-name="code_5f_block"><text:s text:c="3"/>png_user_chunk_malloc_max 0 (unlimited) 8,000,000</text:p>
      <text:p text:style-name="P5"/>
      <text:p text:style-name="P5">The <text:span text:style-name="code_5f_C">png_set_option()</text:span> function (and the "<text:span text:style-name="code_5f_C">options</text:span>" member of the <text:span text:style-name="code_5f_C">png struct</text:span>) was added to libpng-1.5.15, with option <text:span text:style-name="code_5f_C"><text:span text:style-name="T22">PNG_ARM_NEON</text:span></text:span>.</text:p>
      <text:p text:style-name="P5"/>
      <text:p text:style-name="P5">The library now supports a complete fixed point implementation and can thus be used on systems that have no floating point support or very limited or slow support. <text:s/>Previously gamma correction, an essential part of complete PNG support, required reasonably fast floating point.</text:p>
      <text:p text:style-name="P5"/>
      <text:p text:style-name="P5">As part of this the choice of internal implementation has been made independent of the choice of fixed versus floating point APIs and all the missing fixed point APIs have been implemented.</text:p>
      <text:p text:style-name="P5"/>
      <text:p text:style-name="P5">The exact mechanism used to control attributes of API functions has changed, as described in the <text:span text:style-name="code_5f_file">INSTALL</text:span> file.</text:p>
      <text:p text:style-name="P5"/>
      <text:p text:style-name="P5">A new test program, <text:span text:style-name="code_5f_file"><text:span text:style-name="T22">pngvalid</text:span></text:span>, is provided in addition to <text:span text:style-name="code_5f_file">pngtest</text:span>. <text:span text:style-name="code_5f_file">pngvalid</text:span> val<text:user-index-mark-start text:id="IMark300513960" text:index-name="Chunk" text:outline-level="1"/><text:user-index-mark-start text:id="IMark300515880" text:index-name="Chunk" text:outline-level="1"/><text:user-index-mark-start text:id="IMark300514536" text:index-name="Chunk" text:outline-level="1"/>idat<text:user-index-mark-end text:id="IMark300514536"/><text:user-index-mark-end text:id="IMark300515880"/><text:user-index-mark-end text:id="IMark300513960"/>es the arithmetic accuracy of the gamma correction calculations and includes a number of val<text:user-index-mark-start text:id="IMark300514344" text:index-name="Chunk" text:outline-level="1"/><text:user-index-mark-start text:id="IMark300514248" text:index-name="Chunk" text:outline-level="1"/><text:user-index-mark-start text:id="IMark300514152" text:index-name="Chunk" text:outline-level="1"/>idat<text:user-index-mark-end text:id="IMark300514152"/><text:user-index-mark-end text:id="IMark300514248"/><text:user-index-mark-end text:id="IMark300514344"/>ions of the file format. A subset of the full range of tests is run when "<text:span text:style-name="code_5f_file">make check</text:span>" is done (in the '<text:span text:style-name="code_5f_file">configure</text:span>' build.) <text:s/><text:span text:style-name="code_5f_file">pngvalid</text:span> also allows total allocated memory usage to be evaluated and performs additional memory overwrite val<text:user-index-mark-start text:id="IMark300515400" text:index-name="Chunk" text:outline-level="1"/><text:user-index-mark-start text:id="IMark300514440" text:index-name="Chunk" text:outline-level="1"/><text:user-index-mark-start text:id="IMark300515784" text:index-name="Chunk" text:outline-level="1"/>id<text:keywords/><text:keywords/>at<text:user-index-mark-end text:id="IMark300515784"/><text:user-index-mark-end text:id="IMark300514440"/><text:user-index-mark-end text:id="IMark300515400"/>ion.</text:p>
      <text:p text:style-name="P5"/>
      <text:p text:style-name="P5">Many changes to individual feature macros have been made. The following are the changes most likely to be noticed by library builders who configure libpng:</text:p>
      <text:p text:style-name="P5"/>
      <text:p text:style-name="P5">1) All feature macros now have consistent naming:</text:p>
      <text:p text:style-name="P5"/>
      <text:p text:style-name="code_5f_block">#define PNG_NO_feature turns the feature off</text:p>
      <text:p text:style-name="code_5f_block">#define PNG_feature_SUPPORTED turns the feature on</text:p>
      <text:p text:style-name="P5"/>
      <text:p text:style-name="P5"><text:span text:style-name="code_5f_file">pnglibconf.h</text:span> contains one line for each feature macro which is either:</text:p>
      <text:p text:style-name="P5"/>
      <text:p text:style-name="code_5f_block"><text:soft-page-break/>#define PNG_feature_SUPPORTED</text:p>
      <text:p text:style-name="P5"/>
      <text:p text:style-name="P5">if the feature is supported or:</text:p>
      <text:p text:style-name="P5"/>
      <text:p text:style-name="code_5f_block">/*#undef PNG_feature_SUPPORTED*/</text:p>
      <text:p text:style-name="P5"/>
      <text:p text:style-name="P5">if it is not. <text:s/>Library code consistently checks for the '<text:span text:style-name="code_5f_C">SUPPORTED</text:span>' macro. It does not, and libpng applications should not, check for the '<text:span text:style-name="code_5f_C">NO</text:span>' macro which will not normally be defined even if the feature is not supported. The '<text:span text:style-name="code_5f_C">NO</text:span>' macros are only used internally for setting or not setting the corresponding '<text:span text:style-name="code_5f_C">SUPPORTED</text:span>' macros.</text:p>
      <text:p text:style-name="P5"/>
      <text:p text:style-name="P5">Compatibility with the old names is provided as follows:</text:p>
      <text:p text:style-name="P5"/>
      <text:p text:style-name="P5"><text:span text:style-name="code_5f_C">PNG_INCH_CONVERSIONS</text:span> turns on <text:span text:style-name="code_5f_C">PNG_INCH_CONVERSIONS_SUPPORTED</text:span></text:p>
      <text:p text:style-name="P5"/>
      <text:p text:style-name="P5">And the following definitions disable the corresponding feature:</text:p>
      <text:p text:style-name="P5"/>
      <text:p text:style-name="P5"><text:span text:style-name="code_5f_C">PNG_SETJMP_NOT_SUPPORTED</text:span> disables <text:span text:style-name="code_5f_C">SETJMP</text:span></text:p>
      <text:p text:style-name="P5"><text:span text:style-name="code_5f_C">PNG_READ_TRANSFORMS_NOT_SUPPORTED</text:span> disables <text:span text:style-name="code_5f_C">READ_TRANSFORMS</text:span></text:p>
      <text:p text:style-name="P5"><text:span text:style-name="code_5f_C">PNG_NO_READ_COMPOSITED_NODIV</text:span> disables <text:span text:style-name="code_5f_C">READ_COMPOSITE_NODIV</text:span></text:p>
      <text:p text:style-name="P5"><text:span text:style-name="code_5f_C">PNG_WRITE_TRANSFORMS_NOT_SUPPORTED</text:span> disables <text:span text:style-name="code_5f_C">WRITE_TRANSFORMS</text:span></text:p>
      <text:p text:style-name="P5"><text:span text:style-name="code_5f_C">PNG_READ_ANCILLARY_CHUNKS_NOT_SUPPORTED</text:span> disables <text:span text:style-name="code_5f_C">READ_ANCILLARY_CHUNKS</text:span></text:p>
      <text:p text:style-name="P5"><text:span text:style-name="code_5f_C">PNG_WRITE_ANCILLARY_CHUNKS_NOT_SUPPORTED</text:span> disables <text:span text:style-name="code_5f_C">WRITE_ANCILLARY_CHUNKS</text:span></text:p>
      <text:p text:style-name="P5"/>
      <text:p text:style-name="P5">Library builders should remove use of the above, inconsistent, names.</text:p>
      <text:p text:style-name="P5"/>
      <text:p text:style-name="P5">2) <text:span text:style-name="T6">Warning</text:span> and <text:span text:style-name="T6">error message</text:span> formatting was previously conditional on the <text:span text:style-name="code_5f_file">STDIO</text:span> feature. The library has been changed to use the <text:span text:style-name="code_5f_file">CONSOLE_IO</text:span> feature instead. This means that if <text:span text:style-name="code_5f_file">CONSOLE_IO</text:span> is disabled the library no longer uses the <text:span text:style-name="code_5f_C">printf(3)</text:span> functions, even though the default read/write implementations use <text:span text:style-name="code_5f_C">(FILE)</text:span> style <text:span text:style-name="code_5f_file">stdio.h</text:span> functions.</text:p>
      <text:p text:style-name="P5"/>
      <text:p text:style-name="P5">3) Three feature macros now control the fixed/floating point decisions:</text:p>
      <text:p text:style-name="P5"/>
      <text:p text:style-name="P5"><text:span text:style-name="code_5f_C">PNG_FLOATING_POINT_SUPPORTED</text:span> enables the floating point APIs</text:p>
      <text:p text:style-name="P5"/>
      <text:p text:style-name="P5"><text:span text:style-name="code_5f_C">PNG_FIXED_POINT_SUPPORTED</text:span> enables the fixed point APIs; however, in practice these are normally required internally anyway (because the PNG file format is fixed point), therefore in most cases <text:span text:style-name="code_5f_C">PNG_NO_FIXED_POINT</text:span> merely stops the function from being exported.</text:p>
      <text:p text:style-name="P5"/>
      <text:p text:style-name="P5"><text:span text:style-name="code_5f_C">PNG_FLOATING_ARITHMETIC_SUPPORTED</text:span> chooses between the internal floating point implementation or the fixed point one. <text:s/>Typically the fixed point implementation is larger and slower than the floating point implementation on a system that supports floating point; however, it may be faster on a system which lacks floating point hardware and therefore uses a software emulation.</text:p>
      <text:p text:style-name="P5"/>
      <text:p text:style-name="P5">4) Added <text:span text:style-name="code_5f_C">PNG_{READ,WRITE}_INT_FUNCTIONS_SUPPORTED</text:span>. <text:s/>This allows the functions to read and write ints to be disabled independently of <text:span text:style-name="code_5f_C">PNG_USE_READ_MACROS</text:span>, which allows libpng to be built with the functions even though the default is to use the macros - this allows applications to choose at app buildtime whether or not to use macros (previously impossible because the functions weren't in the default build.)</text:p>
      <text:p text:style-name="P5"/>
      <text:h text:style-name="P22" text:outline-level="1"><text:bookmark-start text:name="__RefHeading___Toc450_1038013662"/><text:soft-page-break/>Changes to Libpng from version 1.5.x to 1.6.x<text:bookmark-end text:name="__RefHeading___Toc450_1038013662"/></text:h>
      <text:p text:style-name="P5"/>
      <text:p text:style-name="P5">A "<text:span text:style-name="T6">simplified API</text:span>" has been added (see documentation in <text:span text:style-name="code_5f_file">png.h</text:span> and a simple example in <text:span text:style-name="code_5f_file">contrib/examples/pngtopng.c</text:span>). <text:s/>The new publicly visible API includes the following:</text:p>
      <text:p text:style-name="P5"/>
      <text:p text:style-name="code_5f_block"><text:s text:c="3"/>macros:</text:p>
      <text:p text:style-name="code_5f_block"><text:s text:c="5"/>PNG_FORMAT_*</text:p>
      <text:p text:style-name="code_5f_block"><text:s text:c="5"/>PNG_IMAGE_*</text:p>
      <text:p text:style-name="code_5f_block"><text:s text:c="3"/>structures:</text:p>
      <text:p text:style-name="code_5f_block"><text:s text:c="5"/>png_control</text:p>
      <text:p text:style-name="code_5f_block"><text:s text:c="5"/>png_image</text:p>
      <text:p text:style-name="code_5f_block"><text:s text:c="3"/>read functions</text:p>
      <text:p text:style-name="code_5f_block"><text:s text:c="5"/>png_image_begin_read_from_file()</text:p>
      <text:p text:style-name="code_5f_block"><text:s text:c="5"/>png_image_begin_read_from_stdio()</text:p>
      <text:p text:style-name="code_5f_block"><text:s text:c="5"/>png_image_begin_read_from_memory()</text:p>
      <text:p text:style-name="code_5f_block"><text:s text:c="5"/>png_image_finish_read()</text:p>
      <text:p text:style-name="code_5f_block"><text:s text:c="5"/>png_image_free()</text:p>
      <text:p text:style-name="code_5f_block"><text:s text:c="3"/>write functions</text:p>
      <text:p text:style-name="code_5f_block"><text:s text:c="5"/>png_image_write_to_file()</text:p>
      <text:p text:style-name="code_5f_block"><text:s text:c="5"/>png_image_write_to_memory()</text:p>
      <text:p text:style-name="code_5f_block"><text:s text:c="5"/>png_image_write_to_stdio()</text:p>
      <text:p text:style-name="P5"/>
      <text:p text:style-name="P5">Starting with libpng-1.6.0, you can configure libpng to prefix all exported symbols, using the <text:span text:style-name="code_5f_C">PNG_PREFIX</text:span> macro.</text:p>
      <text:p text:style-name="P5"/>
      <text:p text:style-name="P5">We no longer include <text:span text:style-name="code_5f_file">string.h</text:span> in <text:span text:style-name="code_5f_file">png.h</text:span>. <text:s/>The include statement has been moved to <text:span text:style-name="code_5f_file">pngpriv.h</text:span>, where it is not accessible by applications. <text:s/>Applications that need access to information in <text:span text:style-name="code_5f_file">string.h</text:span> must add an '<text:span text:style-name="code_5f_C">#include &lt;string.h&gt;</text:span>' directive. <text:s/>It does not matter whether this is placed prior to or after the '<text:span text:style-name="code_5f_C">#include "png.h"</text:span>' directive.</text:p>
      <text:p text:style-name="P5"/>
      <text:p text:style-name="P5">The following API are now DEPRECATED:</text:p>
      <text:p text:style-name="code_5f_block"><text:s text:c="3"/>png_info_init_3()</text:p>
      <text:p text:style-name="code_5f_block"><text:s text:c="3"/>png_convert_to_rfc1123() which has been replaced</text:p>
      <text:p text:style-name="code_5f_block"><text:s text:c="5"/>with png_convert_to_rfc1123_buffer()</text:p>
      <text:p text:style-name="code_5f_block"><text:s text:c="3"/>png_malloc_default()</text:p>
      <text:p text:style-name="code_5f_block"><text:s text:c="3"/>png_free_default()</text:p>
      <text:p text:style-name="code_5f_block"><text:s text:c="3"/>png_reset_zstream()</text:p>
      <text:p text:style-name="P5"/>
      <text:p text:style-name="P5">The following have been removed:</text:p>
      <text:p text:style-name="code_5f_block"><text:s text:c="3"/>png_get_io_chunk_name(), which has been replaced</text:p>
      <text:p text:style-name="code_5f_block"><text:s text:c="5"/>with png_get_io_chunk_type(). <text:s/>The new</text:p>
      <text:p text:style-name="code_5f_block"><text:s text:c="5"/>function returns a 32-bit integer instead of</text:p>
      <text:p text:style-name="code_5f_block"><text:s text:c="5"/>a string.</text:p>
      <text:p text:style-name="code_5f_block"><text:s text:c="3"/>The png_sizeof(), png_strlen(), png_memcpy(), png_memcmp(), and</text:p>
      <text:p text:style-name="code_5f_block"><text:s text:c="5"/>png_memset() macros are no longer used in the libpng sources and</text:p>
      <text:p text:style-name="code_5f_block"><text:s text:c="5"/>have been removed. <text:s/>These had already been made invisible to applications</text:p>
      <text:p text:style-name="code_5f_block"><text:s text:c="5"/>(i.e., defined in the private pngpriv.h header file) since libpng-1.5.0.</text:p>
      <text:p text:style-name="P5"/>
      <text:p text:style-name="P5">The signatures of many exported functions were changed, such that</text:p>
      <text:p text:style-name="code_5f_block"><text:s text:c="3"/>png_structp became png_structrp or png_const_structrp</text:p>
      <text:p text:style-name="code_5f_block"><text:s text:c="3"/>png_infop became png_inforp or png_const_inforp</text:p>
      <text:p text:style-name="P5">where "<text:span text:style-name="code_5f_C"><text:span text:style-name="T7">rp</text:span></text:span>" indicates a "<text:span text:style-name="T6">restricted pointer</text:span>".</text:p>
      <text:p text:style-name="P5"/>
      <text:p text:style-name="P5"><text:soft-page-break/>Dropped support for 16-bit platforms. The support for <text:span text:style-name="code_5f_C">FAR/far</text:span> types has been eliminated and the definition of <text:span text:style-name="code_5f_C">png_alloc_size_t</text:span> is now controlled by a flag so that 'small <text:span text:style-name="code_5f_C">size_t</text:span>' systems can select it if necessary.</text:p>
      <text:p text:style-name="P5"/>
      <text:p text:style-name="P5"><text:span text:style-name="T6">Error detection</text:span> in some chunks has improved; in particular the <text:user-index-mark text:string-value="iCCP" text:index-name="Chunk" text:outline-level="1"/><text:span text:style-name="code_5f_chunk">iCCP</text:span> chunk reader now does pretty complete val<text:user-index-mark-start text:id="IMark300514440" text:index-name="Chunk" text:outline-level="1"/><text:user-index-mark-start text:id="IMark300515784" text:index-name="Chunk" text:outline-level="1"/><text:user-index-mark-start text:id="IMark300515976" text:index-name="Chunk" text:outline-level="1"/>idat<text:user-index-mark-end text:id="IMark300515976"/><text:user-index-mark-end text:id="IMark300515784"/><text:user-index-mark-end text:id="IMark300514440"/>ion of the basic format. <text:s/>Some bad profiles that were previously accepted are now accepted with a <text:span text:style-name="T6">warning</text:span> or <text:span text:style-name="T6">rejected</text:span>, depending upon the <text:span text:style-name="code_5f_C">png_set_benign_errors()</text:span> setting, in particular the very old broken Microsoft/HP 3144-byte <text:user-index-mark text:string-value="sRGB" text:index-name="Chunk" text:outline-level="1"/>sRGB profile. <text:s/>Starting with libpng-1.6.11, recognizing and checking <text:user-index-mark text:string-value="sRGB" text:index-name="Chunk" text:outline-level="1"/>sRGB profiles can be avoided by means of</text:p>
      <text:p text:style-name="P5"/>
      <text:p text:style-name="code_5f_block"><text:s text:c="4"/>#if defined(PNG_SKIP_<text:user-index-mark text:string-value="sRGB" text:index-name="Chunk" text:outline-level="1"/>sRGB_CHECK_PROFILE) &amp;&amp; \</text:p>
      <text:p text:style-name="code_5f_block"><text:s text:c="8"/>defined(PNG_SET_OPTION_SUPPORTED)</text:p>
      <text:p text:style-name="code_5f_block"><text:s text:c="7"/>png_set_option(png_ptr, PNG_SKIP_<text:user-index-mark text:string-value="sRGB" text:index-name="Chunk" text:outline-level="1"/>sRGB_CHECK_PROFILE,</text:p>
      <text:p text:style-name="code_5f_block"><text:s text:c="11"/>PNG_OPTION_ON);</text:p>
      <text:p text:style-name="code_5f_block"><text:s text:c="4"/>#endif</text:p>
      <text:p text:style-name="P5"/>
      <text:p text:style-name="P5">It's not a good idea to do this if you are using the "<text:span text:style-name="T6">simplified API</text:span>", which needs to be able to recognize <text:user-index-mark text:string-value="sRGB" text:index-name="Chunk" text:outline-level="1"/>sRGB profiles conveyed via the <text:user-index-mark text:string-value="iCCP" text:index-name="Chunk" text:outline-level="1"/><text:span text:style-name="code_5f_chunk">iCCP</text:span> chunk.</text:p>
      <text:p text:style-name="P5"/>
      <text:p text:style-name="P5">The PNG spec requirement that only grayscale profiles may appear in images with color type 0 or 4 and that even if the image only contains gray pixels, only RGB profiles may appear in images with color type 2, 3, or 6, is now enforced. <text:s/>The <text:user-index-mark text:string-value="sRGB" text:index-name="Chunk" text:outline-level="1"/>sRGB chunk is allowed to appear in images with any color type and is interpreted by libpng to convey a one-tracer-curve gray profile or a three-tracer-curve RGB profile as appropriate.</text:p>
      <text:p text:style-name="P5"/>
      <text:p text:style-name="P5">Libpng 1.5.x erroneously used <text:span text:style-name="code_5f_C">/MD</text:span> for Debug DLL builds; if you used the debug builds in your app and you changed your app to use /<text:span text:style-name="code_5f_C">MD</text:span> you will need to change it back to <text:span text:style-name="code_5f_C">/MDd</text:span> for libpng 1.6.x.</text:p>
      <text:p text:style-name="P5"/>
      <text:p text:style-name="P5">Prior to libpng-1.6.0 a <text:span text:style-name="T6">warning</text:span> would be issued if the <text:user-index-mark text:string-value="iTXt" text:index-name="Chunk" text:outline-level="1"/><text:span text:style-name="code_5f_chunk">iTXt</text:span> chunk contained an empty language field or an empty translated keyword. <text:s/>Both of these are allowed by the PNG specification, so these <text:span text:style-name="T6">warnings</text:span> are no longer issued.</text:p>
      <text:p text:style-name="P5"/>
      <text:p text:style-name="P5">The library now issues an <text:span text:style-name="T6">error</text:span> if the application attempts to set a transform after it calls <text:span text:style-name="code_5f_C">png_read_update_info()</text:span> or if it attempts to call both <text:span text:style-name="code_5f_C">png_read_update_info()</text:span> and <text:span text:style-name="code_5f_C">png_start_read_image()</text:span> or to call either of them more than once.</text:p>
      <text:p text:style-name="P5"/>
      <text:p text:style-name="P5">The default condition for <text:span text:style-name="code_5f_C">benign_errors</text:span> is now to treat <text:span text:style-name="T6">benign errors</text:span> as <text:span text:style-name="T6">warnings</text:span> while reading and as <text:span text:style-name="T6">errors</text:span> while writing.</text:p>
      <text:p text:style-name="P5"/>
      <text:p text:style-name="P5">The library now issues a <text:span text:style-name="T6">warning</text:span> if both background processing and RGB to gray are used when gamma correction happens. As with previous versions of the library the results are numerically very incorrect in this case.</text:p>
      <text:p text:style-name="P5"/>
      <text:p text:style-name="P5">There are some minor arithmetic changes in some transforms such as <text:span text:style-name="code_5f_C">png_set_background()</text:span>, that might be detected by certain regression tests.</text:p>
      <text:p text:style-name="P5"/>
      <text:p text:style-name="P5">Unknown chunk handling has been improved internally, without any API change. This adds more correct option control of the unknown handling, corrects a pre-existing bug where the per-chunk 'keep' setting is ignored, and makes it possible to skip <text:user-index-mark-start text:id="IMark300515688" text:index-name="Chunk" text:outline-level="1"/><text:user-index-mark-start text:id="IMark300514344" text:index-name="Chunk" text:outline-level="1"/><text:user-index-mark-start text:id="IMark300514440" text:index-name="Chunk" text:outline-level="1"/><text:user-index-mark text:string-value="IDAT" text:index-name="Chunk" text:outline-level="1"/><text:span text:style-name="code_5f_C">IDAT</text:span><text:user-index-mark-end text:id="IMark300514440"/><text:user-index-mark-end text:id="IMark300514344"/><text:user-index-mark-end text:id="IMark300515688"/> chunks in the sequential reader.</text:p>
      <text:p text:style-name="P5"/>
      <text:p text:style-name="P5"><text:soft-page-break/>The machine-generated configure files are no longer included in branches libpng16 and later of the GIT repository. <text:s/>They continue to be included in the tarball releases, however.</text:p>
      <text:p text:style-name="P5"/>
      <text:p text:style-name="P5">Libpng-1.6.0 through 1.6.2 used the <text:span text:style-name="T6">CMF</text:span> bytes at the beginning of the <text:user-index-mark-start text:id="IMark300515688" text:index-name="Chunk" text:outline-level="1"/><text:user-index-mark-start text:id="IMark300514344" text:index-name="Chunk" text:outline-level="1"/><text:user-index-mark-start text:id="IMark300514440" text:index-name="Chunk" text:outline-level="1"/><text:user-index-mark text:string-value="IDAT" text:index-name="Chunk" text:outline-level="1"/><text:span text:style-name="code_5f_C">IDAT</text:span><text:user-index-mark-end text:id="IMark300514440"/><text:user-index-mark-end text:id="IMark300514344"/><text:user-index-mark-end text:id="IMark300515688"/> stream to set the size of the sliding window for reading instead of using the default 32-kbyte sliding window size. <text:s/>It was discovered that there are hundreds of PNG files in the wild that have incorrect <text:span text:style-name="T6">CMF</text:span> bytes that caused zlib to issue the "invalid distance too far back" <text:span text:style-name="T6">error</text:span> and <text:span text:style-name="T6">reject</text:span> the file. Libpng-1.6.3 and later calculate their own safe <text:span text:style-name="T6">CMF</text:span> from the image dimensions, provide a way to revert to the libpng-1.5.x behavior (ignoring the <text:span text:style-name="T6">CMF</text:span> bytes and using a 32-kbyte sliding window), by using</text:p>
      <text:p text:style-name="P5"/>
      <text:p text:style-name="code_5f_block"><text:s text:c="4"/>png_set_option(png_ptr, PNG_MAXIMUM_INFLATE_WINDOW,</text:p>
      <text:p text:style-name="code_5f_block"><text:s text:c="8"/>PNG_OPTION_ON);</text:p>
      <text:p text:style-name="P5"/>
      <text:p text:style-name="P5">and provide a tool (<text:span text:style-name="code_5f_file">contrib/tools/pngfix</text:span>) for rewriting a PNG file while optimizing the <text:span text:style-name="T6">CMF</text:span> bytes in its <text:user-index-mark-start text:id="IMark300514344" text:index-name="Chunk" text:outline-level="1"/><text:user-index-mark-start text:id="IMark300515688" text:index-name="Chunk" text:outline-level="1"/><text:user-index-mark-start text:id="IMark300514440" text:index-name="Chunk" text:outline-level="1"/><text:user-index-mark text:string-value="IDAT" text:index-name="Chunk" text:outline-level="1"/><text:span text:style-name="code_5f_chunk">IDAT</text:span><text:user-index-mark-end text:id="IMark300514440"/><text:user-index-mark-end text:id="IMark300515688"/><text:user-index-mark-end text:id="IMark300514344"/> chunk correctly.</text:p>
      <text:p text:style-name="P5"/>
      <text:p text:style-name="P5">Libpng-1.6.0 and libpng-1.6.1 wrote uncompressed <text:user-index-mark text:string-value="iTXt" text:index-name="Chunk" text:outline-level="1"/><text:span text:style-name="code_5f_chunk">iTXt</text:span> chunks with the wrong length, which resulted in PNG files that cannot be read beyond the bad <text:user-index-mark text:string-value="iTXt" text:index-name="Chunk" text:outline-level="1"/><text:span text:style-name="code_5f_chunk">iTXt</text:span> chunk. <text:s/>This error was fixed in libpng-1.6.3, and a tool (called <text:span text:style-name="code_5f_file">contrib/tools/png-fix-itxt</text:span>) has been added to the libpng distribution.</text:p>
      <text:p text:style-name="P5"/>
      <text:p text:style-name="P5">Starting with libpng-1.6.17, the <text:span text:style-name="code_5f_C">PNG_SAFE_LIMITS</text:span> macro was eliminated and safe limits are used by default (users who need larger limits can still override them at compile time or run time, as described above).</text:p>
      <text:p text:style-name="P5"/>
      <text:p text:style-name="P5">The new limits are</text:p>
      <text:p text:style-name="code_5f_block"><text:s text:c="32"/>default <text:s text:c="2"/>spec limit</text:p>
      <text:p text:style-name="code_5f_block"><text:s text:c="3"/>png_user_width_max <text:s text:c="8"/>1,000,000 <text:s/>2,147,483,647</text:p>
      <text:p text:style-name="code_5f_block"><text:s text:c="3"/>png_user_height_max <text:s text:c="7"/>1,000,000 <text:s/>2,147,483,647</text:p>
      <text:p text:style-name="code_5f_block"><text:s text:c="3"/>png_user_chunk_cache_max <text:s text:c="8"/>128 <text:s/>unlimited</text:p>
      <text:p text:style-name="code_5f_block"><text:s text:c="3"/>png_user_chunk_malloc_max <text:s/>8,000,000 <text:s/>unlimited</text:p>
      <text:p text:style-name="P5"/>
      <text:p text:style-name="P5">Starting with libpng-1.6.18, a <text:span text:style-name="code_5f_C">PNG_RELEASE_BUILD</text:span> macro was added, which allows library builders to control compilation for an installed system (a release build). It can be set for testing debug or beta builds to ensure that they will compile when the build type is switched to <text:span text:style-name="code_5f_C">RC</text:span> or <text:span text:style-name="code_5f_C">STABLE</text:span>. In essence this overrides the <text:span text:style-name="code_5f_C">PNG_LIBPNG_BUILD_BASE_TYPE</text:span> definition which is not directly user controllable.</text:p>
      <text:p text:style-name="P5"/>
      <text:p text:style-name="P5">Starting with libpng-1.6.19, attempting to set an over-length <text:user-index-mark text:string-value="PLTE" text:index-name="Chunk" text:outline-level="1"/><text:span text:style-name="code_5f_chunk">PLTE</text:span> chunk is an error. Previously this requirement of the PNG specification was not enforced, and the palette was always limited to 256 entries. An over-length <text:user-index-mark text:string-value="PLTE" text:index-name="Chunk" text:outline-level="1"/><text:span text:style-name="code_5f_chunk">PLTE</text:span> chunk found in an input PNG is silently truncated.</text:p>
      <text:p text:style-name="P5"/>
      <text:p text:style-name="P5">Starting with libpng-1.6.31, the <text:user-index-mark text:string-value="eXIf" text:index-name="Chunk" text:outline-level="1"/><text:span text:style-name="code_5f_chunk">eXIf</text:span> chunk is supported. Libpng does not attempt to decode the Exif profile; it simply returns a byte array containing the profile to the calling application which must do its own decoding.</text:p>
      <text:p text:style-name="P5"/>
      <text:h text:style-name="P22" text:outline-level="1"><text:bookmark-start text:name="__RefHeading___Toc452_1038013662"/>Detecting libpng<text:bookmark-end text:name="__RefHeading___Toc452_1038013662"/></text:h>
      <text:p text:style-name="P5"/>
      <text:p text:style-name="P5">The <text:span text:style-name="code_5f_C">png_get_io_ptr()</text:span> function has been present since libpng-0.88, has never changed, and is unaffected by conditional compilation macros. <text:s/>It is the best choice for use in configure scripts for detecting the presence of any libpng version since 0.88. <text:s/>In an <text:span text:style-name="code_5f_file">autoconf</text:span> "<text:span text:style-name="code_5f_file">configure.in</text:span>" you could use</text:p>
      <text:p text:style-name="P5"><text:soft-page-break/></text:p>
      <text:p text:style-name="code_5f_block"><text:s text:c="4"/>AC_CHECK_LIB(png, png_get_io_ptr, ...</text:p>
      <text:p text:style-name="P5"/>
      <text:h text:style-name="P22" text:outline-level="1"><text:bookmark-start text:name="__RefHeading___Toc454_1038013662"/>Source code repository<text:bookmark-end text:name="__RefHeading___Toc454_1038013662"/></text:h>
      <text:p text:style-name="P5"/>
      <text:p text:style-name="P5">Since about February 2009, version 1.2.34, libpng has been under "git" source control. <text:s/>The git repository was built from old libpng-x.y.z.tar.gz files going back to version 0.70. <text:s/>You can access the git repository (read only) at</text:p>
      <text:p text:style-name="P5"/>
      <text:p text:style-name="Standard"><text:span text:style-name="T2"><text:s text:c="4"/></text:span><text:a xlink:type="simple" xlink:href="https://github.com/glennrp/libpng" text:style-name="Internet_20_link" text:visited-style-name="Visited_20_Internet_20_Link"><text:span text:style-name="link"><text:span text:style-name="T2">https://github.com/glennrp/libpng</text:span></text:span></text:a><text:span text:style-name="T2"> or</text:span></text:p>
      <text:p text:style-name="Standard"><text:span text:style-name="T2"><text:s text:c="4"/></text:span><text:a xlink:type="simple" xlink:href="https://git.code.sf.net/p/libpng/code.git" text:style-name="Internet_20_link" text:visited-style-name="Visited_20_Internet_20_Link"><text:span text:style-name="link"><text:span text:style-name="T2">https://git.code.sf.net/p/libpng/code.git</text:span></text:span></text:a></text:p>
      <text:p text:style-name="P5"/>
      <text:p text:style-name="P5">or you can browse it with a web browser at</text:p>
      <text:p text:style-name="P5"/>
      <text:p text:style-name="Standard"><text:span text:style-name="T2"><text:s text:c="4"/></text:span><text:a xlink:type="simple" xlink:href="https://github.com/glennrp/libpng" text:style-name="Internet_20_link" text:visited-style-name="Visited_20_Internet_20_Link"><text:span text:style-name="link"><text:span text:style-name="T2">https://github.com/glennrp/libpng</text:span></text:span></text:a><text:span text:style-name="T2"> or</text:span></text:p>
      <text:p text:style-name="Standard"><text:span text:style-name="T2"><text:s text:c="4"/></text:span><text:a xlink:type="simple" xlink:href="https://sourceforge.net/p/libpng/code/ci/libpng16/tree/" text:style-name="Internet_20_link" text:visited-style-name="Visited_20_Internet_20_Link"><text:span text:style-name="link"><text:span text:style-name="T2">https://sourceforge.net/p/libpng/code/ci/libpng16/tree/</text:span></text:span></text:a></text:p>
      <text:p text:style-name="P5"/>
      <text:p text:style-name="Standard"><text:span text:style-name="T2">Patches can be sent to png-mng-implement at </text:span><text:a xlink:type="simple" xlink:href="http://lists.sourceforge.net/" text:style-name="Internet_20_link" text:visited-style-name="Visited_20_Internet_20_Link"><text:span text:style-name="link"><text:span text:style-name="T2">lists.sourceforge.net</text:span></text:span></text:a><text:span text:style-name="T2"> or</text:span></text:p>
      <text:p text:style-name="P5">uploaded to the libpng bug tracker at</text:p>
      <text:p text:style-name="P5"/>
      <text:p text:style-name="Standard"><text:span text:style-name="T2"><text:s text:c="4"/></text:span><text:a xlink:type="simple" xlink:href="https://libpng.sourceforge.io/" text:style-name="Internet_20_link" text:visited-style-name="Visited_20_Internet_20_Link"><text:span text:style-name="link"><text:span text:style-name="T2">https://libpng.sourceforge.io/</text:span></text:span></text:a></text:p>
      <text:p text:style-name="P5"/>
      <text:p text:style-name="P5">or as a "pull request" to</text:p>
      <text:p text:style-name="P5"/>
      <text:p text:style-name="Standard"><text:span text:style-name="T2"><text:s text:c="4"/></text:span><text:a xlink:type="simple" xlink:href="https://github.com/glennrp/libpng/pulls" text:style-name="Internet_20_link" text:visited-style-name="Visited_20_Internet_20_Link"><text:span text:style-name="link"><text:span text:style-name="T2">https://github.com/glennrp/libpng/pulls</text:span></text:span></text:a></text:p>
      <text:p text:style-name="P5"/>
      <text:p text:style-name="P5">We also accept patches built from the tar or zip distributions, and simple verbal descriptions of bug fixes, reported either to the SourceForge bug tracker, to the <text:span text:style-name="code_5f_file">png-mng-implement</text:span> at <text:span text:style-name="code_5f_file">lists.sf.net</text:span> mailing list, as github issues.</text:p>
      <text:p text:style-name="P5"/>
      <text:h text:style-name="P22" text:outline-level="1"><text:bookmark-start text:name="__RefHeading___Toc456_1038013662"/>Coding style<text:bookmark-end text:name="__RefHeading___Toc456_1038013662"/></text:h>
      <text:p text:style-name="P5"/>
      <text:p text:style-name="Standard"><text:span text:style-name="T2">Our coding style is similar to the "</text:span><text:span text:style-name="T4">Allman</text:span><text:span text:style-name="T2">" style (See </text:span><text:a xlink:type="simple" xlink:href="https://en.wikipedia.org/wiki/Indent_style#Allman_style" text:style-name="Internet_20_link" text:visited-style-name="Visited_20_Internet_20_Link"><text:span text:style-name="link"><text:span text:style-name="T2">https://en.wikipedia.org/wiki/Indent_style#Allman_style</text:span></text:span></text:a><text:span text:style-name="T2">), with curly braces on separate lines:</text:span></text:p>
      <text:p text:style-name="P5"/>
      <text:p text:style-name="code_5f_block"><text:s text:c="4"/>if (condition)</text:p>
      <text:p text:style-name="code_5f_block"><text:s text:c="4"/>{</text:p>
      <text:p text:style-name="code_5f_block"><text:s text:c="7"/>action;</text:p>
      <text:p text:style-name="code_5f_block"><text:s text:c="4"/>}</text:p>
      <text:p text:style-name="code_5f_block"/>
      <text:p text:style-name="code_5f_block"><text:s text:c="4"/>else if (another condition)</text:p>
      <text:p text:style-name="code_5f_block"><text:s text:c="4"/>{</text:p>
      <text:p text:style-name="code_5f_block"><text:s text:c="7"/>another action;</text:p>
      <text:p text:style-name="code_5f_block"><text:s text:c="4"/>}</text:p>
      <text:p text:style-name="code_5f_block"/>
      <text:p text:style-name="code_5f_block">The braces can be omitted from simple one-line actions:</text:p>
      <text:p text:style-name="code_5f_block"/>
      <text:p text:style-name="code_5f_block"><text:s text:c="4"/>if (condition)</text:p>
      <text:p text:style-name="code_5f_block"><text:soft-page-break/><text:s text:c="7"/>return 0;</text:p>
      <text:p text:style-name="P5"/>
      <text:p text:style-name="P5">We use 3-space indentation, except for continued statements which are usually indented the same as the first line of the statement plus four more spaces.</text:p>
      <text:p text:style-name="P5"/>
      <text:p text:style-name="P5">For macro definitions we use 2-space indentation, always leaving the "<text:span text:style-name="code_5f_C">#</text:span>" in the first column.</text:p>
      <text:p text:style-name="P5"/>
      <text:p text:style-name="code_5f_block"><text:s text:c="4"/>#ifndef PNG_NO_FEATURE</text:p>
      <text:p text:style-name="code_5f_block"><text:s text:c="4"/># <text:s/>ifndef PNG_FEATURE_SUPPORTED</text:p>
      <text:p text:style-name="code_5f_block"><text:s text:c="4"/># <text:s text:c="3"/>define PNG_FEATURE_SUPPORTED</text:p>
      <text:p text:style-name="code_5f_block"><text:s text:c="4"/># <text:s/>endif</text:p>
      <text:p text:style-name="code_5f_block"><text:s text:c="4"/>#endif</text:p>
      <text:p text:style-name="P5"/>
      <text:p text:style-name="P5">Comments appear with the leading "<text:span text:style-name="code_5f_C">/*</text:span>" at the same indentation as the statement that follows the comment:</text:p>
      <text:p text:style-name="P5"/>
      <text:p text:style-name="code_5f_block"><text:s text:c="4"/>/* Single-line comment */</text:p>
      <text:p text:style-name="code_5f_block"><text:s text:c="4"/>statement;</text:p>
      <text:p text:style-name="code_5f_block"/>
      <text:p text:style-name="code_5f_block"><text:s text:c="4"/>/* This is a multiple-line</text:p>
      <text:p text:style-name="code_5f_block"><text:s text:c="5"/>* comment.</text:p>
      <text:p text:style-name="code_5f_block"><text:s text:c="5"/>*/</text:p>
      <text:p text:style-name="code_5f_block"><text:s text:c="4"/>statement;</text:p>
      <text:p text:style-name="P5"/>
      <text:p text:style-name="P5">Very short comments can be placed after the end of the statement to which they pertain:</text:p>
      <text:p text:style-name="P5"/>
      <text:p text:style-name="code_5f_block"><text:s text:c="4"/>statement; <text:s text:c="3"/>/* comment */</text:p>
      <text:p text:style-name="P5"/>
      <text:p text:style-name="P5">We don't use C++ style ("<text:span text:style-name="code_5f_C">//</text:span>") comments. We have, however, used them in the past in some now-abandoned MMX assembler code.</text:p>
      <text:p text:style-name="P5"/>
      <text:p text:style-name="P5">Functions and their curly braces are not indented, and exported functions are marked with <text:span text:style-name="code_5f_C">PNGAPI</text:span>:</text:p>
      <text:p text:style-name="P5"/>
      <text:p text:style-name="code_5f_block"><text:s/>/* This is a public function that is visible to</text:p>
      <text:p text:style-name="code_5f_block"><text:s text:c="2"/>* application programmers. It does thus-and-so.</text:p>
      <text:p text:style-name="code_5f_block"><text:s text:c="2"/>*/</text:p>
      <text:p text:style-name="code_5f_block"><text:s/>void PNGAPI</text:p>
      <text:p text:style-name="code_5f_block"><text:s/>png_exported_function(png_ptr, png_info, foo)</text:p>
      <text:p text:style-name="code_5f_block"><text:s/>{</text:p>
      <text:p text:style-name="code_5f_block"><text:s text:c="4"/>body;</text:p>
      <text:p text:style-name="code_5f_block"><text:s/>}</text:p>
      <text:p text:style-name="P5"/>
      <text:p text:style-name="P5">The return type and decorations are placed on a separate line ahead of the function name, as illustrated above.</text:p>
      <text:p text:style-name="P5"/>
      <text:p text:style-name="P5">The prototypes for all exported functions appear in <text:span text:style-name="code_5f_file">png.h</text:span>, above the comment that says</text:p>
      <text:p text:style-name="P5"/>
      <text:p text:style-name="code_5f_block"><text:s text:c="4"/>/* Maintainer: Put new public prototypes here ... */</text:p>
      <text:p text:style-name="P5"/>
      <text:p text:style-name="P5">We mark all non-exported functions with "<text:span text:style-name="code_5f_C">/* PRIVATE */</text:span>"":</text:p>
      <text:p text:style-name="P5"/>
      <text:p text:style-name="code_5f_block"><text:soft-page-break/><text:s/>void /* PRIVATE */</text:p>
      <text:p text:style-name="code_5f_block"><text:s/>png_non_exported_function(png_ptr, png_info, foo)</text:p>
      <text:p text:style-name="code_5f_block"><text:s/>{</text:p>
      <text:p text:style-name="code_5f_block"><text:s text:c="4"/>body;</text:p>
      <text:p text:style-name="code_5f_block"><text:s/>}</text:p>
      <text:p text:style-name="P5"/>
      <text:p text:style-name="P5">The prototypes for non-exported functions (except for those in <text:span text:style-name="code_5f_file">pngtest</text:span>) appear in <text:span text:style-name="code_5f_file">pngpriv.h</text:span> above the comment that says</text:p>
      <text:p text:style-name="P5"/>
      <text:p text:style-name="code_5f_block"><text:s text:c="2"/>/* Maintainer: Put new private prototypes here ^ */</text:p>
      <text:p text:style-name="P5"/>
      <text:p text:style-name="P5">To avoid polluting the global namespace, the names of all exported functions and variables begin with "<text:span text:style-name="code_5f_C">png_</text:span>", and all publicly visible C preprocessor macros begin with "<text:span text:style-name="code_5f_C">PNG</text:span>". <text:s/>We request that applications that use libpng <text:span text:style-name="T5">not</text:span> begin any of their own symbols with either of these strings.</text:p>
      <text:p text:style-name="P5"/>
      <text:p text:style-name="P5">We put a space after the "<text:span text:style-name="code_5f_C">sizeof</text:span>" operator and we omit the optional parentheses around its argument when the argument is an expression, not a type name, and we always enclose the <text:span text:style-name="code_5f_C">sizeof</text:span> operator, with its argument, in parentheses:</text:p>
      <text:p text:style-name="P5"/>
      <text:p text:style-name="code_5f_block"><text:s text:c="2"/>(sizeof (png_uint_32))</text:p>
      <text:p text:style-name="code_5f_block"><text:s text:c="2"/>(sizeof array)</text:p>
      <text:p text:style-name="P5"/>
      <text:p text:style-name="P5">Prior to libpng-1.6.0 we used a "<text:span text:style-name="code_5f_C">png_sizeof()</text:span>" macro, formatted as though it were a function.</text:p>
      <text:p text:style-name="P5"/>
      <text:p text:style-name="P5">Control keywords <text:span text:style-name="code_5f_C">if</text:span>, <text:span text:style-name="code_5f_C">for</text:span>, <text:span text:style-name="code_5f_C">while</text:span>, and <text:span text:style-name="code_5f_C">switch</text:span> are always followed by a space to distinguish them from function calls, which have no trailing space.</text:p>
      <text:p text:style-name="P5"/>
      <text:p text:style-name="P5">We put a space after each comma and after each semicolon in "<text:span text:style-name="code_5f_C">for</text:span>" statements, and we put spaces before and after each C binary operator and after "<text:span text:style-name="code_5f_C">for</text:span>" or "<text:span text:style-name="code_5f_C">while</text:span>", and before "<text:span text:style-name="code_5f_C">?</text:span>". <text:s/>We don't put a space between a <text:span text:style-name="T6">typecast</text:span> and the <text:span text:style-name="T6">expression being cast</text:span>, nor do we put one between a <text:span text:style-name="T6">function name</text:span> and the <text:span text:style-name="T6">left parenthesis</text:span> that follows it:</text:p>
      <text:p text:style-name="P5"/>
      <text:p text:style-name="code_5f_block"><text:s text:c="4"/>for (i = 2; i &gt; 0; --i)</text:p>
      <text:p text:style-name="code_5f_block"><text:s text:c="7"/>y[i] = a(x) + (int)b;</text:p>
      <text:p text:style-name="P5"/>
      <text:p text:style-name="P5">We prefer <text:span text:style-name="code_5f_C">#ifdef</text:span> and <text:span text:style-name="code_5f_C">#ifndef</text:span> to <text:span text:style-name="code_5f_C">#if defined()</text:span> and <text:span text:style-name="code_5f_C">#if !defined()</text:span> when there is only one macro being tested. <text:s/>We always use parentheses with "<text:span text:style-name="code_5f_C"><text:span text:style-name="T7">defined</text:span></text:span>".</text:p>
      <text:p text:style-name="P5"/>
      <text:p text:style-name="P5">We express integer constants that are used as bit masks in hex format, with an even number of lower-case hex digits, and to make them unsigned (e.g., <text:span text:style-name="code_5f_C">0x00U</text:span>, <text:span text:style-name="code_5f_C">0xffU</text:span>, <text:span text:style-name="code_5f_C">0x0100U</text:span>) and long if they are greater than <text:span text:style-name="code_5f_C">0x7fff</text:span> (e.g., <text:span text:style-name="code_5f_C">0xffffUL</text:span>).</text:p>
      <text:p text:style-name="P5"/>
      <text:p text:style-name="P5">We prefer to use underscores rather than <text:span text:style-name="T6">camelCase</text:span> in names, except for a few type names that we inherit from <text:span text:style-name="code_5f_file">zlib.h</text:span>.</text:p>
      <text:p text:style-name="P5"/>
      <text:p text:style-name="Standard">We prefer "<text:span text:style-name="code_5f_C">if (something != 0)</text:span>" and "<text:span text:style-name="code_5f_C">if (something == 0)</text:span>" over "<text:span text:style-name="code_5f_C">if (something)</text:span>" and "<text:span text:style-name="code_5f_C">if (!something)</text:span>", respectively, and for pointers we prefer "<text:span text:style-name="code_5f_C">if (some_pointer != NULL)</text:span>" or "<text:span text:style-name="code_5f_C">if (some_pointer == NULL)</text:span>".</text:p>
      <text:p text:style-name="P5"/>
      <text:p text:style-name="P5">We do not use the <text:span text:style-name="code_5f_C">TAB</text:span> character for indentation in the C sources.</text:p>
      <text:p text:style-name="P5"><text:soft-page-break/></text:p>
      <text:p text:style-name="P5">Lines do not exceed 80 characters.</text:p>
      <text:p text:style-name="P5"/>
      <text:p text:style-name="P5">Other rules can be inferred by inspecting the libpng source.</text:p>
      <text:p text:style-name="P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de_5f_block" style:display-name="code_block" style:family="paragraph" style:master-page-name="">
      <loext:graphic-properties draw:fill="solid" draw:fill-color="#fafaff"/>
      <style:paragraph-properties fo:margin-top="0cm" fo:margin-bottom="0cm" style:contextual-spacing="true" style:page-number="auto" fo:background-color="#fafaff" fo:padding="0.199cm" fo:border="0.06pt solid #404080" style:shadow="none" style:writing-mode="page" style:join-border="true">
        <style:tab-stops/>
      </style:paragraph-properties>
      <style:text-properties fo:color="#404080" loext:opacity="100%" style:font-name="Lucida Console" fo:font-family="'Lucida Console'" style:font-family-generic="modern" style:font-pitch="fixed" fo:font-size="10.5pt" fo:language="en" fo:country="GB" style:font-size-asian="10.5pt" style:font-size-complex="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k" style:family="text">
      <style:text-properties fo:color="#000080" loext:opacity="100%" style:font-name="Lucida Console" fo:font-family="'Lucida Console'" style:font-family-generic="modern" style:font-pitch="fixed" fo:font-size="10pt" fo:language="en" fo:country="GB" style:text-underline-style="solid" style:text-underline-width="auto" style:text-underline-color="font-color" style:font-size-asian="10pt" style:language-asian="zxx" style:country-asian="none" style:font-size-complex="10pt"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5f_file" style:display-name="code_file" style:family="text" style:parent-style-name="code_5f_C">
      <style:text-properties style:use-window-font-color="true" loext:opacity="0%" style:font-name="Lucida Console" fo:font-family="'Lucida Console'" style:font-family-generic="modern" style:font-pitch="fixed" fo:font-size="10.5pt" fo:language="en" fo:country="GB" style:font-size-asian="10.5pt" style:font-size-complex="10.5pt"/>
    </style:style>
    <style:style style:name="code_5f_C" style:display-name="code_C" style:family="text">
      <style:text-properties fo:color="#000066" loext:opacity="100%" style:font-name="Lucida Console" fo:font-family="'Lucida Console'" style:font-family-generic="modern" style:font-pitch="fixed" fo:font-size="10pt" fo:language="en" fo:country="GB" style:font-size-asian="10pt" style:font-size-complex="10pt"/>
    </style:style>
    <style:style style:name="Index_20_Link" style:display-name="Index Link" style:family="text"/>
    <style:style style:name="code_5f_chunk" style:display-name="code_chunk" style:family="text" style:parent-style-name="code_5f_C">
      <style:text-properties fo:color="#000066" loext:opacity="100%" style:font-name="Lucida Console" fo:font-family="'Lucida Console'" style:font-family-generic="modern" style:font-pitch="fixed" fo:font-size="11pt" fo:language="en" fo:country="GB" fo:font-weight="bold" style:font-size-asian="11pt" style:font-weight-asian="bold" style:font-size-complex="11pt" style:font-weight-complex="bold"/>
    </style:style>
    <style:style style:name="base_5f_in_5f_block" style:display-name="base_in_block" style:family="text">
      <style:text-properties style:use-window-font-color="true" loext:opacity="0%" style:font-name="Liberation Serif" fo:font-family="'Liberation Serif'" style:font-family-generic="roman" style:font-pitch="variable" fo:font-size="12pt" style:font-size-asian="12pt" style:font-size-complex="12pt"/>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ans" fo:font-size="10pt" style:font-size-asian="10pt" style:font-size-complex="10pt"/>
    </style:style>
    <style:style style:name="MP2" style:family="paragraph" style:parent-style-name="Header">
      <style:text-properties style:font-name="Liberation San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officeooo:paragraph-rsid="007366d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75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ibpng version 1.6.37</text:p>
        <text:p text:style-name="MP1"/>
      </style:header>
      <style:header-left>
        <text:p text:style-name="MP1">libpng version 1.6.37</text:p>
        <text:p text:style-name="MP2"/>
      </style:header-left>
      <style:footer>
        <text:p text:style-name="MP3"/>
        <text:p text:style-name="MP4">− <text:page-number text:select-page="current">91</text:page-number><text:s/>−</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e3 </meta:initial-creator>
    <meta:creation-date>2021-02-11T18:06:02.168000000</meta:creation-date>
    <dc:date>2021-02-13T01:15:59.484000000</dc:date>
    <dc:creator>fe3 </dc:creator>
    <meta:editing-duration>PT3H51M42S</meta:editing-duration>
    <meta:editing-cycles>49</meta:editing-cycles>
    <meta:generator>LibreOffice/7.0.4.2$Windows_X86_64 LibreOffice_project/dcf040e67528d9187c66b2379df5ea4407429775</meta:generator>
    <meta:document-statistic meta:table-count="0" meta:image-count="0" meta:object-count="0" meta:page-count="95" meta:paragraph-count="2511" meta:word-count="32112" meta:character-count="226051" meta:non-whitespace-character-count="181034"/>
  </office:meta>
</office:document-meta>
</file>